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Calibri1" svg:font-family="Calibri, sans-serif"/>
    <style:font-face style:name="Helvetica" svg:font-family="Helvetica, sans-serif"/>
    <style:font-face style:name="Tahoma1" svg:font-family="Tahoma"/>
    <style:font-face style:name="calibri" svg:font-family="calibri"/>
    <style:font-face style:name="Times New Roman1" svg:font-family="'Times New Roman'" style:font-family-generic="roman"/>
    <style:font-face style:name="Arial2" svg:font-family="Arial, Arial" style:font-family-generic="swiss"/>
    <style:font-face style:name="ArialMT" svg:font-family="ArialMT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Standard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666666"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style:font-name="Calibri" fo:font-size="10pt" fo:font-weight="normal" style:font-size-asian="10pt" style:font-size-complex="10pt"/>
    </style:style>
    <style:style style:name="P8" style:family="paragraph" style:parent-style-name="Standard" style:list-style-name="L1">
      <style:text-properties style:font-name="Calibri" fo:font-size="10pt" fo:font-weight="normal"/>
    </style:style>
    <style:style style:name="P9" style:family="paragraph" style:parent-style-name="Standard" style:list-style-name="L1">
      <style:text-properties style:font-name="Calibri" fo:font-size="10pt"/>
    </style:style>
    <style:style style:name="P10" style:family="paragraph" style:parent-style-name="Standard" style:list-style-name="L1">
      <style:text-properties style:font-name="Calibri" fo:font-size="10pt" style:font-size-asian="10pt" style:font-size-complex="10pt"/>
    </style:style>
    <style:style style:name="P11" style:family="paragraph" style:parent-style-name="Standard" style:list-style-name="L1">
      <style:text-properties style:font-name="Calibri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 style:list-style-name="L1">
      <style:text-properties style:font-name="Calibri" fo:font-weight="normal"/>
    </style:style>
    <style:style style:name="P13" style:family="paragraph" style:parent-style-name="Standard" style:list-style-name="L1">
      <style:text-properties style:font-name="Calibri"/>
    </style:style>
    <style:style style:name="P14" style:family="paragraph" style:parent-style-name="Standard" style:list-style-name="L1">
      <style:text-properties fo:color="#808000" style:font-name="Calibri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fo:color="#000000" style:font-name="Calibri" fo:font-size="10pt" fo:font-weight="normal" style:font-size-asian="10pt" style:font-weight-asian="bold" style:font-size-complex="10pt" style:font-weight-complex="bold"/>
    </style:style>
    <style:style style:name="P17" style:family="paragraph" style:parent-style-name="Standard" style:list-style-name="L1">
      <style:text-properties fo:color="#000000" style:font-name="Calibri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18" style:family="paragraph" style:parent-style-name="Standard" style:list-style-name="L1"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 style:list-style-name="L1">
      <style:text-properties fo:color="#000000" style:font-name="Calibri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20" style:family="paragraph" style:parent-style-name="Standard" style:list-style-name="L1">
      <style:text-properties fo:color="#999999" style:font-name="Consolas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color="#999999" style:font-name="Consolas" fo:font-size="9pt" fo:font-weight="normal" style:font-size-asian="10pt" style:font-weight-asian="normal" style:font-size-complex="10pt" style:font-weight-complex="normal"/>
    </style:style>
    <style:style style:name="P22" style:family="paragraph" style:parent-style-name="Standard" style:list-style-name="L1">
      <style:text-properties fo:color="#999999" style:font-name="Calibri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 style:list-style-name="L1">
      <style:text-properties fo:color="#808080" style:font-name="Calibri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 style:list-style-name="L1">
      <style:text-properties fo:color="#808080" style:font-name="Consolas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 style:list-style-name="L1">
      <style:text-properties fo:color="#666666" style:font-name="Calibri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 style:list-style-name="L1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 style:list-style-name="L1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 style:list-style-name="L1">
      <style:text-properties fo:color="#0000ff"/>
    </style:style>
    <style:style style:name="P29" style:family="paragraph" style:parent-style-name="Standard" style:list-style-name="L1">
      <style:text-properties fo:color="#8064a2" style:font-name="Calibri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 style:list-style-name="L1">
      <style:text-properties fo:color="#0099ff" style:font-name="Calibri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fo:color="#8064a2" style:font-name="Calibri1" fo:font-size="11pt"/>
    </style:style>
    <style:style style:name="P33" style:family="paragraph" style:parent-style-name="Text_20_body" style:list-style-name="L1">
      <style:text-properties fo:color="#8064a2" style:font-name="Calibri1" fo:font-size="11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Calibri" fo:font-size="10pt" fo:font-weight="bold" style:font-size-asian="10pt" style:font-size-complex="10pt"/>
    </style:style>
    <style:style style:name="T4" style:family="text">
      <style:text-properties style:font-name="Calibri" fo:font-size="10pt" fo:font-weight="bold" style:font-size-asian="10pt" style:font-weight-asian="normal" style:font-size-complex="10pt" style:font-weight-complex="normal"/>
    </style:style>
    <style:style style:name="T5" style:family="text">
      <style:text-properties style:font-name="Calibri" fo:font-size="10pt" style:font-size-asian="10pt" style:font-weight-asian="normal" style:font-size-complex="10pt" style:font-weight-complex="normal"/>
    </style:style>
    <style:style style:name="T6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Calibri" style:font-name-asian="ArialMT" style:font-name-complex="ArialMT"/>
    </style:style>
    <style:style style:name="T8" style:family="text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Calibri" fo:font-size="14pt" fo:font-weight="bold" style:font-size-asian="14pt" style:font-weight-asian="normal" style:font-size-complex="14pt" style:font-weight-complex="normal"/>
    </style:style>
    <style:style style:name="T10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0000ff" style:font-name="Calibri" fo:font-size="10pt" fo:font-weight="bold" style:font-size-asian="10pt" style:font-weight-asian="normal" style:font-size-complex="10pt" style:font-weight-complex="normal"/>
    </style:style>
    <style:style style:name="T13" style:family="text">
      <style:text-properties fo:color="#0000ff" fo:font-weight="normal" style:font-weight-asian="normal" style:font-weight-complex="normal"/>
    </style:style>
    <style:style style:name="T14" style:family="text">
      <style:text-properties fo:color="#0000ff" style:font-name="Consolas" fo:font-size="10pt" fo:font-weight="bold" style:font-size-asian="10pt" style:font-weight-asian="normal" style:font-size-complex="10pt" style:font-weight-complex="normal"/>
    </style:style>
    <style:style style:name="T15" style:family="text">
      <style:text-properties fo:color="#0000ff" style:font-name="Consolas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ff" style:font-name="Arial1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ff420e" fo:font-size="14pt" style:font-size-asian="14pt" style:font-size-complex="14pt"/>
    </style:style>
    <style:style style:name="T18" style:family="text">
      <style:text-properties fo:color="#ff420e" style:font-name="Calibri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355e00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355e00" fo:font-size="12pt" style:font-size-asian="12pt" style:font-size-complex="12pt"/>
    </style:style>
    <style:style style:name="T21" style:family="text">
      <style:text-properties fo:color="#355e00" fo:font-size="11pt" fo:font-weight="bold" style:font-size-asian="11pt" style:font-weight-asian="bold" style:font-size-complex="11pt" style:font-weight-complex="bold"/>
    </style:style>
    <style:style style:name="T22" style:family="text">
      <style:text-properties fo:color="#355e00" fo:font-weight="bold" style:font-weight-asian="bold" style:font-weight-complex="bold"/>
    </style:style>
    <style:style style:name="T23" style:family="text">
      <style:text-properties fo:color="#000000"/>
    </style:style>
    <style:style style:name="T24" style:family="text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T25" style:family="text"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T26" style:family="text">
      <style:text-properties fo:color="#000000" style:font-name="Calibri" style:font-name-asian="Arial2" style:font-name-complex="Arial2"/>
    </style:style>
    <style:style style:name="T27" style:family="text"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color="#000000" style:font-name="Calibri" fo:font-weight="normal" style:font-weight-asian="normal" style:font-weight-complex="normal"/>
    </style:style>
    <style:style style:name="T29" style:family="text">
      <style:text-properties fo:color="#000000" style:font-name="calibri" fo:font-size="10.5pt" fo:font-weight="bold"/>
    </style:style>
    <style:style style:name="T30" style:family="text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color="#000000" style:font-name="Consolas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000000" style:font-weight-asian="normal" style:font-weight-complex="normal"/>
    </style:style>
    <style:style style:name="T33" style:family="text">
      <style:text-properties fo:color="#000000" fo:font-weight="bold" style:font-weight-asian="bold" style:font-weight-complex="bold"/>
    </style:style>
    <style:style style:name="T34" style:family="text">
      <style:text-properties fo:color="#000000" fo:font-weight="normal" style:font-weight-asian="normal" style:font-weight-complex="normal"/>
    </style:style>
    <style:style style:name="T35" style:family="text">
      <style:text-properties fo:color="#000000" style:font-name="Arial1" fo:font-size="8pt" fo:font-weight="bold" style:font-size-asian="10pt" style:font-weight-asian="bold" style:font-size-complex="10pt" style:font-weight-complex="bold"/>
    </style:style>
    <style:style style:name="T36" style:family="text"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T37" style:family="text">
      <style:text-properties fo:color="#000000" style:font-name="Arial1" fo:font-size="10pt" fo:font-weight="bold" style:font-size-asian="10pt" style:font-weight-asian="normal" style:font-size-complex="10pt" style:font-weight-complex="normal"/>
    </style:style>
    <style:style style:name="T38" style:family="text">
      <style:text-properties fo:color="#000000" style:font-name-asian="Times New Roman1" style:font-name-complex="Times New Roman1"/>
    </style:style>
    <style:style style:name="T39" style:family="text">
      <style:text-properties fo:color="#004a4a" fo:font-size="12pt" fo:font-weight="bold" style:font-size-asian="12pt" style:font-weight-asian="bold" style:font-size-complex="12pt" style:font-weight-complex="bold"/>
    </style:style>
    <style:style style:name="T40" style:family="text">
      <style:text-properties fo:color="#ff0000"/>
    </style:style>
    <style:style style:name="T41" style:family="text">
      <style:text-properties fo:color="#ff0000" style:font-name="Calibri" fo:font-size="14pt" fo:font-weight="normal" style:font-size-asian="14pt" style:font-weight-asian="normal" style:font-size-complex="14pt" style:font-weight-complex="normal"/>
    </style:style>
    <style:style style:name="T42" style:family="text"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T43" style:family="text">
      <style:text-properties fo:font-weight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normal" style:font-weight-complex="normal"/>
    </style:style>
    <style:style style:name="T46" style:family="text">
      <style:text-properties fo:font-weight="bold" style:font-name-asian="Times New Roman1" style:font-weight-asian="bold" style:font-name-complex="Times New Roman1" style:font-weight-complex="bold"/>
    </style:style>
    <style:style style:name="T47" style:family="text">
      <style:text-properties fo:font-weight="bold" style:font-size-asian="10pt" style:font-weight-asian="bold" style:font-size-complex="10pt" style:font-weight-complex="bold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fo:font-size="14pt" fo:font-weight="bold" style:font-size-asian="14pt" style:font-weight-asian="normal" style:font-size-complex="14pt" style:font-weight-complex="normal"/>
    </style:style>
    <style:style style:name="T50" style:family="text">
      <style:text-properties fo:font-size="14pt" fo:font-weight="bold" style:font-size-asian="14pt" style:font-weight-asian="bold" style:font-size-complex="14pt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style:font-name-asian="Times New Roman1" style:font-weight-asian="normal" style:font-name-complex="Times New Roman1" style:font-weight-complex="normal"/>
    </style:style>
    <style:style style:name="T53" style:family="text">
      <style:text-properties fo:font-weight="normal" style:font-size-asian="10pt" style:font-weight-asian="normal" style:font-size-complex="10pt" style:font-weight-complex="normal"/>
    </style:style>
    <style:style style:name="T54" style:family="text">
      <style:text-properties fo:color="#999999" style:font-name="Calibri" fo:font-size="10pt" fo:font-weight="normal" style:font-size-asian="10pt" style:font-weight-asian="normal" style:font-size-complex="10pt" style:font-weight-complex="normal"/>
    </style:style>
    <style:style style:name="T55" style:family="text">
      <style:text-properties fo:color="#999999" style:font-name="Consolas" fo:font-size="9pt" fo:font-weight="normal" style:font-size-asian="10pt" style:font-weight-asian="normal" style:font-size-complex="10pt" style:font-weight-complex="normal"/>
    </style:style>
    <style:style style:name="T56" style:family="text">
      <style:text-properties fo:color="#ff3333" style:font-name="Calibri" fo:font-size="12pt" fo:font-weight="normal" style:font-size-asian="12pt" style:font-weight-asian="normal" style:font-size-complex="12pt" style:font-weight-complex="normal"/>
    </style:style>
    <style:style style:name="T57" style:family="text">
      <style:text-properties fo:color="#ff3333" style:font-name="Calibri" fo:font-size="14pt" fo:font-weight="normal" style:font-size-asian="14pt" style:font-weight-asian="normal" style:font-size-complex="14pt" style:font-weight-complex="normal"/>
    </style:style>
    <style:style style:name="T58" style:family="text">
      <style:text-properties fo:color="#ff3333" style:font-name="Calibri" fo:font-size="14pt" fo:font-weight="bold" style:font-size-asian="14pt" style:font-weight-asian="normal" style:font-size-complex="14pt" style:font-weight-complex="normal"/>
    </style:style>
    <style:style style:name="T59" style:family="text">
      <style:text-properties fo:color="#ff3333" style:font-name="Calibri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ff3333" style:font-name="Calibri" fo:font-size="10pt" fo:font-weight="normal" style:font-size-asian="10pt" style:font-weight-asian="normal" style:font-size-complex="10pt" style:font-weight-complex="normal"/>
    </style:style>
    <style:style style:name="T61" style:family="text">
      <style:text-properties fo:color="#ff3333" style:font-name="Calibri" fo:font-size="10pt" fo:font-weight="normal" style:font-size-asian="14pt" style:font-weight-asian="normal" style:font-size-complex="14pt" style:font-weight-complex="normal"/>
    </style:style>
    <style:style style:name="T62" style:family="text">
      <style:text-properties fo:color="#ff3333" style:font-name="Calibri" fo:font-size="10pt" style:font-size-asian="14pt" style:font-size-complex="14pt"/>
    </style:style>
    <style:style style:name="T63" style:family="text">
      <style:text-properties fo:color="#ff3333" fo:font-size="14pt" style:font-size-asian="14pt" style:font-size-complex="14pt"/>
    </style:style>
    <style:style style:name="T64" style:family="text">
      <style:text-properties fo:color="#ff3333" fo:font-size="13pt" style:font-size-asian="13pt" style:font-size-complex="13pt"/>
    </style:style>
    <style:style style:name="T65" style:family="text">
      <style:text-properties fo:color="#ff3333" style:font-name="Helvetica" fo:font-size="10pt" fo:font-weight="bold" style:font-size-asian="10pt" style:font-weight-asian="normal" style:font-size-complex="10pt" style:font-weight-complex="normal"/>
    </style:style>
    <style:style style:name="T66" style:family="text">
      <style:text-properties fo:color="#ff3333" style:font-name="Helvetica" fo:font-size="14pt" fo:font-weight="bold" style:font-size-asian="14pt" style:font-weight-asian="normal" style:font-size-complex="14pt" style:font-weight-complex="normal"/>
    </style:style>
    <style:style style:name="T67" style:family="text">
      <style:text-properties fo:color="#990000" fo:font-size="9pt"/>
    </style:style>
    <style:style style:name="T68" style:family="text">
      <style:text-properties fo:font-size="9pt"/>
    </style:style>
    <style:style style:name="T69" style:family="text">
      <style:text-properties fo:color="#eb613d" style:font-name="Calibri" fo:font-size="14pt" fo:font-weight="bold" style:font-size-asian="14pt" style:font-weight-asian="bold" style:font-size-complex="14pt" style:font-weight-complex="bold"/>
    </style:style>
    <style:style style:name="T70" style:family="text">
      <style:text-properties style:font-name="Arial1" fo:font-size="8pt"/>
    </style:style>
    <style:style style:name="T71" style:family="text">
      <style:text-properties style:font-name="Arial1" fo:font-size="8pt" fo:font-weight="normal" style:font-size-asian="10pt" style:font-weight-asian="normal" style:font-size-complex="10pt" style:font-weight-complex="normal"/>
    </style:style>
    <style:style style:name="T72" style:family="text">
      <style:text-properties style:font-name="Arial1" fo:font-size="8pt" fo:font-weight="bold" style:font-size-asian="10pt" style:font-weight-asian="bold" style:font-size-complex="10pt" style:font-weight-complex="bold"/>
    </style:style>
    <style:style style:name="T73" style:family="text">
      <style:text-properties style:font-name="Arial1" fo:font-size="9pt"/>
    </style:style>
    <style:style style:name="T74" style:family="text">
      <style:text-properties style:font-name="Arial1" fo:font-size="9pt" style:font-weight-asian="normal" style:font-weight-complex="normal"/>
    </style:style>
    <style:style style:name="T75" style:family="text">
      <style:text-properties style:font-name="Arial1" fo:font-size="9pt" fo:font-weight="normal" style:font-size-asian="10pt" style:font-weight-asian="normal" style:font-size-complex="10pt" style:font-weight-complex="normal"/>
    </style:style>
    <style:style style:name="T76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77" style:family="text">
      <style:text-properties style:font-name="Arial1" fo:font-size="10pt" fo:font-weight="bold" style:font-size-asian="10pt" style:font-weight-asian="normal" style:font-size-complex="10pt" style:font-weight-complex="normal"/>
    </style:style>
    <style:style style:name="T78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79" style:family="text">
      <style:text-properties fo:font-size="10pt" style:font-size-asian="10pt" style:font-weight-asian="normal" style:font-size-complex="10pt" style:font-weight-complex="normal"/>
    </style:style>
    <style:style style:name="T80" style:family="text">
      <style:text-properties fo:font-size="10pt" fo:font-weight="bold" style:font-size-asian="10pt" style:font-weight-asian="normal" style:font-size-complex="10pt" style:font-weight-complex="normal"/>
    </style:style>
    <style:style style:name="T81" style:family="text">
      <style:text-properties fo:font-size="10pt" fo:font-weight="normal" style:font-size-asian="10pt" style:font-weight-asian="normal" style:font-size-complex="10pt" style:font-weight-complex="normal"/>
    </style:style>
    <style:style style:name="T82" style:family="text">
      <style:text-properties style:font-weight-asian="normal" style:font-weight-complex="normal"/>
    </style:style>
    <style:style style:name="T83" style:family="text">
      <style:text-properties style:font-name-asian="Times New Roman1" style:font-name-complex="Times New Roman1"/>
    </style:style>
    <style:style style:name="T84" style:family="text">
      <style:text-properties style:font-name="Helvetica" fo:font-size="9pt" style:font-weight-asian="normal" style:font-weight-complex="normal"/>
    </style:style>
    <style:style style:name="T85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86" style:family="text">
      <style:text-properties fo:color="#666666" style:font-name="Calibri" fo:font-size="10pt" fo:font-weight="normal" style:font-size-asian="10pt" style:font-weight-asian="normal" style:font-size-complex="10pt" style:font-weight-complex="normal"/>
    </style:style>
    <style:style style:name="T87" style:family="text">
      <style:text-properties fo:color="#666666" style:font-name="Calibri" fo:font-size="10pt" fo:font-weight="bold" style:font-size-asian="10pt" style:font-weight-asian="bold" style:font-size-complex="10pt" style:font-weight-complex="bold"/>
    </style:style>
    <style:style style:name="T88" style:family="text">
      <style:text-properties fo:color="#666666" style:font-name="Arial1" fo:font-size="8pt" fo:font-weight="bold" style:font-size-asian="10pt" style:font-weight-asian="bold" style:font-size-complex="10pt" style:font-weight-complex="bold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style:font-name="ArialMT" fo:font-size="7pt" style:font-name-asian="ArialMT" style:font-size-asian="7pt" style:font-name-complex="ArialMT" style:font-size-complex="7pt"/>
    </style:style>
    <style:style style:name="T91" style:family="text">
      <style:text-properties fo:color="#0099ff" style:font-name="Consolas" fo:font-size="10pt" fo:font-weight="normal" style:font-size-asian="10pt" style:font-weight-asian="normal" style:font-size-complex="10pt" style:font-weight-complex="normal"/>
    </style:style>
    <style:style style:name="T92" style:family="text">
      <style:text-properties fo:color="#0099ff" style:font-name="Consolas" fo:font-size="14pt" fo:font-weight="normal" style:font-size-asian="14pt" style:font-weight-asian="normal" style:font-size-complex="14pt" style:font-weight-complex="normal"/>
    </style:style>
    <style:style style:name="T93" style:family="text">
      <style:text-properties fo:color="#0099ff" style:font-name="Calibri" fo:font-size="14pt" fo:font-weight="normal" style:font-size-asian="14pt" style:font-weight-asian="normal" style:font-size-complex="14pt" style:font-weight-complex="normal"/>
    </style:style>
    <style:style style:name="T94" style:family="text">
      <style:text-properties fo:color="#0099ff" style:font-name="Calibri" fo:font-size="10pt" fo:font-weight="bold" style:font-size-asian="10pt" style:font-weight-asian="bold" style:font-size-complex="10pt" style:font-weight-complex="bold"/>
    </style:style>
    <style:style style:name="T95" style:family="text">
      <style:text-properties fo:color="#0099ff" style:font-name="Calibri" fo:font-size="10pt" fo:font-weight="normal" style:font-size-asian="10pt" style:font-weight-asian="normal" style:font-size-complex="10pt" style:font-weight-complex="normal"/>
    </style:style>
    <style:style style:name="T96" style:family="text">
      <style:text-properties fo:color="#4f81bd"/>
    </style:style>
    <style:style style:name="T97" style:family="text">
      <style:text-properties fo:color="#4f81bd" style:font-name="Arial1" fo:font-size="14pt" fo:font-weight="bold" style:font-size-asian="14pt" style:font-weight-asian="normal" style:font-size-complex="14pt" style:font-weight-complex="normal"/>
    </style:style>
    <style:style style:name="T98" style:family="text">
      <style:text-properties fo:color="#4f81bd" style:font-name="Arial1" fo:font-size="8pt"/>
    </style:style>
    <style:style style:name="T99" style:family="text">
      <style:text-properties fo:color="#4f81bd" style:font-name="Arial1" fo:font-size="8pt" fo:font-weight="bold" style:font-size-asian="14pt" style:font-weight-asian="normal" style:font-size-complex="14pt" style:font-weight-complex="normal"/>
    </style:style>
    <style:style style:name="T100" style:family="text">
      <style:text-properties fo:color="#4f81bd" style:font-name="Arial1" fo:font-size="8pt" fo:font-weight="bold" style:font-weight-asian="bold" style:font-weight-complex="bold"/>
    </style:style>
    <style:style style:name="T101" style:family="text">
      <style:text-properties fo:color="#4f81bd" style:font-name="Arial1" fo:font-size="8pt" fo:font-weight="bold" style:font-size-asian="10pt" style:font-weight-asian="bold" style:font-size-complex="10pt" style:font-weight-complex="bold"/>
    </style:style>
    <style:style style:name="T102" style:family="text">
      <style:text-properties fo:color="#4f81bd" style:font-name="Arial1" fo:font-size="8pt" fo:font-weight="normal" style:font-size-asian="10pt" style:font-weight-asian="normal" style:font-size-complex="10pt" style:font-weight-complex="normal"/>
    </style:style>
    <style:style style:name="T103" style:family="text">
      <style:text-properties fo:color="#4f81bd" style:font-name="Arial1" fo:font-size="10pt"/>
    </style:style>
    <style:style style:name="T104" style:family="text">
      <style:text-properties fo:color="#4f81bd" style:font-name="Arial1" fo:font-size="10pt" fo:font-weight="bold" style:font-size-asian="14pt" style:font-weight-asian="normal" style:font-size-complex="14pt" style:font-weight-complex="normal"/>
    </style:style>
    <style:style style:name="T105" style:family="text">
      <style:text-properties fo:color="#4f81bd" style:font-name="Arial1" fo:font-size="10pt" fo:font-weight="bold" style:font-size-asian="10pt" style:font-weight-asian="bold" style:font-size-complex="10pt" style:font-weight-complex="bold"/>
    </style:style>
    <style:style style:name="T106" style:family="text">
      <style:text-properties fo:color="#4f81bd" style:font-name="Arial1" fo:font-size="10pt" fo:font-weight="normal" style:font-size-asian="10pt" style:font-weight-asian="normal" style:font-size-complex="10pt" style:font-weight-complex="normal"/>
    </style:style>
    <style:style style:name="T107" style:family="text">
      <style:text-properties fo:color="#4f81bd" style:font-name="Arial1" fo:font-weight="bold" style:font-weight-asian="bold" style:font-weight-complex="bold"/>
    </style:style>
    <style:style style:name="T108" style:family="text">
      <style:text-properties fo:color="#4f81bd" style:font-name="Calibri" fo:font-size="10pt" fo:font-weight="normal" style:font-size-asian="10pt" style:font-weight-asian="normal" style:font-size-complex="10pt" style:font-weight-complex="normal"/>
    </style:style>
    <style:style style:name="T109" style:family="text">
      <style:text-properties fo:color="#4f81bd" style:font-name="Calibri" fo:font-size="10pt" fo:font-weight="bold" style:font-size-asian="10pt" style:font-weight-asian="bold" style:font-size-complex="10pt" style:font-weight-complex="bold"/>
    </style:style>
    <style:style style:name="T110" style:family="text">
      <style:text-properties fo:color="#4f81bd" style:font-name="Calibri1" fo:font-size="11pt"/>
    </style:style>
    <style:style style:name="T111" style:family="text">
      <style:text-properties fo:color="#4f81bd" style:font-name="Calibri1" fo:font-size="11pt" fo:font-weight="normal" style:font-size-asian="10pt" style:font-weight-asian="normal" style:font-size-complex="10pt" style:font-weight-complex="normal"/>
    </style:style>
    <style:style style:name="T112" style:family="text">
      <style:text-properties fo:color="#4f81bd" style:font-name="Calibri1" fo:font-size="11pt" fo:font-weight="bold"/>
    </style:style>
    <style:style style:name="T113" style:family="text">
      <style:text-properties fo:color="#4f81bd" style:font-name="Calibri1" fo:font-size="11pt" fo:font-weight="bold" style:font-size-asian="10pt" style:font-weight-asian="normal" style:font-size-complex="10pt" style:font-weight-complex="normal"/>
    </style:style>
    <style:style style:name="T114" style:family="text">
      <style:text-properties fo:color="#4f81bd" style:font-name="Calibri1" fo:font-size="11pt" fo:font-weight="bold" style:font-size-asian="10pt" style:font-weight-asian="bold" style:font-size-complex="10pt" style:font-weight-complex="bold"/>
    </style:style>
    <style:style style:name="T115" style:family="text">
      <style:text-properties fo:color="#4f81bd" style:font-name="Calibri1" fo:font-size="11pt" fo:font-style="italic"/>
    </style:style>
    <style:style style:name="T116" style:family="text">
      <style:text-properties style:font-size-asian="10pt" style:font-weight-asian="normal" style:font-size-complex="10pt" style:font-weight-complex="normal"/>
    </style:style>
    <style:style style:name="T117" style:family="text">
      <style:text-properties fo:color="#8064a2" style:font-name="Calibri" fo:font-size="10pt"/>
    </style:style>
    <style:style style:name="T118" style:family="text">
      <style:text-properties fo:color="#8064a2" style:font-name="Calibri" fo:font-size="10pt" fo:font-weight="normal" style:font-size-asian="10pt" style:font-weight-asian="normal" style:font-size-complex="10pt" style:font-weight-complex="normal"/>
    </style:style>
    <style:style style:name="T119" style:family="text">
      <style:text-properties fo:color="#8064a2" style:font-name="Calibri" fo:font-size="14pt" fo:font-weight="normal" style:font-size-asian="14pt" style:font-weight-asian="normal" style:font-size-complex="14pt" style:font-weight-complex="normal"/>
    </style:style>
    <style:style style:name="T120" style:family="text">
      <style:text-properties fo:color="#8064a2" style:font-name="Calibri" fo:font-size="14pt" fo:font-weight="bold" style:font-size-asian="14pt" style:font-weight-asian="normal" style:font-size-complex="14pt" style:font-weight-complex="normal"/>
    </style:style>
    <style:style style:name="T121" style:family="text">
      <style:text-properties fo:color="#8064a2" style:font-name="Calibri1" fo:font-size="11pt"/>
    </style:style>
    <style:style style:name="T122" style:family="text">
      <style:text-properties fo:color="#8064a2" style:font-name="Calibri1" fo:font-size="11pt" fo:font-weight="normal" style:font-size-asian="10pt" style:font-weight-asian="normal" style:font-size-complex="10pt" style:font-weight-complex="normal"/>
    </style:style>
    <style:style style:name="T123" style:family="text">
      <style:text-properties fo:color="#8064a2" style:font-name="Calibri1" fo:font-size="14pt" fo:font-weight="bold" style:font-size-asian="14pt" style:font-weight-asian="normal" style:font-size-complex="14pt" style:font-weight-complex="normal"/>
    </style:style>
    <style:style style:name="T124" style:family="text">
      <style:text-properties fo:color="#9966cc" style:font-name="Calibri" fo:font-size="10pt" fo:font-weight="normal" style:font-size-asian="10pt" style:font-weight-asian="normal" style:font-size-complex="10pt" style:font-weight-complex="normal"/>
    </style:style>
    <style:style style:name="T125" style:family="text">
      <style:text-properties fo:color="#403152"/>
    </style:style>
    <style:style style:name="T126" style:family="text">
      <style:text-properties fo:color="#403152" style:font-name="Calibri1" fo:font-size="11pt" fo:font-weight="bol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 SHPO-GIS-Database <text:span text:style-name="T51">[charttype:orgchart]</text:span><text:span text:style-name="T13">[orientation:horizontal] </text:span></text:p>
      <text:list xml:id="list32707160" text:style-name="L1">
        <text:list-item>
          <text:p text:style-name="P5"><text:span text:style-name="T1">Database [name: SHPO_Business][charttype:orgchart]</text:span><text:span text:style-name="T11">[orientation:horizontal]</text:span></text:p>
          <text:list>
            <text:list-item>
              <text:p text:style-name="P5"><text:span text:style-name="T1">Table [title:Ask for Help] [name: </text:span><text:span text:style-name="T18">Ask-Help</text:span><text:span text:style-name="T1">][relationship:][minimum:0][limit:5000][type: table]</text:span></text:p>
              <text:list>
                <text:list-item>
                  <text:p text:style-name="P5"><text:span text:style-name="T1">Definition [text: List of tasks to complete</text:span><text:span text:style-name="T11">]</text:span></text:p>
                  <text:list>
                    <text:list-item>
                      <text:p text:style-name="P6">[description:Actor task list.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113">Ask Help </text:span><text:span text:style-name="T114">Identity </text:span><text:span text:style-name="T113"><text:s/></text:span><text:span text:style-name="T96"><text:s/></text:span><text:span text:style-name="T1">] <text:s/>[visible:yes][width:25][height:1][showon: read]</text:span></text:p>
                  <text:list>
                    <text:list-item>
                      <text:p text:style-name="P9"><text:span text:style-name="T53">[definition: </text:span><text:span text:style-name="T110">a.k.a., a request for help and or a question from an actor</text:span><text:span text:style-name="T115"> </text:span><text:span text:style-name="T53">]</text:span></text:p>
                    </text:list-item>
                    <text:list-item>
                      <text:p text:style-name="P5"><text:span text:style-name="T1">UI[prompt: </text:span><text:span text:style-name="T113">Ask Hekp Identity </text:span><text:span text:style-name="T1">][title:</text:span><text:span text:style-name="T113">Ask Help </text:span><text:span text:style-name="T111">Identity </text:span><text:span text:style-name="T113"><text:s/></text:span><text:span text:style-name="T108"><text:s/></text:span><text:span text:style-name="T1">] [type:textbox]</text:span></text:p>
                    </text:list-item>
                    <text:list-item>
                      <text:p text:style-name="P6">Validation [type: numeric][required:false][validate:false]</text:p>
                    </text:list-item>
                    <text:list-item>
                      <text:p text:style-name="P6">Column [type:numeric][size:10][format:NNNN]</text:p>
                    </text:list-item>
                  </text:list>
                </text:list-item>
                <text:list-item>
                  <text:p text:style-name="P6"/>
                </text:list-item>
                <text:list-item>
                  <text:p text:style-name="P5"><text:span text:style-name="T1">Control [name:</text:span><text:span text:style-name="T113">Task Identity </text:span><text:span text:style-name="T96"><text:s/></text:span><text:span text:style-name="T1">] <text:s/>[visible:yes][width:25][height:1][showon: read]</text:span></text:p>
                  <text:list>
                    <text:list-item>
                      <text:p text:style-name="P5"><text:span text:style-name="T1">[definition: </text:span><text:span text:style-name="T110">a.k.a., a relationship between workflow task Definition and a subpart of a Case</text:span> <text:span text:style-name="T1">]</text:span></text:p>
                    </text:list-item>
                    <text:list-item>
                      <text:p text:style-name="P5"><text:span text:style-name="T1">UI[prompt: </text:span><text:span text:style-name="T113">Task Identity</text:span><text:span text:style-name="T108"> </text:span><text:span text:style-name="T1">][title:</text:span><text:span text:style-name="T113">Task Identity </text:span><text:span text:style-name="T108"><text:s/></text:span><text:span text:style-name="T1">] [type:textbox]</text:span></text:p>
                    </text:list-item>
                    <text:list-item>
                      <text:p text:style-name="P6">Validation [type: character][required:false][validate:false]</text:p>
                    </text:list-item>
                    <text:list-item>
                      <text:p text:style-name="P6">Column [type:character][size:256][format:<text:a xlink:type="simple" xlink:href="mailto:AAA@AAA.AAA">AAA</text:a>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112">Case Identity</text:span><text:span text:style-name="T96"> </text:span><text:span text:style-name="T1">] <text:s/>[visible:yes][width:25][height:1][showon: read]</text:span></text:p>
                  <text:list>
                    <text:list-item>
                      <text:p text:style-name="P5"><text:span text:style-name="T1">[definition:</text:span><text:span text:style-name="T110">a.k.a., an identifier defining the case instance where the activity occurred</text:span> <text:span text:style-name="T1">]</text:span></text:p>
                    </text:list-item>
                    <text:list-item>
                      <text:p text:style-name="P5"><text:span text:style-name="T1">UI[prompt: </text:span><text:span text:style-name="T112">Case Identity</text:span><text:span text:style-name="T96"> </text:span><text:span text:style-name="T1">][title:</text:span><text:span text:style-name="T113">Case Identity</text:span><text:span text:style-name="T108"> </text:span><text:span text:style-name="T1">] [type:textbox]</text:span></text:p>
                    </text:list-item>
                    <text:list-item>
                      <text:p text:style-name="P6">Validation [type: character][required:false][validate:false]</text:p>
                    </text:list-item>
                    <text:list-item>
                      <text:p text:style-name="P6">Column [type:character][size:256][format:<text:a xlink:type="simple" xlink:href="mailto:AAA@AAA.AAA">AAA</text:a>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112">Initiator Identity</text:span><text:span text:style-name="T96"> </text:span><text:span text:style-name="T1">] <text:s/>[visible:yes][width:25][height:1][showon: read]</text:span></text:p>
                  <text:list>
                    <text:list-item>
                      <text:p text:style-name="P5"><text:span text:style-name="T1">[definition:</text:span><text:span text:style-name="T110">a.k.a., an identifier defining the actor who initiated this activity</text:span> <text:span text:style-name="T1"><text:s/>]</text:span></text:p>
                    </text:list-item>
                    <text:list-item>
                      <text:p text:style-name="P5"><text:span text:style-name="T1">UI[prompt: </text:span><text:span text:style-name="T113">Initiator Identity</text:span><text:span text:style-name="T108"> </text:span><text:span text:style-name="T1">][title:</text:span><text:span text:style-name="T112">Initiator Identity</text:span><text:span text:style-name="T96"> </text:span><text:span text:style-name="T1">] [type:textbox][link-to:Poke]</text:span></text:p>
                      <text:list>
                        <text:list-item>
                          <text:p text:style-name="P6">Sample [sample: smithj@yahoo.com]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@AAA.AAA</text:a>]</text:p>
                    </text:list-item>
                    <text:list-item>
                      <text:p text:style-name="P6"/>
                    </text:list-item>
                  </text:list>
                </text:list-item>
                <text:list-item>
                  <text:p text:style-name="P5"><text:span text:style-name="T1">Control [name:</text:span><text:span text:style-name="T108">Recipient Identity</text:span><text:span text:style-name="T1">] <text:s/>[visible:no][width:25][height:1][showon: read]</text:span></text:p>
                  <text:list>
                    <text:list-item>
                      <text:p text:style-name="P5"><text:span text:style-name="T1">[definition: </text:span><text:span text:style-name="T110">a.k.a., the actor that was targeted by this activity or the system</text:span><text:span text:style-name="T40"> </text:span><text:span text:style-name="T1">]</text:span></text:p>
                    </text:list-item>
                    <text:list-item>
                      <text:p text:style-name="P5"><text:span text:style-name="T1">UI[prompt: </text:span><text:span text:style-name="T112">Recipient Identity</text:span><text:span text:style-name="T96"> </text:span><text:span text:style-name="T1">][title:</text:span><text:span text:style-name="T113">Recipient Identity</text:span><text:span text:style-name="T108"> </text:span><text:span text:style-name="T1">] [type:hidden]</text:span>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@AAA.AAA</text:a>]</text:p>
                    </text:list-item>
                    <text:list-item>
                      <text:p text:style-name="P6"/>
                    </text:list-item>
                  </text:list>
                </text:list-item>
                <text:list-item>
                  <text:p text:style-name="P5"><text:span text:style-name="T1">Control [name:</text:span><text:span text:style-name="T94">Issue</text:span><text:span text:style-name="T1">] [type:control][visible:true][showon:create,read,update]</text:span></text:p>
                  <text:list>
                    <text:list-item>
                      <text:p text:style-name="P6">UI [prompt:Quesiton or Issue][title:Question or Issue][type:text][format:AAAA]</text:p>
                    </text:list-item>
                    <text:list-item>
                      <text:p text:style-name="P6">Column [type:character][size:8000][format:AAA]</text:p>
                    </text:list-item>
                    <text:list-item>
                      <text:p text:style-name="P6"/>
                    </text:list-item>
                  </text:list>
                </text:list-item>
                <text:list-item>
                  <text:p text:style-name="P5"><text:span text:style-name="T1">Control [name:</text:span><text:span text:style-name="T108">Access Point Identity</text:span><text:span text:style-name="T1">] <text:s/>[visible:yes][width:25][height:1][showon: read]</text:span></text:p>
                  <text:list>
                    <text:list-item>
                      <text:p text:style-name="P5"><text:span text:style-name="T1">[definition: </text:span><text:span text:style-name="T110">a.k.a., where the activity occurred, public access point, private access point, GIS access point</text:span> <text:span text:style-name="T1"><text:s/>]</text:span></text:p>
                    </text:list-item>
                    <text:list-item>
                      <text:p text:style-name="P5"><text:span text:style-name="T1">UI[prompt: </text:span><text:span text:style-name="T112">Access Point Identity</text:span><text:span text:style-name="T96"> </text:span><text:span text:style-name="T1">][title:</text:span><text:span text:style-name="T113">Access Point Identity</text:span><text:span text:style-name="T108"> </text:span><text:span text:style-name="T1">] [type:textbox][link-to:Poke]</text:span>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</text:a>]</text:p>
                    </text:list-item>
                    <text:list-item>
                      <text:p text:style-name="P14"/>
                    </text:list-item>
                    <text:list-item>
                      <text:p text:style-name="P6"/>
                    </text:list-item>
                  </text:list>
                </text:list-item>
                <text:list-item>
                  <text:p text:style-name="P6">Control [name:Creation Date] [type:control][visible:true][showon:read,update]</text:p>
                  <text:list>
                    <text:list-item>
                      <text:p text:style-name="P5"><text:span text:style-name="T1">[definition: </text:span><text:span text:style-name="T96"> </text:span><text:span text:style-name="T110">a.k.a., the date and time the activity occurred</text:span> <text:span text:style-name="T1">]</text:span>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10/30/2011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  <text:list-item>
                      <text:p text:style-name="P15"/>
                    </text:list-item>
                  </text:list>
                </text:list-item>
              </text:list>
            </text:list-item>
            <text:list-item>
              <text:p text:style-name="P5"><text:span text:style-name="T1">Table [title:Search Log] [name: </text:span><text:span text:style-name="T57">Search-Log</text:span><text:span text:style-name="T1">] [relationship:many][limit:][type:table]</text:span></text:p>
              <text:list>
                <text:list-item>
                  <text:p text:style-name="P6">Definition [definition: Search log is stores all keyword or spatial geometries that produced successful search results.]</text:p>
                </text:list-item>
                <text:list-item>
                  <text:p text:style-name="P6">Control [name:search-log-search-value] <text:s/>[visible: true] [width:50][height:10][showon:create,update,read]</text:p>
                  <text:list>
                    <text:list-item>
                      <text:p text:style-name="P6">[definition: Simple short keyword, phrase or an OGC feature text string . ]</text:p>
                    </text:list-item>
                    <text:list-item>
                      <text:p text:style-name="P6">UI[prompt: Keyword][title:Keyword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8000][format:A-Z,a-z,0-9]</text:p>
                    </text:list-item>
                    <text:list-item>
                      <text:p text:style-name="P20">Permission [name:(public)(registrant)(NRHP)(editor)][rights: create]</text:p>
                    </text:list-item>
                    <text:list-item>
                      <text:p text:style-name="P20">Permission [name:(public)(registrant)(NRHP)(editor-proxy)][rights: create]</text:p>
                    </text:list-item>
                    <text:list-item>
                      <text:p text:style-name="P20">Permission [name:(public)(registrant)(ER)(editor)][rights: create]</text:p>
                    </text:list-item>
                    <text:list-item>
                      <text:p text:style-name="P20">Permission [name:(public)(registrant)(NRHP)(editor-proxy)][rights: create]</text:p>
                    </text:list-item>
                    <text:list-item>
                      <text:p text:style-name="P20">Permission [name:(gov)(registrant)(NRHP)(reviewer)][rights: create]</text:p>
                    </text:list-item>
                    <text:list-item>
                      <text:p text:style-name="P20">Permission [name:(gov)(registrant)(NRHP)(approver)][rights: create]</text:p>
                    </text:list-item>
                    <text:list-item>
                      <text:p text:style-name="P20">Permission [name:(gov)(registrant)(NRHP)(help-desk)][rights: create]</text:p>
                    </text:list-item>
                    <text:list-item>
                      <text:p text:style-name="P20">Permission [name:(gov)(registrant)(ER)(reviewer)][rights: create]</text:p>
                    </text:list-item>
                    <text:list-item>
                      <text:p text:style-name="P20">Permission [name:(gov)(registrant)(ER)(approver)][rights: create]</text:p>
                    </text:list-item>
                    <text:list-item>
                      <text:p text:style-name="P20">Permission [name:(gov)(registrant)(ER)(help-desk)][rights: create]</text:p>
                    </text:list-item>
                  </text:list>
                </text:list-item>
                <text:list-item>
                  <text:p text:style-name="P20"/>
                </text:list-item>
                <text:list-item>
                  <text:p text:style-name="P6">Control [name:search-log-initiator] <text:s/>[visible:yes][width:25][height:1][showon: 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6">UI[prompt: Initiator][title:Initiator] [type:hidden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@AAA.AAA</text:a>]</text:p>
                    </text:list-item>
                    <text:list-item>
                      <text:p text:style-name="P6">Permission [name:(public)(registrant)][rights:create,read] </text:p>
                    </text:list-item>
                    <text:list-item>
                      <text:p text:style-name="P20">Permission [name:(public)(registrant)(NRHP)(editor)][rights: create]</text:p>
                    </text:list-item>
                    <text:list-item>
                      <text:p text:style-name="P20">Permission [name:(public)(registrant)(NRHP)(editor-proxy)][rights: create]</text:p>
                    </text:list-item>
                    <text:list-item>
                      <text:p text:style-name="P20">Permission [name:(public)(registrant)(ER)(editor)][rights: create]</text:p>
                    </text:list-item>
                    <text:list-item>
                      <text:p text:style-name="P20">Permission [name:(public)(registrant)(NRHP)(editor-proxy)][rights: create]</text:p>
                    </text:list-item>
                    <text:list-item>
                      <text:p text:style-name="P20">Permission [name:(gov)(registrant)(NRHP)(reviewer)][rights: create]</text:p>
                    </text:list-item>
                    <text:list-item>
                      <text:p text:style-name="P20">Permission [name:(gov)(registrant)(NRHP)(approver)][rights: create]</text:p>
                    </text:list-item>
                    <text:list-item>
                      <text:p text:style-name="P20">Permission [name:(gov)(registrant)(NRHP)(help-desk)][rights: create]</text:p>
                    </text:list-item>
                    <text:list-item>
                      <text:p text:style-name="P20">Permission [name:(gov)(registrant)(ER)(reviewer)][rights: create]</text:p>
                    </text:list-item>
                    <text:list-item>
                      <text:p text:style-name="P20">Permission [name:(gov)(registrant)(ER)(approver)][rights: create]</text:p>
                    </text:list-item>
                    <text:list-item>
                      <text:p text:style-name="P20">Permission [name:(gov)(registrant)(ER)(help-desk)][rights: create]</text:p>
                    </text:list-item>
                  </text:list>
                </text:list-item>
                <text:list-item>
                  <text:p text:style-name="P15">Control [name:search-log-<text:span text:style-name="T44">type</text:span>] <text:s/>[visible: true] [width:25][height:1][showon:create,update,read]</text:p>
                  <text:list>
                    <text:list-item>
                      <text:p text:style-name="P15">[definition: Defines the kind of search.]</text:p>
                    </text:list-item>
                    <text:list-item>
                      <text:p text:style-name="P15">UI[prompt: Search-Type][title:Search-Type] [type:hidden]</text:p>
                      <text:list>
                        <text:list-item>
                          <text:p text:style-name="P15">Hidden-Value [value:Project-Search]</text:p>
                        </text:list-item>
                      </text:list>
                    </text:list-item>
                    <text:list-item>
                      <text:p text:style-name="P15">Validation [type: character][required:true][validate:yes]</text:p>
                    </text:list-item>
                    <text:list-item>
                      <text:p text:style-name="P15">Column [type:character][size:25][format:]</text:p>
                    </text:list-item>
                    <text:list-item>
                      <text:p text:style-name="P15">Permission [name:(public)(registrant)][rights:create,read] </text:p>
                    </text:list-item>
                    <text:list-item>
                      <text:p text:style-name="P23">Permission [name:(public)(registrant)(NRHP)][rights:create,read]</text:p>
                    </text:list-item>
                    <text:list-item>
                      <text:p text:style-name="P23">Permission [name:(public)(registrant)(NRHP)(editor)][rights:create,read]</text:p>
                    </text:list-item>
                    <text:list-item>
                      <text:p text:style-name="P23">Permission [name:(public)(registrant)(NRHP)(editor-proxy)][rights:create,read]</text:p>
                    </text:list-item>
                    <text:list-item>
                      <text:p text:style-name="P23">Permission [name:(public)(registrant)(ER)][rights:create,read]</text:p>
                    </text:list-item>
                    <text:list-item>
                      <text:p text:style-name="P23">Permission [name:(public)(registrant)(ER)(editor)][rights:create,read]</text:p>
                    </text:list-item>
                    <text:list-item>
                      <text:p text:style-name="P23">Permission [name:(public)(registrant)(ER)(editor-proxy)][rights:create,read]</text:p>
                    </text:list-item>
                    <text:list-item>
                      <text:p text:style-name="P22">Permission [name:(gov)(registrant)(NRHP)][rights:read]</text:p>
                    </text:list-item>
                    <text:list-item>
                      <text:p text:style-name="P22">Permission [name:(gov)(registrant)(NRHP)(reviewer)][rights:create,read]</text:p>
                    </text:list-item>
                    <text:list-item>
                      <text:p text:style-name="P22">Permission [name:(gov)(registrant)(ER)][rights:read]</text:p>
                    </text:list-item>
                    <text:list-item>
                      <text:p text:style-name="P22">Permission [name:(gov)(registrant)(ER)(reviewer)][rights:create,read]</text:p>
                    </text:list-item>
                    <text:list-item>
                      <text:p text:style-name="P15"/>
                    </text:list-item>
                  </text:list>
                </text:list-item>
                <text:list-item>
                  <text:p text:style-name="P5"><text:span text:style-name="T1">Control [name:search-log-</text:span><text:span text:style-name="T2">insertdate</text:span><text:span text:style-name="T1">] [type:control][visible:true][showon:read,update]</text:span></text:p>
                  <text:list>
                    <text:list-item>
                      <text:p text:style-name="P6">[definition: date record was inserte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datetime][validate:true]</text:p>
                    </text:list-item>
                    <text:list-item>
                      <text:p text:style-name="P20">Permission [name:(public)(registrant)(NRHP)(editor)][rights: read]</text:p>
                    </text:list-item>
                    <text:list-item>
                      <text:p text:style-name="P20">Permission [name:(public)(registrant)(NRHP)(editor-proxy)][rights: read]</text:p>
                    </text:list-item>
                    <text:list-item>
                      <text:p text:style-name="P20">Permission [name:(public)(registrant)(ER)(editor)][rights: read]</text:p>
                    </text:list-item>
                    <text:list-item>
                      <text:p text:style-name="P20">Permission [name:(public)(registrant)(NRHP)(editor-proxy)][rights: read]</text:p>
                    </text:list-item>
                    <text:list-item>
                      <text:p text:style-name="P20">Permission [name:(gov)(registrant)(NRHP)(reviewer)][rights: read]</text:p>
                    </text:list-item>
                    <text:list-item>
                      <text:p text:style-name="P20">Permission [name:(gov)(registrant)(NRHP)(approver)][rights: read]</text:p>
                    </text:list-item>
                    <text:list-item>
                      <text:p text:style-name="P20">Permission [name:(gov)(registrant)(NRHP)(help-desk)][rights: read]</text:p>
                    </text:list-item>
                    <text:list-item>
                      <text:p text:style-name="P20">Permission [name:(gov)(registrant)(ER)(reviewer)][rights: read]</text:p>
                    </text:list-item>
                    <text:list-item>
                      <text:p text:style-name="P20">Permission [name:(gov)(registrant)(ER)(approver)][rights: read]</text:p>
                    </text:list-item>
                    <text:list-item>
                      <text:p text:style-name="P20">Permission [name:(gov)(registrant)(ER)(help-desk)][rights: read]</text:p>
                    </text:list-item>
                    <text:list-item>
                      <text:p text:style-name="P15"/>
                    </text:list-item>
                  </text:list>
                </text:list-item>
              </text:list>
            </text:list-item>
            <text:list-item>
              <text:p text:style-name="P5"><text:span text:style-name="T1">Table [title:Document Images] [name: </text:span><text:span text:style-name="T57">Document_Images</text:span><text:span text:style-name="T1">] [relationship:many][limit:][type:table]</text:span></text:p>
              <text:list>
                <text:list-item>
                  <text:p text:style-name="P6">Definition [text: Scanned images of documents]</text:p>
                </text:list-item>
                <text:list-item>
                  <text:p text:style-name="P6">[description:]</text:p>
                </text:list-item>
                <text:list-item>
                  <text:p text:style-name="P5"><text:span text:style-name="T1">Control [name:doci</text:span><text:span text:style-name="T2">_title</text:span><text:span text:style-name="T1">] <text:s/>[visible: true] [width:50][height:10][showon:create,update,read]</text:span></text:p>
                  <text:list>
                    <text:list-item>
                      <text:p text:style-name="P6">[definition: Simple short description of the docment. 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6">UI[prompt: Title][title:Title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256][format:A-Z,a-z,0-9]</text:p>
                    </text:list-item>
                    <text:list-item>
                      <text:p text:style-name="P15">Instruction [text:Simple short description of the document]</text:p>
                    </text:list-item>
                  </text:list>
                </text:list-item>
                <text:list-item>
                  <text:p text:style-name="P5"><text:span text:style-name="T1">Control [name:doci</text:span><text:span text:style-name="T2">_image</text:span><text:span text:style-name="T1">] <text:s/>[visible: true] [width:50][height:10][showon:create,update,read]</text:span></text:p>
                  <text:list>
                    <text:list-item>
                      <text:p text:style-name="P6">[definition: document image. 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6">UI[prompt: Upload Image][title:Image] [type:text]</text:p>
                    </text:list-item>
                    <text:list-item>
                      <text:p text:style-name="P6">Validation [type: binary][required:true][validate:yes]</text:p>
                    </text:list-item>
                    <text:list-item>
                      <text:p text:style-name="P15">Column [type:binary][size:][format:]</text:p>
                    </text:list-item>
                    <text:list-item>
                      <text:p text:style-name="P15">Instruction [text:Digital Image.]</text:p>
                    </text:list-item>
                  </text:list>
                </text:list-item>
                <text:list-item>
                  <text:p text:style-name="P6">Control [name:doci_type] <text:s/>[visible: true] [width:10][height:1][showon:create,update, 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20">Permission [name:(public)(registrant)(NRHP)][rights:create,read]</text:p>
                    </text:list-item>
                    <text:list-item>
                      <text:p text:style-name="P20">Permission [name:(public)(registrant)(NRHP)(editor)][rights:create,read,update]</text:p>
                    </text:list-item>
                    <text:list-item>
                      <text:p text:style-name="P6">UI[prompt: Image Type][title:Image Type] [type:radio]</text:p>
                      <text:list>
                        <text:list-item>
                          <text:p text:style-name="P6">Option [name:-Undefined-][value:0]</text:p>
                        </text:list-item>
                        <text:list-item>
                          <text:p text:style-name="P6">Option [name:GIF] [value:1]</text:p>
                        </text:list-item>
                        <text:list-item>
                          <text:p text:style-name="P6">Option [name:JPG] [value:2]</text:p>
                        </text:list-item>
                        <text:list-item>
                          <text:p text:style-name="P6">Option [name:PNG] [value:3]</text:p>
                        </text:list-item>
                      </text:list>
                    </text:list-item>
                    <text:list-item>
                      <text:p text:style-name="P6">Validation [type: character][required:false][validate:yes]</text:p>
                    </text:list-item>
                    <text:list-item>
                      <text:p text:style-name="P15">Column [type:numeric][size:10][format:NNNN]</text:p>
                    </text:list-item>
                    <text:list-item>
                      <text:p text:style-name="P15">Instruction [text:The digital format or type of image.]</text:p>
                    </text:list-item>
                  </text:list>
                </text:list-item>
                <text:list-item>
                  <text:p text:style-name="P5"><text:span text:style-name="T1">Control [name:doci</text:span><text:span text:style-name="T2">_insertdate</text:span><text:span text:style-name="T1">] [type:control][visible:true][showon:read,update]</text:span></text:p>
                  <text:list>
                    <text:list-item>
                      <text:p text:style-name="P6">[definition: date record was inserted]</text:p>
                    </text:list-item>
                    <text:list-item>
                      <text:p text:style-name="P20">Permission [name:(public)(registrant)(NRHP)][rights:read]</text:p>
                    </text:list-item>
                    <text:list-item>
                      <text:p text:style-name="P20">Permission [name:(public)(registrant)(NRHP)(editor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] [name: </text:span><text:span text:style-name="T18">Physical_Integrity</text:span><text:span text:style-name="T1">] [relationship:many][limit:][type:table]</text:span></text:p>
              <text:list>
                <text:list-item>
                  <text:p text:style-name="P6">Definition [text: ] </text:p>
                </text:list-item>
                <text:list-item>
                  <text:p text:style-name="P6">[description:]</text:p>
                </text:list-item>
                <text:list-item>
                  <text:p text:style-name="P5"><text:span text:style-name="T1">Control [name:pi</text:span><text:span text:style-name="T2">_changedate</text:span><text:span text:style-name="T1">] [type:control][visible:true][showon:create,read,update]</text:span></text:p>
                  <text:list>
                    <text:list-item>
                      <text:p text:style-name="P6">[definition: Date property change occured]</text:p>
                    </text:list-item>
                    <text:list-item>
                      <text:p text:style-name="P20">Permission [name:(public)(registrant)(NRHP)][rights:read]</text:p>
                    </text:list-item>
                    <text:list-item>
                      <text:p text:style-name="P20">Permission [name:(public)(registrant)(NRHP)(editor)][rights:read]</text:p>
                    </text:list-item>
                    <text:list-item>
                      <text:p text:style-name="P6">Column [type:date][size:8][format:NNNNNNNNNN]</text:p>
                    </text:list-item>
                    <text:list-item>
                      <text:p text:style-name="P6">UI [prompt:Date of Physical Change][title:Change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date][validate:false]</text:p>
                    </text:list-item>
                    <text:list-item>
                      <text:p text:style-name="P15">Instruction [text:Date when the change occured.]</text:p>
                    </text:list-item>
                  </text:list>
                </text:list-item>
                <text:list-item>
                  <text:p text:style-name="P5"><text:span text:style-name="T1">Control [name:p</text:span><text:span text:style-name="T2">i_description</text:span><text:span text:style-name="T1">] <text:s/>[visible: true] [width:50][height:10][showon:create,update,read]</text:span></text:p>
                  <text:list>
                    <text:list-item>
                      <text:p text:style-name="P6">[definition: description of the change . 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6">UI[prompt: Explain, provide dates if known][title:Explain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8000][format:A-Z,a-z,0-9]</text:p>
                    </text:list-item>
                    <text:list-item>
                      <text:p text:style-name="P15">Instruction [text:Description of physical changes to the property.]</text:p>
                    </text:list-item>
                  </text:list>
                </text:list-item>
                <text:list-item>
                  <text:p text:style-name="P5"><text:span text:style-name="T1">Control [name:pi</text:span><text:span text:style-name="T2">_insertdate</text:span><text:span text:style-name="T1">] [type:control][visible:true][showon:read,update]</text:span></text:p>
                  <text:list>
                    <text:list-item>
                      <text:p text:style-name="P6">[definition: date record was inserted]</text:p>
                    </text:list-item>
                    <text:list-item>
                      <text:p text:style-name="P20">Permission [name:(public)(registrant)(NRHP)][rights:read]</text:p>
                    </text:list-item>
                    <text:list-item>
                      <text:p text:style-name="P20">Permission [name:(public)(registrant)(NRHP)(editor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date][validate:true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] [name: </text:span><text:span text:style-name="T18">Setting_Integrity</text:span><text:span text:style-name="T1">] [relationship:many][limit:][type:table]</text:span></text:p>
              <text:list>
                <text:list-item>
                  <text:p text:style-name="P6">Definition [text: ]</text:p>
                </text:list-item>
                <text:list-item>
                  <text:p text:style-name="P6">[description:]</text:p>
                </text:list-item>
                <text:list-item>
                  <text:p text:style-name="P15"/>
                </text:list-item>
                <text:list-item>
                  <text:p text:style-name="P5"><text:span text:style-name="T1">Control [name:s</text:span><text:span text:style-name="T2">i_description</text:span><text:span text:style-name="T1">] <text:s/>[visible: true] [width:50][height:10][showon:create,update,read]</text:span></text:p>
                  <text:list>
                    <text:list-item>
                      <text:p text:style-name="P6">[definition: description of the reason for move. 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6">UI[prompt: Explain][title:Explain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8000][format:A-Z,a-z,0-9]</text:p>
                    </text:list-item>
                    <text:list-item>
                      <text:p text:style-name="P15">Instruction [text:Describe how the setting has changed over time.]</text:p>
                    </text:list-item>
                  </text:list>
                </text:list-item>
                <text:list-item>
                  <text:p text:style-name="P5"><text:span text:style-name="T1">Control [name:si</text:span><text:span text:style-name="T2">_insertdate</text:span><text:span text:style-name="T1">] [type:control][visible:true][showon:read,update]</text:span></text:p>
                  <text:list>
                    <text:list-item>
                      <text:p text:style-name="P6">[definition: date record was inserted]</text:p>
                    </text:list-item>
                    <text:list-item>
                      <text:p text:style-name="P20">Permission [name:(public)(registrant)(NRHP)][rights:read]</text:p>
                    </text:list-item>
                    <text:list-item>
                      <text:p text:style-name="P20">Permission [name:(public)(registrant)(NRHP)(editor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  <text:list-item>
                      <text:p text:style-name="P15"/>
                    </text:list-item>
                  </text:list>
                </text:list-item>
              </text:list>
            </text:list-item>
            <text:list-item>
              <text:p text:style-name="P5"><text:span text:style-name="T1">Table [title:] [name: </text:span><text:span text:style-name="T18">Location_Integrity</text:span><text:span text:style-name="T1">] [relationship:many][limit:][type:table]</text:span></text:p>
              <text:list>
                <text:list-item>
                  <text:p text:style-name="P6">Definition [text: ]</text:p>
                </text:list-item>
                <text:list-item>
                  <text:p text:style-name="P6">[description:]</text:p>
                </text:list-item>
                <text:list-item>
                  <text:p text:style-name="P15"/>
                </text:list-item>
                <text:list-item>
                  <text:p text:style-name="P5"><text:span text:style-name="T1">Control [name:li</text:span><text:span text:style-name="T2">_movedate</text:span><text:span text:style-name="T1">] [type:control][visible:true][showon:create,read,update]</text:span></text:p>
                  <text:list>
                    <text:list-item>
                      <text:p text:style-name="P6">[definition: date record was inserted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read]</text:p>
                    </text:list-item>
                    <text:list-item>
                      <text:p text:style-name="P6">Column [type:date][size:8][format:NNNNNNNNNN]</text:p>
                    </text:list-item>
                    <text:list-item>
                      <text:p text:style-name="P6">UI [prompt:Date Property Moved][title:Move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  <text:list-item>
                      <text:p text:style-name="P15">Instruction [text:Date when property was moved.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2">li_description</text:span><text:span text:style-name="T1">] <text:s/>[visible: true] [width:50][height:10][showon:create,update,read]</text:span></text:p>
                  <text:list>
                    <text:list-item>
                      <text:p text:style-name="P6">[definition: description of the reason for move. 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6">UI[prompt: Explain][title:Explain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8000][format:A-Z,a-z,0-9]</text:p>
                    </text:list-item>
                    <text:list-item>
                      <text:p text:style-name="P15">Instruction [text:Describe why the property was moved.]</text:p>
                    </text:list-item>
                  </text:list>
                </text:list-item>
                <text:list-item>
                  <text:p text:style-name="P5"><text:span text:style-name="T1">Control [name:li</text:span><text:span text:style-name="T2">_insertdate</text:span><text:span text:style-name="T1">] [type:control][visible:true][showon:read,update]</text:span></text:p>
                  <text:list>
                    <text:list-item>
                      <text:p text:style-name="P6">[definition: date record was inserted]</text:p>
                    </text:list-item>
                    <text:list-item>
                      <text:p text:style-name="P20">Permission [name:(public)(registrant)(NRHP)][rights:read]</text:p>
                    </text:list-item>
                    <text:list-item>
                      <text:p text:style-name="P20">Permission [name:(public)(registrant)(NRHP)(editor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datetime][validate:true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 Map Images] [name: </text:span><text:span text:style-name="T18">Map_Images</text:span><text:span text:style-name="T1">] [relationship:many][limit:][type:table]</text:span></text:p>
              <text:list>
                <text:list-item>
                  <text:p text:style-name="P6">Definition [text: ]</text:p>
                </text:list-item>
                <text:list-item>
                  <text:p text:style-name="P6">[description:]</text:p>
                </text:list-item>
                <text:list-item>
                  <text:p text:style-name="P5"><text:span text:style-name="T1">Control [name:map</text:span><text:span text:style-name="T2">_name</text:span><text:span text:style-name="T1">] <text:s/>[visible: true] [width:50][height:10][showon:create,update,read]</text:span></text:p>
                  <text:list>
                    <text:list-item>
                      <text:p text:style-name="P6">[definition: Simple short description of the map image. ]</text:p>
                    </text:list-item>
                    <text:list-item>
                      <text:p text:style-name="P23"><text:span text:style-name="T67">Permission [name: (public)(registrant)(NRHP) ] [rights: create, read]</text:span> </text:p>
                    </text:list-item>
                    <text:list-item>
                      <text:p text:style-name="P20">Permission [name:(public)(registrant)(NRHP)(editor)][rights:create,read,update]</text:p>
                    </text:list-item>
                    <text:list-item>
                      <text:p text:style-name="P6">UI[prompt: Description][title:Description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256][format:A-Z,a-z,0-9]</text:p>
                    </text:list-item>
                    <text:list-item>
                      <text:p text:style-name="P15">Instruction [text:Description of map]</text:p>
                    </text:list-item>
                  </text:list>
                </text:list-item>
                <text:list-item>
                  <text:p text:style-name="P5"><text:span text:style-name="T1">Control [name:map</text:span><text:span text:style-name="T2">_image</text:span><text:span text:style-name="T1">] <text:s/>[visible: true] [width:50][height:10][showon:create,update,read]</text:span></text:p>
                  <text:list>
                    <text:list-item>
                      <text:p text:style-name="P6">[definition: Map binary. ]</text:p>
                    </text:list-item>
                    <text:list-item>
                      <text:p text:style-name="P23"><text:span text:style-name="T67">Permission [name: (public)(registrant)(NRHP) ] [rights: create, read]</text:span> 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6">UI[prompt: Upload Image][title:Image] [type:textbox]</text:p>
                    </text:list-item>
                    <text:list-item>
                      <text:p text:style-name="P6">Validation [type: binary][required:true][validate:yes]</text:p>
                    </text:list-item>
                    <text:list-item>
                      <text:p text:style-name="P15">Column [type:binary][size:binary][format:]</text:p>
                    </text:list-item>
                    <text:list-item>
                      <text:p text:style-name="P15">Instruction [text:Digital map image.]</text:p>
                    </text:list-item>
                  </text:list>
                </text:list-item>
                <text:list-item>
                  <text:p text:style-name="P5"><text:span text:style-name="T1">Control [name:map</text:span><text:span text:style-name="T2">_insertdate</text:span><text:span text:style-name="T1">] [type:control][visible:true][showon:read,update]</text:span></text:p>
                  <text:list>
                    <text:list-item>
                      <text:p text:style-name="P6">[definition: date record was inserted]</text:p>
                    </text:list-item>
                    <text:list-item>
                      <text:p text:style-name="P23"><text:span text:style-name="T67">Permission [name: (public)(registrant)(NRHP) ] [rights: create, read]</text:span> </text:p>
                    </text:list-item>
                    <text:list-item>
                      <text:p text:style-name="P20">Permission [name:(public)(registrant)(NRHP)(editor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datetime][validate:true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] [name: </text:span><text:span text:style-name="T18">Photographs</text:span><text:span text:style-name="T1">] [relationship:many][limit:][type:table]</text:span></text:p>
              <text:list>
                <text:list-item>
                  <text:p text:style-name="P6">Definition [text: ]</text:p>
                </text:list-item>
                <text:list-item>
                  <text:p text:style-name="P6">[description:]</text:p>
                </text:list-item>
                <text:list-item>
                  <text:p text:style-name="P5"><text:span text:style-name="T1">Control [name:photo</text:span><text:span text:style-name="T2">_Property_Name</text:span><text:span text:style-name="T1">] <text:s/>[visible: true] [width:50][height:10][showon:create,update,read]</text:span></text:p>
                  <text:list>
                    <text:list-item>
                      <text:p text:style-name="P6">[definition: Property name 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6">UI[prompt: Explain][title:Explain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256][format:A-Z,a-z,0-9]</text:p>
                    </text:list-item>
                    <text:list-item>
                      <text:p text:style-name="P15">Instruction [text:]</text:p>
                    </text:list-item>
                  </text:list>
                </text:list-item>
                <text:list-item>
                  <text:p text:style-name="P5"><text:span text:style-name="T1">Control [name:photo</text:span><text:span text:style-name="T2">_description</text:span><text:span text:style-name="T1">] <text:s/>[visible: true] [width:50][height:10][showon:create,update,read]</text:span></text:p>
                  <text:list>
                    <text:list-item>
                      <text:p text:style-name="P6">[definition: Simple short description of the photograph. 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6">UI[prompt: Explain][title:Explain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500][format:A-Z,a-z,0-9]</text:p>
                    </text:list-item>
                    <text:list-item>
                      <text:p text:style-name="P15">Instruction [text:Short descriptive title of photograph.]</text:p>
                    </text:list-item>
                  </text:list>
                </text:list-item>
                <text:list-item>
                  <text:p text:style-name="P6">Control [name:<text:span text:style-name="T44">photo_type</text:span>] <text:s/>[visible: true] [width:10][height:1][showon:create,update, read]</text:p>
                  <text:list>
                    <text:list-item>
                      <text:p text:style-name="P6">[definition: What are we looking at?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create,read,update]</text:p>
                    </text:list-item>
                    <text:list-item>
                      <text:p text:style-name="P6">UI[prompt: Theme Type][title:Type] [type:radio]</text:p>
                      <text:list>
                        <text:list-item>
                          <text:p text:style-name="P6">Option [name:-Pick Photograph Type-][value:0]</text:p>
                        </text:list-item>
                        <text:list-item>
                          <text:p text:style-name="P6">Option [name:Facade][value:1]</text:p>
                        </text:list-item>
                        <text:list-item>
                          <text:p text:style-name="P6">Option [name:Detail Exterior] [value:2]</text:p>
                        </text:list-item>
                        <text:list-item>
                          <text:p text:style-name="P6">Option [name:Primary Interior Space][value:3]</text:p>
                        </text:list-item>
                        <text:list-item>
                          <text:p text:style-name="P6">Option [name:Detail Interior] [value:4]</text:p>
                        </text:list-item>
                        <text:list-item>
                          <text:p text:style-name="P6">Option [name:Immediate Neighborhood ][value:5]</text:p>
                        </text:list-item>
                        <text:list-item>
                          <text:p text:style-name="P6"/>
                        </text:list-item>
                      </text:list>
                    </text:list-item>
                    <text:list-item>
                      <text:p text:style-name="P6">Instruction [text: Format or type of digital image]</text:p>
                    </text:list-item>
                    <text:list-item>
                      <text:p text:style-name="P6">Validation [type: character][required:false][validate:yes]</text:p>
                    </text:list-item>
                    <text:list-item>
                      <text:p text:style-name="P15">Column [type:numeric][size:10][format:NNNN]</text:p>
                    </text:list-item>
                  </text:list>
                </text:list-item>
                <text:list-item>
                  <text:p text:style-name="P5"><text:span text:style-name="T1">Control [name:photo</text:span><text:span text:style-name="T2">_image</text:span><text:span text:style-name="T1">] <text:s/>[visible: true] [width:50][height:10][showon:create,update,read]</text:span></text:p>
                  <text:list>
                    <text:list-item>
                      <text:p text:style-name="P6">[definition: Photograph binary. 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6">UI[prompt: Upload Image][title:Image] [type:textbox]</text:p>
                    </text:list-item>
                    <text:list-item>
                      <text:p text:style-name="P6">Validation [type: image][required:true][validate:yes]</text:p>
                    </text:list-item>
                    <text:list-item>
                      <text:p text:style-name="P15">Column [type:image][size:][format:]</text:p>
                    </text:list-item>
                    <text:list-item>
                      <text:p text:style-name="P15">Instruction [text:Digital image.]</text:p>
                    </text:list-item>
                  </text:list>
                </text:list-item>
                <text:list-item>
                  <text:p text:style-name="P5"><text:span text:style-name="T1">Control [name:photo</text:span><text:span text:style-name="T2">_insertdate</text:span><text:span text:style-name="T1">] [type:control][visible:true][showon:read,update]</text:span></text:p>
                  <text:list>
                    <text:list-item>
                      <text:p text:style-name="P6">[definition: date record was inserted]</text:p>
                    </text:list-item>
                    <text:list-item>
                      <text:p text:style-name="P20">Permission [name:(public)(registrant)(NRHP)][rights:read]</text:p>
                    </text:list-item>
                    <text:list-item>
                      <text:p text:style-name="P20">Permission [name:(public)(registrant)(NRHP)(editor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  <text:list-item>
                  <text:p text:style-name="P6">Control [name:photo_orientation] <text:s/>[visible: true] [width:10][height:1][showon:create,update, 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create,read,update]</text:p>
                    </text:list-item>
                    <text:list-item>
                      <text:p text:style-name="P6">UI[prompt: Theme Type][title:Type] [type:radio]</text:p>
                      <text:list>
                        <text:list-item>
                          <text:p text:style-name="P6">Option [name:-Not Oriented-][value:0]</text:p>
                        </text:list-item>
                        <text:list-item>
                          <text:p text:style-name="P6">Option [name:North][value:0]</text:p>
                        </text:list-item>
                        <text:list-item>
                          <text:p text:style-name="P6">Option [name:North East] [value:45.0]</text:p>
                        </text:list-item>
                        <text:list-item>
                          <text:p text:style-name="P6">Option [name:East][value:90.0]</text:p>
                        </text:list-item>
                        <text:list-item>
                          <text:p text:style-name="P6">Option [name:South East] [value:135.0]</text:p>
                        </text:list-item>
                        <text:list-item>
                          <text:p text:style-name="P15">Option [name: South][value:180]</text:p>
                        </text:list-item>
                        <text:list-item>
                          <text:p text:style-name="P15">Option [name: South West][value:]</text:p>
                        </text:list-item>
                        <text:list-item>
                          <text:p text:style-name="P15">Option [name: West][value:]</text:p>
                        </text:list-item>
                        <text:list-item>
                          <text:p text:style-name="P15">Option [name: North West][value:]</text:p>
                        </text:list-item>
                      </text:list>
                    </text:list-item>
                    <text:list-item>
                      <text:p text:style-name="P15">Column [type:numeric][size:8,4][format:NNNNNNNNNN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2">photo_municipality</text:span><text:span text:style-name="T1">] <text:s/>[visible: true] [width:25][height:1][showon:create,update,read]</text:span></text:p>
                  <text:list>
                    <text:list-item>
                      <text:p text:style-name="P6">[definition: the current municipality ]</text:p>
                    </text:list-item>
                    <text:list-item>
                      <text:p text:style-name="P6">UI[prompt: <text:span text:style-name="T19">Municiple Unit</text:span>][title:Municipality] [type:textbox]</text:p>
                    </text:list-item>
                    <text:list-item>
                      <text:p text:style-name="P6">Column [type:character][size:256][format:AA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2">photo_county</text:span><text:span text:style-name="T1">] <text:s/>[visible: true] [width:25][height:1][showon:create,update,read]</text:span></text:p>
                  <text:list>
                    <text:list-item>
                      <text:p text:style-name="P6">[definition: the primary county ]</text:p>
                    </text:list-item>
                    <text:list-item>
                      <text:p text:style-name="P23"><text:span text:style-name="T67">Permission [name: (public)(registrant)(NRHP) ] [rights: create, read]</text:span> </text:p>
                    </text:list-item>
                    <text:list-item>
                      <text:p text:style-name="P24">Permission [name:(public)(registrant)(NRHP)(editor)] [rights:create,read,update]</text:p>
                    </text:list-item>
                    <text:list-item>
                      <text:p text:style-name="P24">Permission [name:(public)(registrant)(ER)(editor)] <text:s/>[rights:create,read,update]</text:p>
                    </text:list-item>
                    <text:list-item>
                      <text:p text:style-name="P6">UI[prompt: <text:span text:style-name="T19">County </text:span>][title:County] [type:list]</text:p>
                    </text:list-item>
                    <text:list-item>
                      <text:p text:style-name="P6">Instruction [text: Complete county name. <text:s/>No abbreviations and no punctuation.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A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2">photo_state</text:span><text:span text:style-name="T1">] <text:s/>[visible: true] [width:25][height:1][showon:create,update,read][access:(public)(registrant),(review-commenter)]</text:span></text:p>
                  <text:list>
                    <text:list-item>
                      <text:p text:style-name="P6">[definition: the state. ]</text:p>
                    </text:list-item>
                    <text:list-item>
                      <text:p text:style-name="P6">UI[prompt: <text:span text:style-name="T20">State</text:span>][title:State] [type:textbox]</text:p>
                    </text:list-item>
                    <text:list-item>
                      <text:p text:style-name="P6">Instruction [text: State Abbreviation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2][format:A-Z,a-z,0-9]</text:p>
                    </text:list-item>
                  </text:list>
                </text:list-item>
                <text:list-item>
                  <text:p text:style-name="P5"><text:span text:style-name="T1">Control [name:photo</text:span><text:span text:style-name="T2">_Photographer</text:span><text:span text:style-name="T1">] <text:s/>[visible: true] [width:50][height:10][showon:create,update,read]</text:span></text:p>
                  <text:list>
                    <text:list-item>
                      <text:p text:style-name="P6">[definition: the name of the photographer. 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6">UI[prompt: <text:span text:style-name="T44">Photographer Name</text:span>][title:Photographer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256][format:A-Z,a-z,0-9]</text:p>
                    </text:list-item>
                    <text:list-item>
                      <text:p text:style-name="P15">Instruction [text:]</text:p>
                    </text:list-item>
                  </text:list>
                </text:list-item>
                <text:list-item>
                  <text:p text:style-name="P6">Control [name:<text:span text:style-name="T44">photo_date</text:span>] [type:control][visible:true][showon:read,update]</text:p>
                  <text:list>
                    <text:list-item>
                      <text:p text:style-name="P6">[definition: Date photograph was takent]</text:p>
                    </text:list-item>
                    <text:list-item>
                      <text:p text:style-name="P20">Permission [name:(public)(registrant)(NRHP)][rights:read]</text:p>
                    </text:list-item>
                    <text:list-item>
                      <text:p text:style-name="P20">Permission [name:(public)(registrant)(NRHP)(editor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  <text:list-item>
                  <text:p text:style-name="P15">Control [name:<text:span text:style-name="T44">photo_latitude</text:span>] [type:control][visible:true][showon:read,update]</text:p>
                  <text:list>
                    <text:list-item>
                      <text:p text:style-name="P15">UI[prompt: Latitude][title:Latitude] [type:textbox]</text:p>
                    </text:list-item>
                    <text:list-item>
                      <text:p text:style-name="P15">Column [type:numeric][size:14,6][format:0-9 . -]</text:p>
                    </text:list-item>
                  </text:list>
                </text:list-item>
                <text:list-item>
                  <text:p text:style-name="P15">Control [name:<text:span text:style-name="T44">photo_longitude</text:span>] [type:control][visible:true][showon:read,update]</text:p>
                  <text:list>
                    <text:list-item>
                      <text:p text:style-name="P15">UI[prompt: Longitude][title:Longitude] [type:textbox]</text:p>
                    </text:list-item>
                    <text:list-item>
                      <text:p text:style-name="P15">Column [type:numeric][size:14,6][format:0-9 . -]</text:p>
                    </text:list-item>
                  </text:list>
                </text:list-item>
                <text:list-item>
                  <text:p text:style-name="P15">Control [name:<text:span text:style-name="T44">photo_elevation</text:span>] [type:control][visible:true][showon:read,update]</text:p>
                  <text:list>
                    <text:list-item>
                      <text:p text:style-name="P15">UI[prompt: Elevation][title:Elevation] [type:textbox]</text:p>
                    </text:list-item>
                    <text:list-item>
                      <text:p text:style-name="P15">Column [type:numeric][size:14,6][format:0-9 . -]</text:p>
                    </text:list-item>
                  </text:list>
                </text:list-item>
                <text:list-item>
                  <text:p text:style-name="P15">Control [name:<text:span text:style-name="T44">photo_elevation_units</text:span>] [type:control][visible:true][showon:read,update]</text:p>
                  <text:list>
                    <text:list-item>
                      <text:p text:style-name="P15">UI[prompt: Elevation][title:Elevation] [type:radio]</text:p>
                      <text:list>
                        <text:list-item>
                          <text:p text:style-name="P6">Option [name:-units undefined-][value:0]</text:p>
                        </text:list-item>
                        <text:list-item>
                          <text:p text:style-name="P15">Option [name:Meters][value:1]</text:p>
                        </text:list-item>
                        <text:list-item>
                          <text:p text:style-name="P15">Option [name:Feet][value:2]</text:p>
                        </text:list-item>
                      </text:list>
                    </text:list-item>
                    <text:list-item>
                      <text:p text:style-name="P15">Column [type:numeric][size:14,2][format:0-9 . -]</text:p>
                      <text:list>
                        <text:list-header>
                          <text:p text:style-name="P15"/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1">Table [title:] [name: </text:span><text:span text:style-name="T18">Historical_Significant_Themes</text:span><text:span text:style-name="T1">] [relationship:many][limit:][type:table]</text:span></text:p>
              <text:list>
                <text:list-item>
                  <text:p text:style-name="P6">Definition [text: Which of the broad historic themes below best illustrate the history of the property?]</text:p>
                </text:list-item>
                <text:list-item>
                  <text:p text:style-name="P6">[description:]</text:p>
                  <text:list>
                    <text:list-item>
                      <text:p text:style-name="P6">Control [name:hst_theme] <text:s/>[visible: true] [width:10][height:1][showon:create,update, read]</text:p>
                      <text:list>
                        <text:list-item>
                          <text:p text:style-name="P6">[definition: ]</text:p>
                        </text:list-item>
                      </text:list>
                    </text:list-item>
                    <text:list-item>
                      <text:p text:style-name="P20">Permission [name:(public)(registrant)(NRHP)][rights:create,read]</text:p>
                      <text:list>
                        <text:list-item>
                          <text:p text:style-name="P20">Permission [name:(public)(registrant)(NRHP)(editor)][rights:create,read,update]</text:p>
                        </text:list-item>
                        <text:list-item>
                          <text:p text:style-name="P6">UI[prompt: Theme Type][title:Type] [type:radio]</text:p>
                          <text:list>
                            <text:list-item>
                              <text:p text:style-name="P6">Option [name:-Pick Theme-][value:0]</text:p>
                            </text:list-item>
                            <text:list-item>
                              <text:p text:style-name="P5"><text:span text:style-name="T1">Option [name:Agriculture</text:span><text:span text:style-name="T1">][value:1]</text:span></text:p>
                            </text:list-item>
                            <text:list-item>
                              <text:p text:style-name="P5"><text:span text:style-name="T1">Option [name:Architecture</text:span><text:span text:style-name="T1">][value:2]</text:span></text:p>
                            </text:list-item>
                            <text:list-item>
                              <text:p text:style-name="P5"><text:span text:style-name="T1">Option [name:Archaeology</text:span><text:span text:style-name="T1">][value:3]</text:span></text:p>
                            </text:list-item>
                            <text:list-item>
                              <text:p text:style-name="P5"><text:span text:style-name="T1">Option [name:Communications</text:span><text:span text:style-name="T1">][value:4]</text:span></text:p>
                            </text:list-item>
                            <text:list-item>
                              <text:p text:style-name="P5"><text:span text:style-name="T1">Option [name:Commerce</text:span><text:span text:style-name="T1">][value:5]</text:span></text:p>
                            </text:list-item>
                            <text:list-item>
                              <text:p text:style-name="P5"><text:span text:style-name="T1">Option [name:Art</text:span><text:span text:style-name="T1">][value:6]</text:span></text:p>
                            </text:list-item>
                            <text:list-item>
                              <text:p text:style-name="P5"><text:span text:style-name="T1">Option [name:Community Planning and Development</text:span><text:span text:style-name="T1">][value:7]</text:span></text:p>
                            </text:list-item>
                            <text:list-item>
                              <text:p text:style-name="P5"><text:span text:style-name="T1">Option [name:Conservation</text:span><text:span text:style-name="T1">][value:8]</text:span></text:p>
                            </text:list-item>
                            <text:list-item>
                              <text:p text:style-name="P5"><text:span text:style-name="T1">Option [name:Education</text:span><text:span text:style-name="T1">][value:9]</text:span></text:p>
                            </text:list-item>
                            <text:list-item>
                              <text:p text:style-name="P5"><text:span text:style-name="T1">Option [name:Economics</text:span><text:span text:style-name="T1">][value:10]</text:span></text:p>
                            </text:list-item>
                            <text:list-item>
                              <text:p text:style-name="P5"><text:span text:style-name="T1">Option [name:Engineering</text:span><text:span text:style-name="T1">][value:11]</text:span></text:p>
                            </text:list-item>
                            <text:list-item>
                              <text:p text:style-name="P5"><text:span text:style-name="T1">Option [name:Entertainment/Recreation</text:span><text:span text:style-name="T1">][value:12]</text:span></text:p>
                            </text:list-item>
                            <text:list-item>
                              <text:p text:style-name="P5"><text:span text:style-name="T1">Option [name:Ethnic Heritage</text:span><text:span text:style-name="T1">][value:13]</text:span></text:p>
                            </text:list-item>
                            <text:list-item>
                              <text:p text:style-name="P5"><text:span text:style-name="T1">Option [name:Industry</text:span><text:span text:style-name="T1">][value:14]</text:span></text:p>
                            </text:list-item>
                            <text:list-item>
                              <text:p text:style-name="P5"><text:span text:style-name="T1">Option [name:Health/Medicine</text:span><text:span text:style-name="T1">][value:15]</text:span></text:p>
                            </text:list-item>
                            <text:list-item>
                              <text:p text:style-name="P5"><text:span text:style-name="T1">Option [name:Exploration/Settlement</text:span><text:span text:style-name="T1">][value:16]</text:span></text:p>
                            </text:list-item>
                            <text:list-item>
                              <text:p text:style-name="P5"><text:span text:style-name="T1">Option [name:Invention</text:span><text:span text:style-name="T1">][value:17]</text:span></text:p>
                            </text:list-item>
                            <text:list-item>
                              <text:p text:style-name="P5"><text:span text:style-name="T1">Option [name:Landscape Architecture</text:span><text:span text:style-name="T1">][value:18]</text:span></text:p>
                            </text:list-item>
                            <text:list-item>
                              <text:p text:style-name="P5"><text:span text:style-name="T1">Option [name:Literature</text:span><text:span text:style-name="T1">][value:19]</text:span></text:p>
                            </text:list-item>
                            <text:list-item>
                              <text:p text:style-name="P5"><text:span text:style-name="T1">Option [name:Law</text:span><text:span text:style-name="T1">][value:20]</text:span></text:p>
                            </text:list-item>
                            <text:list-item>
                              <text:p text:style-name="P5"><text:span text:style-name="T1">Option [name:Maritime History</text:span><text:span text:style-name="T1">][value:21]</text:span></text:p>
                            </text:list-item>
                            <text:list-item>
                              <text:p text:style-name="P5"><text:span text:style-name="T1">Option [name:Military</text:span><text:span text:style-name="T1">][value:22]</text:span></text:p>
                            </text:list-item>
                            <text:list-item>
                              <text:p text:style-name="P5"><text:span text:style-name="T1">Option [name:Performing Arts</text:span><text:span text:style-name="T1">][value:23]</text:span></text:p>
                            </text:list-item>
                            <text:list-item>
                              <text:p text:style-name="P5"><text:span text:style-name="T1">Option [name:Religion</text:span><text:span text:style-name="T1">][value:24]</text:span></text:p>
                            </text:list-item>
                            <text:list-item>
                              <text:p text:style-name="P5"><text:span text:style-name="T1">Option [name:Politics/Government</text:span><text:span text:style-name="T1">][value:25]</text:span></text:p>
                            </text:list-item>
                            <text:list-item>
                              <text:p text:style-name="P5"><text:span text:style-name="T1">Option [name:Philosophy</text:span><text:span text:style-name="T1">][value:26]</text:span></text:p>
                            </text:list-item>
                            <text:list-item>
                              <text:p text:style-name="P5"><text:span text:style-name="T1">Option [name:Science</text:span><text:span text:style-name="T1">][value:27]</text:span></text:p>
                            </text:list-item>
                            <text:list-item>
                              <text:p text:style-name="P5"><text:span text:style-name="T1">Option [name:Social History</text:span><text:span text:style-name="T1">][value:28]</text:span></text:p>
                            </text:list-item>
                            <text:list-item>
                              <text:p text:style-name="P5"><text:span text:style-name="T1">Option [name:Transportation</text:span><text:span text:style-name="T1">][value:29]</text:span></text:p>
                            </text:list-item>
                            <text:list-item>
                              <text:p text:style-name="P5"><text:span text:style-name="T1">Option [name:Other</text:span><text:span text:style-name="T1">][value:30]</text:span></text:p>
                            </text:list-item>
                          </text:list>
                        </text:list-item>
                        <text:list-item>
                          <text:p text:style-name="P6"/>
                        </text:list-item>
                        <text:list-item>
                          <text:p text:style-name="P6">Validation [type: character][required:false][validate:yes]</text:p>
                        </text:list-item>
                        <text:list-item>
                          <text:p text:style-name="P15">Column [type:numeric][size:10][format:NNNN]</text:p>
                        </text:list-item>
                        <text:list-item>
                          <text:p text:style-name="P15">Instruction [text:Historic theme.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hst_insertdate] [type:control][visible:true][showon:read,update]</text:p>
                  <text:list>
                    <text:list-item>
                      <text:p text:style-name="P6">[definition: date record was inserted]</text:p>
                    </text:list-item>
                    <text:list-item>
                      <text:p text:style-name="P20">Permission [name:(public)(registrant)(NRHP)][rights:read]</text:p>
                    </text:list-item>
                    <text:list-item>
                      <text:p text:style-name="P20">Permission [name:(public)(registrant)(NRHP)(editor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</text:span><text:span text:style-name="T18">Historically Significant Architecture, Design or Engineering</text:span><text:span text:style-name="T1">] [name: </text:span><text:span text:style-name="T18">Historical_Significant_Architecture_Design_Engineering</text:span><text:span text:style-name="T1">] [relationship:many][limit:][type:table]</text:span></text:p>
              <text:list>
                <text:list-item>
                  <text:p text:style-name="P6">Definition [text: .]</text:p>
                </text:list-item>
                <text:list-item>
                  <text:p text:style-name="P6">[description:]</text:p>
                </text:list-item>
                <text:list-item>
                  <text:p text:style-name="P15"/>
                </text:list-item>
                <text:list-item>
                  <text:p text:style-name="P5"><text:span text:style-name="T1">Control [name:sade</text:span><text:span text:style-name="T2">_significance</text:span><text:span text:style-name="T1">] <text:s/>[visible: true] [width:50][height:10][showon:create,update,read]</text:span></text:p>
                  <text:list>
                    <text:list-item>
                      <text:p text:style-name="P6">[definition: description of the event. ]</text:p>
                    </text:list-item>
                    <text:list-item>
                      <text:p text:style-name="P20">Permission [name:(public)(registrant)(NRHP)][rights:create,read]</text:p>
                    </text:list-item>
                    <text:list-item>
                      <text:p text:style-name="P20">Permission [name:(public)(registrant)(NRHP)(editor)][rights:create,read,update]</text:p>
                    </text:list-item>
                    <text:list-item>
                      <text:p text:style-name="P6">UI[prompt: Explain][title:Explain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500][format:A-Z,a-z,0-9]</text:p>
                    </text:list-item>
                    <text:list-item>
                      <text:p text:style-name="P5"><text:span text:style-name="T24">Instruction [text:Describe the significance of the </text:span><text:span text:style-name="T29">Architecture, Design, or Engineering</text:span> <text:span text:style-name="T24">.]</text:span>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2">sade_insertdate</text:span><text:span text:style-name="T1">] [type:control][visible:true][showon:read,update]</text:span></text:p>
                  <text:list>
                    <text:list-item>
                      <text:p text:style-name="P6">[definition: date record was inserted]</text:p>
                    </text:list-item>
                    <text:list-item>
                      <text:p text:style-name="P20">Permission [name:(public)(registrant)(NRHP)][rights:read]</text:p>
                    </text:list-item>
                    <text:list-item>
                      <text:p text:style-name="P20">Permission [name:(public)(registrant)(NRHP)(editor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</text:span><text:span text:style-name="T18">Significant Archaeology Sites</text:span><text:span text:style-name="T1">] [name: </text:span><text:span text:style-name="T18">Significant_Archaeology_Sites</text:span><text:span text:style-name="T1">] [relationship:many][limit:][type:table]</text:span></text:p>
              <text:list>
                <text:list-item>
                  <text:p text:style-name="P6">Definition [text: .]</text:p>
                </text:list-item>
                <text:list-item>
                  <text:p text:style-name="P6">[description:]</text:p>
                </text:list-item>
                <text:list-item>
                  <text:p text:style-name="P15"/>
                </text:list-item>
                <text:list-item>
                  <text:p text:style-name="P5"><text:span text:style-name="T1">Control [name:sas</text:span><text:span text:style-name="T2">_significance</text:span><text:span text:style-name="T1">] <text:s/>[visible: true] [width:50][height:10][showon:create,update,read]</text:span></text:p>
                  <text:list>
                    <text:list-item>
                      <text:p text:style-name="P6">[definition: description of the event. ]</text:p>
                    </text:list-item>
                    <text:list-item>
                      <text:p text:style-name="P20">Permission [name:(public)(registrant)(NRHP)][rights:create,read]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6">UI[prompt: Explain][title:Explain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500][format:A-Z,a-z,0-9]</text:p>
                    </text:list-item>
                    <text:list-item>
                      <text:p text:style-name="P15">Instruction [text:Describe the significance of this archaeological site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2">sas_insertdate</text:span><text:span text:style-name="T1">] [type:control][visible:true][showon:read,update]</text:span></text:p>
                  <text:list>
                    <text:list-item>
                      <text:p text:style-name="P6">[definition: date record was inserted]</text:p>
                    </text:list-item>
                    <text:list-item>
                      <text:p text:style-name="P21">Permission [name:(public)(registrant)(NRHP)][rights:read]</text:p>
                    </text:list-item>
                    <text:list-item>
                      <text:p text:style-name="P20"><text:span text:style-name="T68">Permission [name: (public)(registrant)(NRHP)(editor) ] [rights: read</text:span>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Histically Significant Persons] [name: </text:span><text:span text:style-name="T18">Historical_Significant_Persons</text:span><text:span text:style-name="T1">] [relationship:many][limit:][type:table]</text:span></text:p>
              <text:list>
                <text:list-item>
                  <text:p text:style-name="P6">Definition [text: .]</text:p>
                </text:list-item>
                <text:list-item>
                  <text:p text:style-name="P6">[description:]</text:p>
                </text:list-item>
                <text:list-item>
                  <text:p text:style-name="P5"><text:span text:style-name="T1">Control [name:</text:span><text:span text:style-name="T2">hsp_name</text:span><text:span text:style-name="T1">] [type:control][visible:true][showon:read,update]</text:span></text:p>
                  <text:list>
                    <text:list-item>
                      <text:p text:style-name="P6">[definition: person of significance]</text:p>
                    </text:list-item>
                    <text:list-item>
                      <text:p text:style-name="P20">Permission [name:(public)(registrant)(NRHP)][rights:create,read]</text:p>
                    </text:list-item>
                    <text:list-item>
                      <text:p text:style-name="P20">Permission [name:(public)(registrant)(NRHP)(editor)][rights:create,read,update]</text:p>
                    </text:list-item>
                    <text:list-item>
                      <text:p text:style-name="P6">Column [type:character][size:26][format:NNNNNNNNNN]</text:p>
                    </text:list-item>
                    <text:list-item>
                      <text:p text:style-name="P6">UI [prompt:Full Name][title:Name][type:label][format:NNNNNNNNNN]</text:p>
                    </text:list-item>
                    <text:list-item>
                      <text:p text:style-name="P15">Validation [type: character][validate:true]</text:p>
                    </text:list-item>
                    <text:list-item>
                      <text:p text:style-name="P15">Instruction [text:Last Name First.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2">hsp_significance</text:span><text:span text:style-name="T1">] <text:s/>[visible: true] [width:50][height:10][showon:create,update,read]</text:span></text:p>
                  <text:list>
                    <text:list-item>
                      <text:p text:style-name="P6">[definition: description of the event. ]</text:p>
                    </text:list-item>
                    <text:list-item>
                      <text:p text:style-name="P21">Permission [name:(public)(registrant)(NRHP)][rights:create,read]</text:p>
                    </text:list-item>
                    <text:list-item>
                      <text:p text:style-name="P20"><text:span text:style-name="T68">Permission [name: (public)(registrant)(NRHP)(editor) ] [rights: create, read, update</text:span> ]</text:p>
                    </text:list-item>
                    <text:list-item>
                      <text:p text:style-name="P6">UI[prompt: Explain][title:Explain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500][format:A-Z,a-z,0-9]</text:p>
                    </text:list-item>
                    <text:list-item>
                      <text:p text:style-name="P15">Instruction [text:Describe the significance of this person with regards to the property.]</text:p>
                    </text:list-item>
                  </text:list>
                </text:list-item>
                <text:list-item>
                  <text:p text:style-name="P6">Control [name:hsp<text:span text:style-name="T44">_importance</text:span>] [type:control][visible:true][showon:create,read,update]</text:p>
                  <text:list>
                    <text:list-item>
                      <text:p text:style-name="P6">Column [type:numeric][size:10][format:YYYY]</text:p>
                    </text:list-item>
                    <text:list-item>
                      <text:p text:style-name="P6">UI [prompt:][title:End][type:radio][format:NNNNNNNNNN]</text:p>
                      <text:list>
                        <text:list-item>
                          <text:p text:style-name="P6">Option [name:Most Important][value:1]</text:p>
                        </text:list-item>
                        <text:list-item>
                          <text:p text:style-name="P6">Option [name:Less Important][value:2]</text:p>
                        </text:list-item>
                        <text:list-item>
                          <text:p text:style-name="P15">Option [name:Least Important][value:3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Control [name:</text:span><text:span text:style-name="T2">hsp_insertdate</text:span><text:span text:style-name="T1">] [type:control][visible:true][showon:read,update]</text:span></text:p>
                  <text:list>
                    <text:list-item>
                      <text:p text:style-name="P6">[definition: date record was inserted]</text:p>
                    </text:list-item>
                    <text:list-item>
                      <text:p text:style-name="P21">Permission [name:(public)(registrant)(NRHP)][rights:read]</text:p>
                    </text:list-item>
                    <text:list-item>
                      <text:p text:style-name="P20"><text:span text:style-name="T68">Permission [name: (public)(registrant)(NRHP)(editor) ] [rights: read</text:span>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</text:span><text:span text:style-name="T18">Historically Significant Events</text:span><text:span text:style-name="T1">] [name: </text:span><text:span text:style-name="T18">Historical_Significant_Events</text:span><text:span text:style-name="T1">] [relationship:many][limit:][type:table]</text:span></text:p>
              <text:list>
                <text:list-item>
                  <text:p text:style-name="P6">Definition [text: .]</text:p>
                </text:list-item>
                <text:list-item>
                  <text:p text:style-name="P6">[description:]</text:p>
                </text:list-item>
                <text:list-item>
                  <text:p text:style-name="P5"><text:span text:style-name="T1">Control [name:</text:span><text:span text:style-name="T2">hse_eventdate</text:span><text:span text:style-name="T1">] [type:control][visible:true][showon:read,update]</text:span></text:p>
                  <text:list>
                    <text:list-item>
                      <text:p text:style-name="P6">[definition: date of event]</text:p>
                    </text:list-item>
                    <text:list-item>
                      <text:p text:style-name="P20">Permission [name:(public)(registrant)(NRHP)][rights:create,read]</text:p>
                    </text:list-item>
                    <text:list-item>
                      <text:p text:style-name="P20">Permission [name:(public)(registrant)(NRHP)(editor)][rights:read]</text:p>
                    </text:list-item>
                    <text:list-item>
                      <text:p text:style-name="P6">Column [type:date][size:8][format:NNNNNNNNNN]</text:p>
                    </text:list-item>
                    <text:list-item>
                      <text:p text:style-name="P6">UI [prompt:Date of Event][title:Event Date][type:label][format:NNNNNNNNNN]</text:p>
                    </text:list-item>
                    <text:list-item>
                      <text:p text:style-name="P15">Validation [type: numeric][validate:true]</text:p>
                    </text:list-item>
                    <text:list-item>
                      <text:p text:style-name="P15">Instruction [text:Date of the event.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2">hse_event</text:span><text:span text:style-name="T1">] <text:s/>[visible: true] [width:50][height:10][showon:create,update,read]</text:span></text:p>
                  <text:list>
                    <text:list-item>
                      <text:p text:style-name="P6">[definition: description of the event. ]</text:p>
                    </text:list-item>
                    <text:list-item>
                      <text:p text:style-name="P20">Permission [name:(public)(registrant)(NRHP)][rights:read]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6">UI[prompt: Explain][title:Explain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500][format:A-Z,a-z,0-9]</text:p>
                    </text:list-item>
                    <text:list-item>
                      <text:p text:style-name="P15">Instruction [text:Explaination of the significance of the event.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2">hse_insertdate</text:span><text:span text:style-name="T1">] [type:control][visible:true][showon:read,update]</text:span></text:p>
                  <text:list>
                    <text:list-item>
                      <text:p text:style-name="P6">[definition: date record was inserted]</text:p>
                    </text:list-item>
                    <text:list-item>
                      <text:p text:style-name="P20">Permission [name:(public)(registrant)(NRHP)][rights:read]</text:p>
                    </text:list-item>
                    <text:list-item>
                      <text:p text:style-name="P20">Permission [name:(public)(registrant)(NRHP)(editor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</text:span><text:span text:style-name="T18">Historical Significance Property</text:span><text:span text:style-name="T1">] [name: </text:span><text:span text:style-name="T18">Historical_Significance_Property</text:span><text:span text:style-name="T1">] [relationship:many][limit:][type:table]</text:span></text:p>
              <text:list>
                <text:list-item>
                  <text:p text:style-name="P6">Definition [text: .]</text:p>
                </text:list-item>
                <text:list-item>
                  <text:p text:style-name="P6">[description:Why is this prpoerty important?]</text:p>
                </text:list-item>
                <text:list-item>
                  <text:p text:style-name="P15"/>
                </text:list-item>
                <text:list-item>
                  <text:p text:style-name="P5"><text:span text:style-name="T1">Control [name:</text:span><text:span text:style-name="T2">hsp_significance</text:span><text:span text:style-name="T1">] <text:s/>[visible: true] [width:50][height:10][showon:create,update,read]</text:span></text:p>
                  <text:list>
                    <text:list-item>
                      <text:p text:style-name="P6">[definition: description of Significance of property. ]</text:p>
                    </text:list-item>
                    <text:list-item>
                      <text:p text:style-name="P20"><text:span text:style-name="T68">Permission [name: (public)(registrant)(NRHP) ] [rights: create, read]</text:span> 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6">UI[prompt: Property Significance][title:Property Significance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500][format:A-Z,a-z,0-9]</text:p>
                    </text:list-item>
                    <text:list-item>
                      <text:p text:style-name="P15">Instruction [text:Describe the significance of this property.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2">hsp_insertdate</text:span><text:span text:style-name="T1">] [type:control][visible:true][showon:read,update]</text:span></text:p>
                  <text:list>
                    <text:list-item>
                      <text:p text:style-name="P6">[definition: date record was inserted]</text:p>
                    </text:list-item>
                    <text:list-item>
                      <text:p text:style-name="P20"><text:span text:style-name="T68">Permission [name: (public)(registrant)(NRHP) ] [rights: create, read]</text:span> </text:p>
                    </text:list-item>
                    <text:list-item>
                      <text:p text:style-name="P20">Permission [name:(public)(registrant)(NRHP)(editor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Location] [name:</text:span><text:span text:style-name="T8">NRHP-Location]</text:span><text:span text:style-name="T1"> [relationship:many][limit:10000][minimum: 1][type:table]</text:span></text:p>
              <text:list>
                <text:list-item>
                  <text:p text:style-name="P6">Definition [text: Location of the NRHP historic sites.]</text:p>
                </text:list-item>
                <text:list-item>
                  <text:p text:style-name="P6">[description:Location]</text:p>
                  <text:p text:style-name="P6"/>
                </text:list-item>
                <text:list-item>
                  <text:p text:style-name="P5"><text:span text:style-name="T1">Control [name:</text:span><text:span text:style-name="T2">addr</text:span><text:span text:style-name="T25">_street</text:span><text:span text:style-name="T1">] <text:s/>[visible: true] [width:25][height:1][showon:create,update,read][access:(public)(registrant),(review-commenter)]</text:span></text:p>
                  <text:list>
                    <text:list-item>
                      <text:p text:style-name="P6">[definition: the complet street number and name.]</text:p>
                    </text:list-item>
                    <text:list-item>
                      <text:p text:style-name="P23"><text:span text:style-name="T67">Permission [name: (public)(registrant)(NRHP) ] [rights: create, read]</text:span> </text:p>
                    </text:list-item>
                    <text:list-item>
                      <text:p text:style-name="P24">Permission [name:(public)(registrant)(NRHP)(editor)] [rights:read,update]</text:p>
                    </text:list-item>
                    <text:list-item>
                      <text:p text:style-name="P24">Permission [name:(public)(registrant)(ER)(editor)] <text:s/>[rights:read,update]</text:p>
                    </text:list-item>
                    <text:list-item>
                      <text:p text:style-name="P6">UI[prompt: <text:span text:style-name="T39">Street</text:span>][title:Street] [type:textbox]</text:p>
                      <text:list>
                        <text:list-item>
                          <text:p text:style-name="P6">Sample [sample:6767 West Street]</text:p>
                        </text:list-item>
                      </text:list>
                    </text:list-item>
                    <text:list-item>
                      <text:p text:style-name="P6">Instruction [text: Complete street name or a P.O. Box.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-Z,a-z,0-9]</text:p>
                    </text:list-item>
                  </text:list>
                </text:list-item>
                <text:list-item>
                  <text:p text:style-name="P6">Control [name:addr_not<text:span text:style-name="T44">_publish</text:span>] [type:control][visible:true][showon:create,read,update]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6">UI [prompt: Not for publication][title:Not for publication][type:radio][format:NNNNNNNNNN]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6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Control [name:</text:span><text:span text:style-name="T2">addr_postalcode</text:span><text:span text:style-name="T1">] <text:s/>[visible: true] [width:10][height:1][showon:create,update,read]</text:span></text:p>
                  <text:list>
                    <text:list-item>
                      <text:p text:style-name="P6">[definition: Postal code for the property. ]</text:p>
                    </text:list-item>
                    <text:list-item>
                      <text:p text:style-name="P23"><text:span text:style-name="T67">Permission [name: (public)(registrant)(NRHP) ] [rights: create, read]</text:span> </text:p>
                    </text:list-item>
                    <text:list-item>
                      <text:p text:style-name="P24">Permission [name:(public)(registrant)(NRHP)(editor)] [rights:read,update]</text:p>
                    </text:list-item>
                    <text:list-item>
                      <text:p text:style-name="P24">Permission [name:(public)(registrant)(ER)(editor)] <text:s/>[rights:read,update]</text:p>
                    </text:list-item>
                    <text:list-item>
                      <text:p text:style-name="P6">UI[prompt: <text:span text:style-name="T21">Postal Code</text:span>][title:Postal Code] [type:textbox]</text:p>
                    </text:list-item>
                    <text:list-item>
                      <text:p text:style-name="P6">Instruction [text: Postal code for property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10][format:]</text:p>
                    </text:list-item>
                    <text:list-item>
                      <text:p text:style-name="P6"/>
                    </text:list-item>
                  </text:list>
                </text:list-item>
                <text:list-item>
                  <text:p text:style-name="P5"><text:span text:style-name="T1">Control [name:</text:span><text:span text:style-name="T2">addr_municipality]</text:span><text:span text:style-name="T1"> <text:s/>[visible: true] [width:25][height:1][showon:create,update,read]</text:span></text:p>
                  <text:list>
                    <text:list-item>
                      <text:p text:style-name="P6">[definition: the municipality ]</text:p>
                    </text:list-item>
                    <text:list-item>
                      <text:p text:style-name="P23"><text:span text:style-name="T67">Permission [name: (public)(registrant)(NRHP) ] [rights: create, read]</text:span> </text:p>
                    </text:list-item>
                    <text:list-item>
                      <text:p text:style-name="P24">Permission [name:(public)(registrant)(NRHP)(editor)] [rights:read,update]</text:p>
                    </text:list-item>
                    <text:list-item>
                      <text:p text:style-name="P24">Permission [name:(public)(registrant)(ER)(editor)] <text:s/>[rights:read,update]</text:p>
                    </text:list-item>
                    <text:list-item>
                      <text:p text:style-name="P6">UI[prompt: <text:span text:style-name="T19">Municiple Unit</text:span>][title:Municipality] [type:textbox]</text:p>
                      <text:list>
                        <text:list-item>
                          <text:p text:style-name="P6">Sample [sample:Caseville]</text:p>
                        </text:list-item>
                      </text:list>
                    </text:list-item>
                    <text:list-item>
                      <text:p text:style-name="P6">Instruction [text: Complete municipality name. <text:s/>No abbreviations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]</text:p>
                    </text:list-item>
                  </text:list>
                </text:list-item>
                <text:list-item>
                  <text:p text:style-name="P6">Control [name:addr<text:span text:style-name="T44">_vicinity</text:span>] [type:control][visible:true][showon:create,read,update]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6">UI [prompt: vicinity][title:vicinity][type:radio][format:NNNNNNNNNN]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6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Control [name:</text:span><text:span text:style-name="T2">addr_county</text:span><text:span text:style-name="T1">] <text:s/>[visible: true] [width:25][height:1][showon:create,update,read]</text:span></text:p>
                  <text:list>
                    <text:list-item>
                      <text:p text:style-name="P6">[definition: the primary county ]</text:p>
                    </text:list-item>
                    <text:list-item>
                      <text:p text:style-name="P23"><text:span text:style-name="T67">Permission [name: (public)(registrant)(NRHP) ] [rights: create, read]</text:span> </text:p>
                    </text:list-item>
                    <text:list-item>
                      <text:p text:style-name="P24">Permission [name:(public)(registrant)(NRHP)(editor)] [rights:create,read,update]</text:p>
                    </text:list-item>
                    <text:list-item>
                      <text:p text:style-name="P24">Permission [name:(public)(registrant)(ER)(editor)] <text:s/>[rights:create,read,update]</text:p>
                    </text:list-item>
                    <text:list-item>
                      <text:p text:style-name="P6">UI[prompt: <text:span text:style-name="T19">County </text:span>][title:County] [type:list]</text:p>
                    </text:list-item>
                    <text:list-item>
                      <text:p text:style-name="P6">Instruction [text: Complete county name. <text:s/>No abbreviations and no punctuation.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A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2">addr_county_code</text:span><text:span text:style-name="T1">] <text:s/>[visible: true] [width:25][height:1][showon:create,update,read]</text:span></text:p>
                  <text:list>
                    <text:list-item>
                      <text:p text:style-name="P6">[definition: the primary county code ]</text:p>
                    </text:list-item>
                    <text:list-item>
                      <text:p text:style-name="P23"><text:span text:style-name="T67">Permission [name: (public)(registrant)(NRHP) ] [rights: create, read]</text:span> </text:p>
                    </text:list-item>
                    <text:list-item>
                      <text:p text:style-name="P24">Permission [name:(public)(registrant)(NRHP)(editor)] [rights:create,read,update]</text:p>
                    </text:list-item>
                    <text:list-item>
                      <text:p text:style-name="P24">Permission [name:(public)(registrant)(ER)(editor)] <text:s/>[rights:create,read,update]</text:p>
                    </text:list-item>
                    <text:list-item>
                      <text:p text:style-name="P6">UI[prompt: <text:span text:style-name="T19">County Code</text:span>][title:County Code] [type:list]</text:p>
                    </text:list-item>
                    <text:list-item>
                      <text:p text:style-name="P6">Instruction [text: County Code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][format:AN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6">addr_state</text:span><text:span text:style-name="T1">] <text:s/>[visible: true] [width:25][height:1][showon:create,update,read][access:(public)(registrant),(review-commenter)]</text:span></text:p>
                  <text:list>
                    <text:list-item>
                      <text:p text:style-name="P6">[definition: the state. ]</text:p>
                    </text:list-item>
                    <text:list-item>
                      <text:p text:style-name="P23"><text:span text:style-name="T67">Permission [name: (public)(registrant)(NRHP) ] [rights: create, read]</text:span> </text:p>
                    </text:list-item>
                    <text:list-item>
                      <text:p text:style-name="P24">Permission [name:(public)(registrant)(NRHP)(editor)] [rights:create,read,update]</text:p>
                    </text:list-item>
                    <text:list-item>
                      <text:p text:style-name="P24">Permission [name:(public)(registrant)(ER)(editor)] <text:s/>[rights:create,read,update]</text:p>
                    </text:list-item>
                    <text:list-item>
                      <text:p text:style-name="P6">UI[prompt: <text:span text:style-name="T20">State</text:span>][title:State] [type:textbox]</text:p>
                      <text:list>
                        <text:list-item>
                          <text:p text:style-name="P6">Sample [sample:MI]</text:p>
                        </text:list-item>
                      </text:list>
                    </text:list-item>
                    <text:list-item>
                      <text:p text:style-name="P6">Instruction [text: State Abbreviation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][format:A-Z,a-z,0-9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6">addr_state_code</text:span><text:span text:style-name="T1">] <text:s/>[visible: true] [width:25][height:1][showon:create,update,read][access:(public)(registrant),(review-commenter)]</text:span></text:p>
                  <text:list>
                    <text:list-item>
                      <text:p text:style-name="P6">[definition: the state code. ]</text:p>
                    </text:list-item>
                    <text:list-item>
                      <text:p text:style-name="P23"><text:span text:style-name="T67">Permission [name: (public)(registrant)(NRHP) ] [rights: create, read]</text:span> </text:p>
                    </text:list-item>
                    <text:list-item>
                      <text:p text:style-name="P24">Permission [name:(public)(registrant)(NRHP)(editor)] [rights:create,read,update]</text:p>
                    </text:list-item>
                    <text:list-item>
                      <text:p text:style-name="P24">Permission [name:(public)(registrant)(ER)(editor)] <text:s/>[rights:create,read,update]</text:p>
                    </text:list-item>
                    <text:list-item>
                      <text:p text:style-name="P6">UI[prompt: <text:span text:style-name="T20">State code</text:span>][title:State code] [type:textbox]</text:p>
                      <text:list>
                        <text:list-item>
                          <text:p text:style-name="P6">Sample [sample:MI]</text:p>
                        </text:list-item>
                      </text:list>
                    </text:list-item>
                    <text:list-item>
                      <text:p text:style-name="P6">Instruction [text: State Abbreviation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][format:A-Z,a-z,0-9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126">Originating Member Identity</text:span><text:span text:style-name="T125"> </text:span><text:span text:style-name="T1">] [type:control][visible:true][showon:read,update]</text:span></text:p>
                  <text:list>
                    <text:list-item>
                      <text:p text:style-name="P6">[definition: ]</text:p>
                    </text:list-item>
                    <text:list-item>
                      <text:p text:style-name="P6">Column [type:integer][size:10][format:NNNNNNNNNN]</text:p>
                    </text:list-item>
                    <text:list-item>
                      <text:p text:style-name="P6">UI [prompt:Originator][title:Originator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126">Creation Date and Time</text:span><text:span text:style-name="T125"> </text:span><text:span text:style-name="T1">] [type:control][visible:true][showon:read, update]</text:span></text:p>
                  <text:list>
                    <text:list-item>
                      <text:p text:style-name="P6">[definition: date record was create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datetime][validate:true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2">addr</text:span><text:span text:style-name="T25">_quality_code</text:span><text:span text:style-name="T1">] <text:s/>[visible: true] [width:25][height:1][showon:create,update,read][access:(public)(registrant),(review-commenter)]</text:span></text:p>
                  <text:list>
                    <text:list-item>
                      <text:p text:style-name="P6">[definition: Location Quality ranking/coding for the geocode interpolation ]</text:p>
                    </text:list-item>
                    <text:list-item>
                      <text:p text:style-name="P23"><text:span text:style-name="T67">Permission [name: (public)(registrant)(NRHP) ] [rights: create, read]</text:span> </text:p>
                    </text:list-item>
                    <text:list-item>
                      <text:p text:style-name="P24">Permission [name:(public)(registrant)(NRHP)(editor)] [rights:read,update]</text:p>
                    </text:list-item>
                    <text:list-item>
                      <text:p text:style-name="P24">Permission [name:(public)(registrant)(ER)(editor)] <text:s/>[rights:read,update]</text:p>
                    </text:list-item>
                    <text:list-item>
                      <text:p text:style-name="P6">UI[prompt: <text:span text:style-name="T39">Quality Code</text:span>][title:Quality Code] [type:textbox]</text:p>
                      <text:list>
                        <text:list-item>
                          <text:p text:style-name="P6">Sample [sample:6767 West Street]</text:p>
                        </text:list-item>
                      </text:list>
                    </text:list-item>
                    <text:list-item>
                      <text:p text:style-name="P6">Instruction [text: Complete street name or a P.O. Box.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-Z,a-z,0-9]</text:p>
                    </text:list-item>
                  </text:list>
                </text:list-item>
                <text:list-item>
                  <text:p text:style-name="P6"/>
                  <text:list>
                    <text:list-item>
                      <text:list>
                        <text:list-header>
                          <text:p text:style-name="P6"/>
                        </text:list-header>
                      </text:list>
                      <text:p text:style-name="P6"/>
                    </text:list-item>
                  </text:list>
                </text:list-item>
              </text:list>
            </text:list-item>
            <text:list-item>
              <text:p text:style-name="P5"><text:span text:style-name="T1">Table [title:Property <text:s/>Purpose] [name: </text:span><text:span text:style-name="T56">Property_Purpose</text:span><text:span text:style-name="T1">] [type:table]</text:span></text:p>
              <text:list>
                <text:list-item>
                  <text:p text:style-name="P6">Definition [text: Description of the purpose of the nomination. ]</text:p>
                </text:list-item>
                <text:list-item>
                  <text:p text:style-name="P6">[description:]</text:p>
                  <text:p text:style-name="P6"/>
                </text:list-item>
                <text:list-item>
                  <text:p text:style-name="P6">Control [name:pp_project_name] <text:s/>[visible: true] [width:50][height:10][showon:create,update,read]</text:p>
                  <text:list>
                    <text:list-item>
                      <text:p text:style-name="P6">[definition: name of project to which this property name is assigned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22"/>
                    </text:list-item>
                    <text:list-item>
                      <text:p text:style-name="P6">UI[prompt: <text:s/>Project-Identity][title:Project-Identity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-Z,a-z,0-9]</text:p>
                    </text:list-item>
                    <text:list-item>
                      <text:p text:style-name="P15">Instruction [text:Create a Project-Identity for this nomination.]</text:p>
                    </text:list-item>
                  </text:list>
                </text:list-item>
                <text:list-item>
                  <text:p text:style-name="P6">Control [name:pp_purpose] <text:s/>[visible: true] [width:50][height:10][showon:create,update,read]</text:p>
                  <text:list>
                    <text:list-item>
                      <text:p text:style-name="P6">[definition: name of project or location 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22"/>
                    </text:list-item>
                    <text:list-item>
                      <text:p text:style-name="P10"><text:span text:style-name="T51">UI[prompt:</text:span><text:span text:style-name="T26">Purpose for nominating this property/district</text:span><text:span text:style-name="T51">][title:Purpose of Nomination] [type:textbox]</text:span>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-Z,a-z,0-9]</text:p>
                    </text:list-item>
                    <text:list-item>
                      <text:p text:style-name="P15">Instruction [text: The purpose nominating this property.]</text:p>
                    </text:list-item>
                  </text:list>
                </text:list-item>
                <text:list-item>
                  <text:p text:style-name="P15"/>
                </text:list-item>
                <text:list-item>
                  <text:p text:style-name="P6">Control [name:pp_insertdate] [type:control][visible:true][showon:read,update]</text:p>
                  <text:list>
                    <text:list-item>
                      <text:p text:style-name="P6">[definition: date record was inserted]</text:p>
                    </text:list-item>
                    <text:list-item>
                      <text:p text:style-name="P20">Permission [name:(public)(registrant)(NRHP)][rights: read]</text:p>
                    </text:list-item>
                    <text:list-item>
                      <text:p text:style-name="P20">Permission [name:(public)(registrant)(NRHP)(editor)][rights:read]</text:p>
                    </text:list-item>
                    <text:list-item>
                      <text:p text:style-name="P22"/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</text:list>
            </text:list-item>
          </text:list>
        </text:list-item>
      </text:list>
      <text:p text:style-name="P3">F</text:p>
      <text:list xml:id="list35525144" text:continue-numbering="true" text:style-name="L1">
        <text:list-item>
          <text:list>
            <text:list-item>
              <text:p text:style-name="P5"><text:span text:style-name="T1">Table [title:</text:span><text:span text:style-name="T56">NRHP Property's Names</text:span><text:span text:style-name="T1">] [name: </text:span><text:span text:style-name="T56">NRHP-Name-of-Properties </text:span><text:span text:style-name="T1">][minimum:1][limit:20] [type:table]</text:span></text:p>
              <text:list>
                <text:list-item>
                  <text:p text:style-name="P6">Definition [text: List of all names which the property is called. ]</text:p>
                </text:list-item>
                <text:list-item>
                  <text:p text:style-name="P6">[description:]</text:p>
                </text:list-item>
                <text:list-item>
                  <text:p text:style-name="P6">Control [name:prty_name] <text:s/>[visible: true] [width:50][height:10][showon:create,update,read]</text:p>
                  <text:list>
                    <text:list-item>
                      <text:p text:style-name="P6">[definition: name of project or location 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2">Permission [name:(public)(registrant)(NRHP)(editor)][rights: create,read,update]</text:p>
                    </text:list-item>
                    <text:list-item>
                      <text:p text:style-name="P6">UI[prompt: Place Name][title:Place Name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120][format:A-Z,a-z,0-9]</text:p>
                    </text:list-item>
                    <text:list-item>
                      <text:p text:style-name="P15">Instruction [text: Property name.]</text:p>
                    </text:list-item>
                  </text:list>
                </text:list-item>
                <text:list-item>
                  <text:p text:style-name="P6">Control [name:prty_current] <text:s/>[visible: true] [width:50][height:10][showon:create,update,read]</text:p>
                  <text:list>
                    <text:list-item>
                      <text:p text:style-name="P6">[definition: Flag to mark the most relevant name for this property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2">Permission [name:(public)(registrant)(NRHP)(editor)][rights: create,read,update]</text:p>
                    </text:list-item>
                    <text:list-item>
                      <text:p text:style-name="P22"/>
                    </text:list-item>
                    <text:list-item>
                      <text:p text:style-name="P6">UI[prompt: Is current name of property?][title:Is Current Name] [type:checkbox]</text:p>
                    </text:list-item>
                    <text:list-item>
                      <text:p text:style-name="P6">Validation [type: bit][required:true][validate:yes]</text:p>
                    </text:list-item>
                    <text:list-item>
                      <text:p text:style-name="P6">Column [type:bit][size:1][format:A-Z,a-z,0-9]</text:p>
                    </text:list-item>
                    <text:list-item>
                      <text:p text:style-name="P15">Instruction [text: Mark the current name otherwise leave unmarked.]</text:p>
                    </text:list-item>
                  </text:list>
                </text:list-item>
                <text:list-item>
                  <text:p text:style-name="P6">Control [name:prty_historic_name] <text:s/>[visible: true] [width:50][height:10][showon:create,update,read]</text:p>
                  <text:list>
                    <text:list-item>
                      <text:p text:style-name="P6">[definition: Flag to mark the name most know historically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2">Permission [name:(public)(registrant)(NRHP)(editor)][rights: create,read,update]</text:p>
                    </text:list-item>
                    <text:list-item>
                      <text:p text:style-name="P22"/>
                    </text:list-item>
                    <text:list-item>
                      <text:p text:style-name="P6">UI[prompt: Is Historic Name?][title:Is Historic Name] [type:checkbox]</text:p>
                    </text:list-item>
                    <text:list-item>
                      <text:p text:style-name="P6">Validation [type: bit][required:true][validate:yes]</text:p>
                    </text:list-item>
                    <text:list-item>
                      <text:p text:style-name="P6">Column [type:bit][size:1][format:A-Z,a-z,0-9]</text:p>
                    </text:list-item>
                    <text:list-item>
                      <text:p text:style-name="P15">Instruction [text: Mark the current name otherwise leave unmarked.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126">Originating Member Identity</text:span><text:span text:style-name="T125"> </text:span><text:span text:style-name="T1">] [type:control][visible:true][showon:read,update]</text:span></text:p>
                  <text:list>
                    <text:list-item>
                      <text:p text:style-name="P6">[definition: ]</text:p>
                    </text:list-item>
                    <text:list-item>
                      <text:p text:style-name="P6">Column [type:integer][size:10][format:NNNNNNNNNN]</text:p>
                    </text:list-item>
                    <text:list-item>
                      <text:p text:style-name="P6">UI [prompt:Originator][title:Originator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126">Creation Date and Time</text:span><text:span text:style-name="T125"> </text:span><text:span text:style-name="T1">] [type:control][visible:true][showon:read, update]</text:span></text:p>
                  <text:list>
                    <text:list-item>
                      <text:p text:style-name="P6">[definition: date record was create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datetime][validate:true]</text:p>
                    </text:list-item>
                    <text:list-item>
                      <text:p text:style-name="P22"/>
                    </text:list-item>
                  </text:list>
                </text:list-item>
              </text:list>
            </text:list-item>
            <text:list-item>
              <text:p text:style-name="P5"><text:span text:style-name="T1">Table [title:District Type ] [name: </text:span><text:span text:style-name="T56">District_Types</text:span><text:span text:style-name="T1">] [type:table]</text:span></text:p>
              <text:list>
                <text:list-item>
                  <text:p text:style-name="P6">Definition [text: <text:s/>]</text:p>
                </text:list-item>
                <text:list-item>
                  <text:p text:style-name="P6">[description:]</text:p>
                </text:list-item>
                <text:list-item>
                  <text:p text:style-name="P15"/>
                </text:list-item>
                <text:list-item>
                  <text:p text:style-name="P5"><text:span text:style-name="T86">Control [name:</text:span><text:span text:style-name="T24">dst</text:span><text:span text:style-name="T25">_National Historic District</text:span><text:span text:style-name="T86">] [type:control][visible:true][showon:create,read,update]</text:span></text:p>
                  <text:list>
                    <text:list-item>
                      <text:p text:style-name="P25">Column [type:numeric][size:1][format:]</text:p>
                    </text:list-item>
                    <text:list-item>
                      <text:p text:style-name="P5"><text:span text:style-name="T86">UI [prompt: </text:span><text:span text:style-name="T1"><text:s/></text:span><text:span text:style-name="T87">National Historic District</text:span><text:span text:style-name="T86"> <text:s/>][title:</text:span><text:span text:style-name="T87">National Historic District</text:span><text:span text:style-name="T86"> ][type:radio][format:NNNNNNNNNN]</text:span></text:p>
                      <text:list>
                        <text:list-item>
                          <text:p text:style-name="P25">Option [name:No][value:0]</text:p>
                        </text:list-item>
                        <text:list-item>
                          <text:p text:style-name="P25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86">Control [name:</text:span><text:span text:style-name="T25">dst_</text:span><text:span text:style-name="T35">certified state or local district</text:span><text:span text:style-name="T33"> </text:span><text:span text:style-name="T86">] [type:control][visible:true][showon:create,read,update]</text:span></text:p>
                  <text:list>
                    <text:list-item>
                      <text:p text:style-name="P25">Column [type:numeric][size:1][format:]</text:p>
                    </text:list-item>
                    <text:list-item>
                      <text:p text:style-name="P5"><text:span text:style-name="T86">UI [prompt:</text:span><text:span text:style-name="T86"> </text:span><text:span text:style-name="T88">certified state or local district</text:span><text:span text:style-name="T86"> ][title:</text:span><text:span text:style-name="T88">certified state or local district</text:span><text:span text:style-name="T86">][type:radio][format:NNNNNNNNNN]</text:span></text:p>
                      <text:list>
                        <text:list-item>
                          <text:p text:style-name="P25">Option [name:No][value:0]</text:p>
                        </text:list-item>
                        <text:list-item>
                          <text:p text:style-name="P25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86">Control [name:</text:span><text:span text:style-name="T25">dst_</text:span><text:span text:style-name="T35">potential_district</text:span><text:span text:style-name="T33"> </text:span><text:span text:style-name="T86">] [type:control][visible:true][showon:create,read,update]</text:span></text:p>
                  <text:list>
                    <text:list-item>
                      <text:p text:style-name="P25">Column [type:numeric][size:1][format:]</text:p>
                    </text:list-item>
                    <text:list-item>
                      <text:p text:style-name="P5"><text:span text:style-name="T86">UI [prompt: </text:span><text:span text:style-name="T88">Potential district</text:span><text:span text:style-name="T86"> ][title:</text:span><text:span text:style-name="T88">Potential district</text:span><text:span text:style-name="T86">][type:radio][format:NNNNNNNNNN]</text:span></text:p>
                      <text:list>
                        <text:list-item>
                          <text:p text:style-name="P25">Option [name:No][value:0]</text:p>
                        </text:list-item>
                        <text:list-item>
                          <text:p text:style-name="P25">Option [name:Yes][value:1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35539640" text:continue-numbering="true" text:style-name="L1">
        <text:list-item>
          <text:list>
            <text:list-item>
              <text:list>
                <text:list-item>
                  <text:p text:style-name="P15"/>
                </text:list-item>
                <text:list-item>
                  <text:p text:style-name="P15"/>
                </text:list-item>
              </text:list>
            </text:list-item>
            <text:list-item>
              <text:p text:style-name="P5"><text:span text:style-name="T1">Table [title:</text:span><text:span text:style-name="T18">Assignments</text:span><text:span text:style-name="T1">] [name: </text:span><text:span text:style-name="T18">Assignments</text:span><text:span text:style-name="T1">][type:table]</text:span></text:p>
              <text:list>
                <text:list-item>
                  <text:p text:style-name="P6">Definition [text: Listing to show assingments of NRHP, ER, .. ]</text:p>
                </text:list-item>
                <text:list-item>
                  <text:p text:style-name="P6">[description:]</text:p>
                  <text:p text:style-name="P6"/>
                </text:list-item>
                <text:list-item>
                  <text:p text:style-name="P6">Control [name:assign_name] <text:s/>[visible: true] [width:50][height:10][showon:create,update,read]</text:p>
                  <text:list>
                    <text:list-item>
                      <text:p text:style-name="P6">[definition: name of project or location ]</text:p>
                    </text:list-item>
                    <text:list-item>
                      <text:p text:style-name="P22">Permission [name:(gov)(registrant)(NRHP)][rights: read]</text:p>
                    </text:list-item>
                    <text:list-item>
                      <text:p text:style-name="P22">Permission [name:(gov)(registrant)(ER)][rights: read]</text:p>
                    </text:list-item>
                    <text:list-item>
                      <text:p text:style-name="P6">UI[prompt: Project or Location Name][title:Project / Location Name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-Z,a-z,0-9]</text:p>
                    </text:list-item>
                  </text:list>
                </text:list-item>
                <text:list-item>
                  <text:p text:style-name="P6">Control [name:assign_to_name] <text:s/>[visible: true] [width:50][height:10][showon:create,update,read]</text:p>
                  <text:list>
                    <text:list-item>
                      <text:p text:style-name="P6">[definition: name of person assigned to ]</text:p>
                    </text:list-item>
                    <text:list-item>
                      <text:p text:style-name="P22">Permission [name:(gov)(registrant)(NRHP)][rights: read]</text:p>
                    </text:list-item>
                    <text:list-item>
                      <text:p text:style-name="P22">Permission [name:(gov)(registrant)(ER)][rights: read]</text:p>
                    </text:list-item>
                    <text:list-item>
                      <text:p text:style-name="P6">UI[prompt: Assignment][title:Assignment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-Z,a-z,0-9]</text:p>
                    </text:list-item>
                  </text:list>
                </text:list-item>
                <text:list-item>
                  <text:p text:style-name="P15"/>
                </text:list-item>
                <text:list-item>
                  <text:p text:style-name="P6">Control [name:assign_insertdate] [type:control][visible:true][showon:read,update]</text:p>
                  <text:list>
                    <text:list-item>
                      <text:p text:style-name="P6">[definition: date record was inserted]</text:p>
                    </text:list-item>
                    <text:list-item>
                      <text:p text:style-name="P22">Permission [name:(gov)(registrant)(NRHP)][rights:read]</text:p>
                    </text:list-item>
                    <text:list-item>
                      <text:p text:style-name="P22">Permission [name:(gov)(registrant)(ER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6"/>
            </text:list-item>
            <text:list-item>
              <text:p text:style-name="P5"><text:span text:style-name="T1">Table [title:] [name: </text:span><text:span text:style-name="T18">System_Tasks</text:span><text:span text:style-name="T1">][relationship:][limit:][type: table]</text:span></text:p>
              <text:list>
                <text:list-item>
                  <text:p text:style-name="P5"><text:span text:style-name="T1">Definition [text: List of available tasks for use by this system</text:span><text:span text:style-name="T11">]</text:span></text:p>
                  <text:list>
                    <text:list-item>
                      <text:p text:style-name="P6">[description:]</text:p>
                    </text:list-item>
                  </text:list>
                </text:list-item>
                <text:list-item>
                  <text:p text:style-name="P6">Control [name:systsk_screen] <text:s/>[visible:yes][width:25][height:1][showon: read]</text:p>
                  <text:list>
                    <text:list-item>
                      <text:p text:style-name="P6">[definition: defines the page configured to handle a task]</text:p>
                    </text:list-item>
                    <text:list-item>
                      <text:p text:style-name="P6">Permission [name:(public)(account)][rights:read]</text:p>
                    </text:list-item>
                    <text:list-item>
                      <text:p text:style-name="P6">UI[prompt: Task][title:Task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</text:a>]</text:p>
                    </text:list-item>
                  </text:list>
                </text:list-item>
                <text:list-item>
                  <text:p text:style-name="P6">Control [name:systsk_name] <text:s/>[visible:yes][width:25][height:1][showon: read]</text:p>
                  <text:list>
                    <text:list-item>
                      <text:p text:style-name="P6">[definition: defines the display name for the task]</text:p>
                    </text:list-item>
                    <text:list-item>
                      <text:p text:style-name="P6">Permission [name:(public)(account)][rights:read]</text:p>
                    </text:list-item>
                    <text:list-item>
                      <text:p text:style-name="P6">UI[prompt: Task][title:Task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</text:a>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] [name: </text:span><text:span text:style-name="T69">Actions</text:span><text:span text:style-name="T1">][relationship:][limit:][type: table]</text:span></text:p>
              <text:list>
                <text:list-item>
                  <text:p text:style-name="P5"><text:span text:style-name="T1">Definition [text: List of tasks to complete</text:span><text:span text:style-name="T11">]</text:span></text:p>
                  <text:list>
                    <text:list-item>
                      <text:p text:style-name="P6">[description:Actor task list.]</text:p>
                    </text:list-item>
                  </text:list>
                </text:list-item>
                <text:list-item>
                  <text:p text:style-name="P6"/>
                </text:list-item>
                <text:list-item>
                  <text:p text:style-name="P6">Control [name:action_name] <text:s/>[visible:yes][width:25][height:1][showon: create, 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14">Permission [name:(public)(account)][rights:read]</text:p>
                    </text:list-item>
                    <text:list-item>
                      <text:p text:style-name="P14">Permission [name:(public)(registrant)][rights:read]</text:p>
                    </text:list-item>
                    <text:list-item>
                      <text:p text:style-name="P14">Permission [name:(public)(registrant)(NRHP)][rights:read]</text:p>
                    </text:list-item>
                    <text:list-item>
                      <text:p text:style-name="P14"><text:span text:style-name="T67">Permission [name: (public)(registrant)(NRHP)(editor) ] [rights: read</text:span>]</text:p>
                    </text:list-item>
                    <text:list-item>
                      <text:p text:style-name="P14"><text:span text:style-name="T67">Permission [name: (public)(registrant)(NRHP)(editor-proxy) ] [rights: read]</text:span> </text:p>
                    </text:list-item>
                    <text:list-item>
                      <text:p text:style-name="P14">Permission [name:(public)(registrant)(ER)][rights:read]</text:p>
                    </text:list-item>
                    <text:list-item>
                      <text:p text:style-name="P14"><text:span text:style-name="T67">Permission [name: (public)(registrant)(ER)(editor) ] [rights: read</text:span>]</text:p>
                    </text:list-item>
                    <text:list-item>
                      <text:p text:style-name="P14"><text:span text:style-name="T67">Permission [name: (public)(registrant)(ER)(editor-proxy) ] [rights: read]</text:span> </text:p>
                    </text:list-item>
                    <text:list-item>
                      <text:p text:style-name="P14">Permission [name:(gov)(account)][rights:read]</text:p>
                    </text:list-item>
                    <text:list-item>
                      <text:p text:style-name="P14">Permission [name:(gov)(registrant)][rights:read]</text:p>
                    </text:list-item>
                    <text:list-item>
                      <text:p text:style-name="P14">Permission [name:(gov)(registrant)(NRHP)][rights:read]</text:p>
                    </text:list-item>
                    <text:list-item>
                      <text:p text:style-name="P14">Permission [name:(gov)(registrant)(NRHP)(reviewer)][rights:create,read]</text:p>
                    </text:list-item>
                    <text:list-item>
                      <text:p text:style-name="P14">Permission [name:(gov)(registrant)(ER)][rights:read]</text:p>
                    </text:list-item>
                    <text:list-item>
                      <text:p text:style-name="P14">Permission [name:(gov)(registrant)(ER)(reviewer)][rights:create,read]</text:p>
                    </text:list-item>
                    <text:list-item>
                      <text:p text:style-name="P6">UI[prompt: Action][title:Action] [type:hidden]</text:p>
                      <text:list>
                        <text:list-item>
                          <text:p text:style-name="P15">Hidden-Value [value:Confirmed-Assignment]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</text:a>]</text:p>
                    </text:list-item>
                    <text:list-item>
                      <text:p text:style-name="P6"/>
                    </text:list-item>
                  </text:list>
                </text:list-item>
                <text:list-item>
                  <text:p text:style-name="P6">Control [name:action_msg] <text:s/>[visible:yes][width:25][height:1][showon: 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14">Permission [name:(public)(account)][rights:read]</text:p>
                    </text:list-item>
                    <text:list-item>
                      <text:p text:style-name="P14">Permission [name:(public)(registrant)][rights:read]</text:p>
                    </text:list-item>
                    <text:list-item>
                      <text:p text:style-name="P14">Permission [name:(public)(registrant)(NRHP)][rights:read]</text:p>
                    </text:list-item>
                    <text:list-item>
                      <text:p text:style-name="P14"><text:span text:style-name="T67">Permission [name: (public)(registrant)(NRHP)(editor) ] [rights: read</text:span>]</text:p>
                    </text:list-item>
                    <text:list-item>
                      <text:p text:style-name="P14"><text:span text:style-name="T67">Permission [name: (public)(registrant)(NRHP)(editor-proxy) ] [rights: read]</text:span> </text:p>
                    </text:list-item>
                    <text:list-item>
                      <text:p text:style-name="P14"/>
                    </text:list-item>
                    <text:list-item>
                      <text:p text:style-name="P14">Permission [name:(public)(registrant)(ER)][rights:read]</text:p>
                    </text:list-item>
                    <text:list-item>
                      <text:p text:style-name="P14"><text:span text:style-name="T67">Permission [name: (public)(registrant)(ER)(editor) ] [rights: read</text:span>]</text:p>
                    </text:list-item>
                    <text:list-item>
                      <text:p text:style-name="P14"><text:span text:style-name="T67">Permission [name: (public)(registrant)(ER)(editor-proxy) ] [rights: read]</text:span> </text:p>
                    </text:list-item>
                    <text:list-item>
                      <text:p text:style-name="P14">Permission [name:(gov)(account)][rights:read]</text:p>
                    </text:list-item>
                    <text:list-item>
                      <text:p text:style-name="P14">Permission [name:(gov)(registrant)][rights:read]</text:p>
                    </text:list-item>
                    <text:list-item>
                      <text:p text:style-name="P14">Permission [name:(gov)(registrant)(NRHP)][rights:read]</text:p>
                    </text:list-item>
                    <text:list-item>
                      <text:p text:style-name="P14">Permission [name:(gov)(registrant)(NRHP)(reviewer)][rights:create,read]</text:p>
                    </text:list-item>
                    <text:list-item>
                      <text:p text:style-name="P14">Permission [name:(gov)(registrant)(ER)][rights:read]</text:p>
                    </text:list-item>
                    <text:list-item>
                      <text:p text:style-name="P14">Permission [name:(gov)(registrant)(ER)(reviewer)][rights:create,read]</text:p>
                    </text:list-item>
                    <text:list-item>
                      <text:p text:style-name="P6">UI[prompt: Message][title:Message] [type:textbox]</text:p>
                    </text:list-item>
                    <text:list-item>
                      <text:p text:style-name="P6">Validation [type: character][required:false][validate:false]</text:p>
                    </text:list-item>
                    <text:list-item>
                      <text:p text:style-name="P6">Column [type:character][size:256][format:<text:a xlink:type="simple" xlink:href="mailto:AAA@AAA.AAA">AAA</text:a>]</text:p>
                    </text:list-item>
                    <text:list-item>
                      <text:p text:style-name="P6"/>
                    </text:list-item>
                  </text:list>
                </text:list-item>
                <text:list-item>
                  <text:p text:style-name="P6">Control [name:action_owner] <text:s/>[visible:yes][width:25][height:1][showon: 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14">Permission [name:(public)(account)][rights:read]</text:p>
                    </text:list-item>
                    <text:list-item>
                      <text:p text:style-name="P14">Permission [name:(public)(registrant)][rights:read]</text:p>
                    </text:list-item>
                    <text:list-item>
                      <text:p text:style-name="P14">Permission [name:(public)(registrant)(NRHP)][rights:read]</text:p>
                    </text:list-item>
                    <text:list-item>
                      <text:p text:style-name="P14"><text:span text:style-name="T67">Permission [name: (public)(registrant)(NRHP)(editor) ] [rights: read</text:span> ]</text:p>
                    </text:list-item>
                    <text:list-item>
                      <text:p text:style-name="P14"><text:span text:style-name="T67">Permission [name: (public)(registrant)(NRHP)(editor-proxy) ] [rights: read]</text:span> </text:p>
                    </text:list-item>
                    <text:list-item>
                      <text:p text:style-name="P14">Permission [name:(public)(registrant)(ER)][rights:read]</text:p>
                    </text:list-item>
                    <text:list-item>
                      <text:p text:style-name="P14"><text:span text:style-name="T67">Permission [name: (public)(registrant)(ER)(editor) ] [rights: read</text:span>]</text:p>
                    </text:list-item>
                    <text:list-item>
                      <text:p text:style-name="P14"><text:span text:style-name="T67">Permission [name: (public)(registrant)(ER)(editor-proxy) ] [rights: read]</text:span> </text:p>
                    </text:list-item>
                    <text:list-item>
                      <text:p text:style-name="P14">Permission [name:(gov)(account)][rights:read]</text:p>
                    </text:list-item>
                    <text:list-item>
                      <text:p text:style-name="P14">Permission [name:(gov)(registrant)][rights:read]</text:p>
                    </text:list-item>
                    <text:list-item>
                      <text:p text:style-name="P14">Permission [name:(gov)(registrant)(NRHP)][rights:read]</text:p>
                    </text:list-item>
                    <text:list-item>
                      <text:p text:style-name="P14">Permission [name:(gov)(registrant)(NRHP)(reviewer)][rights:create,read]</text:p>
                    </text:list-item>
                    <text:list-item>
                      <text:p text:style-name="P14">Permission [name:(gov)(registrant)(ER)][rights:read]</text:p>
                    </text:list-item>
                    <text:list-item>
                      <text:p text:style-name="P14">Permission [name:(gov)(registrant)(ER)(reviewer)][rights:create,read]</text:p>
                    </text:list-item>
                    <text:list-item>
                      <text:p text:style-name="P6">UI[prompt: Initiator][title:Initiator] [type:hidden]</text:p>
                      <text:list>
                        <text:list-item>
                          <text:p text:style-name="P15">Hidden-Value [value:owner-email@wherever.com]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6">Control [name:action_recipient] <text:s/>[visible:no][width:25][height:1][showon: create,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14">Permission [name:(public)(account)][rights:read]</text:p>
                    </text:list-item>
                    <text:list-item>
                      <text:p text:style-name="P14">Permission [name:(public)(registrant)][rights:read]</text:p>
                    </text:list-item>
                    <text:list-item>
                      <text:p text:style-name="P14">Permission [name:(public)(registrant)(NRHP)][rights:read]</text:p>
                    </text:list-item>
                    <text:list-item>
                      <text:p text:style-name="P14"><text:span text:style-name="T67">Permission [name: (public)(registrant)(NRHP)(editor) ] [rights: read</text:span> ]</text:p>
                    </text:list-item>
                    <text:list-item>
                      <text:p text:style-name="P14"><text:span text:style-name="T67">Permission [name: (public)(registrant)(NRHP)(editor-proxy) ] [rights: read]</text:span> </text:p>
                    </text:list-item>
                    <text:list-item>
                      <text:p text:style-name="P14">Permission [name:(public)(registrant)(ER)][rights:read]</text:p>
                    </text:list-item>
                    <text:list-item>
                      <text:p text:style-name="P14"><text:span text:style-name="T67">Permission [name: (public)(registrant)(ER)(editor) ] [rights: read</text:span>]</text:p>
                    </text:list-item>
                    <text:list-item>
                      <text:p text:style-name="P14"><text:span text:style-name="T67">Permission [name: (public)(registrant)(ER)(editor-proxy) ] [rights: read]</text:span> </text:p>
                    </text:list-item>
                    <text:list-item>
                      <text:p text:style-name="P14">Permission [name:(gov)(account)][rights:read]</text:p>
                    </text:list-item>
                    <text:list-item>
                      <text:p text:style-name="P14">Permission [name:(gov)(registrant)][rights:read]</text:p>
                    </text:list-item>
                    <text:list-item>
                      <text:p text:style-name="P14">Permission [name:(gov)(registrant)(NRHP)][rights:read]</text:p>
                    </text:list-item>
                    <text:list-item>
                      <text:p text:style-name="P14">Permission [name:(gov)(registrant)(NRHP)(reviewer)][rights:create,read]</text:p>
                    </text:list-item>
                    <text:list-item>
                      <text:p text:style-name="P14">Permission [name:(gov)(registrant)(ER)][rights:read]</text:p>
                    </text:list-item>
                    <text:list-item>
                      <text:p text:style-name="P14">Permission [name:(gov)(registrant)(ER)(reviewer)][rights:create,read]</text:p>
                    </text:list-item>
                    <text:list-item>
                      <text:p text:style-name="P6">UI[prompt: Recipient][title:Recipient] [type:hidden]</text:p>
                    </text:list-item>
                    <text:list-item>
                      <text:p text:style-name="P6">Validation [type: character][required:true][validate:yes]</text:p>
                      <text:list>
                        <text:list-item>
                          <text:p text:style-name="P15">Hidden-Value [value:recipient-email@wherever.com]</text:p>
                        </text:list-item>
                      </text:list>
                    </text:list-item>
                    <text:list-item>
                      <text:p text:style-name="P15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6">Control [name:action_insertdate] [type:control][visible:true][showon:read,update]</text:p>
                  <text:list>
                    <text:list-item>
                      <text:p text:style-name="P6">[definition: Date and time <text:s/>task was submitted]</text:p>
                    </text:list-item>
                    <text:list-item>
                      <text:p text:style-name="P14">Permission [name:(public)(account)][rights:read]</text:p>
                    </text:list-item>
                    <text:list-item>
                      <text:p text:style-name="P14">Permission [name:(public)(registrant)][rights:read]</text:p>
                    </text:list-item>
                    <text:list-item>
                      <text:p text:style-name="P14">Permission [name:(public)(registrant)(NRHP)][rights:read]</text:p>
                    </text:list-item>
                    <text:list-item>
                      <text:p text:style-name="P14"><text:span text:style-name="T67">Permission [name: (public)(registrant)(NRHP)(editor) ] [rights: read</text:span> ]</text:p>
                    </text:list-item>
                    <text:list-item>
                      <text:p text:style-name="P14"><text:span text:style-name="T67">Permission [name: (public)(registrant)(NRHP)(editor-proxy) ] [rights: read]</text:span> </text:p>
                    </text:list-item>
                    <text:list-item>
                      <text:p text:style-name="P14">Permission [name:(public)(registrant)(ER)][rights:read]</text:p>
                    </text:list-item>
                    <text:list-item>
                      <text:p text:style-name="P14"><text:span text:style-name="T67">Permission [name: (public)(registrant)(ER)(editor) ] [rights: read</text:span>]</text:p>
                    </text:list-item>
                    <text:list-item>
                      <text:p text:style-name="P14"><text:span text:style-name="T67">Permission [name: (public)(registrant)(ER)(editor-proxy) ] [rights: read]</text:span> </text:p>
                    </text:list-item>
                    <text:list-item>
                      <text:p text:style-name="P14">Permission [name:(gov)(account)][rights:read]</text:p>
                    </text:list-item>
                    <text:list-item>
                      <text:p text:style-name="P14">Permission [name:(gov)(registrant)][rights:read]</text:p>
                    </text:list-item>
                    <text:list-item>
                      <text:p text:style-name="P14">Permission [name:(gov)(registrant)(NRHP)][rights:read]</text:p>
                    </text:list-item>
                    <text:list-item>
                      <text:p text:style-name="P14">Permission [name:(gov)(registrant)(NRHP)(reviewer)][rights:read]</text:p>
                    </text:list-item>
                    <text:list-item>
                      <text:p text:style-name="P14">Permission [name:(gov)(registrant)(ER)][rights:read]</text:p>
                    </text:list-item>
                    <text:list-item>
                      <text:p text:style-name="P14">Permission [name:(gov)(registrant)(ER)(reviewer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10/30/2011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</text:span><text:span text:style-name="T69">Activity Log</text:span><text:span text:style-name="T1">]] [name: </text:span><text:span text:style-name="T69">Activity-Log</text:span><text:span text:style-name="T1">][relationship:][limit:][type: table]</text:span></text:p>
              <text:list>
                <text:list-item>
                  <text:p text:style-name="P5"><text:span text:style-name="T1">Definition [text: Activities are recored for transparency, history, and audit purposes.</text:span><text:span text:style-name="T11">]</text:span></text:p>
                  <text:list>
                    <text:list-item>
                      <text:p text:style-name="P6">[description:Short description of activity.]</text:p>
                    </text:list-item>
                  </text:list>
                </text:list-item>
                <text:list-item>
                  <text:p text:style-name="P6"/>
                </text:list-item>
                <text:list-item>
                  <text:p text:style-name="P6">Control [name:act_activity] <text:s/>[visible:yes][width:25][height:1][showon: 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14">Permission [name:(public)(account)][rights:read]</text:p>
                    </text:list-item>
                    <text:list-item>
                      <text:p text:style-name="P14">Permission [name:(public)(registrant)][rights:read]</text:p>
                    </text:list-item>
                    <text:list-item>
                      <text:p text:style-name="P14">Permission [name:(public)(registrant)(NRHP)][rights:read]</text:p>
                    </text:list-item>
                    <text:list-item>
                      <text:p text:style-name="P14"><text:span text:style-name="T67">Permission [name: (public)(registrant)(NRHP)(editor) ] [rights: read</text:span>]</text:p>
                    </text:list-item>
                    <text:list-item>
                      <text:p text:style-name="P14"><text:span text:style-name="T67">Permission [name: (public)(registrant)(NRHP)(editor-proxy) ] [rights: read]</text:span> </text:p>
                    </text:list-item>
                    <text:list-item>
                      <text:p text:style-name="P14">Permission [name:(public)(registrant)(ER)][rights:read]</text:p>
                    </text:list-item>
                    <text:list-item>
                      <text:p text:style-name="P14"><text:span text:style-name="T67">Permission [name: (public)(registrant)(ER)(editor) ] [rights: read</text:span>]</text:p>
                    </text:list-item>
                    <text:list-item>
                      <text:p text:style-name="P14"><text:span text:style-name="T67">Permission [name: (public)(registrant)(ER)(editor-proxy) ] [rights: read]</text:span> </text:p>
                    </text:list-item>
                    <text:list-item>
                      <text:p text:style-name="P14">Permission [name:(gov)(account)][rights:read]</text:p>
                    </text:list-item>
                    <text:list-item>
                      <text:p text:style-name="P14">Permission [name:(gov)(registrant)][rights:read]</text:p>
                    </text:list-item>
                    <text:list-item>
                      <text:p text:style-name="P14">Permission [name:(gov)(registrant)(NRHP)][rights:read]</text:p>
                    </text:list-item>
                    <text:list-item>
                      <text:p text:style-name="P14">Permission [name:(gov)(registrant)(NRHP)(reviewer)][rights:read]</text:p>
                    </text:list-item>
                    <text:list-item>
                      <text:p text:style-name="P14">Permission [name:(gov)(registrant)(ER)][rights:read]</text:p>
                    </text:list-item>
                    <text:list-item>
                      <text:p text:style-name="P14">Permission [name:(gov)(registrant)(ER)(reviewer)][rights:read]</text:p>
                    </text:list-item>
                    <text:list-item>
                      <text:p text:style-name="P6">UI[prompt: Activity][title:Activity] [type:hidden]</text:p>
                      <text:list>
                        <text:list-item>
                          <text:p text:style-name="P5"><text:span text:style-name="T1">Option [name:</text:span><text:span text:style-name="T55">Creation Date</text:span><text:span text:style-name="T1">] [value: 1]</text:span></text:p>
                        </text:list-item>
                        <text:list-item>
                          <text:p text:style-name="P5"><text:span text:style-name="T1">Option [name:</text:span><text:span text:style-name="T30">Auto-Granted</text:span><text:span text:style-name="T1">] [value: 2]</text:span></text:p>
                        </text:list-item>
                        <text:list-item>
                          <text:p text:style-name="P5"><text:span text:style-name="T1">Option [name:</text:span><text:span text:style-name="T30">Initiated</text:span><text:span text:style-name="T1">] [value: 3]</text:span></text:p>
                        </text:list-item>
                        <text:list-item>
                          <text:p text:style-name="P5"><text:span text:style-name="T1">Option [name:</text:span><text:span text:style-name="T30">Requested</text:span><text:span text:style-name="T1">] [value: 4]</text:span></text:p>
                        </text:list-item>
                        <text:list-item>
                          <text:p text:style-name="P5"><text:span text:style-name="T1">Option [name:</text:span><text:span text:style-name="T30">Submitted</text:span><text:span text:style-name="T1">] [value: 5]</text:span></text:p>
                        </text:list-item>
                        <text:list-item>
                          <text:p text:style-name="P5"><text:span text:style-name="T1">Option [name:</text:span><text:span text:style-name="T31">Updated</text:span><text:span text:style-name="T1">] [value: 6]</text:span></text:p>
                        </text:list-item>
                        <text:list-item>
                          <text:p text:style-name="P6">Option [name:Confirmed] [value: 7]</text:p>
                        </text:list-item>
                        <text:list-item>
                          <text:p text:style-name="P5"><text:span text:style-name="T1">Option [name:</text:span><text:span text:style-name="T31">Invited</text:span><text:span text:style-name="T1">] [value: 8]</text:span></text:p>
                        </text:list-item>
                        <text:list-item>
                          <text:p text:style-name="P6">Option [name:Poked] [value: 9]</text:p>
                        </text:list-item>
                        <text:list-item>
                          <text:p text:style-name="P6">Option [name:Granted] [value: 10]</text:p>
                          <text:p text:style-name="P15"/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</text:a>]</text:p>
                    </text:list-item>
                    <text:list-item>
                      <text:p text:style-name="P6"/>
                    </text:list-item>
                  </text:list>
                </text:list-item>
                <text:list-item>
                  <text:p text:style-name="P6">Control [name:act_msg] <text:s/>[visible:yes][width:25][height:1][showon: 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14">Permission [name:(public)(account)][rights:read]</text:p>
                    </text:list-item>
                    <text:list-item>
                      <text:p text:style-name="P14">Permission [name:(public)(registrant)][rights:read]</text:p>
                    </text:list-item>
                    <text:list-item>
                      <text:p text:style-name="P14">Permission [name:(public)(registrant)(NRHP)][rights:read]</text:p>
                    </text:list-item>
                    <text:list-item>
                      <text:p text:style-name="P14"><text:span text:style-name="T67">Permission [name: (public)(registrant)(NRHP)(editor) ] [rights: read</text:span>]</text:p>
                    </text:list-item>
                    <text:list-item>
                      <text:p text:style-name="P14"><text:span text:style-name="T67">Permission [name: (public)(registrant)(NRHP)(editor-proxy) ] [rights: read]</text:span> </text:p>
                    </text:list-item>
                    <text:list-item>
                      <text:p text:style-name="P14">Permission [name:(public)(registrant)(ER)][rights:read]</text:p>
                    </text:list-item>
                    <text:list-item>
                      <text:p text:style-name="P14"><text:span text:style-name="T67">Permission [name: (public)(registrant)(ER)(editor) ] [rights: read</text:span>]</text:p>
                    </text:list-item>
                    <text:list-item>
                      <text:p text:style-name="P14"><text:span text:style-name="T67">Permission [name: (public)(registrant)(ER)(editor-proxy) ] [rights: read]</text:span> </text:p>
                    </text:list-item>
                    <text:list-item>
                      <text:p text:style-name="P14">Permission [name:(gov)(account)][rights:read]</text:p>
                    </text:list-item>
                    <text:list-item>
                      <text:p text:style-name="P14">Permission [name:(gov)(registrant)][rights:read]</text:p>
                    </text:list-item>
                    <text:list-item>
                      <text:p text:style-name="P14">Permission [name:(gov)(registrant)(NRHP)][rights:read]</text:p>
                    </text:list-item>
                    <text:list-item>
                      <text:p text:style-name="P14">Permission [name:(gov)(registrant)(NRHP)(reviewer)][rights:read]</text:p>
                    </text:list-item>
                    <text:list-item>
                      <text:p text:style-name="P14">Permission [name:(gov)(registrant)(ER)][rights:read]</text:p>
                    </text:list-item>
                    <text:list-item>
                      <text:p text:style-name="P14">Permission [name:(gov)(registrant)(ER)(reviewer)][rights:read]</text:p>
                    </text:list-item>
                    <text:list-item>
                      <text:p text:style-name="P6">UI[prompt: Message][title:Message] [type:textbox]</text:p>
                    </text:list-item>
                    <text:list-item>
                      <text:p text:style-name="P6">Validation [type: character][required:false][validate:false]</text:p>
                    </text:list-item>
                    <text:list-item>
                      <text:p text:style-name="P6">Column [type:character][size:256][format:<text:a xlink:type="simple" xlink:href="mailto:AAA@AAA.AAA">AAA</text:a>]</text:p>
                    </text:list-item>
                  </text:list>
                </text:list-item>
                <text:list-item>
                  <text:p text:style-name="P6">Control [name:act_project] <text:s/>[visible:yes][width:25][height:1][showon: 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14">Permission [name:(public)(account)][rights:read]</text:p>
                    </text:list-item>
                    <text:list-item>
                      <text:p text:style-name="P14">Permission [name:(public)(registrant)][rights:read]</text:p>
                    </text:list-item>
                    <text:list-item>
                      <text:p text:style-name="P14">Permission [name:(public)(registrant)(NRHP)][rights:read]</text:p>
                    </text:list-item>
                    <text:list-item>
                      <text:p text:style-name="P14"><text:span text:style-name="T67">Permission [name: (public)(registrant)(NRHP)(editor) ] [rights: read</text:span>]</text:p>
                    </text:list-item>
                    <text:list-item>
                      <text:p text:style-name="P14"><text:span text:style-name="T67">Permission [name: (public)(registrant)(NRHP)(editor-proxy) ] [rights: read]</text:span> </text:p>
                    </text:list-item>
                    <text:list-item>
                      <text:p text:style-name="P14">Permission [name:(public)(registrant)(ER)][rights:read]</text:p>
                    </text:list-item>
                    <text:list-item>
                      <text:p text:style-name="P14"><text:span text:style-name="T67">Permission [name: (public)(registrant)(ER)(editor) ] [rights: read</text:span>]</text:p>
                    </text:list-item>
                    <text:list-item>
                      <text:p text:style-name="P14"><text:span text:style-name="T67">Permission [name: (public)(registrant)(ER)(editor-proxy) ] [rights: read]</text:span> </text:p>
                    </text:list-item>
                    <text:list-item>
                      <text:p text:style-name="P14">Permission [name:(gov)(account)][rights:read]</text:p>
                    </text:list-item>
                    <text:list-item>
                      <text:p text:style-name="P14">Permission [name:(gov)(registrant)][rights:read]</text:p>
                    </text:list-item>
                    <text:list-item>
                      <text:p text:style-name="P14">Permission [name:(gov)(registrant)(NRHP)][rights:read]</text:p>
                    </text:list-item>
                    <text:list-item>
                      <text:p text:style-name="P14">Permission [name:(gov)(registrant)(NRHP)(reviewer)][rights:read]</text:p>
                    </text:list-item>
                    <text:list-item>
                      <text:p text:style-name="P14">Permission [name:(gov)(registrant)(ER)][rights:read]</text:p>
                    </text:list-item>
                    <text:list-item>
                      <text:p text:style-name="P14">Permission [name:(gov)(registrant)(ER)(reviewer)][rights:read]</text:p>
                    </text:list-item>
                    <text:list-item>
                      <text:p text:style-name="P6">UI[prompt: Project-Identity][title:Project-Identity] [type:hidden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</text:a>]</text:p>
                    </text:list-item>
                    <text:list-item>
                      <text:p text:style-name="P6"/>
                    </text:list-item>
                  </text:list>
                </text:list-item>
                <text:list-item>
                  <text:p text:style-name="P6">Control [name:act_owner] <text:s/>[visible:yes][width:25][height:1][showon: 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14">Permission [name:(public)(account)][rights:read]</text:p>
                    </text:list-item>
                    <text:list-item>
                      <text:p text:style-name="P14">Permission [name:(public)(registrant)][rights:read]</text:p>
                    </text:list-item>
                    <text:list-item>
                      <text:p text:style-name="P14">Permission [name:(public)(registrant)(NRHP)][rights:read]</text:p>
                    </text:list-item>
                    <text:list-item>
                      <text:p text:style-name="P14"><text:span text:style-name="T67">Permission [name: (public)(registrant)(NRHP)(editor) ] [rights: read</text:span> ]</text:p>
                    </text:list-item>
                    <text:list-item>
                      <text:p text:style-name="P14"><text:span text:style-name="T67">Permission [name: (public)(registrant)(NRHP)(editor-proxy) ] [rights: read]</text:span> </text:p>
                    </text:list-item>
                    <text:list-item>
                      <text:p text:style-name="P14">Permission [name:(public)(registrant)(ER)][rights:read]</text:p>
                    </text:list-item>
                    <text:list-item>
                      <text:p text:style-name="P14"><text:span text:style-name="T67">Permission [name: (public)(registrant)(ER)(editor) ] [rights: read</text:span>]</text:p>
                    </text:list-item>
                    <text:list-item>
                      <text:p text:style-name="P14"><text:span text:style-name="T67">Permission [name: (public)(registrant)(ER)(editor-proxy) ] [rights: read]</text:span> </text:p>
                    </text:list-item>
                    <text:list-item>
                      <text:p text:style-name="P14">Permission [name:(gov)(account)][rights:read]</text:p>
                    </text:list-item>
                    <text:list-item>
                      <text:p text:style-name="P14">Permission [name:(gov)(registrant)][rights:read]</text:p>
                    </text:list-item>
                    <text:list-item>
                      <text:p text:style-name="P14">Permission [name:(gov)(registrant)(NRHP)][rights:read]</text:p>
                    </text:list-item>
                    <text:list-item>
                      <text:p text:style-name="P14">Permission [name:(gov)(registrant)(NRHP)(reviewer)][rights:read]</text:p>
                    </text:list-item>
                    <text:list-item>
                      <text:p text:style-name="P14">Permission [name:(gov)(registrant)(ER)][rights:read]</text:p>
                    </text:list-item>
                    <text:list-item>
                      <text:p text:style-name="P14">Permission [name:(gov)(registrant)(ER)(reviewer)][rights:read]</text:p>
                    </text:list-item>
                    <text:list-item>
                      <text:p text:style-name="P6">UI[prompt: Owner][title:Owner] [type:textbox][link-to:Poke Managers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6">Control [name:act_recipient_identity] <text:s/>[visible:yes][width:25][height:1][showon: 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14">Permission [name:(public)(account)][rights:read]</text:p>
                    </text:list-item>
                    <text:list-item>
                      <text:p text:style-name="P14">Permission [name:(public)(registrant)][rights:read]</text:p>
                    </text:list-item>
                    <text:list-item>
                      <text:p text:style-name="P14">Permission [name:(public)(registrant)(NRHP)][rights:read]</text:p>
                    </text:list-item>
                    <text:list-item>
                      <text:p text:style-name="P14"><text:span text:style-name="T67">Permission [name: (public)(registrant)(NRHP)(editor) ] [rights: read</text:span> ]</text:p>
                    </text:list-item>
                    <text:list-item>
                      <text:p text:style-name="P14"><text:span text:style-name="T67">Permission [name: (public)(registrant)(NRHP)(editor-proxy) ] [rights: read]</text:span> </text:p>
                    </text:list-item>
                    <text:list-item>
                      <text:p text:style-name="P14">Permission [name:(public)(registrant)(ER)][rights:read]</text:p>
                    </text:list-item>
                    <text:list-item>
                      <text:p text:style-name="P14"><text:span text:style-name="T67">Permission [name: (public)(registrant)(ER)(editor) ] [rights: read</text:span>]</text:p>
                    </text:list-item>
                    <text:list-item>
                      <text:p text:style-name="P14"><text:span text:style-name="T67">Permission [name: (public)(registrant)(ER)(editor-proxy) ] [rights: read]</text:span> </text:p>
                    </text:list-item>
                    <text:list-item>
                      <text:p text:style-name="P14">Permission [name:(gov)(account)][rights:read]</text:p>
                    </text:list-item>
                    <text:list-item>
                      <text:p text:style-name="P14">Permission [name:(gov)(registrant)][rights:read]</text:p>
                    </text:list-item>
                    <text:list-item>
                      <text:p text:style-name="P14">Permission [name:(gov)(registrant)(NRHP)][rights:read]</text:p>
                    </text:list-item>
                    <text:list-item>
                      <text:p text:style-name="P14">Permission [name:(gov)(registrant)(NRHP)(reviewer)][rights:read]</text:p>
                    </text:list-item>
                    <text:list-item>
                      <text:p text:style-name="P14">Permission [name:(gov)(registrant)(ER)][rights:read]</text:p>
                    </text:list-item>
                    <text:list-item>
                      <text:p text:style-name="P14">Permission [name:(gov)(registrant)(ER)(reviewer)][rights:read]</text:p>
                    </text:list-item>
                    <text:list-item>
                      <text:p text:style-name="P6">UI[prompt: Recipient-Identity][title:Recipient-Identity] [type:textbox][link-to:Poke Managers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6">Control [name:act_access_point] <text:s/>[visible:yes][width:25][height:1][showon: read]</text:p>
                  <text:list>
                    <text:list-item>
                      <text:p text:style-name="P6">[definition: Where in the system did this activity originate. ]</text:p>
                    </text:list-item>
                    <text:list-item>
                      <text:p text:style-name="P14">Permission [name:(public)(account)][rights:read]</text:p>
                    </text:list-item>
                    <text:list-item>
                      <text:p text:style-name="P14">Permission [name:(public)(registrant)][rights:read]</text:p>
                    </text:list-item>
                    <text:list-item>
                      <text:p text:style-name="P14">Permission [name:(public)(registrant)(NRHP)][rights:read]</text:p>
                    </text:list-item>
                    <text:list-item>
                      <text:p text:style-name="P14"><text:span text:style-name="T67">Permission [name: (public)(registrant)(NRHP)(editor) ] [rights: read</text:span> ]</text:p>
                    </text:list-item>
                    <text:list-item>
                      <text:p text:style-name="P14"><text:span text:style-name="T67">Permission [name: (public)(registrant)(NRHP)(editor-proxy) ] [rights: read]</text:span> </text:p>
                    </text:list-item>
                    <text:list-item>
                      <text:p text:style-name="P14">Permission [name:(public)(registrant)(ER)][rights:read]</text:p>
                    </text:list-item>
                    <text:list-item>
                      <text:p text:style-name="P14"><text:span text:style-name="T67">Permission [name: (public)(registrant)(ER)(editor) ] [rights: read</text:span>]</text:p>
                    </text:list-item>
                    <text:list-item>
                      <text:p text:style-name="P14"><text:span text:style-name="T67">Permission [name: (public)(registrant)(ER)(editor-proxy) ] [rights: read]</text:span> </text:p>
                    </text:list-item>
                    <text:list-item>
                      <text:p text:style-name="P14">Permission [name:(gov)(account)][rights:read]</text:p>
                    </text:list-item>
                    <text:list-item>
                      <text:p text:style-name="P14">Permission [name:(gov)(registrant)][rights:read]</text:p>
                    </text:list-item>
                    <text:list-item>
                      <text:p text:style-name="P14">Permission [name:(gov)(registrant)(NRHP)][rights:read]</text:p>
                    </text:list-item>
                    <text:list-item>
                      <text:p text:style-name="P14">Permission [name:(gov)(registrant)(NRHP)(reviewer)][rights:read]</text:p>
                    </text:list-item>
                    <text:list-item>
                      <text:p text:style-name="P14">Permission [name:(gov)(registrant)(ER)][rights:read]</text:p>
                    </text:list-item>
                    <text:list-item>
                      <text:p text:style-name="P14">Permission [name:(gov)(registrant)(ER)(reviewer)][rights:read]</text:p>
                    </text:list-item>
                    <text:list-item>
                      <text:p text:style-name="P6">UI[prompt: Access-Point][title:Access-Point] [type:textbox][link-to:Poke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256][format:<text:a xlink:type="simple" xlink:href="mailto:AAA@AAA.AAA">AAA</text:a>]</text:p>
                    </text:list-item>
                  </text:list>
                </text:list-item>
                <text:list-item>
                  <text:p text:style-name="P6">Control [name:act_insertdate] [type:control][visible:true][showon:read,update]</text:p>
                  <text:list>
                    <text:list-item>
                      <text:p text:style-name="P6">[definition: Date and time <text:s/>task was submitted]</text:p>
                    </text:list-item>
                    <text:list-item>
                      <text:p text:style-name="P14">Permission [name:(public)(account)][rights:read]</text:p>
                    </text:list-item>
                    <text:list-item>
                      <text:p text:style-name="P14">Permission [name:(public)(registrant)][rights:read]</text:p>
                    </text:list-item>
                    <text:list-item>
                      <text:p text:style-name="P14">Permission [name:(public)(registrant)(NRHP)][rights:read]</text:p>
                    </text:list-item>
                    <text:list-item>
                      <text:p text:style-name="P14"><text:span text:style-name="T67">Permission [name: (public)(registrant)(NRHP)(editor) ] [rights: read</text:span> ]</text:p>
                    </text:list-item>
                    <text:list-item>
                      <text:p text:style-name="P14"><text:span text:style-name="T67">Permission [name: (public)(registrant)(NRHP)(editor-proxy) ] [rights: read]</text:span> </text:p>
                    </text:list-item>
                    <text:list-item>
                      <text:p text:style-name="P14">Permission [name:(public)(registrant)(ER)][rights:read]</text:p>
                    </text:list-item>
                    <text:list-item>
                      <text:p text:style-name="P14"><text:span text:style-name="T67">Permission [name: (public)(registrant)(ER)(editor) ] [rights: read</text:span>]</text:p>
                    </text:list-item>
                    <text:list-item>
                      <text:p text:style-name="P14"><text:span text:style-name="T67">Permission [name: (public)(registrant)(ER)(editor-proxy) ] [rights: read]</text:span> </text:p>
                    </text:list-item>
                    <text:list-item>
                      <text:p text:style-name="P14">Permission [name:(gov)(account)][rights:read]</text:p>
                    </text:list-item>
                    <text:list-item>
                      <text:p text:style-name="P14">Permission [name:(gov)(registrant)][rights:read]</text:p>
                    </text:list-item>
                    <text:list-item>
                      <text:p text:style-name="P14">Permission [name:(gov)(registrant)(NRHP)][rights:read]</text:p>
                    </text:list-item>
                    <text:list-item>
                      <text:p text:style-name="P14">Permission [name:(gov)(registrant)(NRHP)(reviewer)][rights:read]</text:p>
                    </text:list-item>
                    <text:list-item>
                      <text:p text:style-name="P14">Permission [name:(gov)(registrant)(ER)][rights:read]</text:p>
                    </text:list-item>
                    <text:list-item>
                      <text:p text:style-name="P14">Permission [name:(gov)(registrant)(ER)(reviewer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10/30/2011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</text:span><text:span text:style-name="T18">Pokes</text:span><text:span text:style-name="T1">] [name: </text:span><text:span text:style-name="T18">Pokes</text:span><text:span text:style-name="T1">][relationship:one][limit:1][type:procedure][table:Activity-History]</text:span></text:p>
              <text:list>
                <text:list-item>
                  <text:p text:style-name="P6">Definition [text: Pokes are short queries sent to a target group]</text:p>
                </text:list-item>
                <text:list-item>
                  <text:p text:style-name="P6">[description:Pokes]</text:p>
                </text:list-item>
              </text:list>
            </text:list-item>
            <text:list-item>
              <text:p text:style-name="P5"><text:span text:style-name="T1">Table [title:] [name: </text:span><text:span text:style-name="T18">Pokes-Old-See-Pokes</text:span><text:span text:style-name="T1">][relationship:one][limit:1][type:table]</text:span></text:p>
              <text:list>
                <text:list-item>
                  <text:p text:style-name="P6">Definition [text: Pokes are short queries sent to a target group]</text:p>
                </text:list-item>
                <text:list-item>
                  <text:p text:style-name="P6">[description:Comments]</text:p>
                  <text:p text:style-name="P6"/>
                </text:list-item>
                <text:list-item>
                  <text:p text:style-name="P6">Control [name:poke_<text:span text:style-name="T44">message</text:span>] <text:s/>[visible: true] [width:50][height:10][showon:create,update,read]</text:p>
                  <text:list>
                    <text:list-item>
                      <text:p text:style-name="P6">[definition: short message for ]</text:p>
                    </text:list-item>
                    <text:list-item>
                      <text:p text:style-name="P6">Permission [name:(public)(registrant)][rights:create,read] </text:p>
                    </text:list-item>
                    <text:list-item>
                      <text:p text:style-name="P23">Permission [name:(public)(registrant)(NRHP)][rights:create,read]</text:p>
                    </text:list-item>
                    <text:list-item>
                      <text:p text:style-name="P23">Permission [name:(public)(registrant)(NRHP)(editor)][rights:create,read]</text:p>
                    </text:list-item>
                    <text:list-item>
                      <text:p text:style-name="P23">Permission [name:(public)(registrant)(NRHP)(editor-proxy)][rights:create,read]</text:p>
                    </text:list-item>
                    <text:list-item>
                      <text:p text:style-name="P23">Permission [name:(public)(registrant)(ER)][rights:create,read]</text:p>
                    </text:list-item>
                    <text:list-item>
                      <text:p text:style-name="P23">Permission [name:(public)(registrant)(ER)(editor)][rights:create,read]</text:p>
                    </text:list-item>
                    <text:list-item>
                      <text:p text:style-name="P23">Permission [name:(public)(registrant)(ER)(editor-proxy)][rights:create,read]</text:p>
                    </text:list-item>
                    <text:list-item>
                      <text:p text:style-name="P22">Permission [name:(gov)(registrant)(NRHP)][rights:create,read]</text:p>
                    </text:list-item>
                    <text:list-item>
                      <text:p text:style-name="P22">Permission [name:(gov)(registrant)(NRHP)(reviewer)][rights:create,read]</text:p>
                    </text:list-item>
                    <text:list-item>
                      <text:p text:style-name="P22">Permission [name:(gov)(registrant)(ER)][rights:create,read]</text:p>
                    </text:list-item>
                    <text:list-item>
                      <text:p text:style-name="P22">Permission [name:(gov)(registrant)(ER)(reviewer)][rights:create,read]</text:p>
                    </text:list-item>
                    <text:list-item>
                      <text:p text:style-name="P6">UI[prompt: Message][title:Message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-Z,a-z,0-9]</text:p>
                    </text:list-item>
                  </text:list>
                </text:list-item>
                <text:list-item>
                  <text:p text:style-name="P15">Control [name:poke_<text:span text:style-name="T44">type</text:span>] <text:s/>[visible: true] [width:25][height:1][showon:create,update,read]</text:p>
                  <text:list>
                    <text:list-item>
                      <text:p text:style-name="P15">[definition: Defines group to poke.]</text:p>
                    </text:list-item>
                    <text:list-item>
                      <text:p text:style-name="P15">UI[prompt: Poke Type][title:Poke Type] [type:hidden]</text:p>
                      <text:list>
                        <text:list-item>
                          <text:p text:style-name="P15">Hidden-Value [value:Poke-Managers]</text:p>
                        </text:list-item>
                        <text:list-item>
                          <text:p text:style-name="P5"><text:span text:style-name="T24">Hidden-Value [value:</text:span><text:span text:style-name="T27">Poke-Task-Owner</text:span><text:span text:style-name="T24">]</text:span></text:p>
                        </text:list-item>
                      </text:list>
                    </text:list-item>
                    <text:list-item>
                      <text:p text:style-name="P15">Validation [type: character][required:true][validate:yes]</text:p>
                    </text:list-item>
                    <text:list-item>
                      <text:p text:style-name="P15">Column [type:character][size:25][format:]</text:p>
                    </text:list-item>
                    <text:list-item>
                      <text:p text:style-name="P15">Permission [name:(public)(registrant)][rights:create,read] </text:p>
                    </text:list-item>
                    <text:list-item>
                      <text:p text:style-name="P23">Permission [name:(public)(registrant)(NRHP)][rights:create,read]</text:p>
                    </text:list-item>
                    <text:list-item>
                      <text:p text:style-name="P23">Permission [name:(public)(registrant)(NRHP)(editor)][rights:create,read]</text:p>
                    </text:list-item>
                    <text:list-item>
                      <text:p text:style-name="P23">Permission [name:(public)(registrant)(NRHP)(editor-proxy)][rights:create,read]</text:p>
                    </text:list-item>
                    <text:list-item>
                      <text:p text:style-name="P23">Permission [name:(public)(registrant)(ER)][rights:create,read]</text:p>
                    </text:list-item>
                    <text:list-item>
                      <text:p text:style-name="P23">Permission [name:(public)(registrant)(ER)(editor)][rights:create,read]</text:p>
                    </text:list-item>
                    <text:list-item>
                      <text:p text:style-name="P23">Permission [name:(public)(registrant)(ER)(editor-proxy)][rights:create,read]</text:p>
                    </text:list-item>
                    <text:list-item>
                      <text:p text:style-name="P22">Permission [name:(gov)(registrant)(NRHP)][rights:read]</text:p>
                    </text:list-item>
                    <text:list-item>
                      <text:p text:style-name="P22">Permission [name:(gov)(registrant)(NRHP)(reviewer)][rights:create,read]</text:p>
                    </text:list-item>
                    <text:list-item>
                      <text:p text:style-name="P22">Permission [name:(gov)(registrant)(ER)][rights:read]</text:p>
                    </text:list-item>
                    <text:list-item>
                      <text:p text:style-name="P22">Permission [name:(gov)(registrant)(ER)(reviewer)][rights:create,read]</text:p>
                    </text:list-item>
                    <text:list-item>
                      <text:p text:style-name="P15"/>
                    </text:list-item>
                  </text:list>
                </text:list-item>
                <text:list-item>
                  <text:p text:style-name="P6">Control [name:poke_<text:span text:style-name="T44">owner</text:span>] <text:s/>[visible:yes][width:25][height:1][showon: 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6">UI[prompt: Owner][title:Owner] [type:hidden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@AAA.AAA</text:a>]</text:p>
                    </text:list-item>
                    <text:list-item>
                      <text:p text:style-name="P6">Permission [name:(public)(registrant)][rights:create,read] </text:p>
                    </text:list-item>
                    <text:list-item>
                      <text:p text:style-name="P23">Permission [name:(public)(registrant)(NRHP)][rights:create,read]</text:p>
                    </text:list-item>
                    <text:list-item>
                      <text:p text:style-name="P23">Permission [name:(public)(registrant)(NRHP)(editor)][rights:create,read]</text:p>
                    </text:list-item>
                    <text:list-item>
                      <text:p text:style-name="P23">Permission [name:(public)(registrant)(NRHP)(editor-proxy)][rights:create,read]</text:p>
                    </text:list-item>
                    <text:list-item>
                      <text:p text:style-name="P23">Permission [name:(public)(registrant)(ER)][rights:create,read]</text:p>
                    </text:list-item>
                    <text:list-item>
                      <text:p text:style-name="P23">Permission [name:(public)(registrant)(ER)(editor)][rights:create,read]</text:p>
                    </text:list-item>
                    <text:list-item>
                      <text:p text:style-name="P23">Permission [name:(public)(registrant)(ER)(editor-proxy)][rights:create,read]</text:p>
                    </text:list-item>
                    <text:list-item>
                      <text:p text:style-name="P22">Permission [name:(gov)(registrant)(NRHP)][rights:read]</text:p>
                    </text:list-item>
                    <text:list-item>
                      <text:p text:style-name="P22">Permission [name:(gov)(registrant)(NRHP)(reviewer)][rights:create,read]</text:p>
                    </text:list-item>
                    <text:list-item>
                      <text:p text:style-name="P22">Permission [name:(gov)(registrant)(ER)][rights:read]</text:p>
                    </text:list-item>
                    <text:list-item>
                      <text:p text:style-name="P22">Permission [name:(gov)(registrant)(ER)(reviewer)][rights:create,read]</text:p>
                    </text:list-item>
                    <text:list-item>
                      <text:p text:style-name="P6"/>
                    </text:list-item>
                  </text:list>
                </text:list-item>
                <text:list-item>
                  <text:p text:style-name="P6">Control [name:poke_<text:span text:style-name="T44">recipient</text:span>] <text:s/>[visible:yes][width:25][height:1][showon: create,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6">Permission [name:(public)(registrant)][rights:create,read] </text:p>
                    </text:list-item>
                    <text:list-item>
                      <text:p text:style-name="P23">Permission [name:(public)(registrant)(NRHP)][rights:create,read]</text:p>
                    </text:list-item>
                    <text:list-item>
                      <text:p text:style-name="P23">Permission [name:(public)(registrant)(NRHP)(editor)][rights:create,read]</text:p>
                    </text:list-item>
                    <text:list-item>
                      <text:p text:style-name="P23">Permission [name:(public)(registrant)(NRHP)(editor-proxy)][rights:create,read]</text:p>
                    </text:list-item>
                    <text:list-item>
                      <text:p text:style-name="P23">Permission [name:(public)(registrant)(ER)][rights:create,read]</text:p>
                    </text:list-item>
                    <text:list-item>
                      <text:p text:style-name="P23">Permission [name:(public)(registrant)(ER)(editor)][rights:create,read]</text:p>
                    </text:list-item>
                    <text:list-item>
                      <text:p text:style-name="P23">Permission [name:(public)(registrant)(ER)(editor-proxy)][rights:create,read]</text:p>
                    </text:list-item>
                    <text:list-item>
                      <text:p text:style-name="P22">Permission [name:(gov)(registrant)(NRHP)][rights:read]</text:p>
                    </text:list-item>
                    <text:list-item>
                      <text:p text:style-name="P22">Permission [name:(gov)(registrant)(NRHP)(reviewer)][rights:create,read]</text:p>
                    </text:list-item>
                    <text:list-item>
                      <text:p text:style-name="P22">Permission [name:(gov)(registrant)(ER)][rights:read]</text:p>
                    </text:list-item>
                    <text:list-item>
                      <text:p text:style-name="P22">Permission [name:(gov)(registrant)(ER)(reviewer)][rights:create,read]</text:p>
                    </text:list-item>
                    <text:list-item>
                      <text:p text:style-name="P6">UI[prompt: Recipient][title:Recipient] [type:hidden]</text:p>
                      <text:list>
                        <text:list-item>
                          <text:p text:style-name="P15">Hidden-Value [value:recipient-email@wherever.com]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6">Control [name:poke_insertdate] [type:control][visible:true][showon:read,update]</text:p>
                  <text:list>
                    <text:list-item>
                      <text:p text:style-name="P6">[definition: Date of poke]</text:p>
                    </text:list-item>
                    <text:list-item>
                      <text:p text:style-name="P6">Permission [name:(public)(registrant)][rights:read] </text:p>
                    </text:list-item>
                    <text:list-item>
                      <text:p text:style-name="P23">Permission [name:(public)(registrant)(NRHP)][rights:read]</text:p>
                    </text:list-item>
                    <text:list-item>
                      <text:p text:style-name="P23">Permission [name:(public)(registrant)(NRHP)(editor)][rights:read]</text:p>
                    </text:list-item>
                    <text:list-item>
                      <text:p text:style-name="P23">Permission [name:(public)(registrant)(NRHP)(editor-proxy)][rights:read]</text:p>
                    </text:list-item>
                    <text:list-item>
                      <text:p text:style-name="P23">Permission [name:(public)(registrant)(ER)][rights:read]</text:p>
                    </text:list-item>
                    <text:list-item>
                      <text:p text:style-name="P23">Permission [name:(public)(registrant)(ER)(editor)][rights:read]</text:p>
                    </text:list-item>
                    <text:list-item>
                      <text:p text:style-name="P23">Permission [name:(public)(registrant)(ER)(editor-proxy)][rights:read]</text:p>
                    </text:list-item>
                    <text:list-item>
                      <text:p text:style-name="P22">Permission [name:(gov)(registrant)(NRHP)][rights:read]</text:p>
                    </text:list-item>
                    <text:list-item>
                      <text:p text:style-name="P22">Permission [name:(gov)(registrant)(NRHP)(reviewer)][rights:read]</text:p>
                    </text:list-item>
                    <text:list-item>
                      <text:p text:style-name="P22">Permission [name:(gov)(registrant)(ER)][rights:read]</text:p>
                    </text:list-item>
                    <text:list-item>
                      <text:p text:style-name="P22">Permission [name:(gov)(registrant)(ER)(reviewer)][rights:read]</text:p>
                    </text:list-item>
                    <text:list-item>
                      <text:p text:style-name="P6"/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</text:span><text:span text:style-name="T18">Activity History</text:span><text:span text:style-name="T1">] [name: </text:span><text:span text:style-name="T18">Activity-History</text:span><text:span text:style-name="T1">][relationship:][minimum:0][limit:5000000][type: table]</text:span></text:p>
              <text:list>
                <text:list-item>
                  <text:p text:style-name="P5"><text:span text:style-name="T1">Definition [text: List of tasks to complete</text:span><text:span text:style-name="T11">]</text:span></text:p>
                  <text:list>
                    <text:list-item>
                      <text:p text:style-name="P6">[description:Actor task list.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113">Activity</text:span><text:span text:style-name="T109"> </text:span><text:span text:style-name="T114">Type Identity </text:span><text:span text:style-name="T113"><text:s/></text:span><text:span text:style-name="T96"><text:s/></text:span><text:span text:style-name="T1">] <text:s/>[visible:yes][width:25][height:1][showon: read]</text:span></text:p>
                  <text:list>
                    <text:list-item>
                      <text:p text:style-name="P9"><text:span text:style-name="T53">[definition: </text:span><text:span text:style-name="T110">a.k.a., an </text:span><text:span text:style-name="T115">Activity Name </text:span><text:span text:style-name="T53">]</text:span></text:p>
                    </text:list-item>
                    <text:list-item>
                      <text:p text:style-name="P5"><text:span text:style-name="T1">UI[prompt: </text:span><text:span text:style-name="T113">Activity Type Identity </text:span><text:span text:style-name="T1">][title:</text:span><text:span text:style-name="T113">Activity</text:span><text:span text:style-name="T108"> </text:span><text:span text:style-name="T111">Type Identity </text:span><text:span text:style-name="T113"><text:s/></text:span><text:span text:style-name="T108"><text:s/></text:span><text:span text:style-name="T1">] [type:textbox]</text:span></text:p>
                    </text:list-item>
                    <text:list-item>
                      <text:p text:style-name="P6">Validation [type: character][required:false][validate:false]</text:p>
                    </text:list-item>
                    <text:list-item>
                      <text:p text:style-name="P6">Column [type:character][size:256][format:<text:a xlink:type="simple" xlink:href="mailto:AAA@AAA.AAA">AAA</text:a>]</text:p>
                    </text:list-item>
                  </text:list>
                </text:list-item>
                <text:list-item>
                  <text:p text:style-name="P6"/>
                </text:list-item>
                <text:list-item>
                  <text:p text:style-name="P5"><text:span text:style-name="T1">Control [name:</text:span><text:span text:style-name="T113">Task Identity </text:span><text:span text:style-name="T96"><text:s/></text:span><text:span text:style-name="T1">] <text:s/>[visible:yes][width:25][height:1][showon: read]</text:span></text:p>
                  <text:list>
                    <text:list-item>
                      <text:p text:style-name="P5"><text:span text:style-name="T1">[definition: </text:span><text:span text:style-name="T110">a.k.a., a relationship between workflow task Definition and a subpart of a Case</text:span> <text:span text:style-name="T1">]</text:span></text:p>
                    </text:list-item>
                    <text:list-item>
                      <text:p text:style-name="P5"><text:span text:style-name="T1">UI[prompt: </text:span><text:span text:style-name="T113">Task Identity</text:span><text:span text:style-name="T108"> </text:span><text:span text:style-name="T1">][title:</text:span><text:span text:style-name="T113">Task Identity </text:span><text:span text:style-name="T108"><text:s/></text:span><text:span text:style-name="T1">] [type:textbox]</text:span></text:p>
                    </text:list-item>
                    <text:list-item>
                      <text:p text:style-name="P6">Validation [type: character][required:false][validate:false]</text:p>
                    </text:list-item>
                    <text:list-item>
                      <text:p text:style-name="P6">Column [type:character][size:256][format:<text:a xlink:type="simple" xlink:href="mailto:AAA@AAA.AAA">AAA</text:a>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112">Case Identity</text:span><text:span text:style-name="T96"> </text:span><text:span text:style-name="T1">] <text:s/>[visible:yes][width:25][height:1][showon: read]</text:span></text:p>
                  <text:list>
                    <text:list-item>
                      <text:p text:style-name="P5"><text:span text:style-name="T1">[definition:</text:span><text:span text:style-name="T110">a.k.a., an identifier defining the case instance where the activity occurred</text:span> <text:span text:style-name="T1">]</text:span></text:p>
                    </text:list-item>
                    <text:list-item>
                      <text:p text:style-name="P5"><text:span text:style-name="T1">UI[prompt: </text:span><text:span text:style-name="T112">Case Identity</text:span><text:span text:style-name="T96"> </text:span><text:span text:style-name="T1">][title:</text:span><text:span text:style-name="T113">Case Identity</text:span><text:span text:style-name="T108"> </text:span><text:span text:style-name="T1">] [type:textbox]</text:span></text:p>
                    </text:list-item>
                    <text:list-item>
                      <text:p text:style-name="P6">Validation [type: character][required:false][validate:false]</text:p>
                    </text:list-item>
                    <text:list-item>
                      <text:p text:style-name="P6">Column [type:character][size:256][format:<text:a xlink:type="simple" xlink:href="mailto:AAA@AAA.AAA">AAA</text:a>]</text:p>
                    </text:list-item>
                    <text:list-item>
                      <text:p text:style-name="P14">Permission [name:(public)(account)][rights:read]</text:p>
                    </text:list-item>
                    <text:list-item>
                      <text:p text:style-name="P14">Permission [name:(public)(registrant)][rights:read]</text:p>
                    </text:list-item>
                    <text:list-item>
                      <text:p text:style-name="P14">Permission [name:(public)(registrant)(NRHP)][rights:read]</text:p>
                    </text:list-item>
                    <text:list-item>
                      <text:p text:style-name="P14"><text:span text:style-name="T67">Permission [name: (public)(registrant)(NRHP)(editor) ] [rights: read</text:span>]</text:p>
                    </text:list-item>
                    <text:list-item>
                      <text:p text:style-name="P14"><text:span text:style-name="T67">Permission [name: (public)(registrant)(NRHP)(editor-proxy) ] [rights: read]</text:span> </text:p>
                    </text:list-item>
                    <text:list-item>
                      <text:p text:style-name="P14">Permission [name:(public)(registrant)(ER)][rights:read]</text:p>
                    </text:list-item>
                    <text:list-item>
                      <text:p text:style-name="P14"><text:span text:style-name="T67">Permission [name: (public)(registrant)(ER)(editor) ] [rights: read</text:span>]</text:p>
                    </text:list-item>
                    <text:list-item>
                      <text:p text:style-name="P14"><text:span text:style-name="T67">Permission [name: (public)(registrant)(ER)(editor-proxy) ] [rights: read]</text:span> </text:p>
                    </text:list-item>
                    <text:list-item>
                      <text:p text:style-name="P14">Permission [name:(gov)(account)][rights:read]</text:p>
                    </text:list-item>
                    <text:list-item>
                      <text:p text:style-name="P14">Permission [name:(gov)(registrant)][rights:read]</text:p>
                    </text:list-item>
                    <text:list-item>
                      <text:p text:style-name="P14">Permission [name:(gov)(registrant)(NRHP)][rights:read]</text:p>
                    </text:list-item>
                    <text:list-item>
                      <text:p text:style-name="P14">Permission [name:(gov)(registrant)(NRHP)(reviewer)][rights:read]</text:p>
                    </text:list-item>
                    <text:list-item>
                      <text:p text:style-name="P14">Permission [name:(gov)(registrant)(ER)][rights:read]</text:p>
                    </text:list-item>
                    <text:list-item>
                      <text:p text:style-name="P14">Permission [name:(gov)(registrant)(ER)(reviewer)][rights:read]</text:p>
                    </text:list-item>
                    <text:list-item>
                      <text:p text:style-name="P6"/>
                    </text:list-item>
                  </text:list>
                </text:list-item>
                <text:list-item>
                  <text:p text:style-name="P5"><text:span text:style-name="T1">Control [name:tsk_</text:span><text:span text:style-name="T112">Initiator Identity</text:span><text:span text:style-name="T96"> </text:span><text:span text:style-name="T1">] <text:s/>[visible:yes][width:25][height:1][showon: read]</text:span></text:p>
                  <text:list>
                    <text:list-item>
                      <text:p text:style-name="P5"><text:span text:style-name="T1">[definition:</text:span><text:span text:style-name="T110">a.k.a., an identifier defining the actor who initiated this activity</text:span> <text:span text:style-name="T1"><text:s/>]</text:span></text:p>
                    </text:list-item>
                    <text:list-item>
                      <text:p text:style-name="P5"><text:span text:style-name="T1">UI[prompt: </text:span><text:span text:style-name="T113">Initiator Identity</text:span><text:span text:style-name="T108"> </text:span><text:span text:style-name="T1">][title:</text:span><text:span text:style-name="T112">Initiator Identity</text:span><text:span text:style-name="T96"> </text:span><text:span text:style-name="T1">] [type:textbox][link-to:Poke]</text:span></text:p>
                      <text:list>
                        <text:list-item>
                          <text:p text:style-name="P6">Sample [sample: smithj@yahoo.com]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@AAA.AAA</text:a>]</text:p>
                    </text:list-item>
                    <text:list-item>
                      <text:p text:style-name="P14">Permission [name:(public)(account)][rights:read]</text:p>
                    </text:list-item>
                    <text:list-item>
                      <text:p text:style-name="P14">Permission [name:(public)(registrant)][rights:read]</text:p>
                    </text:list-item>
                    <text:list-item>
                      <text:p text:style-name="P14">Permission [name:(public)(registrant)(NRHP)][rights:read]</text:p>
                    </text:list-item>
                    <text:list-item>
                      <text:p text:style-name="P14"><text:span text:style-name="T67">Permission [name: (public)(registrant)(NRHP)(editor) ] [rights: read</text:span> ]</text:p>
                    </text:list-item>
                    <text:list-item>
                      <text:p text:style-name="P14"><text:span text:style-name="T67">Permission [name: (public)(registrant)(NRHP)(editor-proxy) ] [rights: read]</text:span> </text:p>
                    </text:list-item>
                    <text:list-item>
                      <text:p text:style-name="P14">Permission [name:(public)(registrant)(ER)][rights:read]</text:p>
                    </text:list-item>
                    <text:list-item>
                      <text:p text:style-name="P14"><text:span text:style-name="T67">Permission [name: (public)(registrant)(ER)(editor) ] [rights: read</text:span>]</text:p>
                    </text:list-item>
                    <text:list-item>
                      <text:p text:style-name="P14"><text:span text:style-name="T67">Permission [name: (public)(registrant)(ER)(editor-proxy) ] [rights: read]</text:span> </text:p>
                    </text:list-item>
                    <text:list-item>
                      <text:p text:style-name="P14">Permission [name:(gov)(account)][rights:read]</text:p>
                    </text:list-item>
                    <text:list-item>
                      <text:p text:style-name="P14">Permission [name:(gov)(registrant)][rights:read]</text:p>
                    </text:list-item>
                    <text:list-item>
                      <text:p text:style-name="P14">Permission [name:(gov)(registrant)(NRHP)][rights:read]</text:p>
                    </text:list-item>
                    <text:list-item>
                      <text:p text:style-name="P14">Permission [name:(gov)(registrant)(NRHP)(reviewer)][rights:read]</text:p>
                    </text:list-item>
                    <text:list-item>
                      <text:p text:style-name="P14">Permission [name:(gov)(registrant)(ER)][rights:read]</text:p>
                    </text:list-item>
                    <text:list-item>
                      <text:p text:style-name="P14">Permission [name:(gov)(registrant)(ER)(reviewer)][rights:read]</text:p>
                    </text:list-item>
                    <text:list-item>
                      <text:p text:style-name="P6"/>
                    </text:list-item>
                  </text:list>
                </text:list-item>
                <text:list-item>
                  <text:p text:style-name="P5"><text:span text:style-name="T1">Control [name:</text:span><text:span text:style-name="T108">Recipient Identity</text:span><text:span text:style-name="T1">] <text:s/>[visible:no][width:25][height:1][showon: read]</text:span></text:p>
                  <text:list>
                    <text:list-item>
                      <text:p text:style-name="P5"><text:span text:style-name="T1">[definition: </text:span><text:span text:style-name="T110">a.k.a., the actor that was targeted by this activity or the system</text:span><text:span text:style-name="T40"> </text:span><text:span text:style-name="T1">]</text:span></text:p>
                    </text:list-item>
                    <text:list-item>
                      <text:p text:style-name="P5"><text:span text:style-name="T1">UI[prompt: </text:span><text:span text:style-name="T112">Recipient Identity</text:span><text:span text:style-name="T96"> </text:span><text:span text:style-name="T1">][title:</text:span><text:span text:style-name="T113">Recipient Identity</text:span><text:span text:style-name="T108"> </text:span><text:span text:style-name="T1">] [type:hidden]</text:span>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@AAA.AAA</text:a>]</text:p>
                    </text:list-item>
                    <text:list-item>
                      <text:p text:style-name="P14">Permission [name:(public)(account)][rights:read]</text:p>
                    </text:list-item>
                    <text:list-item>
                      <text:p text:style-name="P14">Permission [name:(public)(registrant)][rights:read]</text:p>
                    </text:list-item>
                    <text:list-item>
                      <text:p text:style-name="P14">Permission [name:(public)(registrant)(NRHP)][rights:read]</text:p>
                    </text:list-item>
                    <text:list-item>
                      <text:p text:style-name="P14"><text:span text:style-name="T67">Permission [name: (public)(registrant)(NRHP)(editor) ] [rights: read</text:span> ]</text:p>
                    </text:list-item>
                    <text:list-item>
                      <text:p text:style-name="P14"><text:span text:style-name="T67">Permission [name: (public)(registrant)(NRHP)(editor-proxy) ] [rights: read]</text:span> </text:p>
                    </text:list-item>
                    <text:list-item>
                      <text:p text:style-name="P14">Permission [name:(public)(registrant)(ER)][rights:read]</text:p>
                    </text:list-item>
                    <text:list-item>
                      <text:p text:style-name="P14"><text:span text:style-name="T67">Permission [name: (public)(registrant)(ER)(editor) ] [rights: read</text:span>]</text:p>
                    </text:list-item>
                    <text:list-item>
                      <text:p text:style-name="P14"><text:span text:style-name="T67">Permission [name: (public)(registrant)(ER)(editor-proxy) ] [rights: read]</text:span> </text:p>
                    </text:list-item>
                    <text:list-item>
                      <text:p text:style-name="P14">Permission [name:(gov)(account)][rights:read]</text:p>
                    </text:list-item>
                    <text:list-item>
                      <text:p text:style-name="P14">Permission [name:(gov)(registrant)][rights:read]</text:p>
                    </text:list-item>
                    <text:list-item>
                      <text:p text:style-name="P14">Permission [name:(gov)(registrant)(NRHP)][rights:read]</text:p>
                    </text:list-item>
                    <text:list-item>
                      <text:p text:style-name="P14">Permission [name:(gov)(registrant)(NRHP)(reviewer)][rights:read]</text:p>
                    </text:list-item>
                    <text:list-item>
                      <text:p text:style-name="P14">Permission [name:(gov)(registrant)(ER)][rights:read]</text:p>
                    </text:list-item>
                    <text:list-item>
                      <text:p text:style-name="P14">Permission [name:(gov)(registrant)(ER)(reviewer)][rights:read]</text:p>
                    </text:list-item>
                    <text:list-item>
                      <text:p text:style-name="P6"/>
                    </text:list-item>
                  </text:list>
                </text:list-item>
                <text:list-item>
                  <text:p text:style-name="P5"><text:span text:style-name="T1">Control [name:</text:span><text:span text:style-name="T108">Access Point Identity</text:span><text:span text:style-name="T1">] <text:s/>[visible:yes][width:25][height:1][showon: read]</text:span></text:p>
                  <text:list>
                    <text:list-item>
                      <text:p text:style-name="P5"><text:span text:style-name="T1">[definition: </text:span><text:span text:style-name="T110">a.k.a., where the activity occurred, public access point, private access point, GIS access point</text:span> <text:span text:style-name="T1"><text:s/>]</text:span></text:p>
                    </text:list-item>
                    <text:list-item>
                      <text:p text:style-name="P5"><text:span text:style-name="T1">UI[prompt: </text:span><text:span text:style-name="T112">Access Point Identity</text:span><text:span text:style-name="T96"> </text:span><text:span text:style-name="T1">][title:</text:span><text:span text:style-name="T113">Access Point Identity</text:span><text:span text:style-name="T108"> </text:span><text:span text:style-name="T1">] [type:textbox][link-to:Poke]</text:span>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</text:a>]</text:p>
                    </text:list-item>
                    <text:list-item>
                      <text:p text:style-name="P14">Permission [name:(public)(account)][rights:read]</text:p>
                    </text:list-item>
                    <text:list-item>
                      <text:p text:style-name="P14">Permission [name:(public)(registrant)][rights:read]</text:p>
                    </text:list-item>
                    <text:list-item>
                      <text:p text:style-name="P14">Permission [name:(public)(registrant)(NRHP)][rights:read]</text:p>
                    </text:list-item>
                    <text:list-item>
                      <text:p text:style-name="P14"><text:span text:style-name="T67">Permission [name: (public)(registrant)(NRHP)(editor) ] [rights: read</text:span> ]</text:p>
                    </text:list-item>
                    <text:list-item>
                      <text:p text:style-name="P14"><text:span text:style-name="T67">Permission [name: (public)(registrant)(NRHP)(editor-proxy) ] [rights: read]</text:span> </text:p>
                    </text:list-item>
                    <text:list-item>
                      <text:p text:style-name="P14">Permission [name:(public)(registrant)(ER)][rights:read]</text:p>
                    </text:list-item>
                    <text:list-item>
                      <text:p text:style-name="P14"><text:span text:style-name="T67">Permission [name: (public)(registrant)(ER)(editor) ] [rights: read</text:span>]</text:p>
                    </text:list-item>
                    <text:list-item>
                      <text:p text:style-name="P14"><text:span text:style-name="T67">Permission [name: (public)(registrant)(ER)(editor-proxy) ] [rights: read]</text:span> </text:p>
                    </text:list-item>
                    <text:list-item>
                      <text:p text:style-name="P14">Permission [name:(gov)(account)][rights:read]</text:p>
                    </text:list-item>
                    <text:list-item>
                      <text:p text:style-name="P14">Permission [name:(gov)(registrant)][rights:read]</text:p>
                    </text:list-item>
                    <text:list-item>
                      <text:p text:style-name="P14">Permission [name:(gov)(registrant)(NRHP)][rights:read]</text:p>
                    </text:list-item>
                    <text:list-item>
                      <text:p text:style-name="P14">Permission [name:(gov)(registrant)(NRHP)(reviewer)][rights:read]</text:p>
                    </text:list-item>
                    <text:list-item>
                      <text:p text:style-name="P14">Permission [name:(gov)(registrant)(ER)][rights:read]</text:p>
                    </text:list-item>
                    <text:list-item>
                      <text:p text:style-name="P14">Permission [name:(gov)(registrant)(ER)(reviewer)][rights:read]</text:p>
                    </text:list-item>
                    <text:list-item>
                      <text:p text:style-name="P6"/>
                    </text:list-item>
                  </text:list>
                </text:list-item>
                <text:list-item>
                  <text:p text:style-name="P6">Control [name:Creation Date] [type:control][visible:true][showon:read,update]</text:p>
                  <text:list>
                    <text:list-item>
                      <text:p text:style-name="P5"><text:span text:style-name="T1">[definition: </text:span><text:span text:style-name="T96"> </text:span><text:span text:style-name="T110">a.k.a., the date and time the activity occurred</text:span> <text:span text:style-name="T1">]</text:span>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10/30/2011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  <text:list-item>
                      <text:p text:style-name="P14">Permission [name:(public)(account)][rights:read]</text:p>
                    </text:list-item>
                    <text:list-item>
                      <text:p text:style-name="P14">Permission [name:(public)(registrant)][rights:read]</text:p>
                    </text:list-item>
                    <text:list-item>
                      <text:p text:style-name="P14">Permission [name:(public)(registrant)(NRHP)][rights:read]</text:p>
                    </text:list-item>
                    <text:list-item>
                      <text:p text:style-name="P14"><text:span text:style-name="T67">Permission [name: (public)(registrant)(NRHP)(editor) ] [rights: read</text:span> ]</text:p>
                    </text:list-item>
                    <text:list-item>
                      <text:p text:style-name="P14"><text:span text:style-name="T67">Permission [name: (public)(registrant)(NRHP)(editor-proxy) ] [rights: read]</text:span> </text:p>
                    </text:list-item>
                    <text:list-item>
                      <text:p text:style-name="P14">Permission [name:(public)(registrant)(ER)][rights:read]</text:p>
                    </text:list-item>
                    <text:list-item>
                      <text:p text:style-name="P14"><text:span text:style-name="T67">Permission [name: (public)(registrant)(ER)(editor) ] [rights: read</text:span>]</text:p>
                    </text:list-item>
                    <text:list-item>
                      <text:p text:style-name="P14"><text:span text:style-name="T67">Permission [name: (public)(registrant)(ER)(editor-proxy) ] [rights: read]</text:span> </text:p>
                    </text:list-item>
                    <text:list-item>
                      <text:p text:style-name="P14">Permission [name:(gov)(account)][rights:read]</text:p>
                    </text:list-item>
                    <text:list-item>
                      <text:p text:style-name="P14">Permission [name:(gov)(registrant)][rights:read]</text:p>
                    </text:list-item>
                    <text:list-item>
                      <text:p text:style-name="P14">Permission [name:(gov)(registrant)(NRHP)][rights:read]</text:p>
                    </text:list-item>
                    <text:list-item>
                      <text:p text:style-name="P14">Permission [name:(gov)(registrant)(NRHP)(reviewer)][rights:read]</text:p>
                    </text:list-item>
                    <text:list-item>
                      <text:p text:style-name="P14">Permission [name:(gov)(registrant)(ER)][rights:read]</text:p>
                    </text:list-item>
                    <text:list-item>
                      <text:p text:style-name="P14">Permission [name:(gov)(registrant)(ER)(reviewer)][rights:read]</text:p>
                    </text:list-item>
                    <text:list-item>
                      <text:p text:style-name="P15"/>
                    </text:list-item>
                  </text:list>
                </text:list-item>
              </text:list>
            </text:list-item>
            <text:list-item>
              <text:p text:style-name="P5"><text:span text:style-name="T1">Table [title:] [name: </text:span><text:span text:style-name="T18">NRHP_Upcoming_Dead_Line </text:span><text:span text:style-name="T1">][relationship:][limit:][type: sproc]</text:span></text:p>
              <text:list>
                <text:list-item>
                  <text:p text:style-name="P5"><text:span text:style-name="T1">Definition [text: Next Upcoming NRHP Dead Line </text:span><text:span text:style-name="T11">invitations sent, comment counts, change counts]</text:span></text:p>
                  <text:list>
                    <text:list-item>
                      <text:p text:style-name="P6">[description:]</text:p>
                    </text:list-item>
                  </text:list>
                  <text:p text:style-name="P15"/>
                </text:list-item>
                <text:list-item>
                  <text:p text:style-name="P15">Control [name:dl_aip_name] <text:s/>[visible: true] [width:25][height:1][showon: read]</text:p>
                  <text:list>
                    <text:list-item>
                      <text:p text:style-name="P15">[definition: the Project-Identity or some other suiteable identifier]</text:p>
                    </text:list-item>
                    <text:list-item>
                      <text:p text:style-name="P15">Permission [name:(public)(registrant)(NRHP)(editor)][rights: read][default: The house on the corner]</text:p>
                    </text:list-item>
                    <text:list-item>
                      <text:p text:style-name="P15">Permission [name:(public)(registrant)(NRHP)(editor-proxy)][rights: read][default: The house on the corner]</text:p>
                    </text:list-item>
                    <text:list-item>
                      <text:p text:style-name="P15">Permission [name:(gov)(registrant)(NRHP)(help-desk)][rights:create][default:]</text:p>
                    </text:list-item>
                    <text:list-item>
                      <text:p text:style-name="P15">Permission [name:(gov)(registrant)(ER)(help-desk)][rights:create][default:]</text:p>
                    </text:list-item>
                    <text:list-item>
                      <text:p text:style-name="P15">UI[prompt: Nomination][title:Nomination] [type:hidden]</text:p>
                      <text:list>
                        <text:list-item>
                          <text:p text:style-name="P15">Hidden-Value [value:the house on the corner]</text:p>
                        </text:list-item>
                      </text:list>
                    </text:list-item>
                    <text:list-item>
                      <text:p text:style-name="P15">Validation [type: character][required:true][validate:yes]</text:p>
                    </text:list-item>
                    <text:list-item>
                      <text:p text:style-name="P15">Column [type:character][size:25][format:]</text:p>
                    </text:list-item>
                  </text:list>
                </text:list-item>
                <text:list-item>
                  <text:p text:style-name="P6">Control [name:dl_days ] [visible: true] [width:25][height:1][showon: read]</text:p>
                  <text:list>
                    <text:list-item>
                      <text:p text:style-name="P6">[definition: the number of days until the next deadline.]</text:p>
                    </text:list-item>
                    <text:list-item>
                      <text:p text:style-name="P6">Permission [name:(public)(registrant)(NRHP)(editor)][rights: read]</text:p>
                    </text:list-item>
                    <text:list-item>
                      <text:p text:style-name="P6">Permission [name:(public)(registrant)(NRHP)(editor-proxy)][rights: read]</text:p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UI[prompt: Days Left][title:Days Left] [type:textbox]</text:p>
                      <text:list>
                        <text:list-item>
                          <text:p text:style-name="P6">Sample [sample: 15] </text:p>
                        </text:list-item>
                      </text:list>
                    </text:list-item>
                    <text:list-item>
                      <text:p text:style-name="P6">Validation [type: numeric][required:true][validate:no]</text:p>
                    </text:list-item>
                    <text:list-item>
                      <text:p text:style-name="P6">Column [type:numeric][size:10][format:NNNNNNNNNN]</text:p>
                    </text:list-item>
                  </text:list>
                </text:list-item>
                <text:list-item>
                  <text:p text:style-name="P6">Control [name:dl_date] <text:s/>[visible: true] [width:25][height:1][showon: read]</text:p>
                  <text:list>
                    <text:list-item>
                      <text:p text:style-name="P6">[definition: the date of the upcoming deadline.]</text:p>
                    </text:list-item>
                    <text:list-item>
                      <text:p text:style-name="P6">Permission [name:(public)(registrant)(NRHP)(editor)][rights: read]</text:p>
                    </text:list-item>
                    <text:list-item>
                      <text:p text:style-name="P6">Permission [name:(public)(registrant)(NRHP)(editor-proxy)][rights: read]</text:p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UI[prompt: Deadline][title:Deadline] [type:textbox]</text:p>
                      <text:list>
                        <text:list-item>
                          <text:p text:style-name="P6">Sample [sample: 02/04/2013] </text:p>
                        </text:list-item>
                      </text:list>
                    </text:list-item>
                    <text:list-item>
                      <text:p text:style-name="P6">Validation [type: datetime][required:true][validate:no]</text:p>
                    </text:list-item>
                    <text:list-item>
                      <text:p text:style-name="P6">Column [type:datetime][size:10][format:NNNNNNNNNN]</text:p>
                    </text:list-item>
                  </text:list>
                </text:list-item>
                <text:list-item>
                  <text:p text:style-name="P6"/>
                </text:list-item>
                <text:list-item>
                  <text:p text:style-name="P6">Control [name:dl_rn_owner] <text:s/>[visible:yes][width:25][height:1][showon: 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6">Permission [name:(public)(registrant)(NRHP)(editor)][rights:read]</text:p>
                    </text:list-item>
                    <text:list-item>
                      <text:p text:style-name="P6">Permission [name:(public)(registrant)(NRHP)(editor-proxy)][rights: read]</text:p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UI[prompt: Owner][title:Owner] [type:textbox]</text:p>
                      <text:list>
                        <text:list-item>
                          <text:p text:style-name="P6">Sample [sample: smithj@yahoo.com]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15">Control [name:dl_type] <text:s/>[visible: true] [width:25][height:1][showon:create,update,read]</text:p>
                  <text:list>
                    <text:list-item>
                      <text:p text:style-name="P15">[definition: Defines the summary type.]</text:p>
                    </text:list-item>
                    <text:list-item>
                      <text:p text:style-name="P15">Permission [name:(public)(registrant)][rights:create,read,update][default: National-Register]</text:p>
                    </text:list-item>
                    <text:list-item>
                      <text:p text:style-name="P15">Permission [name:(gov)(registrant)(NRHP)(help-desk)][rights:create][default:National-Register]</text:p>
                    </text:list-item>
                    <text:list-item>
                      <text:p text:style-name="P15">Permission [name:(gov)(registrant)(ER)(help-desk)][rights:create][default:National-Register]</text:p>
                    </text:list-item>
                    <text:list-item>
                      <text:p text:style-name="P15">UI[prompt: Summary Request Type][title:Summary Request Type] [type:hidden]</text:p>
                      <text:list>
                        <text:list-item>
                          <text:p text:style-name="P15">Hidden-Value [value:National-Register]</text:p>
                        </text:list-item>
                        <text:list-item>
                          <text:p text:style-name="P15">Hidden-Value [value:Section 106-Review]</text:p>
                        </text:list-item>
                      </text:list>
                    </text:list-item>
                    <text:list-item>
                      <text:p text:style-name="P15">Validation [type: character][required:true][validate:yes]</text:p>
                    </text:list-item>
                    <text:list-item>
                      <text:p text:style-name="P15">Column [type:character][size:25][format:]</text:p>
                    </text:list-item>
                  </text:list>
                  <text:p text:style-name="P15"/>
                </text:list-item>
              </text:list>
            </text:list-item>
            <text:list-item>
              <text:p text:style-name="P5"><text:span text:style-name="T1">Table [title:</text:span><text:span text:style-name="T18">NRHP Activity Summary</text:span><text:span text:style-name="T1">] [name: </text:span><text:span text:style-name="T18">NRHP_Activity_Summary</text:span><text:span text:style-name="T1">][relationship:][limit:][type: sproc]</text:span></text:p>
              <text:list>
                <text:list-item>
                  <text:p text:style-name="P5"><text:span text:style-name="T1">Definition [text: Summary of </text:span><text:span text:style-name="T11">invitations sent, comment counts, change counts]</text:span></text:p>
                  <text:list>
                    <text:list-item>
                      <text:p text:style-name="P6">[description:]</text:p>
                      <text:p text:style-name="P6"/>
                    </text:list-item>
                  </text:list>
                </text:list-item>
                <text:list-item>
                  <text:p text:style-name="P15">Control [name:act_aip_name] <text:s/>[visible: true] [width:25][height:1][showon: read]</text:p>
                  <text:list>
                    <text:list-item>
                      <text:p text:style-name="P15">[definition: the Project-Identity or some other suiteable identifier]</text:p>
                    </text:list-item>
                    <text:list-item>
                      <text:p text:style-name="P15">Permission [name:(public)(registrant)(NRHP)(editor)][rights: read][default: The house on the corner]</text:p>
                    </text:list-item>
                    <text:list-item>
                      <text:p text:style-name="P15">Permission [name:(gov)(registrant)(NRHP)(help-desk)][rights:create][default:]</text:p>
                    </text:list-item>
                    <text:list-item>
                      <text:p text:style-name="P15">Permission [name:(gov)(registrant)(ER)(help-desk)][rights:create][default:]</text:p>
                    </text:list-item>
                    <text:list-item>
                      <text:p text:style-name="P15">UI[prompt: Nomination][title:Nomination] [type:hidden]</text:p>
                      <text:list>
                        <text:list-item>
                          <text:p text:style-name="P15">Hidden-Value [value:the house on the corner]</text:p>
                        </text:list-item>
                      </text:list>
                    </text:list-item>
                    <text:list-item>
                      <text:p text:style-name="P15">Validation [type: character][required:true][validate:yes]</text:p>
                    </text:list-item>
                    <text:list-item>
                      <text:p text:style-name="P15">Column [type:character][size:25][format:]</text:p>
                    </text:list-item>
                  </text:list>
                </text:list-item>
                <text:list-item>
                  <text:p text:style-name="P6">Control [name:act_invites] <text:s/>[visible: true] [width:25][height:1][showon: read]</text:p>
                  <text:list>
                    <text:list-item>
                      <text:p text:style-name="P6">[definition: the count of all invitations sent by a specific registrant.]</text:p>
                    </text:list-item>
                    <text:list-item>
                      <text:p text:style-name="P6">Permission [name:(public)(registrant)(NRHP)(editor)][rights: read]</text:p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6">UI[prompt: Invitations][title:Invitations] [type:textbox]</text:p>
                      <text:list>
                        <text:list-item>
                          <text:p text:style-name="P6">Sample [sample: 1] </text:p>
                        </text:list-item>
                      </text:list>
                    </text:list-item>
                    <text:list-item>
                      <text:p text:style-name="P6">Validation [type: numeric][required:true][validate:no]</text:p>
                    </text:list-item>
                    <text:list-item>
                      <text:p text:style-name="P6">Column [type:numeric][size:10][format:NNNNNNNNNN]</text:p>
                    </text:list-item>
                  </text:list>
                </text:list-item>
                <text:list-item>
                  <text:p text:style-name="P6">Control [name:act_comments] <text:s/>[visible: true] [width:25][height:1][showon: read]</text:p>
                  <text:list>
                    <text:list-item>
                      <text:p text:style-name="P6">[definition: the count of all comments related to the nomination.]</text:p>
                    </text:list-item>
                    <text:list-item>
                      <text:p text:style-name="P6">Permission [name:(public)(registrant)(NRHP)(editor)][rights: read]</text:p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6">UI[prompt: Comments][title:Comments] [type:textbox]</text:p>
                      <text:list>
                        <text:list-item>
                          <text:p text:style-name="P6">Sample [sample: 5] </text:p>
                        </text:list-item>
                      </text:list>
                    </text:list-item>
                    <text:list-item>
                      <text:p text:style-name="P6">Validation [type: numeric][required:true][validate:no]</text:p>
                    </text:list-item>
                    <text:list-item>
                      <text:p text:style-name="P6">Column [type:numeric][size:10][format:NNNNNNNNNN]</text:p>
                    </text:list-item>
                  </text:list>
                </text:list-item>
                <text:list-item>
                  <text:p text:style-name="P6">Control [name:act_replies] <text:s/>[visible: true] [width:25][height:1][showon: read]</text:p>
                  <text:list>
                    <text:list-item>
                      <text:p text:style-name="P6">[definition: the count of all replies related to the nomination.]</text:p>
                    </text:list-item>
                    <text:list-item>
                      <text:p text:style-name="P6">Permission [name:(public)(registrant)(NRHP)(editor)][rights: read]</text:p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6">UI[prompt: Replies][title:Replies] [type:textbox]</text:p>
                      <text:list>
                        <text:list-item>
                          <text:p text:style-name="P6">Sample [sample: 15] </text:p>
                        </text:list-item>
                      </text:list>
                    </text:list-item>
                    <text:list-item>
                      <text:p text:style-name="P6">Validation [type: numeric][required:true][validate:no]</text:p>
                    </text:list-item>
                    <text:list-item>
                      <text:p text:style-name="P6">Column [type:numeric][size:10][format:NNNNNNNNNN]</text:p>
                    </text:list-item>
                  </text:list>
                </text:list-item>
                <text:list-item>
                  <text:p text:style-name="P6">Control [name:act_changes] <text:s/>[visible: true] [width:25][height:1][showon: read]</text:p>
                  <text:list>
                    <text:list-item>
                      <text:p text:style-name="P6">[definition: the count of all changes to the nomination.]</text:p>
                    </text:list-item>
                    <text:list-item>
                      <text:p text:style-name="P6">Permission [name:(public)(registrant)(NRHP)(editor)][rights: read]</text:p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6">UI[prompt: Changes][title:Changes] [type:textbox]</text:p>
                      <text:list>
                        <text:list-item>
                          <text:p text:style-name="P6">Sample [sample: 50] </text:p>
                        </text:list-item>
                      </text:list>
                    </text:list-item>
                    <text:list-item>
                      <text:p text:style-name="P6">Validation [type: numeric][required:true][validate:no]</text:p>
                    </text:list-item>
                    <text:list-item>
                      <text:p text:style-name="P6">Column [type:numeric][size:10][format:NNNNNNNNNN]</text:p>
                    </text:list-item>
                  </text:list>
                  <text:p text:style-name="P6"/>
                </text:list-item>
                <text:list-item>
                  <text:p text:style-name="P15">Control [name:act_owner] <text:s/>[visible: true] [width:25][height:1][showon:create,update,read]</text:p>
                  <text:list>
                    <text:list-item>
                      <text:p text:style-name="P15">[definition: Defines who owns this applicaiton.]</text:p>
                    </text:list-item>
                    <text:list-item>
                      <text:p text:style-name="P15">Permission [name:(public)(registrant)][rights:create,read,update][default: smithjt@yahoo.com]</text:p>
                    </text:list-item>
                    <text:list-item>
                      <text:p text:style-name="P15">Permission [name:(gov)(registrant)(NRHP)(help-desk)][rights:create][default:]</text:p>
                    </text:list-item>
                    <text:list-item>
                      <text:p text:style-name="P15">UI[prompt: Owner][title:Owner] [type:hidden]</text:p>
                      <text:list>
                        <text:list-item>
                          <text:p text:style-name="P15">Hidden-Value [value:smithjt@yahoo.com]</text:p>
                        </text:list-item>
                      </text:list>
                    </text:list-item>
                    <text:list-item>
                      <text:p text:style-name="P15">Validation [type: character][required:true][validate:yes]</text:p>
                    </text:list-item>
                    <text:list-item>
                      <text:p text:style-name="P15">Column [type:character][size:25][format:]</text:p>
                    </text:list-item>
                  </text:list>
                </text:list-item>
                <text:list-item>
                  <text:p text:style-name="P15">Control [name:act_type] <text:s/>[visible: true] [width:25][height:1][showon:create,update,read]</text:p>
                  <text:list>
                    <text:list-item>
                      <text:p text:style-name="P15">[definition: Defines the summary type.]</text:p>
                    </text:list-item>
                    <text:list-item>
                      <text:p text:style-name="P15">Permission [name:(public)(registrant)][rights:create,read,update][default: National-Register]</text:p>
                    </text:list-item>
                    <text:list-item>
                      <text:p text:style-name="P15">Permission [name:(gov)(registrant)(NRHP)(help-desk)][rights:create][default:National-Register]</text:p>
                    </text:list-item>
                    <text:list-item>
                      <text:p text:style-name="P15">Permission [name:(gov)(registrant)(ER)(help-desk)][rights:create][default:National-Register]</text:p>
                    </text:list-item>
                    <text:list-item>
                      <text:p text:style-name="P15">UI[prompt: Summary Request Type][title:Summary Request Type] [type:hidden]</text:p>
                      <text:list>
                        <text:list-item>
                          <text:p text:style-name="P15">Hidden-Value [value:(public)(registrant)(NRHP)(editor)]</text:p>
                        </text:list-item>
                        <text:list-item>
                          <text:p text:style-name="P15">Hidden-Value [value:(public)(registrant)(ER)(editor)]</text:p>
                        </text:list-item>
                      </text:list>
                    </text:list-item>
                    <text:list-item>
                      <text:p text:style-name="P15">Validation [type: character][required:true][validate:yes]</text:p>
                    </text:list-item>
                    <text:list-item>
                      <text:p text:style-name="P15">Column [type:character][size:25][format:]</text:p>
                    </text:list-item>
                  </text:list>
                </text:list-item>
              </text:list>
            </text:list-item>
            <text:list-item>
              <text:p text:style-name="P6"/>
            </text:list-item>
            <text:list-item>
              <text:p text:style-name="P5"><text:span text:style-name="T1">Table [title:] [name: </text:span><text:span text:style-name="T18">Projects-Completed</text:span><text:span text:style-name="T1">][relationship:][limit:][type:table]</text:span></text:p>
              <text:list>
                <text:list-item>
                  <text:p text:style-name="P6">Definition [text: Applications that have been approved and therefor completed]</text:p>
                  <text:list>
                    <text:list-item>
                      <text:p text:style-name="P6">[description:]</text:p>
                    </text:list-item>
                  </text:list>
                  <text:p text:style-name="P6"/>
                </text:list-item>
                <text:list-item>
                  <text:p text:style-name="P15">Control [name:pc_name] <text:s/>[visible: true] [width:25][height:1][showon:read]</text:p>
                  <text:list>
                    <text:list-item>
                      <text:p text:style-name="P15">[definition: Name of the Project.]</text:p>
                    </text:list-item>
                    <text:list-item>
                      <text:p text:style-name="P15">Permission [name:(public)(registrant)][rights:read][default: <text:a xlink:type="simple" xlink:href="mailto:smithjt@yahoo.com">smithjt@yahoo.com</text:a>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Permission [name:(public)(registrant)(NRHP)(editor)][rights:read]</text:p>
                    </text:list-item>
                    <text:list-item>
                      <text:p text:style-name="P15">Permission [name:(public)(registrant)(NRHP)(editor-proxy)][rights:read]</text:p>
                    </text:list-item>
                    <text:list-item>
                      <text:p text:style-name="P22">Permission [name:(public)(registrant)(ER)][rights:read]</text:p>
                    </text:list-item>
                    <text:list-item>
                      <text:p text:style-name="P15">Permission [name:(public)(registrant)(ER)(editor)][rights:read]</text:p>
                    </text:list-item>
                    <text:list-item>
                      <text:p text:style-name="P15">Permission [name:(public)(registrant)(ER)(editor-proxy)][rights:read]</text:p>
                    </text:list-item>
                    <text:list-item>
                      <text:p text:style-name="P15"/>
                    </text:list-item>
                    <text:list-item>
                      <text:p text:style-name="P22">Permission [name:(gov)(registrant)(NRHP)][rights:read]</text:p>
                    </text:list-item>
                    <text:list-item>
                      <text:p text:style-name="P15">Permission [name:(gov)(registrant)(NRHP)(help-desk)][rights:read][default:]</text:p>
                    </text:list-item>
                    <text:list-item>
                      <text:p text:style-name="P22">Permission [name:(gov)(registrant)(ER)][rights:read]</text:p>
                    </text:list-item>
                    <text:list-item>
                      <text:p text:style-name="P15">Permission [name:(gov)(registrant)(ER)(help-desk)][rights:read][default:]</text:p>
                    </text:list-item>
                    <text:list-item>
                      <text:p text:style-name="P15">UI[prompt: Project-Identity][title:Project-Identity] [type:textbox]</text:p>
                      <text:list>
                        <text:list-item>
                          <text:p text:style-name="P15">Hidden-Value [value:smithjt@yahoo.com]</text:p>
                        </text:list-item>
                      </text:list>
                    </text:list-item>
                    <text:list-item>
                      <text:p text:style-name="P15">Validation [type: character][required:true][validate:yes]</text:p>
                    </text:list-item>
                    <text:list-item>
                      <text:p text:style-name="P15">Column [type:character][size:25][format:]</text:p>
                    </text:list-item>
                    <text:list-item>
                      <text:p text:style-name="P18">Instruction [text: <text:s/>Project-Identity]</text:p>
                      <text:p text:style-name="P15"/>
                    </text:list-item>
                  </text:list>
                </text:list-item>
                <text:list-item>
                  <text:p text:style-name="P15">Control [name:pc_type] <text:s/>[visible: true] [width:25][height:1][showon:read]</text:p>
                  <text:list>
                    <text:list-item>
                      <text:p text:style-name="P15">[definition: Defines the Application type.]</text:p>
                    </text:list-item>
                    <text:list-item>
                      <text:p text:style-name="P15">Permission [name:(public)(registrant)][rights:read][default: National-Register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Permission [name:(public)(registrant)(NRHP)(editor)][rights:read]</text:p>
                    </text:list-item>
                    <text:list-item>
                      <text:p text:style-name="P15">Permission [name:(public)(registrant)(NRHP)(editor-proxy)][rights:read]</text:p>
                    </text:list-item>
                    <text:list-item>
                      <text:p text:style-name="P22">Permission [name:(public)(registrant)(ER)][rights:read]</text:p>
                    </text:list-item>
                    <text:list-item>
                      <text:p text:style-name="P15">Permission [name:(public)(registrant)(ER)(editor)][rights:read]</text:p>
                    </text:list-item>
                    <text:list-item>
                      <text:p text:style-name="P15">Permission [name:(public)(registrant)(ER)(editor-proxy)][rights:read]</text:p>
                    </text:list-item>
                    <text:list-item>
                      <text:p text:style-name="P22"/>
                    </text:list-item>
                    <text:list-item>
                      <text:p text:style-name="P22">Permission [name:(gov)(registrant)(NRHP)][rights:read]</text:p>
                    </text:list-item>
                    <text:list-item>
                      <text:p text:style-name="P15">Permission [name:(gov)(registrant)(NRHP)(help-desk)][rights:read][default:National-Register]</text:p>
                    </text:list-item>
                    <text:list-item>
                      <text:p text:style-name="P22">Permission [name:(gov)(registrant)(ER)][rights:read]</text:p>
                    </text:list-item>
                    <text:list-item>
                      <text:p text:style-name="P15">Permission [name:(gov)(registrant)(ER)(help-desk)][rights:read][default:National-Register]</text:p>
                    </text:list-item>
                    <text:list-item>
                      <text:p text:style-name="P15">UI[prompt: Project Type][title:Project Type] [type:hidden]</text:p>
                      <text:list>
                        <text:list-item>
                          <text:p text:style-name="P15">Hidden-Value [value:National-Register]</text:p>
                        </text:list-item>
                        <text:list-item>
                          <text:p text:style-name="P15">Hidden-Value [value:Section 106-Review]</text:p>
                        </text:list-item>
                      </text:list>
                    </text:list-item>
                    <text:list-item>
                      <text:p text:style-name="P15">Validation [type: character][required:true][validate:yes]</text:p>
                    </text:list-item>
                    <text:list-item>
                      <text:p text:style-name="P15">Column [type:character][size:25][format:]</text:p>
                    </text:list-item>
                    <text:list-item>
                      <text:p text:style-name="P18">Instruction [text: Project Type]</text:p>
                    </text:list-item>
                  </text:list>
                </text:list-item>
                <text:list-item>
                  <text:p text:style-name="P18"/>
                </text:list-item>
                <text:list-item>
                  <text:p text:style-name="P15">Control [name:pc_owner] <text:s/>[visible: true] [width:25][height:1][showon:read]</text:p>
                  <text:list>
                    <text:list-item>
                      <text:p text:style-name="P15">[definition: Defines who owns this application.]</text:p>
                    </text:list-item>
                    <text:list-item>
                      <text:p text:style-name="P15">Permission [name:(public)(registrant)][rights:read][default: <text:a xlink:type="simple" xlink:href="mailto:smithjt@yahoo.com">smithjt@yahoo.com</text:a>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Permission [name:(public)(registrant)(NRHP)(editor)][rights:read]</text:p>
                    </text:list-item>
                    <text:list-item>
                      <text:p text:style-name="P15">Permission [name:(public)(registrant)(NRHP)(editor-proxy)][rights:read]</text:p>
                    </text:list-item>
                    <text:list-item>
                      <text:p text:style-name="P22">Permission [name:(public)(registrant)(ER)][rights:read]</text:p>
                    </text:list-item>
                    <text:list-item>
                      <text:p text:style-name="P15">Permission [name:(public)(registrant)(ER)(editor)][rights:read]</text:p>
                    </text:list-item>
                    <text:list-item>
                      <text:p text:style-name="P15">Permission [name:(public)(registrant)(ER)(editor-proxy)][rights:read]</text:p>
                    </text:list-item>
                    <text:list-item>
                      <text:p text:style-name="P22"/>
                    </text:list-item>
                    <text:list-item>
                      <text:p text:style-name="P22">Permission [name:(gov)(registrant)(NRHP)][rights:read]</text:p>
                    </text:list-item>
                    <text:list-item>
                      <text:p text:style-name="P15">Permission [name:(gov)(registrant)(NRHP)(help-desk)][rights:read][default:]</text:p>
                    </text:list-item>
                    <text:list-item>
                      <text:p text:style-name="P22">Permission [name:(gov)(registrant)(ER)][rights:read]</text:p>
                    </text:list-item>
                    <text:list-item>
                      <text:p text:style-name="P15">Permission [name:(gov)(registrant)(ER)(help-desk)][rights:read][default:]</text:p>
                    </text:list-item>
                    <text:list-item>
                      <text:p text:style-name="P15">UI[prompt: Owner][title:Owner] [type:textbox]</text:p>
                      <text:list>
                        <text:list-item>
                          <text:p text:style-name="P15">Hidden-Value [value:smithjt@yahoo.com]</text:p>
                        </text:list-item>
                      </text:list>
                    </text:list-item>
                    <text:list-item>
                      <text:p text:style-name="P15">Validation [type: character][required:true][validate:yes]</text:p>
                    </text:list-item>
                    <text:list-item>
                      <text:p text:style-name="P15">Column [type:character][size:25][format:]</text:p>
                    </text:list-item>
                    <text:list-item>
                      <text:p text:style-name="P18">Instruction [text: <text:s/>Project Initiator]</text:p>
                    </text:list-item>
                  </text:list>
                </text:list-item>
                <text:list-item>
                  <text:p text:style-name="P15">Control [name:pc_status] <text:s/>[visible: true] [width:25][height:1][showon:read]</text:p>
                  <text:list>
                    <text:list-item>
                      <text:p text:style-name="P15">[definition: Status of project.]</text:p>
                    </text:list-item>
                    <text:list-item>
                      <text:p text:style-name="P15">Permission [name:(public)(registrant)][rights:read][default: National-Register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15">Permission [name:(public)(registrant)(NRHP)(editor)][rights:read]</text:p>
                    </text:list-item>
                    <text:list-item>
                      <text:p text:style-name="P15">Permission [name:(public)(registrant)(NRHP)(editor-proxy)][rights:read]</text:p>
                    </text:list-item>
                    <text:list-item>
                      <text:p text:style-name="P22">Permission [name:(public)(registrant)(ER)][rights:read]</text:p>
                    </text:list-item>
                    <text:list-item>
                      <text:p text:style-name="P15">Permission [name:(public)(registrant)(ER)(editor)][rights:read]</text:p>
                    </text:list-item>
                    <text:list-item>
                      <text:p text:style-name="P15">Permission [name:(public)(registrant)(ER)(editor-proxy)][rights:read]</text:p>
                    </text:list-item>
                    <text:list-item>
                      <text:p text:style-name="P22"/>
                    </text:list-item>
                    <text:list-item>
                      <text:p text:style-name="P22">Permission [name:(gov)(registrant)(NRHP)][rights:read]</text:p>
                    </text:list-item>
                    <text:list-item>
                      <text:p text:style-name="P15">Permission [name:(gov)(registrant)(NRHP)(help-desk)][rights:read][default:National-Register]</text:p>
                    </text:list-item>
                    <text:list-item>
                      <text:p text:style-name="P22">Permission [name:(gov)(registrant)(ER)][rights:read]</text:p>
                    </text:list-item>
                    <text:list-item>
                      <text:p text:style-name="P15">Permission [name:(gov)(registrant)(ER)(help-desk)][rights:read][default:National-Register]</text:p>
                    </text:list-item>
                    <text:list-item>
                      <text:p text:style-name="P15">UI[prompt: Project Status][title:Project Status] [type:hidden]</text:p>
                      <text:list>
                        <text:list-item>
                          <text:p text:style-name="P15">Hidden-Value [value:Complete]</text:p>
                        </text:list-item>
                        <text:list-item>
                          <text:p text:style-name="P15">Hidden-Value [value:Rejected]</text:p>
                        </text:list-item>
                      </text:list>
                    </text:list-item>
                    <text:list-item>
                      <text:p text:style-name="P15">Validation [type: character][required:true][validate:yes]</text:p>
                    </text:list-item>
                    <text:list-item>
                      <text:p text:style-name="P15">Column [type:character][size:25][format:]</text:p>
                    </text:list-item>
                    <text:list-item>
                      <text:p text:style-name="P18">Instruction [text: Project Status]</text:p>
                    </text:list-item>
                    <text:list-item>
                      <text:p text:style-name="P18"/>
                    </text:list-item>
                  </text:list>
                </text:list-item>
                <text:list-item>
                  <text:p text:style-name="P6">Control [name:pc_insertdate] [type:control][visible:true][showon:read]</text:p>
                  <text:list>
                    <text:list-item>
                      <text:p text:style-name="P6">[definition: Date and time <text:s/>comment was submitted]</text:p>
                    </text:list-item>
                    <text:list-item>
                      <text:p text:style-name="P6">Permission [name:(public)(registrant)][rights:read]</text:p>
                    </text:list-item>
                    <text:list-item>
                      <text:p text:style-name="P6">Permission [name:(public)(registrant)(NRHP)][rights:read]</text:p>
                    </text:list-item>
                    <text:list-item>
                      <text:p text:style-name="P6">Permission [name:(public)(registrant)(NRHP)(editor)][rights:read]</text:p>
                    </text:list-item>
                    <text:list-item>
                      <text:p text:style-name="P6">Permission [name:(public)(registrant)(NRHP)(editor-proxy)][rights:read]</text:p>
                    </text:list-item>
                    <text:list-item>
                      <text:p text:style-name="P22">Permission [name:(public)(registrant)(ER)][rights:read]</text:p>
                    </text:list-item>
                    <text:list-item>
                      <text:p text:style-name="P22"><text:span text:style-name="T67">Permission [name: (public)(registrant)(ER)(editor) ] [rights: <text:s/>read]</text:span> </text:p>
                    </text:list-item>
                    <text:list-item>
                      <text:p text:style-name="P22"><text:span text:style-name="T67">Permission [name: (public)(registrant)(ER)(editor-proxy) ] [rights: <text:s/>read]</text:span> </text:p>
                    </text:list-item>
                    <text:list-item>
                      <text:p text:style-name="P22">Permission [name:(gov)(registrant)(NRHP)][rights:read]</text:p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22">Permission [name:(gov)(registrant)(ER)][rights:read]</text:p>
                    </text:list-item>
                    <text:list-item>
                      <text:p text:style-name="P22"/>
                    </text:list-item>
                    <text:list-item>
                      <text:p text:style-name="P6">Permission [name:(gov)(registrant)(ER)(editor)][rights:read]</text:p>
                    </text:list-item>
                    <text:list-item>
                      <text:p text:style-name="P6">Permission [name:(gov)(registrant)(ER)(editor-proxy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ompleted][title:Completed][type:label][format:NNNNNNNNNN]</text:p>
                      <text:list>
                        <text:list-item>
                          <text:p text:style-name="P6">Sample [sample:10/30/2011]</text:p>
                        </text:list-item>
                      </text:list>
                    </text:list-item>
                    <text:list-item>
                      <text:p text:style-name="P6">Validation [type: numeric][validate:true]</text:p>
                    </text:list-item>
                    <text:list-item>
                      <text:p text:style-name="P18">Instruction [text: <text:s/>Completion Date]</text:p>
                      <text:p text:style-name="P6"/>
                    </text:list-item>
                  </text:list>
                </text:list-item>
              </text:list>
            </text:list-item>
            <text:list-item>
              <text:p text:style-name="P5"><text:span text:style-name="T1">Table [title:Case] [name: </text:span><text:span text:style-name="T57">Cases</text:span><text:span text:style-name="T1">][relationship:][minimum:0] [limit:100000][type:table]</text:span></text:p>
              <text:list>
                <text:list-item>
                  <text:p text:style-name="P6">Definition [text: Identifier for a case]</text:p>
                  <text:list>
                    <text:list-item>
                      <text:p text:style-name="P6">[description:]</text:p>
                    </text:list-item>
                  </text:list>
                </text:list-item>
                <text:list-item>
                  <text:p text:style-name="P6">Control [name:<text:span text:style-name="T89">case_identity]</text:span> <text:s/>[visible: false] [width:25][height:1][showon:]</text:p>
                  <text:list>
                    <text:list-item>
                      <text:p text:style-name="P6">[definition: the Case Identity or some other suiteable identifier]</text:p>
                    </text:list-item>
                    <text:list-item>
                      <text:p text:style-name="P6">UI[prompt: Case Identity][title:Case Identity] [type:textbox]</text:p>
                      <text:list>
                        <text:list-item>
                          <text:p text:style-name="P6">Sample [sample: Identifier for a specific record] </text:p>
                        </text:list-item>
                      </text:list>
                    </text:list-item>
                    <text:list-item>
                      <text:p text:style-name="P6">Validation [type: numeric][required:false][validate:no]</text:p>
                    </text:list-item>
                    <text:list-item>
                      <text:p text:style-name="P6">Column [type:numeric][size:10][format:NNNNN]</text:p>
                    </text:list-item>
                    <text:list-item>
                      <text:p text:style-name="P11">Instruction [text: ]</text:p>
                    </text:list-item>
                  </text:list>
                </text:list-item>
                <text:list-item>
                  <text:p text:style-name="P6">Control [name:<text:span text:style-name="T89">case_name</text:span>] <text:s/>[visible: true] [width:25][height:1][showon:create,update,read]</text:p>
                  <text:list>
                    <text:list-item>
                      <text:p text:style-name="P6">[definition: the Project-Identity or some other suiteable identifier]</text:p>
                    </text:list-item>
                    <text:list-item>
                      <text:p text:style-name="P26">Permission [name:(public)(registrant)] <text:s text:c="13"/>[rights:create,read]</text:p>
                    </text:list-item>
                    <text:list-item>
                      <text:p text:style-name="P26">Permission [name:(public)(registrant)(NRHP)] <text:s text:c="8"/>[rights:create,read]</text:p>
                    </text:list-item>
                    <text:list-item>
                      <text:p text:style-name="P20">Permission [name:(public)(registrant)(NRHP)(editor)] [rights:create,read,update]</text:p>
                    </text:list-item>
                    <text:list-item>
                      <text:p text:style-name="P20">Permission [name:(public)(registrant)(ER)] <text:s text:c="9"/>[rights:create,read,update]</text:p>
                    </text:list-item>
                    <text:list-item>
                      <text:p text:style-name="P20"/>
                    </text:list-item>
                    <text:list-item>
                      <text:p text:style-name="P20">Permission [name:(gov)(registrant)(NRHP)] <text:s text:c="11"/>[rights:read]</text:p>
                    </text:list-item>
                    <text:list-item>
                      <text:p text:style-name="P20">Permission [name:(gov)(registrant)(NRHP)(help-desk)] [rights:read]</text:p>
                    </text:list-item>
                    <text:list-item>
                      <text:p text:style-name="P20">Permission [name:(gov)(registrant)(ER)] <text:s text:c="12"/>[rights:read]</text:p>
                    </text:list-item>
                    <text:list-item>
                      <text:p text:style-name="P22"/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UI[prompt: Case Name][title:Case Name] [type:textbox]</text:p>
                      <text:list>
                        <text:list-item>
                          <text:p text:style-name="P6">Sample [sample: The house on the corner] 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-Z,a-z,0-9]</text:p>
                    </text:list-item>
                    <text:list-item>
                      <text:p text:style-name="P11">Instruction [text: Application Name]</text:p>
                      <text:p text:style-name="P22"/>
                    </text:list-item>
                  </text:list>
                </text:list-item>
                <text:list-item>
                  <text:p text:style-name="P15">Control [name:case_type] <text:s/>[visible: true] [width:25][height:1][showon:read]</text:p>
                  <text:list>
                    <text:list-item>
                      <text:p text:style-name="P15">[definition: Defines the Application type.]</text:p>
                    </text:list-item>
                    <text:list-item>
                      <text:p text:style-name="P15">Permission [name:(public)(registrant)][rights:create,read][default: National-Register]</text:p>
                    </text:list-item>
                    <text:list-item>
                      <text:p text:style-name="P15">Permission [name:(public)(registrant)(NRHP)][rights:read]</text:p>
                    </text:list-item>
                    <text:list-item>
                      <text:p text:style-name="P20">Permission [name:(public)(registrant)(NRHP)(editor)] [rights:create,read,update]</text:p>
                    </text:list-item>
                    <text:list-item>
                      <text:p text:style-name="P22">Permission [name:(public)(registrant)(ER)][rights:read]</text:p>
                    </text:list-item>
                    <text:list-item>
                      <text:p text:style-name="P22"/>
                    </text:list-item>
                    <text:list-item>
                      <text:p text:style-name="P22">Permission [name:(gov)(registrant)(ER)][rights:read]</text:p>
                    </text:list-item>
                    <text:list-item>
                      <text:p text:style-name="P15">Permission [name:(gov)(registrant)(ER)(help-desk)][rights:read]</text:p>
                    </text:list-item>
                    <text:list-item>
                      <text:p text:style-name="P15">Permission [name:(gov)(registrant)(NRHP)] [rights:read]</text:p>
                    </text:list-item>
                    <text:list-item>
                      <text:p text:style-name="P15">Permission [name:(gov)(registrant)(NRHP)(help-desk)][rights:read]</text:p>
                    </text:list-item>
                    <text:list-item>
                      <text:p text:style-name="P15">UI[prompt: Case Type][title:Case Type] [type:radio]</text:p>
                      <text:list>
                        <text:list-item>
                          <text:p text:style-name="P15">Option [name:NRHP][value:1]</text:p>
                        </text:list-item>
                        <text:list-item>
                          <text:p text:style-name="P15">Option [name:Section 106][value:2]</text:p>
                        </text:list-item>
                        <text:list-item>
                          <text:p text:style-name="P15">Option [name:Tax Credits][value:3]</text:p>
                        </text:list-item>
                        <text:list-item>
                          <text:p text:style-name="P15">Option [name:Archaeology][value:4]</text:p>
                        </text:list-item>
                      </text:list>
                    </text:list-item>
                    <text:list-item>
                      <text:p text:style-name="P15">Validation [type: character][required:true][validate:yes]</text:p>
                    </text:list-item>
                    <text:list-item>
                      <text:p text:style-name="P15">Column [type:character][size:25][format:]</text:p>
                    </text:list-item>
                    <text:list-item>
                      <text:p text:style-name="P18">Instruction [text: Application Type]</text:p>
                    </text:list-item>
                    <text:list-item>
                      <text:p text:style-name="P18"/>
                    </text:list-item>
                  </text:list>
                </text:list-item>
                <text:list-item>
                  <text:p text:style-name="P15"/>
                  <text:list>
                    <text:list-header>
                      <text:p text:style-name="P6"/>
                    </text:list-header>
                  </text:list>
                </text:list-item>
              </text:list>
            </text:list-item>
            <text:list-item>
              <text:p text:style-name="P5"><text:span text:style-name="T1">Table [title:</text:span><text:span text:style-name="T18">Project Invitees</text:span><text:span text:style-name="T1">] [name: </text:span><text:span text:style-name="T18">Project_Invitees</text:span><text:span text:style-name="T1">][relationship:][limit:][type:table]</text:span></text:p>
              <text:list>
                <text:list-item>
                  <text:p text:style-name="P6">Definition [text: Project Contacts are groups of registrants that have been ]</text:p>
                  <text:list>
                    <text:list-item>
                      <text:p text:style-name="P6">[description:Registrants]</text:p>
                    </text:list-item>
                  </text:list>
                </text:list-item>
                <text:list-item>
                  <text:p text:style-name="P6">Control [name:con_project_identity] <text:s/>[visible: true] [width:25][height:1][showon:create,update,read]</text:p>
                  <text:list>
                    <text:list-item>
                      <text:p text:style-name="P6">[definition: a reference to a project]</text:p>
                    </text:list-item>
                    <text:list-item>
                      <text:p text:style-name="P6">UI[prompt: ][title: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256][format:A-Z,a-z,0-9]</text:p>
                    </text:list-item>
                    <text:list-item>
                      <text:p text:style-name="P15">Permission [name:(public)(registrant)(NRHP)][rights:create]</text:p>
                    </text:list-item>
                    <text:list-item>
                      <text:p text:style-name="P15">Permission [name:(public)(registrant)(ER)][rights:create]</text:p>
                    </text:list-item>
                  </text:list>
                </text:list-item>
                <text:list-item>
                  <text:p text:style-name="P6">Control [name:con_registrant_identity] <text:s/>[visible: true] [width:25][height:1][showon:create,update,read]</text:p>
                  <text:list>
                    <text:list-item>
                      <text:p text:style-name="P6">[definition: a reference to a registrant]</text:p>
                    </text:list-item>
                    <text:list-item>
                      <text:p text:style-name="P6">UI[prompt: ][title: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256][format:A-Z,a-z,0-9]</text:p>
                    </text:list-item>
                    <text:list-item>
                      <text:p text:style-name="P15">Permission [name:(public)(registrant)(NRHP)][rights:create]</text:p>
                    </text:list-item>
                    <text:list-item>
                      <text:p text:style-name="P15">Permission [name:(public)(registrant)(ER)][rights:create]</text:p>
                    </text:list-item>
                  </text:list>
                </text:list-item>
                <text:list-item>
                  <text:p text:style-name="P6">Control [name:con_agency_identity] <text:s/>[visible: true] [width:25][height:1][showon:create,update,read]</text:p>
                  <text:list>
                    <text:list-item>
                      <text:p text:style-name="P6">[definition: a reference to a state agency]</text:p>
                    </text:list-item>
                    <text:list-item>
                      <text:p text:style-name="P6">UI[prompt: ][title: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256][format:A-Z,a-z,0-9]</text:p>
                    </text:list-item>
                    <text:list-item>
                      <text:p text:style-name="P15">Permission [name:(public)(registrant)(NRHP)][rights:create]</text:p>
                    </text:list-item>
                    <text:list-item>
                      <text:p text:style-name="P15">Permission [name:(public)(registrant)(ER)][rights:create]</text:p>
                    </text:list-item>
                  </text:list>
                </text:list-item>
                <text:list-item>
                  <text:p text:style-name="P15"/>
                </text:list-item>
              </text:list>
            </text:list-item>
            <text:list-item>
              <text:p text:style-name="P5"><text:span text:style-name="T1">Table [title:Membership] [name: </text:span><text:span text:style-name="T18">Members</text:span><text:span text:style-name="T1">][relationship:one][limit:1][minimum:1][type:table]</text:span></text:p>
              <text:list>
                <text:list-item>
                  <text:p text:style-name="P6">Definition [text: Members table holds the user system identification]</text:p>
                  <text:list>
                    <text:list-item>
                      <text:p text:style-name="P6">[description:Members]</text:p>
                    </text:list-item>
                  </text:list>
                  <text:p text:style-name="P6"/>
                  <text:p text:style-name="P6"/>
                </text:list-item>
                <text:list-item>
                  <text:p text:style-name="P6">Control [name:rn_name] <text:s/>[visible: true] [width:25][height:1][showon:create,update,read]</text:p>
                  <text:list>
                    <text:list-item>
                      <text:p text:style-name="P6">[definition: the complete full name of the individual]</text:p>
                    </text:list-item>
                    <text:list-item>
                      <text:p text:style-name="P22">Permission [name:(public)(guest)][rights:create]</text:p>
                    </text:list-item>
                    <text:list-item>
                      <text:p text:style-name="P23">Permission [name:(public)(account)][rights:read,update]</text:p>
                    </text:list-item>
                    <text:list-item>
                      <text:p text:style-name="P23">Permission [name:(public)(registrant)][rights:read,update]</text:p>
                    </text:list-item>
                    <text:list-item>
                      <text:p text:style-name="P23">Permission [name:(public)(registrant)(NRHP)] [rights: read,update] </text:p>
                    </text:list-item>
                    <text:list-item>
                      <text:p text:style-name="P23"/>
                    </text:list-item>
                    <text:list-item>
                      <text:p text:style-name="P27">Permission [name:(public)(registrant)(NRHP)(editor)][rights:read,update]</text:p>
                    </text:list-item>
                    <text:list-item>
                      <text:p text:style-name="P27">Permission [name:(public)(registrant)(NRHP)(editor-proxy)][rights:read,update]</text:p>
                    </text:list-item>
                    <text:list-item>
                      <text:p text:style-name="P23">Permission [name:(public)(registrant)(ER)] [rights: read,update] </text:p>
                    </text:list-item>
                    <text:list-item>
                      <text:p text:style-name="P27"/>
                    </text:list-item>
                    <text:list-item>
                      <text:p text:style-name="P23">Permission [name:(gov)(guest)][rights:create]</text:p>
                    </text:list-item>
                    <text:list-item>
                      <text:p text:style-name="P23">Permission [name:(gov)(account)][rights:read,update]</text:p>
                    </text:list-item>
                    <text:list-item>
                      <text:p text:style-name="P23">Permission [name:(gov)(registrant)][rights:read,update]</text:p>
                    </text:list-item>
                    <text:list-item>
                      <text:p text:style-name="P22">Permission [name:(gov)(registrant)(NRHP) ][rights:read,update]</text:p>
                    </text:list-item>
                    <text:list-item>
                      <text:p text:style-name="P22">Permission [name:(gov)(registrant)(ER)][rights:read,update]</text:p>
                    </text:list-item>
                    <text:list-item>
                      <text:p text:style-name="P27">Permission [name:(gov)(registrant)(NRHP)(reviewer)][rights:read,update]</text:p>
                    </text:list-item>
                    <text:list-item>
                      <text:p text:style-name="P27">Permission [name:(gov)(registrant)(NRHP)(approver)][rights:read,update]</text:p>
                    </text:list-item>
                    <text:list-item>
                      <text:p text:style-name="P27">Permission [name:(gov)(registrant)(NRHP)(manager)][rights:read,update]</text:p>
                    </text:list-item>
                    <text:list-item>
                      <text:p text:style-name="P27">Permission [name:(gov)(registrant)(NRHP)(help-desk)][rights:create,read,update]</text:p>
                    </text:list-item>
                    <text:list-item>
                      <text:p text:style-name="P27">Permission [name:(gov)(registrant)(ER)(editor)][rights:read,update]</text:p>
                    </text:list-item>
                    <text:list-item>
                      <text:p text:style-name="P27">Permission [name:(gov)(registrant)(ER)(editor-proxy)][rights:read,update]</text:p>
                    </text:list-item>
                    <text:list-item>
                      <text:p text:style-name="P27">Permission [name:(gov)(registrant)(ER)(reviewer)][rights:read,update]</text:p>
                    </text:list-item>
                    <text:list-item>
                      <text:p text:style-name="P27">Permission [name:(gov)(registrant)(ER)(approver)][rights:read,update]</text:p>
                    </text:list-item>
                    <text:list-item>
                      <text:p text:style-name="P27">Permission [name:(gov)(registrant)(ER)(manager)][rights:read,update]</text:p>
                    </text:list-item>
                    <text:list-item>
                      <text:p text:style-name="P27">Permission [name:(gov)(registrant)(ER)(help-desk)][rights:create,read,update]</text:p>
                    </text:list-item>
                    <text:list-item>
                      <text:p text:style-name="P6"/>
                    </text:list-item>
                    <text:list-item>
                      <text:p text:style-name="P6">UI[prompt: Your Legal Name][title:Name] [type:textbox]</text:p>
                      <text:list>
                        <text:list-item>
                          <text:p text:style-name="P6">Sample [sample: James Tiberius Smyth II] 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-Z,a-z,0-9]</text:p>
                    </text:list-item>
                  </text:list>
                </text:list-item>
                <text:list-item>
                  <text:p text:style-name="P6">Control [name:rn_title] <text:s/>[visible: true] [width:25][height:1][showon:create,update,read]</text:p>
                  <text:list>
                    <text:list-item>
                      <text:p text:style-name="P6">[definition: title]</text:p>
                    </text:list-item>
                    <text:list-item>
                      <text:p text:style-name="P22">Permission [name:(public)(guest)][rights:create]</text:p>
                    </text:list-item>
                    <text:list-item>
                      <text:p text:style-name="P23">Permission [name:(public)(account)][rights:read,update]</text:p>
                    </text:list-item>
                    <text:list-item>
                      <text:p text:style-name="P23">Permission [name:(public)(registrant)][rights:read,update]</text:p>
                    </text:list-item>
                    <text:list-item>
                      <text:p text:style-name="P23">Permission [name:(public)(registrant)(NRHP)] [rights: read,update] </text:p>
                    </text:list-item>
                    <text:list-item>
                      <text:p text:style-name="P23"/>
                    </text:list-item>
                    <text:list-item>
                      <text:p text:style-name="P27">Permission [name:(public)(registrant)(NRHP)(editor)][rights:read,update]</text:p>
                    </text:list-item>
                    <text:list-item>
                      <text:p text:style-name="P27">Permission [name:(public)(registrant)(NRHP)(editor-proxy)][rights:read,update]</text:p>
                    </text:list-item>
                    <text:list-item>
                      <text:p text:style-name="P23">Permission [name:(public)(registrant)(ER)] [rights: read,update] </text:p>
                    </text:list-item>
                    <text:list-item>
                      <text:p text:style-name="P27"/>
                    </text:list-item>
                    <text:list-item>
                      <text:p text:style-name="P23">Permission [name:(gov)(guest)][rights:create]</text:p>
                    </text:list-item>
                    <text:list-item>
                      <text:p text:style-name="P23">Permission [name:(gov)(account)][rights:read,update]</text:p>
                    </text:list-item>
                    <text:list-item>
                      <text:p text:style-name="P23">Permission [name:(gov)(registrant)][rights:read,update]</text:p>
                    </text:list-item>
                    <text:list-item>
                      <text:p text:style-name="P22">Permission [name:(gov)(registrant)(NRHP) ][rights:read,update]</text:p>
                    </text:list-item>
                    <text:list-item>
                      <text:p text:style-name="P22">Permission [name:(gov)(registrant)(ER)][rights:read,update]</text:p>
                    </text:list-item>
                    <text:list-item>
                      <text:p text:style-name="P27">Permission [name:(gov)(registrant)(NRHP)(reviewer)][rights:read,update]</text:p>
                    </text:list-item>
                    <text:list-item>
                      <text:p text:style-name="P27">Permission [name:(gov)(registrant)(NRHP)(approver)][rights:read,update]</text:p>
                    </text:list-item>
                    <text:list-item>
                      <text:p text:style-name="P27">Permission [name:(gov)(registrant)(NRHP)(manager)][rights:read,update]</text:p>
                    </text:list-item>
                    <text:list-item>
                      <text:p text:style-name="P27">Permission [name:(gov)(registrant)(NRHP)(help-desk)][rights:create,read,update]</text:p>
                    </text:list-item>
                    <text:list-item>
                      <text:p text:style-name="P27">Permission [name:(gov)(registrant)(ER)(editor)][rights:read,update]</text:p>
                    </text:list-item>
                    <text:list-item>
                      <text:p text:style-name="P27">Permission [name:(gov)(registrant)(ER)(editor-proxy)][rights:read,update]</text:p>
                    </text:list-item>
                    <text:list-item>
                      <text:p text:style-name="P27">Permission [name:(gov)(registrant)(ER)(reviewer)][rights:read,update]</text:p>
                    </text:list-item>
                    <text:list-item>
                      <text:p text:style-name="P27">Permission [name:(gov)(registrant)(ER)(approver)][rights:read,update]</text:p>
                    </text:list-item>
                    <text:list-item>
                      <text:p text:style-name="P27">Permission [name:(gov)(registrant)(ER)(manager)][rights:read,update]</text:p>
                    </text:list-item>
                    <text:list-item>
                      <text:p text:style-name="P27">Permission [name:(gov)(registrant)(ER)(help-desk)][rights:create,read,update]</text:p>
                    </text:list-item>
                    <text:list-item>
                      <text:p text:style-name="P6"/>
                    </text:list-item>
                    <text:list-item>
                      <text:p text:style-name="P6">UI[prompt: Title][title:Title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-Z,a-z,0-9]</text:p>
                    </text:list-item>
                    <text:list-item>
                      <text:p text:style-name="P6"/>
                    </text:list-item>
                  </text:list>
                </text:list-item>
                <text:list-item>
                  <text:p text:style-name="P6">Control [name:rn_email] <text:s/>[visible:yes][width:25][height:1][showon:create,update,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22">Permission [name:(public)(guest)][rights:create]</text:p>
                    </text:list-item>
                    <text:list-item>
                      <text:p text:style-name="P23">Permission [name:(public)(account)][rights:read,update]</text:p>
                    </text:list-item>
                    <text:list-item>
                      <text:p text:style-name="P23">Permission [name:(public)(registrant)][rights:read,update]</text:p>
                    </text:list-item>
                    <text:list-item>
                      <text:p text:style-name="P23"/>
                    </text:list-item>
                    <text:list-item>
                      <text:p text:style-name="P23">Permission [name:(public)(registrant)(NRHP)] [rights: read,update] </text:p>
                    </text:list-item>
                    <text:list-item>
                      <text:p text:style-name="P23">Permission [name: <text:s text:c="3"/>(public)(registrant)(ER)] [rights: read,update] </text:p>
                    </text:list-item>
                    <text:list-item>
                      <text:p text:style-name="P6">Permission [name:(public)(registrant)(NRHP)(editor)][rights:read,update]</text:p>
                    </text:list-item>
                    <text:list-item>
                      <text:p text:style-name="P6">Permission [name:(public)(registrant)(NRHP)(editor-proxy)][rights:read,update]</text:p>
                    </text:list-item>
                    <text:list-item>
                      <text:p text:style-name="P6"/>
                    </text:list-item>
                    <text:list-item>
                      <text:p text:style-name="P23">Permission [name:(gov)(guest)][rights:create]</text:p>
                    </text:list-item>
                    <text:list-item>
                      <text:p text:style-name="P23">Permission [name:(gov)(account)][rights:read,update]</text:p>
                    </text:list-item>
                    <text:list-item>
                      <text:p text:style-name="P23">Permission [name:(gov)(registrant)][rights:read,update]</text:p>
                    </text:list-item>
                    <text:list-item>
                      <text:p text:style-name="P22">Permission [name:(gov)(registrant)(NRHP)] [rights:read,update]</text:p>
                    </text:list-item>
                    <text:list-item>
                      <text:p text:style-name="P22">Permission [name:(gov)(registrant)(ER)][rights:read,update]</text:p>
                    </text:list-item>
                    <text:list-item>
                      <text:p text:style-name="P6">Permission [name:(gov)(registrant)(NRHP)(reviewer)][rights:read,update]</text:p>
                    </text:list-item>
                    <text:list-item>
                      <text:p text:style-name="P6">Permission [name:(gov)(registrant)(NRHP)(approver)][rights:read,update]</text:p>
                    </text:list-item>
                    <text:list-item>
                      <text:p text:style-name="P6">Permission [name:(gov)(registrant)(NRHP)(manager)][rights:read,update]</text:p>
                    </text:list-item>
                    <text:list-item>
                      <text:p text:style-name="P6">Permission [name:(gov)(registrant)(NRHP)(help-desk)][rights:create,read,update]</text:p>
                    </text:list-item>
                    <text:list-item>
                      <text:p text:style-name="P6">Permission [name:(gov)(registrant)(ER)(editor)][rights:read,update]</text:p>
                    </text:list-item>
                    <text:list-item>
                      <text:p text:style-name="P6">Permission [name:(gov)(registrant)(ER)(editor-proxy)][rights:read,update]</text:p>
                    </text:list-item>
                    <text:list-item>
                      <text:p text:style-name="P6">Permission [name:(gov)(registrant)(ER)(reviewer)][rights:read,update]</text:p>
                    </text:list-item>
                    <text:list-item>
                      <text:p text:style-name="P6">Permission [name:(gov)(registrant)(ER)(approver)][rights:read,update]</text:p>
                    </text:list-item>
                    <text:list-item>
                      <text:p text:style-name="P6">Permission [name:(gov)(registrant)(ER)(manager)][rights:read,update]</text:p>
                    </text:list-item>
                    <text:list-item>
                      <text:p text:style-name="P6">Permission [name:(gov)(registrant)(ER)(help-desk)][rights:create,read,update]</text:p>
                    </text:list-item>
                    <text:list-item>
                      <text:p text:style-name="P6">UI[prompt: Your Email][title:Email] [type:textbox]</text:p>
                      <text:list>
                        <text:list-item>
                          <text:p text:style-name="P6">Sample [sample: smithj@yahoo.com]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@AAA.AAA</text:a>]</text:p>
                      <text:p text:style-name="P6"/>
                    </text:list-item>
                  </text:list>
                </text:list-item>
                <text:list-item>
                  <text:p text:style-name="P6">Control [name:rn_password] <text:s/>[visible:yes][width:25][height:1][showon:create,update,read]</text:p>
                  <text:list>
                    <text:list-item>
                      <text:p text:style-name="P6">[definition: password ]</text:p>
                    </text:list-item>
                    <text:list-item>
                      <text:p text:style-name="P22">Permission [name:(public)(guest)][rights:create]</text:p>
                    </text:list-item>
                    <text:list-item>
                      <text:p text:style-name="P23">Permission [name:(public)(account)][rights:read,update]</text:p>
                    </text:list-item>
                    <text:list-item>
                      <text:p text:style-name="P23">Permission [name:(public)(registrant)][rights:read,update]</text:p>
                    </text:list-item>
                    <text:list-item>
                      <text:p text:style-name="P23">Permission [name:(public)(registrant)(NRHP)] [rights: read,update] </text:p>
                    </text:list-item>
                    <text:list-item>
                      <text:p text:style-name="P23">Permission [name: <text:s text:c="3"/>(public)(registrant)(ER)] [rights: read,update] </text:p>
                    </text:list-item>
                    <text:list-item>
                      <text:p text:style-name="P6">Permission [name:(public)(registrant)(NRHP)(editor)][rights:read,update]</text:p>
                    </text:list-item>
                    <text:list-item>
                      <text:p text:style-name="P23">Permission [name:(public)(registrant)(NRHP)(editor-proxy)][rights:read,update]</text:p>
                    </text:list-item>
                    <text:list-item>
                      <text:p text:style-name="P23">Permission [name:(gov)(guest)][rights:create]</text:p>
                    </text:list-item>
                    <text:list-item>
                      <text:p text:style-name="P23">Permission [name:(gov)(account)][rights:read,update]</text:p>
                    </text:list-item>
                    <text:list-item>
                      <text:p text:style-name="P23">Permission [name:(gov)(registrant)][rights:read,update]</text:p>
                    </text:list-item>
                    <text:list-item>
                      <text:p text:style-name="P6"/>
                    </text:list-item>
                    <text:list-item>
                      <text:p text:style-name="P22">Permission [name:(gov)(registrant)(NRHP)][rights:read,update]</text:p>
                    </text:list-item>
                    <text:list-item>
                      <text:p text:style-name="P22">Permission [name:(gov)(registrant)(ER)][rights:read,update]</text:p>
                    </text:list-item>
                    <text:list-item>
                      <text:p text:style-name="P6">Permission [name:(gov)(registrant)(NRHP)(reviewer)][rights:read,update]</text:p>
                    </text:list-item>
                    <text:list-item>
                      <text:p text:style-name="P6">Permission [name:(gov)(registrant)(NRHP)(approver)][rights:read,update]</text:p>
                    </text:list-item>
                    <text:list-item>
                      <text:p text:style-name="P6">Permission [name:(gov)(registrant)(NRHP)(manager)][rights:read,update]</text:p>
                    </text:list-item>
                    <text:list-item>
                      <text:p text:style-name="P6">Permission [name:(gov)(registrant)(NRHP)(help-desk)][rights:create,read,update]</text:p>
                    </text:list-item>
                    <text:list-item>
                      <text:p text:style-name="P6">Permission [name:(gov)(registrant)(ER)(editor)][rights:read,update]</text:p>
                    </text:list-item>
                    <text:list-item>
                      <text:p text:style-name="P6">Permission [name:(gov)(registrant)(ER)(editor-proxy)][rights:read,update]</text:p>
                    </text:list-item>
                    <text:list-item>
                      <text:p text:style-name="P6">Permission [name:(gov)(registrant)(ER)(reviewer)][rights:read,update]</text:p>
                    </text:list-item>
                    <text:list-item>
                      <text:p text:style-name="P6">Permission [name:(gov)(registrant)(ER)(approver)][rights:read,update]</text:p>
                    </text:list-item>
                    <text:list-item>
                      <text:p text:style-name="P6">Permission [name:(gov)(registrant)(ER)(manager)][rights:read,update]</text:p>
                    </text:list-item>
                    <text:list-item>
                      <text:p text:style-name="P6">Permission [name:(gov)(registrant)(ER)(help-desk)][rights:create,read,update]</text:p>
                    </text:list-item>
                    <text:list-item>
                      <text:p text:style-name="P6">UI[prompt: Your Password][title:Password] [type:textbox]</text:p>
                      <text:list>
                        <text:list-item>
                          <text:p text:style-name="P6">Sample [sample: ********]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][format:<text:a xlink:type="simple" xlink:href="mailto:AAA@AAA.AAA">AAAAAAAA</text:a>]</text:p>
                      <text:p text:style-name="P6"/>
                    </text:list-item>
                  </text:list>
                </text:list-item>
                <text:list-item>
                  <text:p text:style-name="P6">Control [name:rn_type] <text:s/>[visible: true] [width:25][height:1][showon:create,update,read]</text:p>
                  <text:list>
                    <text:list-item>
                      <text:p text:style-name="P6">[definition: Defines the account request type.]</text:p>
                    </text:list-item>
                    <text:list-item>
                      <text:p text:style-name="P22">Permission [name:(public)(guest)][rights:create]</text:p>
                    </text:list-item>
                    <text:list-item>
                      <text:p text:style-name="P23">Permission [name:(public)(account)][rights:read,update]</text:p>
                    </text:list-item>
                    <text:list-item>
                      <text:p text:style-name="P23">Permission [name:(public)(registrant)][rights:read,update]</text:p>
                    </text:list-item>
                    <text:list-item>
                      <text:p text:style-name="P23">Permission [name:(public)(registrant)(NRHP)] [rights: read,update] </text:p>
                    </text:list-item>
                    <text:list-item>
                      <text:p text:style-name="P23">Permission [name: <text:s text:c="3"/>(public)(registrant)(ER)] [rights: read,update] </text:p>
                    </text:list-item>
                    <text:list-item>
                      <text:p text:style-name="P23"/>
                    </text:list-item>
                    <text:list-item>
                      <text:p text:style-name="P23">Permission [name:(gov)(guest)][rights:create]</text:p>
                    </text:list-item>
                    <text:list-item>
                      <text:p text:style-name="P23">Permission [name:(gov)(account)][rights:read,update]</text:p>
                    </text:list-item>
                    <text:list-item>
                      <text:p text:style-name="P23">Permission [name:(gov)(registrant)][rights:read,update]</text:p>
                    </text:list-item>
                    <text:list-item>
                      <text:p text:style-name="P22">Permission [name:(gov)(registrant)(NRHP)][rights:read,update]</text:p>
                    </text:list-item>
                    <text:list-item>
                      <text:p text:style-name="P22">Permission [name:(gov)(registrant)(ER)][rights:read,update]</text:p>
                    </text:list-item>
                    <text:list-item>
                      <text:p text:style-name="P6">Permission [name:(public)(registrant)(NRHP)(editor)][rights:read,update]</text:p>
                    </text:list-item>
                    <text:list-item>
                      <text:p text:style-name="P6">Permission [name:(public)(registrant)(NRHP)(editor-proxy)][rights:read,update]</text:p>
                    </text:list-item>
                    <text:list-item>
                      <text:p text:style-name="P6">Permission [name:(gov)(registrant)(NRHP)(reviewer)][rights:read,update]</text:p>
                    </text:list-item>
                    <text:list-item>
                      <text:p text:style-name="P6">Permission [name:(gov)(registrant)(NRHP)(approver)][rights:read,update]</text:p>
                    </text:list-item>
                    <text:list-item>
                      <text:p text:style-name="P6">Permission [name:(gov)(registrant)(NRHP)(manager)][rights:read,update]</text:p>
                    </text:list-item>
                    <text:list-item>
                      <text:p text:style-name="P6">Permission [name:(gov)(registrant)(NRHP)(help-desk)][rights:create,read,update]</text:p>
                    </text:list-item>
                    <text:list-item>
                      <text:p text:style-name="P6">Permission [name:(gov)(registrant)(ER)(editor)][rights:read,update]</text:p>
                    </text:list-item>
                    <text:list-item>
                      <text:p text:style-name="P6">Permission [name:(gov)(registrant)(ER)(editor-proxy)][rights:read,update]</text:p>
                    </text:list-item>
                    <text:list-item>
                      <text:p text:style-name="P6">Permission [name:(gov)(registrant)(ER)(reviewer)][rights:read,update]</text:p>
                    </text:list-item>
                    <text:list-item>
                      <text:p text:style-name="P6">Permission [name:(gov)(registrant)(ER)(approver)][rights:read,update]</text:p>
                    </text:list-item>
                    <text:list-item>
                      <text:p text:style-name="P6">Permission [name:(gov)(registrant)(ER)(manager)][rights:read,update]</text:p>
                    </text:list-item>
                    <text:list-item>
                      <text:p text:style-name="P6">Permission [name:(gov)(registrant)(ER)(help-desk)][rights:create,read,update]</text:p>
                    </text:list-item>
                    <text:list-item>
                      <text:p text:style-name="P6">UI[prompt: Account Request Type][title:Account Request Type] [type:hidden]</text:p>
                      <text:list>
                        <text:list-item>
                          <text:p text:style-name="P6">Sample [sample: James Tiberius Smyth II] 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10][format:A-Z,a-z,0-9]</text:p>
                      <text:p text:style-name="P6"/>
                    </text:list-item>
                  </text:list>
                </text:list-item>
                <text:list-item>
                  <text:p text:style-name="P6"/>
                </text:list-item>
                <text:list-item>
                  <text:p text:style-name="P6">Control [name:rn_keycode] <text:s/>[visible:yes][width:25][height:1][showon:update,read]</text:p>
                  <text:list>
                    <text:list-item>
                      <text:p text:style-name="P6">[definition: A unique keycode for use with system services.]</text:p>
                    </text:list-item>
                    <text:list-item>
                      <text:p text:style-name="P22">Permission [name:(public)(guest)][rights:create]</text:p>
                    </text:list-item>
                    <text:list-item>
                      <text:p text:style-name="P23">Permission [name:(public)(account)][rights:read]</text:p>
                    </text:list-item>
                    <text:list-item>
                      <text:p text:style-name="P23">Permission [name:(public)(registrant)][rights:read]</text:p>
                    </text:list-item>
                    <text:list-item>
                      <text:p text:style-name="P23"/>
                    </text:list-item>
                    <text:list-item>
                      <text:p text:style-name="P23">Permission [name:(public)(registrant)(NRHP)] [rights: read] </text:p>
                    </text:list-item>
                    <text:list-item>
                      <text:p text:style-name="P23">Permission [name: <text:s text:c="3"/>(public)(registrant)(ER)] [rights: read] </text:p>
                    </text:list-item>
                    <text:list-item>
                      <text:p text:style-name="P6">Permission [name:(public)(registrant)(NRHP)(editor)][rights:read]</text:p>
                    </text:list-item>
                    <text:list-item>
                      <text:p text:style-name="P6">Permission [name:(public)(registrant)(NRHP)(editor-proxy)][rights:read]</text:p>
                    </text:list-item>
                    <text:list-item>
                      <text:p text:style-name="P6"/>
                    </text:list-item>
                    <text:list-item>
                      <text:p text:style-name="P23">Permission [name:(gov)(guest)][rights:create]</text:p>
                    </text:list-item>
                    <text:list-item>
                      <text:p text:style-name="P23">Permission [name:(gov)(account)][rights:read]</text:p>
                    </text:list-item>
                    <text:list-item>
                      <text:p text:style-name="P23">Permission [name:(gov)(registrant)][rights:read]</text:p>
                    </text:list-item>
                    <text:list-item>
                      <text:p text:style-name="P22">Permission [name:(gov)(registrant)(NRHP)] [rights:read]</text:p>
                    </text:list-item>
                    <text:list-item>
                      <text:p text:style-name="P22">Permission [name:(gov)(registrant)(ER)][rights:read]</text:p>
                    </text:list-item>
                    <text:list-item>
                      <text:p text:style-name="P6">Permission [name:(gov)(registrant)(NRHP)(reviewer)][rights:read]</text:p>
                    </text:list-item>
                    <text:list-item>
                      <text:p text:style-name="P6">Permission [name:(gov)(registrant)(NRHP)(approver)][rights:read]</text:p>
                    </text:list-item>
                    <text:list-item>
                      <text:p text:style-name="P6">Permission [name:(gov)(registrant)(NRHP)(manager)][rights:read]</text:p>
                    </text:list-item>
                    <text:list-item>
                      <text:p text:style-name="P6">Permission [name:(gov)(registrant)(NRHP)(help-desk)][rights:create,read]</text:p>
                    </text:list-item>
                    <text:list-item>
                      <text:p text:style-name="P6">Permission [name:(gov)(registrant)(ER)(editor)][rights:read]</text:p>
                    </text:list-item>
                    <text:list-item>
                      <text:p text:style-name="P6">Permission [name:(gov)(registrant)(ER)(editor-proxy)][rights:read]</text:p>
                    </text:list-item>
                    <text:list-item>
                      <text:p text:style-name="P6">Permission [name:(gov)(registrant)(ER)(reviewer)][rights:read]</text:p>
                    </text:list-item>
                    <text:list-item>
                      <text:p text:style-name="P6">Permission [name:(gov)(registrant)(ER)(approver)][rights:read]</text:p>
                    </text:list-item>
                    <text:list-item>
                      <text:p text:style-name="P6">Permission [name:(gov)(registrant)(ER)(manager)][rights:read]</text:p>
                    </text:list-item>
                    <text:list-item>
                      <text:p text:style-name="P6">Permission [name:(gov)(registrant)(ER)(help-desk)][rights:create,read]</text:p>
                    </text:list-item>
                    <text:list-item>
                      <text:p text:style-name="P6">UI[prompt: Your Email][title:Email] [type:lable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126">Creation Date and Time</text:span><text:span text:style-name="T125"> </text:span><text:span text:style-name="T1">] [type:control][visible:true][showon:read, update]</text:span></text:p>
                  <text:list>
                    <text:list-item>
                      <text:p text:style-name="P6">[definition: date record was create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datetime][validate:true]</text:p>
                    </text:list-item>
                  </text:list>
                </text:list-item>
                <text:list-item>
                  <text:p text:style-name="P5"><text:span text:style-name="T1">Table [title:] [name: </text:span><text:span text:style-name="T18">Registrant_Roles]</text:span><text:span text:style-name="T1">[relationship:one][limit:6] [type:table]</text:span></text:p>
                  <text:list>
                    <text:list-item>
                      <text:p text:style-name="P11">Definition [text: the Registrant_Roles table holds the registrants privileges]</text:p>
                      <text:list>
                        <text:list-item>
                          <text:p text:style-name="P11">[description:Roles]</text:p>
                        </text:list-item>
                      </text:list>
                      <text:p text:style-name="P6"/>
                    </text:list-item>
                    <text:list-item>
                      <text:p text:style-name="P11">Control [name:rl_rn_name] [type:control][width:25][visible:false]</text:p>
                      <text:list>
                        <text:list-item>
                          <text:p text:style-name="P11">[definition: ]</text:p>
                        </text:list-item>
                        <text:list-item>
                          <text:p text:style-name="P11">Permission [name:(public)(account)][rights:create]</text:p>
                        </text:list-item>
                        <text:list-item>
                          <text:p text:style-name="P6">Permission [name:(public)(registrant)][rights:create]</text:p>
                        </text:list-item>
                        <text:list-item>
                          <text:p text:style-name="P6">Permission [name:(public)(registrant)(NRHP)][rights:create]</text:p>
                        </text:list-item>
                        <text:list-item>
                          <text:p text:style-name="P6"/>
                        </text:list-item>
                        <text:list-item>
                          <text:p text:style-name="P6">Permission [name:(gov)(account)][rights:create]</text:p>
                        </text:list-item>
                        <text:list-item>
                          <text:p text:style-name="P6">Permission [name:(gov)(registrant)(ER)][rights:create]</text:p>
                        </text:list-item>
                        <text:list-item>
                          <text:p text:style-name="P6">Permission [name:(gov)(registrant)(NRHP)(reviewer)][rights:read]</text:p>
                        </text:list-item>
                        <text:list-item>
                          <text:p text:style-name="P6">Permission [name:(gov)(registrant)(NRHP)(approver)][rights:read]</text:p>
                        </text:list-item>
                        <text:list-item>
                          <text:p text:style-name="P6">Permission [name:(gov)(registrant)(NRHP)(manager)][rights:read]</text:p>
                        </text:list-item>
                        <text:list-item>
                          <text:p text:style-name="P6">Permission [name:(gov)(registrant)(ER)(reviewer)][rights:read]</text:p>
                        </text:list-item>
                        <text:list-item>
                          <text:p text:style-name="P6">Permission [name:(gov)(registrant)(ER)(approver)][rights:read]</text:p>
                        </text:list-item>
                        <text:list-item>
                          <text:p text:style-name="P6">Permission [name:(gov)(registrant)(ER)(manager)][rights:read]</text:p>
                        </text:list-item>
                        <text:list-item>
                          <text:p text:style-name="P6">Permission [name:(gov)(registrant)(NRHP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Column [type:numeric][size:10][fk:yes][format:NNNNNNNNNN]</text:p>
                        </text:list-item>
                        <text:list-item>
                          <text:p text:style-name="P11">UI [prompt:Foreign Key][title:Foreign Key][type:hidden][format:NNNNNNNNNN]</text:p>
                        </text:list-item>
                        <text:list-item>
                          <text:p text:style-name="P11">Validation [type: numeric][validate:true]</text:p>
                        </text:list-item>
                        <text:list-item>
                          <text:p text:style-name="P11">Instruction [text: ]</text:p>
                        </text:list-item>
                      </text:list>
                      <text:p text:style-name="P6"/>
                    </text:list-item>
                    <text:list-item>
                      <text:p text:style-name="P11">Control [name:rl_type] <text:s/>[visible: true] [width:25][height:1][showon:create,update,read]</text:p>
                      <text:list>
                        <text:list-item>
                          <text:p text:style-name="P6">[definition: Defines the role type.]</text:p>
                        </text:list-item>
                        <text:list-item>
                          <text:p text:style-name="P11">Permission [name:(public)(account)][rights:create]</text:p>
                        </text:list-item>
                        <text:list-item>
                          <text:p text:style-name="P6">Permission [name:(public)(registrant)][rights:create]</text:p>
                        </text:list-item>
                        <text:list-item>
                          <text:p text:style-name="P6">Permission [name:(public)(registrant)(NRHP)][rights:create]</text:p>
                        </text:list-item>
                        <text:list-item>
                          <text:p text:style-name="P6">Permission [name:(public)(registrant)(ER)][rights:create]</text:p>
                        </text:list-item>
                        <text:list-item>
                          <text:p text:style-name="P6"/>
                        </text:list-item>
                        <text:list-item>
                          <text:p text:style-name="P6">Permission [name:(gov)(account)][rights:create]</text:p>
                        </text:list-item>
                        <text:list-item>
                          <text:p text:style-name="P6">Permission [name:(gov)(registrant)][rights:create]</text:p>
                        </text:list-item>
                        <text:list-item>
                          <text:p text:style-name="P6">Permission [name:(gov)(registrant)(NRHP)][rights:create]</text:p>
                        </text:list-item>
                        <text:list-item>
                          <text:p text:style-name="P6">Permission [name:(gov)(registrant)(ER)][rights:create]</text:p>
                        </text:list-item>
                        <text:list-item>
                          <text:p text:style-name="P6"/>
                        </text:list-item>
                        <text:list-item>
                          <text:p text:style-name="P6">Permission [name:(gov)(registrant)(NRHP)(reviewer)][rights:read][default:(gov)(registrant)(NRHP)(reviewer)]</text:p>
                        </text:list-item>
                        <text:list-item>
                          <text:p text:style-name="P6">Permission [name:(gov)(registrant)(NRHP)(reviewer)][rights:read]</text:p>
                        </text:list-item>
                        <text:list-item>
                          <text:p text:style-name="P6">Permission [name:(gov)(registrant)(NRHP)(approver)][rights:read]</text:p>
                        </text:list-item>
                        <text:list-item>
                          <text:p text:style-name="P6">Permission [name:(gov)(registrant)(NRHP)(manager)][rights:read]</text:p>
                        </text:list-item>
                        <text:list-item>
                          <text:p text:style-name="P6">Permission [name:(gov)(registrant)(ER)(reviewer)][rights:read]</text:p>
                        </text:list-item>
                        <text:list-item>
                          <text:p text:style-name="P6">Permission [name:(gov)(registrant)(ER)(approver)][rights:read]</text:p>
                        </text:list-item>
                        <text:list-item>
                          <text:p text:style-name="P6">Permission [name:(gov)(registrant)(ER)(manager)][rights:read]</text:p>
                        </text:list-item>
                        <text:list-item>
                          <text:p text:style-name="P6">Permission [name:(gov)(registrant)(NRHP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11">UI[prompt: Role Type][title:Role Type] [type:hidden]</text:p>
                          <text:list>
                            <text:list-item>
                              <text:p text:style-name="P6">Hidden-Value [value:(public)(registrant)(NRHP)(editor)]</text:p>
                            </text:list-item>
                            <text:list-item>
                              <text:p text:style-name="P6">Hidden-Value [value:(public)(registrant)(NRHP)(editor-proxy)]</text:p>
                            </text:list-item>
                            <text:list-item>
                              <text:p text:style-name="P6">Hidden-Value [value:(public)(registrant)(ER)(editor)]</text:p>
                            </text:list-item>
                            <text:list-item>
                              <text:p text:style-name="P6">Hidden-Value [value:(public)(registrant)(ER)(editor-proxy)]</text:p>
                            </text:list-item>
                            <text:list-item>
                              <text:p text:style-name="P6">Hidden-Value [value:(gov)(registrant)(NRHP)(help-desk)]</text:p>
                            </text:list-item>
                            <text:list-item>
                              <text:p text:style-name="P6">Hidden-Value [value:(gov)(registrant)(ER)(help-desk)]</text:p>
                            </text:list-item>
                            <text:list-item>
                              <text:p text:style-name="P6">Hidden-Value [value:(gov)(registrant)(NRHP)(reviewer)]</text:p>
                            </text:list-item>
                            <text:list-item>
                              <text:p text:style-name="P6">Hidden-Value [value:(gov)(registrant)(NRHP)(approver)]</text:p>
                            </text:list-item>
                            <text:list-item>
                              <text:p text:style-name="P6">Hidden-Value [value:(gov)(registrant)(NRHP)(manager)]</text:p>
                            </text:list-item>
                            <text:list-item>
                              <text:p text:style-name="P6">Hidden-Value [value:(gov)(registrant)(ER)(reviewer)]</text:p>
                            </text:list-item>
                            <text:list-item>
                              <text:p text:style-name="P6">Hidden-Value [value:(gov)(registrant)(ER)(approver)]</text:p>
                            </text:list-item>
                            <text:list-item>
                              <text:p text:style-name="P6">Hidden-Value [value:(gov)(registrant)(ER)(manager)]</text:p>
                            </text:list-item>
                          </text:list>
                        </text:list-item>
                        <text:list-item>
                          <text:p text:style-name="P11">Validation [type: character][required:true][validate:yes]</text:p>
                        </text:list-item>
                        <text:list-item>
                          <text:p text:style-name="P11">Column [type:character][size:10][format:A-Z,a-z,0-9]</text:p>
                        </text:list-item>
                      </text:list>
                      <text:p text:style-name="P6"/>
                    </text:list-item>
                  </text:list>
                </text:list-item>
                <text:list-item>
                  <text:p text:style-name="P6">Table [title:Telephone] [name: <text:span text:style-name="T17">Telephones</text:span>] [relationship:many][minimum:1][limit:5][childof:][type:table]</text:p>
                  <text:list>
                    <text:list-item>
                      <text:p text:style-name="P6">Definition [text: Telephones table holds the user telephone numbers]</text:p>
                    </text:list-item>
                    <text:list-item>
                      <text:p text:style-name="P6">[description:Telephones]</text:p>
                      <text:p text:style-name="P6"/>
                    </text:list-item>
                    <text:list-item>
                      <text:p text:style-name="P6">Control [name:ph_number] <text:s/>[visible: true] [width:14][height:1][showon:create,update, read]</text:p>
                      <text:list>
                        <text:list-item>
                          <text:p text:style-name="P6">[definition: ]</text:p>
                        </text:list-item>
                        <text:list-item>
                          <text:p text:style-name="P23">Permission [name:(public)(account)][rights:create,read,update]</text:p>
                        </text:list-item>
                        <text:list-item>
                          <text:p text:style-name="P23">Permission [name:(public)(registrant)][rights:create,read,update]</text:p>
                        </text:list-item>
                        <text:list-item>
                          <text:p text:style-name="P23">Permission [name:(public)(registrant)(NRHP)] [rights:create, read,update] </text:p>
                        </text:list-item>
                        <text:list-item>
                          <text:p text:style-name="P23">Permission [name: <text:s text:c="3"/>(public)(registrant)(ER)] [rights:create, read,update] </text:p>
                        </text:list-item>
                      </text:list>
                      <text:p text:style-name="P23"/>
                      <text:list text:continue-numbering="true">
                        <text:list-item>
                          <text:p text:style-name="P23">Permission [name:(gov)(account)][rights:create,read,update]</text:p>
                        </text:list-item>
                        <text:list-item>
                          <text:p text:style-name="P23">Permission [name:(gov)(registrant)][rights:create,read,update]</text:p>
                        </text:list-item>
                        <text:list-item>
                          <text:p text:style-name="P22">Permission [name:(gov)(registrant)(NRHP)][rights:create,read,update]</text:p>
                        </text:list-item>
                        <text:list-item>
                          <text:p text:style-name="P22">Permission [name:(gov)(registrant)(ER)][rights:create,read,update]</text:p>
                        </text:list-item>
                        <text:list-item>
                          <text:p text:style-name="P6">Permission [name:(public)(registrant)(NRHP)(editor)][rights:create,read,update]</text:p>
                        </text:list-item>
                        <text:list-item>
                          <text:p text:style-name="P6">Permission [name:(public)(registrant)(NRHP)(editor-proxy)][rights:create,read,update]</text:p>
                        </text:list-item>
                        <text:list-item>
                          <text:p text:style-name="P6">Permission [name:(gov)(registrant)(NRHP)(reviewer)][rights:create,read,update]</text:p>
                        </text:list-item>
                        <text:list-item>
                          <text:p text:style-name="P6">Permission [name:(gov)(registrant)(NRHP)(approver)][rights:create,read,update]</text:p>
                        </text:list-item>
                        <text:list-item>
                          <text:p text:style-name="P6">Permission [name:(gov)(registrant)(NRHP)(manager)][rights:create,read,update]</text:p>
                        </text:list-item>
                        <text:list-item>
                          <text:p text:style-name="P6">Permission [name:(gov)(registrant)(NRHP)(help-desk)][rights:create,create,read,update]</text:p>
                        </text:list-item>
                        <text:list-item>
                          <text:p text:style-name="P6"/>
                        </text:list-item>
                        <text:list-item>
                          <text:p text:style-name="P6">Permission [name:(gov)(registrant)(ER)(editor)][rights:create,read,update]</text:p>
                        </text:list-item>
                        <text:list-item>
                          <text:p text:style-name="P6">Permission [name:(gov)(registrant)(ER)(editor-proxy)][rights:create,read,update]</text:p>
                        </text:list-item>
                        <text:list-item>
                          <text:p text:style-name="P6">Permission [name:(gov)(registrant)(ER)(reviewer)][rights:create,read,update]</text:p>
                        </text:list-item>
                        <text:list-item>
                          <text:p text:style-name="P6">Permission [name:(gov)(registrant)(ER)(approver)][rights:create,read,update]</text:p>
                        </text:list-item>
                        <text:list-item>
                          <text:p text:style-name="P6">Permission [name:(gov)(registrant)(ER)(manager)][rights:create,read,update]</text:p>
                        </text:list-item>
                        <text:list-item>
                          <text:p text:style-name="P6">Permission [name:(gov)(registrant)(ER)(help-desk)][rights:create,create,read,update]</text:p>
                        </text:list-item>
                        <text:list-item>
                          <text:p text:style-name="P6">UI[prompt: Your Phone][title:Phone Number] [type:textbox]</text:p>
                          <text:list>
                            <text:list-item>
                              <text:p text:style-name="P6">Sample [sample:(517) 269-8947]</text:p>
                            </text:list-item>
                          </text:list>
                        </text:list-item>
                        <text:list-item>
                          <text:p text:style-name="P6">Instruction [text: Your telephone number]</text:p>
                        </text:list-item>
                        <text:list-item>
                          <text:p text:style-name="P6">Validation [type: phone][required:true][validate:yes]</text:p>
                        </text:list-item>
                        <text:list-item>
                          <text:p text:style-name="P6">Column [type:numeric][size:14][format:NNNNNNNNNN]</text:p>
                        </text:list-item>
                      </text:list>
                    </text:list-item>
                    <text:list-item>
                      <text:p text:style-name="P6">Control [name:ph_type] <text:s/>[visible: true] [width:10][height:1][showon:create,update, read]</text:p>
                      <text:list>
                        <text:list-item>
                          <text:p text:style-name="P6">[definition: ]</text:p>
                        </text:list-item>
                        <text:list-item>
                          <text:p text:style-name="P23">Permission [name:(public)(account)][rights:create,read,update]</text:p>
                        </text:list-item>
                        <text:list-item>
                          <text:p text:style-name="P23">Permission [name:(public)(registrant)][rights:create,read,update]</text:p>
                        </text:list-item>
                        <text:list-item>
                          <text:p text:style-name="P23">Permission [name:(public)(registrant)(NRHP)] [rights:create, read,update] </text:p>
                        </text:list-item>
                        <text:list-item>
                          <text:p text:style-name="P23">Permission [name: <text:s text:c="3"/>(public)(registrant)(ER)] [rights:create, read,update] </text:p>
                        </text:list-item>
                        <text:list-item>
                          <text:p text:style-name="P23"/>
                        </text:list-item>
                        <text:list-item>
                          <text:p text:style-name="P23">Permission [name:(gov)(account)][rights:create,read,update]</text:p>
                        </text:list-item>
                        <text:list-item>
                          <text:p text:style-name="P23">Permission [name:(gov)(registrant)][rights:create,read,update]</text:p>
                        </text:list-item>
                        <text:list-item>
                          <text:p text:style-name="P22">Permission [name:(gov)(registrant)(NRHP)][rights:create,read,update]</text:p>
                        </text:list-item>
                        <text:list-item>
                          <text:p text:style-name="P22">Permission [name:(gov)(registrant)(ER)][rights:create,read,update]</text:p>
                        </text:list-item>
                        <text:list-item>
                          <text:p text:style-name="P6">Permission [name:(public)(registrant)(NRHP)(editor)][rights:create,read,update]</text:p>
                        </text:list-item>
                        <text:list-item>
                          <text:p text:style-name="P6">Permission [name:(public)(registrant)(NRHP)(editor-proxy)][rights:create,read,update]</text:p>
                        </text:list-item>
                        <text:list-item>
                          <text:p text:style-name="P6">Permission [name:(gov)(registrant)(NRHP)(reviewer)][rights:create,read,update]</text:p>
                        </text:list-item>
                        <text:list-item>
                          <text:p text:style-name="P6">Permission [name:(gov)(registrant)(NRHP)(approver)][rights:create,read,update]</text:p>
                        </text:list-item>
                        <text:list-item>
                          <text:p text:style-name="P6">Permission [name:(gov)(registrant)(NRHP)(manager)][rights:create,read,update]</text:p>
                        </text:list-item>
                        <text:list-item>
                          <text:p text:style-name="P6">Permission [name:(gov)(registrant)(NRHP)(help-desk)][rights:create,create,read,update]</text:p>
                        </text:list-item>
                        <text:list-item>
                          <text:p text:style-name="P6">Permission [name:(gov)(registrant)(ER)(editor)][rights:create,read,update]</text:p>
                        </text:list-item>
                        <text:list-item>
                          <text:p text:style-name="P6">Permission [name:(gov)(registrant)(ER)(editor-proxy)][rights:create,read,update]</text:p>
                        </text:list-item>
                        <text:list-item>
                          <text:p text:style-name="P6">Permission [name:(gov)(registrant)(ER)(reviewer)][rights:create,read,update]</text:p>
                        </text:list-item>
                        <text:list-item>
                          <text:p text:style-name="P6">Permission [name:(gov)(registrant)(ER)(approver)][rights:create,read,update]</text:p>
                        </text:list-item>
                        <text:list-item>
                          <text:p text:style-name="P6">Permission [name:(gov)(registrant)(ER)(manager)][rights:create,read,update]</text:p>
                        </text:list-item>
                        <text:list-item>
                          <text:p text:style-name="P6">Permission [name:(gov)(registrant)(ER)(help-desk)][rights:create,create,read,update]</text:p>
                        </text:list-item>
                        <text:list-item>
                          <text:p text:style-name="P6">UI[prompt: Phone Type][title:Type] [type:radio]</text:p>
                          <text:list>
                            <text:list-item>
                              <text:p text:style-name="P6">Option [name:Home][value:1]</text:p>
                            </text:list-item>
                            <text:list-item>
                              <text:p text:style-name="P6">Option [name:Mobile][value:2]</text:p>
                            </text:list-item>
                            <text:list-item>
                              <text:p text:style-name="P6">Option [name:Work][value:3]</text:p>
                            </text:list-item>
                            <text:list-item>
                              <text:p text:style-name="P6">Sample [sample:Mobile]</text:p>
                            </text:list-item>
                          </text:list>
                        </text:list-item>
                        <text:list-item>
                          <text:p text:style-name="P6">Instruction [text: (i.e., Home, Moble, Work)]</text:p>
                        </text:list-item>
                        <text:list-item>
                          <text:p text:style-name="P6">Validation [type: character][required:false][validate:yes]</text:p>
                        </text:list-item>
                        <text:list-item>
                          <text:p text:style-name="P6">Column [type:numeric][size:10][format:AAAAAAAAAA]</text:p>
                        </text:list-item>
                      </text:list>
                      <text:p text:style-name="P6"/>
                    </text:list-item>
                    <text:list-item>
                      <text:p text:style-name="P6">Control [name:ph_insertdate] [type:control][visible:true][showon:read,update]</text:p>
                      <text:list>
                        <text:list-item>
                          <text:p text:style-name="P6">[definition: Date and time <text:s/>comment was submitted]</text:p>
                        </text:list-item>
                        <text:list-item>
                          <text:p text:style-name="P23">Permission [name:(public)(account)][rights:read]</text:p>
                        </text:list-item>
                        <text:list-item>
                          <text:p text:style-name="P23">Permission [name:(public)(registrant)][rights:read]</text:p>
                        </text:list-item>
                        <text:list-item>
                          <text:p text:style-name="P23">Permission [name:(public)(registrant)(NRHP)] [rights: read] </text:p>
                        </text:list-item>
                        <text:list-item>
                          <text:p text:style-name="P23">Permission [name: <text:s text:c="3"/>(public)(registrant)(ER)] [rights:read] </text:p>
                        </text:list-item>
                        <text:list-item>
                          <text:p text:style-name="P23"/>
                        </text:list-item>
                        <text:list-item>
                          <text:p text:style-name="P23">Permission [name:(gov)(account)][rights:read]</text:p>
                        </text:list-item>
                        <text:list-item>
                          <text:p text:style-name="P23">Permission [name:(gov)(registrant)][rights:read]</text:p>
                        </text:list-item>
                        <text:list-item>
                          <text:p text:style-name="P22">Permission [name:(gov)(registrant)(NRHP)][rights:,read]</text:p>
                        </text:list-item>
                        <text:list-item>
                          <text:p text:style-name="P22">Permission [name:(gov)(registrant)(ER)][rights:read]</text:p>
                        </text:list-item>
                        <text:list-item>
                          <text:p text:style-name="P5"><text:span text:style-name="T1">Permission [name:(public)(registrant)(NRHP)(editor)] </text:span><text:span text:style-name="T54">[rights:read]</text:span></text:p>
                        </text:list-item>
                        <text:list-item>
                          <text:p text:style-name="P5"><text:span text:style-name="T1">Permission [name:(public)(registrant)(NRHP)(editor-proxy)]</text:span><text:span text:style-name="T54">[rights:read]</text:span></text:p>
                        </text:list-item>
                        <text:list-item>
                          <text:p text:style-name="P5"><text:span text:style-name="T1">Permission [name:(gov)(registrant)(NRHP)(reviewer)]</text:span><text:span text:style-name="T54">[rights:read]</text:span></text:p>
                        </text:list-item>
                        <text:list-item>
                          <text:p text:style-name="P5"><text:span text:style-name="T1">Permission [name:(gov)(registrant)(NRHP)(approver)] </text:span><text:span text:style-name="T54">[rights:read]</text:span></text:p>
                        </text:list-item>
                        <text:list-item>
                          <text:p text:style-name="P6">Permission [name:(gov)(registrant)(NRHP)(manager)][rights:read]</text:p>
                        </text:list-item>
                        <text:list-item>
                          <text:p text:style-name="P6">Permission [name:(gov)(registrant)(NRHP)(help-desk)] [rights:create,create,read,update]</text:p>
                        </text:list-item>
                        <text:list-item>
                          <text:p text:style-name="P6">Permission [name:(gov)(registrant)(ER)(editor)][rights:read]</text:p>
                        </text:list-item>
                        <text:list-item>
                          <text:p text:style-name="P6">Permission [name:(gov)(registrant)(ER)(editor-proxy)][rights:read]</text:p>
                        </text:list-item>
                        <text:list-item>
                          <text:p text:style-name="P6">Permission [name:(gov)(registrant)(ER)(reviewer)][rights:read]</text:p>
                        </text:list-item>
                        <text:list-item>
                          <text:p text:style-name="P6">Permission [name:(gov)(registrant)(ER)(approver)][rights:read]</text:p>
                        </text:list-item>
                        <text:list-item>
                          <text:p text:style-name="P6">Permission [name:(gov)(registrant)(ER)(manager)][rights:read]</text:p>
                        </text:list-item>
                        <text:list-item>
                          <text:p text:style-name="P6">Permission [name:(gov)(registrant)(ER)(help-desk)][rights:create,create,read,update]</text:p>
                        </text:list-item>
                        <text:list-item>
                          <text:p text:style-name="P6">Column [type:datetime][size:8][format:NNNNNNNNNN]</text:p>
                        </text:list-item>
                        <text:list-item>
                          <text:p text:style-name="P6">UI [prompt:Creation Date][title:Creation Date][type:label][format:NNNNNNNNNN]</text:p>
                          <text:list>
                            <text:list-item>
                              <text:p text:style-name="P6">Sample [sample:10/30/2011]</text:p>
                            </text:list-item>
                          </text:list>
                        </text:list-item>
                        <text:list-item>
                          <text:p text:style-name="P6">Validation [type: numeric][validate:true]</text:p>
                        </text:list-item>
                        <text:list-item>
                          <text:p text:style-name="P6">Instruction [text: Create date]</text:p>
                          <text:p text:style-name="P6"/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Table [title:] [name: </text:span><text:span text:style-name="T18">Privileges</text:span><text:span text:style-name="T1">] [relationship:one][minimum:1][limit:1][type:view]</text:span></text:p>
                  <text:list>
                    <text:list-item>
                      <text:p text:style-name="P6">Definition [text: list of privileges held by the current registrant]</text:p>
                    </text:list-item>
                    <text:list-item>
                      <text:p text:style-name="P6">[description: list of privileges held by the current registrant]</text:p>
                    </text:list-item>
                  </text:list>
                </text:list-item>
                <text:list-item>
                  <text:p text:style-name="P5"><text:span text:style-name="T1">Table [title:] [name: </text:span><text:span text:style-name="T123">Stats Assists</text:span><text:span text:style-name="T119"> </text:span><text:span text:style-name="T1">] [relationship:one][minimum:1][limit:1][type:view]</text:span></text:p>
                  <text:list>
                    <text:list-item>
                      <text:p text:style-name="P6">Definition [text: ]</text:p>
                    </text:list-item>
                    <text:list-item>
                      <text:p text:style-name="P6">[description: ]</text:p>
                    </text:list-item>
                    <text:list-item>
                      <text:p text:style-name="P32">System Output: #Invitations</text:p>
                    </text:list-item>
                    <text:list-item>
                      <text:p text:style-name="P31"><text:span text:style-name="T121">System Output: #Invitations Accepted</text:span><text:span text:style-name="T110"> </text:span></text:p>
                    </text:list-item>
                    <text:list-item>
                      <text:p text:style-name="P32">System Output: Average Case Effort Time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5"><text:span text:style-name="T1">Table [title:] [name: </text:span><text:span text:style-name="T119">S</text:span><text:span text:style-name="T120">tats Approvals</text:span><text:span text:style-name="T119"> </text:span><text:span text:style-name="T1">] [relationship:one][minimum:1][limit:1][type:view]</text:span></text:p>
                  <text:list>
                    <text:list-item>
                      <text:p text:style-name="P6">Definition [text: ]</text:p>
                    </text:list-item>
                    <text:list-item>
                      <text:p text:style-name="P6">[description: ]</text:p>
                    </text:list-item>
                    <text:list-item>
                      <text:p text:style-name="P33">System Output: #Assignments</text:p>
                    </text:list-item>
                    <text:list-item>
                      <text:p text:style-name="P32">System Output: #Accepts </text:p>
                    </text:list-item>
                    <text:list-item>
                      <text:p text:style-name="P32">System Output: #Recommends System </text:p>
                    </text:list-item>
                    <text:list-item>
                      <text:p text:style-name="P32">Output: Average Duration Time</text:p>
                    </text:list-item>
                  </text:list>
                </text:list-item>
                <text:list-item>
                  <text:p text:style-name="P29"/>
                  <text:list>
                    <text:list-header>
                      <text:p text:style-name="P6"/>
                    </text:list-header>
                  </text:list>
                </text:list-item>
                <text:list-item>
                  <text:p text:style-name="P5"><text:span text:style-name="T1">Table [title:] [name: </text:span><text:span text:style-name="T123">Stats Reviews</text:span><text:span text:style-name="T119"> </text:span><text:span text:style-name="T1">] [relationship:one][minimum:1][limit:1][type:view]</text:span></text:p>
                  <text:list>
                    <text:list-item>
                      <text:p text:style-name="P6">Definition [text: ]</text:p>
                    </text:list-item>
                    <text:list-item>
                      <text:p text:style-name="P6">[description: ]</text:p>
                    </text:list-item>
                    <text:list-item>
                      <text:p text:style-name="P31"><text:span text:style-name="T122">System Output: #Assignments </text:span><text:span text:style-name="T110">. </text:span></text:p>
                    </text:list-item>
                    <text:list-item>
                      <text:p text:style-name="P31"><text:span text:style-name="T121">System Output: #Accepts</text:span><text:span text:style-name="T110"> </text:span></text:p>
                    </text:list-item>
                    <text:list-item>
                      <text:p text:style-name="P32">System Output: #Recommends</text:p>
                    </text:list-item>
                    <text:list-item>
                      <text:p text:style-name="P32">System Output: Average Case Duration Time</text:p>
                    </text:list-item>
                    <text:list-item>
                      <text:p text:style-name="P6"/>
                    </text:list-item>
                  </text:list>
                </text:list-item>
                <text:list-item>
                  <text:p text:style-name="P5"><text:span text:style-name="T1">Table [title:</text:span><text:span text:style-name="T18">Degrees and Certificates</text:span><text:span text:style-name="T1">] [name: </text:span><text:span text:style-name="T18">Degrees-And-Certificates</text:span><text:span text:style-name="T1">] [relationship:one][minimum:0][limit:10][type:table]</text:span></text:p>
                  <text:list>
                    <text:list-item>
                      <text:p text:style-name="P6">Definition [text: List of degrees and certificates held by registrant]</text:p>
                    </text:list-item>
                    <text:list-item>
                      <text:p text:style-name="P6">[description:List of degrees and certificates held by registrant]</text:p>
                    </text:list-item>
                    <text:list-item>
                      <text:p text:style-name="P5"><text:span text:style-name="T1">Control [name:</text:span><text:span text:style-name="T122">Granting Institution Name</text:span><text:span text:style-name="T1"> ] <text:s/>[visible: true] [width:25][height:1][showon:create,update,read][access:]</text:span></text:p>
                      <text:list>
                        <text:list-item>
                          <text:p text:style-name="P6">[definition: ]</text:p>
                        </text:list-item>
                        <text:list-item>
                          <text:p text:style-name="P5"><text:span text:style-name="T1">UI[prompt: </text:span><text:span text:style-name="T122">Granting Institution Name</text:span><text:span text:style-name="T1"> ][title:</text:span><text:span text:style-name="T121">Granting Institution Name</text:span> <text:span text:style-name="T1"><text:s/>] [type:textbox]</text:span></text:p>
                          <text:list>
                            <text:list-item>
                              <text:p text:style-name="P6">Sample [sample:]</text:p>
                            </text:list-item>
                          </text:list>
                        </text:list-item>
                        <text:list-item>
                          <text:p text:style-name="P6">Instruction [text: 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6">Column [type:character][size:256][format:A-Z,a-z,0-9]</text:p>
                        </text:list-item>
                      </text:list>
                    </text:list-item>
                    <text:list-item>
                      <text:p text:style-name="P5"><text:span text:style-name="T1">Control [name:</text:span><text:span text:style-name="T122">Program Name</text:span><text:span text:style-name="T1"> ] <text:s/>[visible: true] [width:25][height:1][showon:create,update,read][access:]</text:span></text:p>
                      <text:list>
                        <text:list-item>
                          <text:p text:style-name="P6">[definition: ]</text:p>
                        </text:list-item>
                        <text:list-item>
                          <text:p text:style-name="P5"><text:span text:style-name="T1">UI[prompt:</text:span><text:span text:style-name="T122">Program Name</text:span><text:span text:style-name="T1"> <text:s/>][title:</text:span><text:span text:style-name="T121">Program Name</text:span> <text:span text:style-name="T1">] [type:textbox]</text:span></text:p>
                          <text:list>
                            <text:list-item>
                              <text:p text:style-name="P6">Sample [sample:]</text:p>
                            </text:list-item>
                          </text:list>
                        </text:list-item>
                        <text:list-item>
                          <text:p text:style-name="P6">Instruction [text: 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6">Column [type:character][size:256][format:A-Z,a-z,0-9]</text:p>
                        </text:list-item>
                      </text:list>
                    </text:list-item>
                    <text:list-item>
                      <text:p text:style-name="P5"><text:span text:style-name="T1">Control [name:</text:span><text:span text:style-name="T118">Degree/Certificate </text:span><text:span text:style-name="T1">] <text:s/>[visible: true] [width:25][height:1][showon:create,update,read][access:]</text:span></text:p>
                      <text:list>
                        <text:list-item>
                          <text:p text:style-name="P6">[definition: ]</text:p>
                        </text:list-item>
                        <text:list-item>
                          <text:p text:style-name="P5"><text:span text:style-name="T1">UI[prompt: </text:span><text:span text:style-name="T117">Degree/Certificate </text:span><text:span text:style-name="T1">][title:</text:span><text:span text:style-name="T118">Degree/Certificate </text:span><text:span text:style-name="T1">] [type:radio]</text:span></text:p>
                          <text:list>
                            <text:list-item>
                              <text:p text:style-name="P6">Option [name:BA][value:1]</text:p>
                            </text:list-item>
                            <text:list-item>
                              <text:p text:style-name="P6">Option [name:BS][value:2]</text:p>
                            </text:list-item>
                            <text:list-item>
                              <text:p text:style-name="P6">Option [name:MA][value:3]</text:p>
                            </text:list-item>
                            <text:list-item>
                              <text:p text:style-name="P6">Option [name:MS][value:4]</text:p>
                            </text:list-item>
                            <text:list-item>
                              <text:p text:style-name="P6">Option [name:PhD][value:5]</text:p>
                            </text:list-item>
                            <text:list-item>
                              <text:p text:style-name="P6">Option [name:36CFR61][value:6]</text:p>
                            </text:list-item>
                            <text:list-item>
                              <text:p text:style-name="P6">Sample [sample:]</text:p>
                            </text:list-item>
                          </text:list>
                        </text:list-item>
                        <text:list-item>
                          <text:p text:style-name="P6">Instruction [text: 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6">Column [type:character][size:256][format:A-Z,a-z,0-9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Table [title:</text:span><text:span text:style-name="T18">Self-Evaluation Portfolio</text:span><text:span text:style-name="T1"> [name: </text:span><text:span text:style-name="T18">Self-Evaluation-Portfolio</text:span><text:span text:style-name="T1">] <text:s/>[relationship:many][minimum:1][limit:1000][type:table]</text:span></text:p>
                  <text:list>
                    <text:list-item>
                      <text:p text:style-name="P6">Definition [text: ]</text:p>
                    </text:list-item>
                    <text:list-item>
                      <text:p text:style-name="P6">[description: list of privileges held by the current registrant]</text:p>
                    </text:list-item>
                    <text:list-item>
                      <text:p text:style-name="P5"><text:span text:style-name="T1">Control [name: </text:span><text:span text:style-name="T122">Project Name</text:span><text:span text:style-name="T1">] <text:s/>[visible: true] [width:25][height:1][showon:create,update,read][access:]</text:span></text:p>
                      <text:list>
                        <text:list-item>
                          <text:p text:style-name="P6">[definition: ]</text:p>
                        </text:list-item>
                        <text:list-item>
                          <text:p text:style-name="P5"><text:span text:style-name="T1">UI[prompt: </text:span><text:span text:style-name="T122">Project Name</text:span><text:span text:style-name="T1"> ][title:</text:span><text:span text:style-name="T122">Project Name</text:span><text:span text:style-name="T1"> ] [type:textbox]</text:span></text:p>
                          <text:list>
                            <text:list-item>
                              <text:p text:style-name="P6">Sample [sample:]</text:p>
                            </text:list-item>
                          </text:list>
                        </text:list-item>
                        <text:list-item>
                          <text:p text:style-name="P6">Instruction [text: 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6">Column [type:character][size:256][format:A-Z,a-z,0-9]</text:p>
                        </text:list-item>
                      </text:list>
                    </text:list-item>
                    <text:list-item>
                      <text:p text:style-name="P5"><text:span text:style-name="T1">Control [name:</text:span><text:span text:style-name="T122">Link to Document</text:span><text:span text:style-name="T1"> ] <text:s/>[visible: true] [width:25][height:1][showon:create,update,read][access:]</text:span></text:p>
                      <text:list>
                        <text:list-item>
                          <text:p text:style-name="P6">[definition: ]</text:p>
                        </text:list-item>
                        <text:list-item>
                          <text:p text:style-name="P5"><text:span text:style-name="T1">UI[prompt: </text:span><text:span text:style-name="T122">Link to Document</text:span><text:span text:style-name="T1"> ][title:</text:span><text:span text:style-name="T122">Link to Document</text:span> <text:span text:style-name="T1">] [type:textbox]</text:span></text:p>
                          <text:list>
                            <text:list-item>
                              <text:p text:style-name="P6">Sample [sample:]</text:p>
                            </text:list-item>
                          </text:list>
                        </text:list-item>
                        <text:list-item>
                          <text:p text:style-name="P6">Instruction [text: 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6">Column [type:character][size:256][format:A-Z,a-z,0-9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Table [title:</text:span><text:span text:style-name="T18">Self Evaluation Resume</text:span><text:span text:style-name="T1">] [name: </text:span><text:span text:style-name="T18">Self-Evaluation-Resume</text:span><text:span text:style-name="T1">] <text:s/>[relationship:many][minimum:0][limit:1][type:table]</text:span></text:p>
                  <text:list>
                    <text:list-item>
                      <text:p text:style-name="P6">Definition [text: ]</text:p>
                    </text:list-item>
                    <text:list-item>
                      <text:p text:style-name="P6">[description: list of privileges held by the current registrant]</text:p>
                    </text:list-item>
                    <text:list-item>
                      <text:p text:style-name="P5"><text:span text:style-name="T1">Control [name: </text:span><text:span text:style-name="T124">Member</text:span><text:span text:style-name="T122"> Name</text:span><text:span text:style-name="T1">] <text:s/>[visible: true] [width:25][height:1][showon:create,update,read][access:]</text:span></text:p>
                      <text:list>
                        <text:list-item>
                          <text:p text:style-name="P6">[definition: ]</text:p>
                        </text:list-item>
                        <text:list-item>
                          <text:p text:style-name="P5"><text:span text:style-name="T1">UI[prompt: </text:span><text:span text:style-name="T124">Member</text:span><text:span text:style-name="T122"> Name</text:span><text:span text:style-name="T1"> ][title:</text:span><text:span text:style-name="T124">Member</text:span><text:span text:style-name="T122"> Name</text:span><text:span text:style-name="T1"> ] [type:textbox]</text:span></text:p>
                          <text:list>
                            <text:list-item>
                              <text:p text:style-name="P6">Sample [sample:]</text:p>
                            </text:list-item>
                          </text:list>
                        </text:list-item>
                        <text:list-item>
                          <text:p text:style-name="P6">Instruction [text: 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6">Column [type:character][size:256][format:A-Z,a-z,0-9]</text:p>
                        </text:list-item>
                      </text:list>
                    </text:list-item>
                    <text:list-item>
                      <text:p text:style-name="P5"><text:span text:style-name="T1">Control [name:</text:span><text:span text:style-name="T122">Document</text:span><text:span text:style-name="T1"> ] <text:s/>[visible: true] [width:25][height:1][showon:create,update,read][access:]</text:span></text:p>
                      <text:list>
                        <text:list-item>
                          <text:p text:style-name="P6">[definition: ]</text:p>
                        </text:list-item>
                        <text:list-item>
                          <text:p text:style-name="P5"><text:span text:style-name="T1">UI[prompt: </text:span><text:span text:style-name="T122">Link to Document</text:span><text:span text:style-name="T1"> ][title:</text:span><text:span text:style-name="T122">Link to Document</text:span> <text:span text:style-name="T1">] [type:textbox]</text:span></text:p>
                          <text:list>
                            <text:list-item>
                              <text:p text:style-name="P6">Sample [sample:]</text:p>
                            </text:list-item>
                          </text:list>
                        </text:list-item>
                        <text:list-item>
                          <text:p text:style-name="P6">Instruction [text: 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6">Column [type:character][size:256][format:A-Z,a-z,0-9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Table [title:Mailing Address] [name: </text:span><text:span text:style-name="T18">Mailing_Addresses</text:span><text:span text:style-name="T1">] [relationship:one][minimum:1][limit:1][childof:</text:span><text:span text:style-name="T42">registrants</text:span><text:span text:style-name="T1">][type:table]</text:span></text:p>
                  <text:list>
                    <text:list-item>
                      <text:p text:style-name="P6">Definition [text: Mailing_Addresses table holds the users single mailing address.]</text:p>
                    </text:list-item>
                    <text:list-item>
                      <text:p text:style-name="P6">[description:Mailing_Addresses]</text:p>
                      <text:p text:style-name="P6"/>
                    </text:list-item>
                    <text:list-item>
                      <text:p text:style-name="P5"><text:span text:style-name="T1">Control [name:</text:span><text:span text:style-name="T24">ma_street</text:span><text:span text:style-name="T1">] <text:s/>[visible: true] [width:25][height:1][showon:create,update,read][access:(public)(registrant),(review-commenter)]</text:span></text:p>
                      <text:list>
                        <text:list-item>
                          <text:p text:style-name="P6">[definition: the complete street number and name.]</text:p>
                        </text:list-item>
                        <text:list-item>
                          <text:p text:style-name="P23">Permission [name:(public)(account)][rights:create,read,update]</text:p>
                        </text:list-item>
                        <text:list-item>
                          <text:p text:style-name="P23">Permission [name:(public)(registrant)][rights:create,read,update]</text:p>
                        </text:list-item>
                        <text:list-item>
                          <text:p text:style-name="P23">Permission [name:(public)(registrant)(NRHP)] [rights: read,update] </text:p>
                        </text:list-item>
                        <text:list-item>
                          <text:p text:style-name="P23">Permission [name:(public)(registrant)(ER)] [rights: read,update] </text:p>
                        </text:list-item>
                        <text:list-item>
                          <text:p text:style-name="P23"/>
                        </text:list-item>
                        <text:list-item>
                          <text:p text:style-name="P23">Permission [name:(gov)(account)][rights:create,read,update]</text:p>
                        </text:list-item>
                        <text:list-item>
                          <text:p text:style-name="P23">Permission [name:(gov)(registrant)][rights:read,update]</text:p>
                        </text:list-item>
                        <text:list-item>
                          <text:p text:style-name="P22">Permission [name:(gov)(registrant)(NRHP)][rights:read,update]</text:p>
                        </text:list-item>
                        <text:list-item>
                          <text:p text:style-name="P22">Permission [name:(gov)(registrant)(ER)][rights:read,update]</text:p>
                        </text:list-item>
                        <text:list-item>
                          <text:p text:style-name="P6">Permission [name:(public)(registrant)(NRHP)(editor)][rights:create,read,update]</text:p>
                        </text:list-item>
                        <text:list-item>
                          <text:p text:style-name="P6">Permission [name:(public)(registrant)(NRHP)(editor-proxy)][rights:create,read,update]</text:p>
                        </text:list-item>
                        <text:list-item>
                          <text:p text:style-name="P6">Permission [name:(gov)(registrant)(NRHP)(reviewer)][rights:create,read,update]</text:p>
                        </text:list-item>
                        <text:list-item>
                          <text:p text:style-name="P6">Permission [name:(gov)(registrant)(NRHP)(approver)][rights:create,read,update]</text:p>
                        </text:list-item>
                        <text:list-item>
                          <text:p text:style-name="P6">Permission [name:(gov)(registrant)(NRHP)(manager)][rights:create,read,update]</text:p>
                        </text:list-item>
                        <text:list-item>
                          <text:p text:style-name="P6">Permission [name:(gov)(registrant)(NRHP)(help-desk)][rights:create,create,read,update]</text:p>
                        </text:list-item>
                        <text:list-item>
                          <text:p text:style-name="P6">Permission [name:(gov)(registrant)(ER)(editor)][rights:create,read,update]</text:p>
                        </text:list-item>
                        <text:list-item>
                          <text:p text:style-name="P6">Permission [name:(gov)(registrant)(ER)(editor-proxy)][rights:create,read,update]</text:p>
                        </text:list-item>
                        <text:list-item>
                          <text:p text:style-name="P6">Permission [name:(gov)(registrant)(ER)(reviewer)][rights:create,read,update]</text:p>
                        </text:list-item>
                        <text:list-item>
                          <text:p text:style-name="P6">Permission [name:(gov)(registrant)(ER)(approver)][rights:create,read,update]</text:p>
                        </text:list-item>
                        <text:list-item>
                          <text:p text:style-name="P6">Permission [name:(gov)(registrant)(ER)(manager)][rights:create,read,update]</text:p>
                        </text:list-item>
                        <text:list-item>
                          <text:p text:style-name="P6">Permission [name:(gov)(registrant)(ER)(help-desk)][rights:create,create,read,update]</text:p>
                        </text:list-item>
                        <text:list-item>
                          <text:p text:style-name="P6">UI[prompt: <text:span text:style-name="T39">Street</text:span>][title:Street] [type:textbox]</text:p>
                          <text:list>
                            <text:list-item>
                              <text:p text:style-name="P6">Sample [sample:6767 West Street]</text:p>
                            </text:list-item>
                          </text:list>
                        </text:list-item>
                        <text:list-item>
                          <text:p text:style-name="P6">Instruction [text: Complete street name or a P.O. Box.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6">Column [type:character][size:256][format:A-Z,a-z,0-9]</text:p>
                        </text:list-item>
                      </text:list>
                    </text:list-item>
                    <text:list-item>
                      <text:p text:style-name="P6">Control [name:ma_municipality] <text:s/>[visible: true] [width:25][height:1][showon:create,update,read]</text:p>
                      <text:list>
                        <text:list-item>
                          <text:p text:style-name="P6">[definition: the city, township, or village ]</text:p>
                        </text:list-item>
                        <text:list-item>
                          <text:p text:style-name="P23">Permission [name:(public)(account)][rights:create,read,update]</text:p>
                        </text:list-item>
                        <text:list-item>
                          <text:p text:style-name="P23">Permission [name:(public)(registrant)][rights:create,read,update]</text:p>
                        </text:list-item>
                        <text:list-item>
                          <text:p text:style-name="P23">Permission [name:(public)(registrant)(NRHP)] [rights:create, read,update] </text:p>
                        </text:list-item>
                        <text:list-item>
                          <text:p text:style-name="P23">Permission [name: (public)(registrant)(ER)] [rights:create, read,update] </text:p>
                        </text:list-item>
                        <text:list-item>
                          <text:p text:style-name="P23">Permission [name:(public)(registrant)(NRHP)] [rights:create, read,update] </text:p>
                        </text:list-item>
                        <text:list-item>
                          <text:p text:style-name="P23">Permission [name:(public)(registrant)(ER)] [rights:create, read,update] </text:p>
                        </text:list-item>
                        <text:list-item>
                          <text:p text:style-name="P23"/>
                        </text:list-item>
                        <text:list-item>
                          <text:p text:style-name="P23">Permission [name:(gov)(account)][rights:create,read,update]</text:p>
                        </text:list-item>
                        <text:list-item>
                          <text:p text:style-name="P23">Permission [name:(gov)(registrant)][rights:create,read,update]</text:p>
                        </text:list-item>
                        <text:list-item>
                          <text:p text:style-name="P22">Permission [name:(gov)(registrant)(NRHP)][rights:read,update]</text:p>
                        </text:list-item>
                        <text:list-item>
                          <text:p text:style-name="P22">Permission [name:(gov)(registrant)(ER)][rights:read,update]</text:p>
                        </text:list-item>
                        <text:list-item>
                          <text:p text:style-name="P6">Permission [name:(public)(registrant)(NRHP)(editor)][rights:create,read,update]</text:p>
                        </text:list-item>
                        <text:list-item>
                          <text:p text:style-name="P6">Permission [name:(public)(registrant)(NRHP)(editor-proxy)][rights:create,read,update]</text:p>
                        </text:list-item>
                        <text:list-item>
                          <text:p text:style-name="P6">Permission [name:(gov)(registrant)(NRHP)(reviewer)][rights:create,read,update]</text:p>
                        </text:list-item>
                        <text:list-item>
                          <text:p text:style-name="P6">Permission [name:(gov)(registrant)(NRHP)(approver)][rights:create,read,update]</text:p>
                        </text:list-item>
                        <text:list-item>
                          <text:p text:style-name="P6">Permission [name:(gov)(registrant)(NRHP)(manager)][rights:create,read,update]</text:p>
                        </text:list-item>
                        <text:list-item>
                          <text:p text:style-name="P6">Permission [name:(gov)(registrant)(NRHP)(help-desk)][rights:create,create,read,update]</text:p>
                        </text:list-item>
                        <text:list-item>
                          <text:p text:style-name="P6">Permission [name:(gov)(registrant)(ER)(editor)][rights:create,read,update]</text:p>
                        </text:list-item>
                        <text:list-item>
                          <text:p text:style-name="P6">Permission [name:(gov)(registrant)(ER)(editor-proxy)][rights:create,read,update]</text:p>
                        </text:list-item>
                        <text:list-item>
                          <text:p text:style-name="P6">Permission [name:(gov)(registrant)(ER)(reviewer)][rights:create,read,update]</text:p>
                        </text:list-item>
                        <text:list-item>
                          <text:p text:style-name="P6">Permission [name:(gov)(registrant)(ER)(approver)][rights:create,read,update]</text:p>
                        </text:list-item>
                        <text:list-item>
                          <text:p text:style-name="P6">Permission [name:(gov)(registrant)(ER)(manager)][rights:create,read,update]</text:p>
                        </text:list-item>
                        <text:list-item>
                          <text:p text:style-name="P6">Permission [name:(gov)(registrant)(ER)(help-desk)][rights:create,read,update]</text:p>
                        </text:list-item>
                        <text:list-item>
                          <text:p text:style-name="P6">UI[prompt: <text:span text:style-name="T19">Municiple Unit</text:span>][title:Municipality] [type:textbox]</text:p>
                          <text:list>
                            <text:list-item>
                              <text:p text:style-name="P6">Sample [sample:Caseville]</text:p>
                            </text:list-item>
                          </text:list>
                        </text:list-item>
                        <text:list-item>
                          <text:p text:style-name="P6">Instruction [text: Complete municipality name. <text:s/>No abbreviations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</text:list>
                    </text:list-item>
                    <text:list-item>
                      <text:p text:style-name="P6">Control [name:<text:span text:style-name="T89">ma_state</text:span>] <text:s/>[visible: true] [width:25][height:1][showon:create,update,read][access:(public)(registrant),(review-commenter)]</text:p>
                      <text:list>
                        <text:list-item>
                          <text:p text:style-name="P6">[definition: the state abbreviation. ]</text:p>
                        </text:list-item>
                        <text:list-item>
                          <text:p text:style-name="P23">Permission [name:(public)(account)][rights:create,read,update]</text:p>
                        </text:list-item>
                        <text:list-item>
                          <text:p text:style-name="P23">Permission [name:(public)(registrant)][rights:create,read,update]</text:p>
                        </text:list-item>
                        <text:list-item>
                          <text:p text:style-name="P23">Permission [name:(public)(registrant)(NRHP)] [rights:create, read,update] </text:p>
                        </text:list-item>
                        <text:list-item>
                          <text:p text:style-name="P23">Permission [name: (public)(registrant)(ER)] [rights:create, read,update] </text:p>
                        </text:list-item>
                        <text:list-item>
                          <text:p text:style-name="P23">Permission [name:(public)(registrant)(NRHP)] [rights:create, read,update] </text:p>
                        </text:list-item>
                        <text:list-item>
                          <text:p text:style-name="P23">Permission [name: (public)(registrant)(ER)] [rights:create, read,update] </text:p>
                        </text:list-item>
                        <text:list-item>
                          <text:p text:style-name="P23"/>
                        </text:list-item>
                        <text:list-item>
                          <text:p text:style-name="P23">Permission [name:(gov)(account)][rights:create,read,update]</text:p>
                        </text:list-item>
                        <text:list-item>
                          <text:p text:style-name="P23">Permission [name:(gov)(registrant)][rights:create,read,update]</text:p>
                        </text:list-item>
                        <text:list-item>
                          <text:p text:style-name="P22">Permission [name:(gov)(registrant)(NRHP)][rights:read,update]</text:p>
                        </text:list-item>
                        <text:list-item>
                          <text:p text:style-name="P22">Permission [name:(gov)(registrant)(ER)][rights:read,update]</text:p>
                        </text:list-item>
                        <text:list-item>
                          <text:p text:style-name="P6">Permission [name:(public)(registrant)(NRHP)(editor)][rights:create,read,update][default:MI]</text:p>
                        </text:list-item>
                        <text:list-item>
                          <text:p text:style-name="P6">Permission [name:(public)(registrant)(NRHP)(editor-proxy)][rights:create,read,update][default:MI]</text:p>
                        </text:list-item>
                        <text:list-item>
                          <text:p text:style-name="P6">Permission [name:(gov)(registrant)(NRHP)(reviewer)][rights:create,read,update][default:MI]</text:p>
                        </text:list-item>
                        <text:list-item>
                          <text:p text:style-name="P6">Permission [name:(gov)(registrant)(NRHP)(approver)][rights:create,read,update][default:MI]</text:p>
                        </text:list-item>
                        <text:list-item>
                          <text:p text:style-name="P6">Permission [name:(gov)(registrant)(NRHP)(manager)][rights:create,read,update][default:MI]</text:p>
                        </text:list-item>
                        <text:list-item>
                          <text:p text:style-name="P6">Permission [name:(gov)(registrant)(NRHP)(help-desk)][rights:create,create,read,update][default:MI]</text:p>
                        </text:list-item>
                        <text:list-item>
                          <text:p text:style-name="P6">Permission [name:(gov)(registrant)(ER)(editor)][rights:create,read,update][default:MI]</text:p>
                        </text:list-item>
                        <text:list-item>
                          <text:p text:style-name="P6">Permission [name:(gov)(registrant)(ER)(editor-proxy)][rights:create,read,update][default:MI]</text:p>
                        </text:list-item>
                        <text:list-item>
                          <text:p text:style-name="P6">Permission [name:(gov)(registrant)(ER)(reviewer)][rights:create,read,update][default:MI]</text:p>
                        </text:list-item>
                        <text:list-item>
                          <text:p text:style-name="P6">Permission [name:(gov)(registrant)(ER)(approver)][rights:create,read,update][default:MI]</text:p>
                        </text:list-item>
                        <text:list-item>
                          <text:p text:style-name="P6">Permission [name:(gov)(registrant)(ER)(manager)][rights:create,read,update][default:MI]</text:p>
                        </text:list-item>
                        <text:list-item>
                          <text:p text:style-name="P6">Permission [name:(gov)(registrant)(ER)(help-desk)][rights:create,read,update][default:MI]</text:p>
                        </text:list-item>
                        <text:list-item>
                          <text:p text:style-name="P6">UI[prompt: <text:span text:style-name="T20">State</text:span>][title:State] [type:textbox]</text:p>
                          <text:list>
                            <text:list-item>
                              <text:p text:style-name="P6">Sample [sample:MI]</text:p>
                            </text:list-item>
                          </text:list>
                        </text:list-item>
                        <text:list-item>
                          <text:p text:style-name="P6">Instruction [text: State Abbreviation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6">Column [type:character][size:2][format:A-Z,a-z,0-9]</text:p>
                        </text:list-item>
                      </text:list>
                    </text:list-item>
                    <text:list-item>
                      <text:p text:style-name="P6">Control [name:ma_<text:span text:style-name="T89">postalcode</text:span>] <text:s/>[visible: true] [width:10][height:1][showon:create,update,read]</text:p>
                      <text:list>
                        <text:list-item>
                          <text:p text:style-name="P6">[definition: Postal code for the property. ]</text:p>
                        </text:list-item>
                        <text:list-item>
                          <text:p text:style-name="P23">Permission [name:(public)(account)][rights:create,read,update]</text:p>
                        </text:list-item>
                        <text:list-item>
                          <text:p text:style-name="P23">Permission [name:(public)(registrant)][rights:create,read,update]</text:p>
                        </text:list-item>
                        <text:list-item>
                          <text:p text:style-name="P23">Permission [name:(public)(registrant)(NRHP)] [rights:create, read,update] </text:p>
                        </text:list-item>
                        <text:list-item>
                          <text:p text:style-name="P23">Permission [name: <text:s text:c="2"/>(public)(registrant)(ER)] [rights:create, read,update] </text:p>
                        </text:list-item>
                        <text:list-item>
                          <text:p text:style-name="P6">Permission [name:(public)(registrant)(NRHP)(editor)][rights:create,read,update]</text:p>
                        </text:list-item>
                        <text:list-item>
                          <text:p text:style-name="P23">Permission [name:(public)(registrant)(NRHP)(editor-proxy)][rights:create,read,update]</text:p>
                        </text:list-item>
                        <text:list-item>
                          <text:p text:style-name="P23"/>
                        </text:list-item>
                        <text:list-item>
                          <text:p text:style-name="P23">Permission [name:(gov)(account)][rights:create,read,update]</text:p>
                        </text:list-item>
                        <text:list-item>
                          <text:p text:style-name="P23">Permission [name:(gov)(registrant)][rights:create,read,update]</text:p>
                        </text:list-item>
                        <text:list-item>
                          <text:p text:style-name="P22">Permission [name:(gov)(registrant)(NRHP)][rights:read,update]</text:p>
                        </text:list-item>
                        <text:list-item>
                          <text:p text:style-name="P22">Permission [name:(gov)(registrant)(ER)][rights:read,update]</text:p>
                        </text:list-item>
                        <text:list-item>
                          <text:p text:style-name="P6">Permission [name:(gov)(registrant)(NRHP)(reviewer)][rights:create,read,update]</text:p>
                        </text:list-item>
                        <text:list-item>
                          <text:p text:style-name="P6">Permission [name:(gov)(registrant)(NRHP)(approver)][rights:create,read,update]</text:p>
                        </text:list-item>
                        <text:list-item>
                          <text:p text:style-name="P6">Permission [name:(gov)(registrant)(NRHP)(manager)][rights:create,read,update]</text:p>
                        </text:list-item>
                        <text:list-item>
                          <text:p text:style-name="P6">Permission [name:(gov)(registrant)(NRHP)(help-desk)][rights:create,create,read,update]</text:p>
                        </text:list-item>
                        <text:list-item>
                          <text:p text:style-name="P6">Permission [name:(gov)(registrant)(ER)(editor)][rights:create,read,update]</text:p>
                        </text:list-item>
                        <text:list-item>
                          <text:p text:style-name="P6">Permission [name:(gov)(registrant)(ER)(editor-proxy)][rights:create,read,update]</text:p>
                        </text:list-item>
                        <text:list-item>
                          <text:p text:style-name="P6">Permission [name:(gov)(registrant)(ER)(reviewer)][rights:create,read,update]</text:p>
                        </text:list-item>
                        <text:list-item>
                          <text:p text:style-name="P6">Permission [name:(gov)(registrant)(ER)(approver)][rights:create,read,update]</text:p>
                        </text:list-item>
                        <text:list-item>
                          <text:p text:style-name="P6">Permission [name:(gov)(registrant)(ER)(manager)][rights:create,read,update]</text:p>
                        </text:list-item>
                        <text:list-item>
                          <text:p text:style-name="P6">Permission [name:(gov)(registrant)(ER)(help-desk)][rights:create,create,read,update]</text:p>
                        </text:list-item>
                        <text:list-item>
                          <text:p text:style-name="P6">UI[prompt: <text:span text:style-name="T21">Postal Code</text:span>][title:Postal Code] [type:textbox]</text:p>
                          <text:list>
                            <text:list-item>
                              <text:p text:style-name="P6">Sample [sample:48725]</text:p>
                            </text:list-item>
                          </text:list>
                        </text:list-item>
                        <text:list-item>
                          <text:p text:style-name="P6">Instruction [text: Postal code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6">Column [type:character][size:10][format:]</text:p>
                        </text:list-item>
                      </text:list>
                      <text:p text:style-name="P6"/>
                    </text:list-item>
                    <text:list-item>
                      <text:p text:style-name="P6">Control [name:ma_member_identity] [type:control][visible:true][showon:read,update]</text:p>
                      <text:list>
                        <text:list-item>
                          <text:p text:style-name="P6">[definition: Member Name that originated record]</text:p>
                        </text:list-item>
                        <text:list-item>
                          <text:p text:style-name="P6">Column [type:datetime][size:8][format:NNNNNNNNNN]</text:p>
                        </text:list-item>
                        <text:list-item>
                          <text:p text:style-name="P6">UI [prompt:Originator][title:Originator][type:label][format:NNNNNNNNNN]</text:p>
                          <text:list>
                            <text:list-item>
                              <text:p text:style-name="P6">Sample [sample:John Smith]</text:p>
                            </text:list-item>
                          </text:list>
                        </text:list-item>
                        <text:list-item>
                          <text:p text:style-name="P6">Validation [type: numeric][validate:true]</text:p>
                        </text:list-item>
                      </text:list>
                    </text:list-item>
                    <text:list-item>
                      <text:p text:style-name="P6">Control [name:ma_insertdate] [type:control][visible:true][showon:read,update]</text:p>
                      <text:list>
                        <text:list-item>
                          <text:p text:style-name="P6">[definition: Date and time <text:s/>comment was submitted]</text:p>
                        </text:list-item>
                        <text:list-item>
                          <text:p text:style-name="P23">Permission [name:(public)(account)][rights:read]</text:p>
                        </text:list-item>
                        <text:list-item>
                          <text:p text:style-name="P23">Permission [name:(public)(registrant)][rights:read]</text:p>
                        </text:list-item>
                        <text:list-item>
                          <text:p text:style-name="P23">Permission [name:(public)(registrant)(NRHP)] [rights: read] </text:p>
                        </text:list-item>
                        <text:list-item>
                          <text:p text:style-name="P23">Permission [name: <text:s text:c="3"/>(public)(registrant)(ER)] [rights: read] </text:p>
                        </text:list-item>
                        <text:list-item>
                          <text:p text:style-name="P23"/>
                        </text:list-item>
                        <text:list-item>
                          <text:p text:style-name="P23">Permission [name:(gov)(account)][rights:read]</text:p>
                        </text:list-item>
                        <text:list-item>
                          <text:p text:style-name="P23">Permission [name:(gov)(registrant)][rights:read]</text:p>
                        </text:list-item>
                        <text:list-item>
                          <text:p text:style-name="P22">Permission [name:(gov)(registrant)(NRHP)][rights:read]</text:p>
                        </text:list-item>
                        <text:list-item>
                          <text:p text:style-name="P22">Permission [name:(gov)(registrant)(ER)][rights:read]</text:p>
                        </text:list-item>
                        <text:list-item>
                          <text:p text:style-name="P6">Permission [name:(public)(registrant)(NRHP)(editor)][rights:read]</text:p>
                        </text:list-item>
                        <text:list-item>
                          <text:p text:style-name="P6">Permission [name:(public)(registrant)(NRHP)(editor-proxy)][rights:read]</text:p>
                        </text:list-item>
                        <text:list-item>
                          <text:p text:style-name="P6">Permission [name:(gov)(registrant)(NRHP)(reviewer)][rights:read]</text:p>
                        </text:list-item>
                        <text:list-item>
                          <text:p text:style-name="P6">Permission [name:(gov)(registrant)(NRHP)(approver)][rights:read]</text:p>
                        </text:list-item>
                        <text:list-item>
                          <text:p text:style-name="P6">Permission [name:(gov)(registrant)(NRHP)(manager)][rights:read]</text:p>
                        </text:list-item>
                        <text:list-item>
                          <text:p text:style-name="P6">Permission [name:(gov)(registrant)(NRHP)(help-desk)][rights:read]</text:p>
                        </text:list-item>
                        <text:list-item>
                          <text:p text:style-name="P6">Permission [name:(gov)(registrant)(ER)(editor)][rights:read]</text:p>
                        </text:list-item>
                        <text:list-item>
                          <text:p text:style-name="P6">Permission [name:(gov)(registrant)(ER)(editor-proxy)][rights:read]</text:p>
                        </text:list-item>
                        <text:list-item>
                          <text:p text:style-name="P6">Permission [name:(gov)(registrant)(ER)(reviewer)][rights:read]</text:p>
                        </text:list-item>
                        <text:list-item>
                          <text:p text:style-name="P6">Permission [name:(gov)(registrant)(ER)(approver)][rights:read]</text:p>
                        </text:list-item>
                        <text:list-item>
                          <text:p text:style-name="P6">Permission [name:(gov)(registrant)(ER)(manager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Column [type:datetime][size:8][format:NNNNNNNNNN]</text:p>
                        </text:list-item>
                        <text:list-item>
                          <text:p text:style-name="P6">UI [prompt:Creation Date][title:Creation Date][type:label][format:NNNNNNNNNN]</text:p>
                          <text:list>
                            <text:list-item>
                              <text:p text:style-name="P6">Sample [sample:10/30/2011]</text:p>
                            </text:list-item>
                          </text:list>
                        </text:list-item>
                        <text:list-item>
                          <text:p text:style-name="P6">Validation [type: numeric][validate:true]</text:p>
                          <text:p text:style-name="P6"/>
                        </text:list-item>
                      </text:list>
                      <text:p text:style-name="P6"/>
                      <text:list text:continue-numbering="true">
                        <text:list-header>
                          <text:p text:style-name="P6"/>
                          <text:p text:style-name="P6"/>
                        </text:list-header>
                      </text:list>
                    </text:list-item>
                  </text:list>
                </text:list-item>
                <text:list-item>
                  <text:p text:style-name="P5"><text:span text:style-name="T1">Table [title:] [name: </text:span><text:span text:style-name="T41">IndividualStatus</text:span><text:span text:style-name="T1">] [relationship:one][limit:1][childof:</text:span><text:span text:style-name="T42">registrants</text:span><text:span text:style-name="T1">][type:table]</text:span></text:p>
                  <text:list>
                    <text:list-item>
                      <text:p text:style-name="P6">[description:IndividualStatus]</text:p>
                    </text:list-item>
                    <text:list-item>
                      <text:p text:style-name="P6">Definition [text: IndividualStatus table holds the user status in terms of user experience and expertise]</text:p>
                      <text:p text:style-name="P6"/>
                      <text:p text:style-name="P6"/>
                    </text:list-item>
                    <text:list-item>
                      <text:p text:style-name="P6">Control [name:exp_experience] <text:s/>[visible: true] [width:25][height:1][showon:create,update,read]</text:p>
                      <text:list>
                        <text:list-item>
                          <text:p text:style-name="P6">[definition: List of experience options]</text:p>
                        </text:list-item>
                        <text:list-item>
                          <text:p text:style-name="P23">Permission [name:(public)(account)][rights:create,read,update]</text:p>
                        </text:list-item>
                        <text:list-item>
                          <text:p text:style-name="P23">Permission [name:(public)(registrant)][rights:read,update]</text:p>
                        </text:list-item>
                        <text:list-item>
                          <text:p text:style-name="P23">Permission [name:(public)(registrant)(NRHP)] [rights: read,update] </text:p>
                        </text:list-item>
                        <text:list-item>
                          <text:p text:style-name="P23">Permission [name:(public)(registrant)(ER)] [rights: read,update] </text:p>
                        </text:list-item>
                        <text:list-item>
                          <text:p text:style-name="P6">Permission [name:(public)(registrant)(NRHP)(editor)][rights:read,update][default:0]</text:p>
                        </text:list-item>
                        <text:list-item>
                          <text:p text:style-name="P23">Permission [name:(public)(registrant)(NRHP)(editor-proxy)][rights:read,update][default:0]</text:p>
                        </text:list-item>
                        <text:list-item>
                          <text:p text:style-name="P23"/>
                        </text:list-item>
                        <text:list-item>
                          <text:p text:style-name="P23">Permission [name:(gov)(account)][rights:create,read,update]</text:p>
                        </text:list-item>
                        <text:list-item>
                          <text:p text:style-name="P23">Permission [name:(gov)(registrant)][rights:read,update]</text:p>
                        </text:list-item>
                        <text:list-item>
                          <text:p text:style-name="P22">Permission [name:(gov)(registrant)(NRHP)][rights:read,update]</text:p>
                        </text:list-item>
                        <text:list-item>
                          <text:p text:style-name="P22">Permission [name:(gov)(registrant)(ER)][rights:read,update]</text:p>
                        </text:list-item>
                        <text:list-item>
                          <text:p text:style-name="P6">Permission [name:(gov)(registrant)(NRHP)(reviewer)][rights:read,update][default:0]</text:p>
                        </text:list-item>
                        <text:list-item>
                          <text:p text:style-name="P6">Permission [name:(gov)(registrant)(NRHP)(approver)][rights:read,update][default:0]</text:p>
                        </text:list-item>
                        <text:list-item>
                          <text:p text:style-name="P6">Permission [name:(gov)(registrant)(NRHP)(manager)][rights:read,update][default:0]</text:p>
                        </text:list-item>
                        <text:list-item>
                          <text:p text:style-name="P6">Permission [name:(gov)(registrant)(NRHP)(help-desk)][rights:read,update][default:0]</text:p>
                        </text:list-item>
                        <text:list-item>
                          <text:p text:style-name="P6">Permission [name:(gov)(registrant)(ER)(editor)][rights:read,update][default:0]</text:p>
                        </text:list-item>
                        <text:list-item>
                          <text:p text:style-name="P6">Permission [name:(gov)(registrant)(ER)(editor-proxy)][rights:read,update][default:0]</text:p>
                        </text:list-item>
                        <text:list-item>
                          <text:p text:style-name="P6">Permission [name:(gov)(registrant)(ER)(reviewer)][rights:read,update][default:0]</text:p>
                        </text:list-item>
                        <text:list-item>
                          <text:p text:style-name="P6">Permission [name:(gov)(registrant)(ER)(approver)][rights:read,update][default:0]</text:p>
                        </text:list-item>
                        <text:list-item>
                          <text:p text:style-name="P6">Permission [name:(gov)(registrant)(ER)(manager)][rights:read,update][default:0]</text:p>
                        </text:list-item>
                        <text:list-item>
                          <text:p text:style-name="P6">Permission [name:(gov)(registrant)(ER)(help-desk)][rights:read,update][default:0]</text:p>
                        </text:list-item>
                        <text:list-item>
                          <text:p text:style-name="P6">UI[prompt: Judge your Experience][title:Experience] [type:radio]</text:p>
                          <text:list>
                            <text:list-item>
                              <text:p text:style-name="P6">Option [name:Undefined][value:0]</text:p>
                            </text:list-item>
                            <text:list-item>
                              <text:p text:style-name="P6">Option [name:First Timer][value:1]</text:p>
                            </text:list-item>
                            <text:list-item>
                              <text:p text:style-name="P6">Option [name:Successful Nomination][value:2]</text:p>
                            </text:list-item>
                            <text:list-item>
                              <text:p text:style-name="P6">Option [name:Successful Project][value:3]</text:p>
                            </text:list-item>
                            <text:list-item>
                              <text:p text:style-name="P6">Option [name:Portfolio of Projects][value:4]</text:p>
                            </text:list-item>
                            <text:list-item>
                              <text:p text:style-name="P6">Sample [sample:Successful Nomination]</text:p>
                            </text:list-item>
                          </text:list>
                        </text:list-item>
                        <text:list-item>
                          <text:p text:style-name="P6">Instruction [text: Your expertise is important with regards to filling out applicaitons.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6">Column [type:character][size:256][format:A-Z,a-z,0-9]</text:p>
                        </text:list-item>
                      </text:list>
                      <text:p text:style-name="P6"/>
                    </text:list-item>
                    <text:list-item>
                      <text:p text:style-name="P6">Control [name:exp_expertise] <text:s/>[visible: true] [width:25][height:1][showon:create,update,read]</text:p>
                      <text:list>
                        <text:list-item>
                          <text:p text:style-name="P6">[definition: List of expertise options]</text:p>
                        </text:list-item>
                        <text:list-item>
                          <text:p text:style-name="P23">Permission [name:(public)(account)][rights:create,read,update]</text:p>
                        </text:list-item>
                        <text:list-item>
                          <text:p text:style-name="P23">Permission [name:(public)(registrant)][rights:read,update]</text:p>
                        </text:list-item>
                        <text:list-item>
                          <text:p text:style-name="P23">Permission [name:(public)(registrant)(NRHP)] [rights: read,update] </text:p>
                        </text:list-item>
                        <text:list-item>
                          <text:p text:style-name="P23">Permission [name:(public)(registrant)(ER)] [rights: read,update] </text:p>
                        </text:list-item>
                        <text:list-item>
                          <text:p text:style-name="P6">Permission [name:(public)(registrant)(NRHP)(editor)][rights:read,update][default:0]</text:p>
                        </text:list-item>
                        <text:list-item>
                          <text:p text:style-name="P23">Permission [name:(public)(registrant)(NRHP)(editor-proxy)][rights:read,update][default:0]</text:p>
                        </text:list-item>
                        <text:list-item>
                          <text:p text:style-name="P23"/>
                        </text:list-item>
                        <text:list-item>
                          <text:p text:style-name="P23">Permission [name:(gov)(account)][rights:create,read,update]</text:p>
                        </text:list-item>
                        <text:list-item>
                          <text:p text:style-name="P23">Permission [name:(gov)(registrant)][rights:read,update]</text:p>
                        </text:list-item>
                        <text:list-item>
                          <text:p text:style-name="P22">Permission [name:(gov)(registrant)(NRHP)][rights:read,update]</text:p>
                        </text:list-item>
                        <text:list-item>
                          <text:p text:style-name="P22">Permission [name:(gov)(registrant)(ER)][rights:read,update]</text:p>
                        </text:list-item>
                        <text:list-item>
                          <text:p text:style-name="P6">Permission [name:(gov)(registrant)(NRHP)(reviewer)][rights:read,update][default:0]</text:p>
                        </text:list-item>
                        <text:list-item>
                          <text:p text:style-name="P6">Permission [name:(gov)(registrant)(NRHP)(approver)][rights:read,update][default:0]</text:p>
                        </text:list-item>
                        <text:list-item>
                          <text:p text:style-name="P6">Permission [name:(gov)(registrant)(NRHP)(manager)][rights:read,update][default:0]</text:p>
                        </text:list-item>
                        <text:list-item>
                          <text:p text:style-name="P6">Permission [name:(gov)(registrant)(NRHP)(help-desk)][rights:create,read,update][default:0]</text:p>
                        </text:list-item>
                        <text:list-item>
                          <text:p text:style-name="P6">Permission [name:(gov)(registrant)(ER)(editor)][rights:read,update][default:0]</text:p>
                        </text:list-item>
                        <text:list-item>
                          <text:p text:style-name="P6">Permission [name:(gov)(registrant)(ER)(editor-proxy)][rights:read,update][default:0]</text:p>
                        </text:list-item>
                        <text:list-item>
                          <text:p text:style-name="P6">Permission [name:(gov)(registrant)(ER)(reviewer)][rights:read,update][default:0]</text:p>
                        </text:list-item>
                        <text:list-item>
                          <text:p text:style-name="P6">Permission [name:(gov)(registrant)(ER)(approver)][rights:read,update][default:0]</text:p>
                        </text:list-item>
                        <text:list-item>
                          <text:p text:style-name="P6">Permission [name:(gov)(registrant)(ER)(manager)][rights:read,update][default:0]</text:p>
                        </text:list-item>
                        <text:list-item>
                          <text:p text:style-name="P6">Permission [name:(gov)(registrant)(ER)(help-desk)][rights:read,update][default:0]</text:p>
                        </text:list-item>
                        <text:list-item>
                          <text:p text:style-name="P6">UI[prompt: Judge your Expertise][title:Expertise] [type:radio]</text:p>
                          <text:list>
                            <text:list-item>
                              <text:p text:style-name="P6">Option [name:Undefined][value:0]</text:p>
                            </text:list-item>
                            <text:list-item>
                              <text:p text:style-name="P6">Option [name:No Training][value:1]</text:p>
                            </text:list-item>
                            <text:list-item>
                              <text:p text:style-name="P6">Option [name:Related Training][value:2]</text:p>
                            </text:list-item>
                            <text:list-item>
                              <text:p text:style-name="P6">Option [name:Professional Training][value:3]</text:p>
                            </text:list-item>
                            <text:list-item>
                              <text:p text:style-name="P6">Option [name:Advanced Training][value:4]</text:p>
                            </text:list-item>
                            <text:list-item>
                              <text:p text:style-name="P6">Sample [sample:Novice]</text:p>
                            </text:list-item>
                          </text:list>
                        </text:list-item>
                        <text:list-item>
                          <text:p text:style-name="P6">Instruction [text: Your experience is important with regards to filling out applicaitons]</text:p>
                        </text:list-item>
                        <text:list-item>
                          <text:p text:style-name="P6"><text:soft-page-break/>Validation [type: character][required:true][validate:yes]</text:p>
                        </text:list-item>
                        <text:list-item>
                          <text:p text:style-name="P6">Column [type:character][size:256][format:A-Z,a-z,0-9]</text:p>
                        </text:list-item>
                      </text:list>
                      <text:p text:style-name="P6"/>
                    </text:list-item>
                    <text:list-item>
                      <text:p text:style-name="P6">Control [name:exp_status] <text:s/>[visible: true] [width:25][height:1][showon:update,read]</text:p>
                      <text:list>
                        <text:list-item>
                          <text:p text:style-name="P6">[definition: List of Access]</text:p>
                        </text:list-item>
                        <text:list-item>
                          <text:p text:style-name="P23"/>
                        </text:list-item>
                        <text:list-item>
                          <text:p text:style-name="P23">Permission [name:(gov)(account)][rights:read,update]</text:p>
                        </text:list-item>
                        <text:list-item>
                          <text:p text:style-name="P23">Permission [name:(gov)(registrant)][rights:read,update]</text:p>
                        </text:list-item>
                        <text:list-item>
                          <text:p text:style-name="P22">Permission [name:(gov)(registrant)(NRHP)][rights:read,update]</text:p>
                        </text:list-item>
                        <text:list-item>
                          <text:p text:style-name="P22">Permission [name:(gov)(registrant)(ER)][rights:read,update]</text:p>
                        </text:list-item>
                        <text:list-item>
                          <text:p text:style-name="P6">Permission [name:(public)(registrant)(NRHP)(editor)][rights:read][default:0]</text:p>
                        </text:list-item>
                        <text:list-item>
                          <text:p text:style-name="P6">Permission [name:(public)(registrant)(NRHP)(editor-proxy)][rights:read][default:0]</text:p>
                        </text:list-item>
                        <text:list-item>
                          <text:p text:style-name="P6">Permission [name:(gov)(registrant)(NRHP)(reviewer)][rights:read][default:0]</text:p>
                        </text:list-item>
                        <text:list-item>
                          <text:p text:style-name="P6">Permission [name:(gov)(registrant)(NRHP)(approver)][rights:read][default:0]</text:p>
                        </text:list-item>
                        <text:list-item>
                          <text:p text:style-name="P6">Permission [name:(gov)(registrant)(NRHP)(manager)][rights:read,update][default:0]</text:p>
                        </text:list-item>
                        <text:list-item>
                          <text:p text:style-name="P6">Permission [name:(gov)(registrant)(NRHP)(help-desk)][rights:read][default:0]</text:p>
                        </text:list-item>
                        <text:list-item>
                          <text:p text:style-name="P6">Permission [name:(gov)(registrant)(ER)(editor)][rights:read][default:0]</text:p>
                        </text:list-item>
                        <text:list-item>
                          <text:p text:style-name="P6">Permission [name:(gov)(registrant)(ER)(editor-proxy)][rights:read][default:0]</text:p>
                        </text:list-item>
                        <text:list-item>
                          <text:p text:style-name="P6">Permission [name:(gov)(registrant)(ER)(reviewer)][rights:read][default:0]</text:p>
                        </text:list-item>
                        <text:list-item>
                          <text:p text:style-name="P6">Permission [name:(gov)(registrant)(ER)(approver)][rights:read][default:0]</text:p>
                        </text:list-item>
                        <text:list-item>
                          <text:p text:style-name="P6">Permission [name:(gov)(registrant)(ER)(manager)][rights:read,update][default:0]</text:p>
                        </text:list-item>
                        <text:list-item>
                          <text:p text:style-name="P6">Permission [name:(gov)(registrant)(ER)(help-desk)][rights:read][default:0]</text:p>
                        </text:list-item>
                        <text:list-item>
                          <text:p text:style-name="P6">UI[prompt: Assign Access Level][title:Access Level] [type:radio]</text:p>
                          <text:list>
                            <text:list-item>
                              <text:p text:style-name="P6">Option [name:Undefined][value:0]</text:p>
                            </text:list-item>
                            <text:list-item>
                              <text:p text:style-name="P6">Option [name:Novice][value:1]</text:p>
                            </text:list-item>
                            <text:list-item>
                              <text:p text:style-name="P6">Option [name:Apprentice][value:2]</text:p>
                            </text:list-item>
                            <text:list-item>
                              <text:p text:style-name="P6">Option [name:Professional][value:3]</text:p>
                            </text:list-item>
                            <text:list-item>
                              <text:p text:style-name="P6">Option [name:Advanced Professional][value:4]</text:p>
                            </text:list-item>
                          </text:list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6">Column [type:character][size:256][format:A-Z,a-z,0-9]</text:p>
                        </text:list-item>
                        <text:list-item>
                          <text:p text:style-name="P6">Instruction [text: Access level granted by SHPO.]</text:p>
                        </text:list-item>
                      </text:list>
                    </text:list-item>
                    <text:list-item>
                      <text:p text:style-name="P6">Control [name:exp_insertdate] [type:control][visible:true][showon:read,update]</text:p>
                      <text:list>
                        <text:list-item>
                          <text:p text:style-name="P6">[definition: Date and time <text:s/>submitted]</text:p>
                        </text:list-item>
                        <text:list-item>
                          <text:p text:style-name="P23">Permission [name:(public)(account)][rights:read]</text:p>
                        </text:list-item>
                        <text:list-item>
                          <text:p text:style-name="P23">Permission [name:(public)(registrant)][rights:read]</text:p>
                        </text:list-item>
                        <text:list-item>
                          <text:p text:style-name="P23">Permission [name:(public)(registrant)(NRHP)] [rights:read] </text:p>
                        </text:list-item>
                        <text:list-item>
                          <text:p text:style-name="P23">Permission [name:(public)(registrant)(ER)] [rights: read] </text:p>
                        </text:list-item>
                        <text:list-item>
                          <text:p text:style-name="P6">Permission [name:(public)(registrant)(NRHP)(editor)][rights:read]</text:p>
                        </text:list-item>
                        <text:list-item>
                          <text:p text:style-name="P23">Permission [name:(public)(registrant)(NRHP)(editor-proxy)][rights:read]</text:p>
                        </text:list-item>
                        <text:list-item>
                          <text:p text:style-name="P23"/>
                        </text:list-item>
                        <text:list-item>
                          <text:p text:style-name="P23">Permission [name:(gov)(account)][rights:read]</text:p>
                        </text:list-item>
                        <text:list-item>
                          <text:p text:style-name="P23">Permission [name:(gov)(registrant)][rights:read]</text:p>
                        </text:list-item>
                        <text:list-item>
                          <text:p text:style-name="P22">Permission [name:(gov)(registrant)(NRHP)][rights:read]</text:p>
                        </text:list-item>
                        <text:list-item>
                          <text:p text:style-name="P22">Permission [name:(gov)(registrant)(ER)][rights:read]</text:p>
                        </text:list-item>
                        <text:list-item>
                          <text:p text:style-name="P6"/>
                        </text:list-item>
                        <text:list-item>
                          <text:p text:style-name="P6">Permission [name:(gov)(registrant)(NRHP)(reviewer)][rights:read]</text:p>
                        </text:list-item>
                        <text:list-item>
                          <text:p text:style-name="P6">Permission [name:(gov)(registrant)(NRHP)(approver)][rights:read]</text:p>
                        </text:list-item>
                        <text:list-item>
                          <text:p text:style-name="P6">Permission [name:(gov)(registrant)(NRHP)(manager)][rights:read]</text:p>
                        </text:list-item>
                        <text:list-item>
                          <text:p text:style-name="P6">Permission [name:(gov)(registrant)(NRHP)(help-desk)][rights:read]</text:p>
                        </text:list-item>
                        <text:list-item>
                          <text:p text:style-name="P6">Permission [name:(gov)(registrant)(ER)(editor)][rights:read]</text:p>
                        </text:list-item>
                        <text:list-item>
                          <text:p text:style-name="P6">Permission [name:(gov)(registrant)(ER)(editor-proxy)][rights:read]</text:p>
                        </text:list-item>
                        <text:list-item>
                          <text:p text:style-name="P6">Permission [name:(gov)(registrant)(ER)(reviewer)][rights:read]</text:p>
                        </text:list-item>
                        <text:list-item>
                          <text:p text:style-name="P6">Permission [name:(gov)(registrant)(ER)(approver)][rights:read ]</text:p>
                        </text:list-item>
                        <text:list-item>
                          <text:p text:style-name="P6">Permission [name:(gov)(registrant)(ER)(manager)][rights:read 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Column [type:datetime][size:8][format:NNNNNNNNNN]</text:p>
                        </text:list-item>
                        <text:list-item>
                          <text:p text:style-name="P6">UI [prompt:Creation Date][title:Creation Date][type:label][format:NNNNNNNNNN]</text:p>
                          <text:list>
                            <text:list-item>
                              <text:p text:style-name="P6">Sample [sample:10/30/2011]</text:p>
                            </text:list-item>
                          </text:list>
                        </text:list-item>
                        <text:list-item>
                          <text:p text:style-name="P6">Validation [type: numeric][validate:true]</text:p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Table [title:Forgot My Password] [name:<text:span text:style-name="T48">Forgot-My-Password</text:span>] [type:table][limit:100000][minimum:0]</text:p>
              <text:list>
                <text:list-item>
                  <text:p text:style-name="P6">Definition [text: Password requests stores requests, along with when the request was submitted and by whom.]</text:p>
                </text:list-item>
                <text:list-item>
                  <text:p text:style-name="P6">[description:Password_Requiests]</text:p>
                  <text:p text:style-name="P6"/>
                </text:list-item>
                <text:list-item>
                  <text:p text:style-name="P6">Control [name:pr_name] <text:s/>[visible: true] [width:100][height:1][showon:create]</text:p>
                  <text:list>
                    <text:list-item>
                      <text:p text:style-name="P6">[definition: the user name]</text:p>
                    </text:list-item>
                    <text:list-item>
                      <text:p text:style-name="P6">Permission [name:(public)(guest)][rights:create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/>
                    </text:list-item>
                    <text:list-item>
                      <text:p text:style-name="P6">UI[prompt: Your Email Address][title:Email] [type:textbox]</text:p>
                      <text:list>
                        <text:list-item>
                          <text:p text:style-name="P6">Sample [sample:smithj@yahoo.com]</text:p>
                        </text:list-item>
                      </text:list>
                    </text:list-item>
                    <text:list-item>
                      <text:p text:style-name="P6">Instruction [text: Email Address name@yahoo.com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6">Control [name:pr_insertdate] [type:control][visible:true][showon:read,update]</text:p>
                  <text:list>
                    <text:list-item>
                      <text:p text:style-name="P6">[definition: Date and time <text:s/>comment was submitted]</text:p>
                    </text:list-item>
                    <text:list-item>
                      <text:p text:style-name="P6">Permission [name:(public)(guest)][rights:create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/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10/30/2011]</text:p>
                        </text:list-item>
                      </text:list>
                    </text:list-item>
                    <text:list-item>
                      <text:p text:style-name="P6">Validation [type: numeric][validate:true]</text:p>
                      <text:p text:style-name="P6"/>
                    </text:list-item>
                  </text:list>
                </text:list-item>
              </text:list>
            </text:list-item>
            <text:list-item>
              <text:p text:style-name="P6">Table [title:Please Login] [name: <text:span text:style-name="T17">Logins</text:span>] [type: sproc][minimum:0][limit:100000]</text:p>
              <text:list>
                <text:list-item>
                  <text:p text:style-name="P6">Definition [text: this is a sproc for handling logins. <text:s/>Actual data is not stored.]</text:p>
                </text:list-item>
                <text:list-item>
                  <text:p text:style-name="P6">[description:HelpDesk Login_Requests]</text:p>
                  <text:p text:style-name="P6"/>
                </text:list-item>
                <text:list-item>
                  <text:p text:style-name="P6">Control [name:lr_email] <text:s/>[visible: true] [width:100][height:1][showon:create,read]</text:p>
                  <text:list>
                    <text:list-item>
                      <text:p text:style-name="P6">[definition: the users email]</text:p>
                    </text:list-item>
                    <text:list-item>
                      <text:p text:style-name="P6">Permission [name:(public)(guest)][rights:create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gov)(registrant)(NRHP)(help-desk)][rights:create]</text:p>
                    </text:list-item>
                    <text:list-item>
                      <text:p text:style-name="P6">Permission [name:(gov)(registrant)(ER)(help-desk)][rights:create]</text:p>
                    </text:list-item>
                    <text:list-item>
                      <text:p text:style-name="P6">UI[prompt: Your Email][title:Email] [type:textbox]</text:p>
                      <text:list>
                        <text:list-item>
                          <text:p text:style-name="P6">Sample [sample:smithj@yahoo.com]</text:p>
                        </text:list-item>
                      </text:list>
                    </text:list-item>
                    <text:list-item>
                      <text:p text:style-name="P6">Instruction [text: Email Address name@yahoo.com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AAAAAAAA]</text:p>
                      <text:p text:style-name="P6"/>
                    </text:list-item>
                  </text:list>
                </text:list-item>
                <text:list-item>
                  <text:p text:style-name="P6">Control [name:lr_password] <text:s/>[visible: true] [width:25][height:1][showon:create]</text:p>
                  <text:list>
                    <text:list-item>
                      <text:p text:style-name="P6">[definition: the password]</text:p>
                    </text:list-item>
                    <text:list-item>
                      <text:p text:style-name="P6">Permission [name:(public)(guest)][rights:create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gov)(registrant)(NRHP)(help-desk)][rights:create]</text:p>
                    </text:list-item>
                    <text:list-item>
                      <text:p text:style-name="P6">Permission [name:(gov)(registrant)(ER)(help-desk)][rights:create]</text:p>
                    </text:list-item>
                    <text:list-item>
                      <text:p text:style-name="P6">UI[prompt: Password][title:Password] [type:textbox]</text:p>
                      <text:list>
                        <text:list-item>
                          <text:p text:style-name="P6">Sample[sample:**********]</text:p>
                        </text:list-item>
                      </text:list>
                    </text:list-item>
                    <text:list-item>
                      <text:p text:style-name="P6">Instruction [text: Your Password (this should never appear anywhere)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10][format:AAAAAAAAAA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126">Originating Member Identity</text:span><text:span text:style-name="T125"> </text:span><text:span text:style-name="T1">] [type:control][visible:true][showon:read,update]</text:span></text:p>
                  <text:list>
                    <text:list-item>
                      <text:p text:style-name="P6">[definition: ]</text:p>
                    </text:list-item>
                    <text:list-item>
                      <text:p text:style-name="P6">Column [type:integer][size:10][format:NNNNNNNNNN]</text:p>
                    </text:list-item>
                    <text:list-item>
                      <text:p text:style-name="P6">UI [prompt:Originator][title:Originator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126">Creation Date and Time</text:span><text:span text:style-name="T125"> </text:span><text:span text:style-name="T1">] [type:control][visible:true][showon:read, update]</text:span></text:p>
                  <text:list>
                    <text:list-item>
                      <text:p text:style-name="P6">[definition: date record was create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datetime][validate:true]</text:p>
                    </text:list-item>
                  </text:list>
                </text:list-item>
              </text:list>
            </text:list-item>
            <text:list-item>
              <text:p text:style-name="P6">Table [title:] [name:<text:span text:style-name="T63"> Reviewer-Login-Re</text:span><text:span text:style-name="T17">quests</text:span>] [type: sproc][table:Login-Requests]</text:p>
              <text:list>
                <text:list-item>
                  <text:p text:style-name="P6">Definition [text: this is a sproc for handling logins. <text:s/>Actual data is not stored.]</text:p>
                </text:list-item>
                <text:list-item>
                  <text:p text:style-name="P6">[description:HelpDesk Login_Requests]</text:p>
                  <text:p text:style-name="P6"/>
                </text:list-item>
                <text:list-item>
                  <text:p text:style-name="P6">Control [name:rev_email] <text:s/>[visible: true] [width:100][height:1][showon:create,update,read]</text:p>
                  <text:list>
                    <text:list-item>
                      <text:p text:style-name="P6">[definition: the users email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gov)(registrant)(NRHP)(help-desk)][rights:create]</text:p>
                    </text:list-item>
                    <text:list-item>
                      <text:p text:style-name="P6">Permission [name:(gov)(registrant)(ER)(help-desk)][rights:create]</text:p>
                    </text:list-item>
                    <text:list-item>
                      <text:p text:style-name="P6">UI[prompt: Your Email][title:Email] [type:textbox]</text:p>
                      <text:list>
                        <text:list-item>
                          <text:p text:style-name="P6">Sample [sample:smithj@yahoo.com]</text:p>
                        </text:list-item>
                      </text:list>
                    </text:list-item>
                    <text:list-item>
                      <text:p text:style-name="P6">Instruction [text: Email Address name@yahoo.com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AAAAAAAA]</text:p>
                      <text:p text:style-name="P6"/>
                    </text:list-item>
                  </text:list>
                </text:list-item>
                <text:list-item>
                  <text:p text:style-name="P6">Control [name:rev_email_helpdesk] <text:s/>[visible: true] [width:100][height:1][showon:create,update,read]</text:p>
                  <text:list>
                    <text:list-item>
                      <text:p text:style-name="P6">[definition: the help desk email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gov)(registrant)(NRHP)(help-desk)][rights:create]</text:p>
                    </text:list-item>
                    <text:list-item>
                      <text:p text:style-name="P6">Permission [name:(gov)(registrant)(ER)(help-desk)][rights:create]</text:p>
                    </text:list-item>
                    <text:list-item>
                      <text:p text:style-name="P6">UI[prompt: Email address of the person you are helping][title:Helped Email] [type:textbox]</text:p>
                      <text:list>
                        <text:list-item>
                          <text:p text:style-name="P6">Sample [sample:helperJ@michigan.gov]</text:p>
                        </text:list-item>
                      </text:list>
                    </text:list-item>
                    <text:list-item>
                      <text:p text:style-name="P6">Instruction [text: Email Address name@michigan.gov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AAAAAAAA]</text:p>
                      <text:p text:style-name="P6"/>
                    </text:list-item>
                  </text:list>
                </text:list-item>
                <text:list-item>
                  <text:p text:style-name="P6">Control [name:rev_password] <text:s/>[visible: true] [width:25][height:1][showon:create]</text:p>
                  <text:list>
                    <text:list-item>
                      <text:p text:style-name="P6">[definition: the password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gov)(registrant)(NRHP)(help-desk)][rights:create]</text:p>
                    </text:list-item>
                    <text:list-item>
                      <text:p text:style-name="P6">Permission [name:(gov)(registrant)(ER)(help-desk)][rights:create]</text:p>
                    </text:list-item>
                    <text:list-item>
                      <text:p text:style-name="P6">UI[prompt: Password][title:Password] [type:textbox]</text:p>
                      <text:list>
                        <text:list-item>
                          <text:p text:style-name="P6">Sample[sample:**********]</text:p>
                        </text:list-item>
                      </text:list>
                    </text:list-item>
                    <text:list-item>
                      <text:p text:style-name="P6">Instruction [text: Your Password (this should never appear anywhere)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10][format:AAAAAAAAAA]</text:p>
                    </text:list-item>
                  </text:list>
                </text:list-item>
                <text:list-item>
                  <text:p text:style-name="P6">Control [name:rev_insertdate] [type:control][visible:true][showon:read,update]</text:p>
                  <text:list>
                    <text:list-item>
                      <text:p text:style-name="P6">[definition: Date and time <text:s/>comment was submitted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public)(registrant)][rights:read]</text:p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10/30/2011]</text:p>
                        </text:list-item>
                      </text:list>
                      <text:p text:style-name="P6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6">Table [title:] [name: <text:span text:style-name="T17">HelpDesk-Login-Requests</text:span>] [type: sproc]</text:p>
              <text:list>
                <text:list-item>
                  <text:p text:style-name="P6">Definition [text: this is a sproc for handling logins. <text:s/>Actual data is not stored.]</text:p>
                </text:list-item>
                <text:list-item>
                  <text:p text:style-name="P6">[description:HelpDesk Login_Requests]</text:p>
                  <text:p text:style-name="P6"/>
                </text:list-item>
                <text:list-item>
                  <text:p text:style-name="P6">Control [name:hlr_email] <text:s/>[visible: true] [width:100][height:1][showon:create,update,read]</text:p>
                  <text:list>
                    <text:list-item>
                      <text:p text:style-name="P6">[definition: the users email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gov)(registrant)(NRHP)(help-desk)][rights:create]</text:p>
                    </text:list-item>
                    <text:list-item>
                      <text:p text:style-name="P6">Permission [name:(gov)(registrant)(ER)(help-desk)][rights:create]</text:p>
                    </text:list-item>
                    <text:list-item>
                      <text:p text:style-name="P6">UI[prompt: Your Email][title:Email] [type:textbox]</text:p>
                      <text:list>
                        <text:list-item>
                          <text:p text:style-name="P6">Sample [sample:smithj@yahoo.com]</text:p>
                        </text:list-item>
                      </text:list>
                    </text:list-item>
                    <text:list-item>
                      <text:p text:style-name="P6">Instruction [text: Email Address name@yahoo.com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AAAAAAAA]</text:p>
                      <text:p text:style-name="P6"/>
                    </text:list-item>
                  </text:list>
                </text:list-item>
                <text:list-item>
                  <text:p text:style-name="P6">Control [name:hlr_email_helpdesk] <text:s/>[visible: true] [width:100][height:1][showon:create,update,read]</text:p>
                  <text:list>
                    <text:list-item>
                      <text:p text:style-name="P6">[definition: the help desk email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gov)(registrant)(NRHP)(help-desk)][rights:create]</text:p>
                    </text:list-item>
                    <text:list-item>
                      <text:p text:style-name="P6">Permission [name:(gov)(registrant)(ER)(help-desk)][rights:create]</text:p>
                    </text:list-item>
                    <text:list-item>
                      <text:p text:style-name="P6">UI[prompt: Email from person you are helping][title:Helped Email] [type:textbox]</text:p>
                      <text:list>
                        <text:list-item>
                          <text:p text:style-name="P6">Sample [sample:helperJ@michigan.gov]</text:p>
                        </text:list-item>
                      </text:list>
                    </text:list-item>
                    <text:list-item>
                      <text:p text:style-name="P6">Instruction [text: Email Address name@michigan.gov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AAAAAAAA]</text:p>
                      <text:p text:style-name="P6"/>
                    </text:list-item>
                  </text:list>
                </text:list-item>
                <text:list-item>
                  <text:p text:style-name="P6">Control [name:hlr_password] <text:s/>[visible: true] [width:25][height:1][showon:create]</text:p>
                  <text:list>
                    <text:list-item>
                      <text:p text:style-name="P6">[definition: the password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gov)(registrant)(NRHP)(help-desk)][rights:create]</text:p>
                    </text:list-item>
                    <text:list-item>
                      <text:p text:style-name="P6">Permission [name:(gov)(registrant)(ER)(help-desk)][rights:create]</text:p>
                    </text:list-item>
                    <text:list-item>
                      <text:p text:style-name="P6">UI[prompt: Password][title:Password] [type:textbox]</text:p>
                      <text:list>
                        <text:list-item>
                          <text:p text:style-name="P6">Sample[sample:**********]</text:p>
                        </text:list-item>
                      </text:list>
                    </text:list-item>
                    <text:list-item>
                      <text:p text:style-name="P6">Instruction [text: Your Password (this should never appear anywhere)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10][format:AAAAAAAAAA]</text:p>
                    </text:list-item>
                  </text:list>
                </text:list-item>
                <text:list-item>
                  <text:p text:style-name="P6">Control [name:hlr_insertdate] [type:control][visible:true][showon:read,update]</text:p>
                  <text:list>
                    <text:list-item>
                      <text:p text:style-name="P6">[definition: Date and time <text:s/>comment was submitted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public)(registrant)][rights:read]</text:p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10/30/2011]</text:p>
                        </text:list-item>
                      </text:list>
                    </text:list-item>
                    <text:list-item>
                      <text:p text:style-name="P6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</text:span><text:span text:style-name="T41">ChangeHistory</text:span><text:span text:style-name="T1">] [name: </text:span><text:span text:style-name="T41">Change-History</text:span><text:span text:style-name="T1">] [relationship:one][limit:1][type:table]</text:span></text:p>
              <text:list>
                <text:list-item>
                  <text:p text:style-name="P6">[description:EditTracker]</text:p>
                  <text:p text:style-name="P6"/>
                </text:list-item>
                <text:list-item>
                  <text:p text:style-name="P6">Control [name:et_no] [type:control][visible:false]</text:p>
                  <text:list>
                    <text:list-item>
                      <text:p text:style-name="P6">[definition: Primary Key is a]</text:p>
                    </text:list-item>
                    <text:list-item>
                      <text:p text:style-name="P6">Permission [name:(public)(guest)][rights:create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public)(registrant)][rights:create,read]</text:p>
                    </text:list-item>
                    <text:list-item>
                      <text:p text:style-name="P6">Permission [name:(gov)(registrant)][rights:create,read]</text:p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Column [type:numeric][size:10][pk:yes][format:NNNNNNNNNN]</text:p>
                    </text:list-item>
                    <text:list-item>
                      <text:p text:style-name="P6">UI [prompt:Primary Key][title:Primary Key][type:hidden][format:NNNNNNNNNN]</text:p>
                    </text:list-item>
                    <text:list-item>
                      <text:p text:style-name="P6">Validation [type: numeric][validate: ]</text:p>
                    </text:list-item>
                    <text:list-item>
                      <text:p text:style-name="P6">Instruction [text: ]</text:p>
                      <text:p text:style-name="P6"/>
                    </text:list-item>
                  </text:list>
                </text:list-item>
                <text:list-item>
                  <text:p text:style-name="P6">Control [name:et_src_no] [type:control][width:25][visible:false]</text:p>
                  <text:list>
                    <text:list-item>
                      <text:p text:style-name="P6">[definition: key value for the record that was changed]</text:p>
                    </text:list-item>
                    <text:list-item>
                      <text:p text:style-name="P6">Permission [name:(public)(guest)][rights:create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public)(registrant)][rights:create,read]</text:p>
                    </text:list-item>
                    <text:list-item>
                      <text:p text:style-name="P6">Permission [name:(gov)(registrant)][rights:create,read]</text:p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Column [type:numeric][size:10][fk:yes][format:NNNNNNNNNN]</text:p>
                    </text:list-item>
                    <text:list-item>
                      <text:p text:style-name="P6">UI [prompt:Record Number][title:Record Number][type:hidden][format:NNNNNNNNNN]</text:p>
                    </text:list-item>
                    <text:list-item>
                      <text:p text:style-name="P6">Validation [type: numeric][validate:]</text:p>
                    </text:list-item>
                    <text:list-item>
                      <text:p text:style-name="P6">Instruction [text: ]</text:p>
                      <text:p text:style-name="P6"/>
                    </text:list-item>
                  </text:list>
                </text:list-item>
                <text:list-item>
                  <text:p text:style-name="P6">Control [name:et_src_column] <text:s/>[visible: true] [width:25][height:1][showon:read]</text:p>
                  <text:list>
                    <text:list-item>
                      <text:p text:style-name="P6">[definition: Source column name, origin of the change.]</text:p>
                    </text:list-item>
                    <text:list-item>
                      <text:p text:style-name="P6">Permission [name:(public)(guest)][rights:create][default:0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public)(registrant)][rights:create,read][default:0]</text:p>
                    </text:list-item>
                    <text:list-item>
                      <text:p text:style-name="P6">Permission [name:(gov)(registrant)][rights:create,read][default:0]</text:p>
                    </text:list-item>
                    <text:list-item>
                      <text:p text:style-name="P6">Permission [name:(gov)(registrant)(NRHP)(help-desk)][rights:read][default:0]</text:p>
                    </text:list-item>
                    <text:list-item>
                      <text:p text:style-name="P6">Permission [name:(gov)(registrant)(ER)(help-desk)][rights:read][default:0]</text:p>
                    </text:list-item>
                    <text:list-item>
                      <text:p text:style-name="P6">UI[prompt: Source Column Name][title:Source Column Name] [type: <text:span text:style-name="T48">text</text:span>]</text:p>
                      <text:list>
                        <text:list-item>
                          <text:p text:style-name="P6">Sample [sample: ma_street]</text:p>
                        </text:list-item>
                      </text:list>
                    </text:list-item>
                    <text:list-item>
                      <text:p text:style-name="P6">Instruction [text: ]</text:p>
                    </text:list-item>
                    <text:list-item>
                      <text:p text:style-name="P6">Validation [type: character][required:true][validate:no]</text:p>
                    </text:list-item>
                    <text:list-item>
                      <text:p text:style-name="P6">Column [type:character][size:256][format:]</text:p>
                      <text:p text:style-name="P6"/>
                    </text:list-item>
                  </text:list>
                </text:list-item>
                <text:list-item>
                  <text:p text:style-name="P6">Control [name: et_src_table] <text:s/>[visible: true] [width:25][height:1][showon:read]</text:p>
                  <text:list>
                    <text:list-item>
                      <text:p text:style-name="P6">[definition: Source table name for the change]</text:p>
                    </text:list-item>
                    <text:list-item>
                      <text:p text:style-name="P6">Permission [name:(public)(guest)][rights:create][default:0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public)(registrant)][rights:create,read][default:0]</text:p>
                    </text:list-item>
                    <text:list-item>
                      <text:p text:style-name="P6">Permission [name:(gov)(registrant)][rights:create,read][default:0]</text:p>
                    </text:list-item>
                    <text:list-item>
                      <text:p text:style-name="P6">Permission [name:(gov)(registrant)(NRHP)(help-desk)][rights:read][default:0]</text:p>
                    </text:list-item>
                    <text:list-item>
                      <text:p text:style-name="P6">Permission [name:(gov)(registrant)(ER)(help-desk)][rights:read][default:0]</text:p>
                    </text:list-item>
                    <text:list-item>
                      <text:p text:style-name="P6">UI[prompt: Source table name ][title:Source table] [type: <text:span text:style-name="T48">text</text:span>]</text:p>
                      <text:list>
                        <text:list-item>
                          <text:p text:style-name="P6">Sample [sample: 1]</text:p>
                        </text:list-item>
                      </text:list>
                    </text:list-item>
                    <text:list-item>
                      <text:p text:style-name="P6">Instruction [text: ]</text:p>
                    </text:list-item>
                    <text:list-item>
                      <text:p text:style-name="P6">Validation [type: character][required:true][validate:no]</text:p>
                    </text:list-item>
                    <text:list-item>
                      <text:p text:style-name="P6">Column [type:character][size:256][format:]</text:p>
                      <text:p text:style-name="P6"/>
                    </text:list-item>
                  </text:list>
                </text:list-item>
                <text:list-item>
                  <text:p text:style-name="P6">Control [name:et_chg_date] [visible:true]</text:p>
                  <text:list>
                    <text:list-item>
                      <text:p text:style-name="P6">[definition: Insert date is the date and time the record was inserted ]</text:p>
                    </text:list-item>
                    <text:list-item>
                      <text:p text:style-name="P6">Permission [name:(public)(guest)][rights:create][default: Get-Today-Date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public)(registrant)][rights:create,read][default: Get-Today-Date]</text:p>
                    </text:list-item>
                    <text:list-item>
                      <text:p text:style-name="P6">Permission [name:(gov)(registrant)][rights:create,read][default: Get-Today-Date]</text:p>
                    </text:list-item>
                    <text:list-item>
                      <text:p text:style-name="P6">Permission [name:(gov)(registrant)(NRHP)(help-desk)][rights:read][default: Get-Today-Date]</text:p>
                    </text:list-item>
                    <text:list-item>
                      <text:p text:style-name="P6">Permission [name:(gov)(registrant)(ER)(help-desk)][rights:read][default: Get-Today-Date]</text:p>
                    </text:list-item>
                    <text:list-item>
                      <text:p text:style-name="P6">Column [type: datetime][size:8][format: ]</text:p>
                    </text:list-item>
                    <text:list-item>
                      <text:p text:style-name="P6">UI [prompt:Change<text:span text:style-name="T19"> Date</text:span>][title:Change Date][type:][format:YYYY/MM/DD:HH:MM:SS]</text:p>
                    </text:list-item>
                    <text:list-item>
                      <text:p text:style-name="P6">Validation [type: datetime][validate:false]</text:p>
                    </text:list-item>
                    <text:list-item>
                      <text:p text:style-name="P6">Instruction [text: <text:s/>]</text:p>
                      <text:p text:style-name="P6"/>
                    </text:list-item>
                  </text:list>
                </text:list-item>
                <text:list-item>
                  <text:p text:style-name="P6">Control [name:et_edtiorno] [type:control][visible:false]</text:p>
                  <text:list>
                    <text:list-item>
                      <text:p text:style-name="P6">[definition: Registrant number of the person making the change]</text:p>
                    </text:list-item>
                    <text:list-item>
                      <text:p text:style-name="P6">Permission [name:(public)(guest)][rights:create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5"><text:span text:style-name="T1">Permission [name:(public)(registrant)][rights:create,read</text:span><text:span text:style-name="T1">]</text:span></text:p>
                    </text:list-item>
                    <text:list-item>
                      <text:p text:style-name="P5"><text:span text:style-name="T1">Permission [name:(gov)(registrant)][rights:create,read</text:span><text:span text:style-name="T1">]</text:span></text:p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Column [type:numeric][size:10][fk:yes][format:NNNNNNNNNN]</text:p>
                    </text:list-item>
                    <text:list-item>
                      <text:p text:style-name="P6">UI [prompt: Registrant <text:span text:style-name="T19">Number</text:span>][title:Registrant Number][type:hidden][format:NNNNNNNNNN]</text:p>
                    </text:list-item>
                    <text:list-item>
                      <text:p text:style-name="P6">Validation [type: User-Confirm][validate:true]</text:p>
                    </text:list-item>
                    <text:list-item>
                      <text:p text:style-name="P6">Instruction [text: 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</text:span><text:span text:style-name="T18">Comments</text:span><text:span text:style-name="T1">] [name:NRHP</text:span><text:span text:style-name="T57">-</text:span><text:span text:style-name="T18">Comments</text:span><text:span text:style-name="T1">][relationship:one][minimum:0][limit:1000][type:table][pattern:Paginated List]</text:span><text:span text:style-name="T95">[group:NRHP]</text:span></text:p>
              <text:list>
                <text:list-item>
                  <text:p text:style-name="P6">Definition [text: Members table holds the user system identification]</text:p>
                </text:list-item>
                <text:list-item>
                  <text:p text:style-name="P6">[description:Comments]</text:p>
                  <text:p text:style-name="P6"/>
                </text:list-item>
                <text:list-item>
                  <text:p text:style-name="P6">Control [name:cm_no] [type:control][visible:false]</text:p>
                  <text:list>
                    <text:list-item>
                      <text:p text:style-name="P6">[definition: Primary Key is a]</text:p>
                    </text:list-item>
                    <text:list-item>
                      <text:p text:style-name="P6"/>
                    </text:list-item>
                    <text:list-item>
                      <text:p text:style-name="P6"/>
                    </text:list-item>
                    <text:list-item>
                      <text:p text:style-name="P22">Permission [name:(public)(registrant)(ER)][rights:create]</text:p>
                    </text:list-item>
                    <text:list-item>
                      <text:p text:style-name="P22">Permission [name:(public)(registrant)(NRHP)][rights:create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/>
                    </text:list-item>
                    <text:list-item>
                      <text:p text:style-name="P6">Column [type:numeric][size:10][pk:yes][format:NNNNNNNNNN]</text:p>
                    </text:list-item>
                    <text:list-item>
                      <text:p text:style-name="P6">UI [prompt:Primary Key][title:Primary Key][type:hidden][format:NNNNNNNNNN]</text:p>
                    </text:list-item>
                    <text:list-item>
                      <text:p text:style-name="P6">Validation [type: numeric][validate:true]</text:p>
                    </text:list-item>
                    <text:list-item>
                      <text:p text:style-name="P6">Instruction [text: ]</text:p>
                    </text:list-item>
                  </text:list>
                </text:list-item>
                <text:list-item>
                  <text:p text:style-name="P6">Control [name:cm_threadno] [type:control][visible:false]</text:p>
                  <text:list>
                    <text:list-item>
                      <text:p text:style-name="P6">[definition: Thread Key is used to tie replies to comments]</text:p>
                    </text:list-item>
                    <text:list-item>
                      <text:p text:style-name="P6"/>
                    </text:list-item>
                    <text:list-item>
                      <text:p text:style-name="P22">Permission [name:(public)(registrant)(ER)][rights:create,read]</text:p>
                    </text:list-item>
                    <text:list-item>
                      <text:p text:style-name="P22">Permission [name:(public)(registrant)(NRHP)][rights:create,read]</text:p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/>
                    </text:list-item>
                    <text:list-item>
                      <text:p text:style-name="P6">Column [type:numeric][size:10][format:NNNNNNNNNN]</text:p>
                    </text:list-item>
                    <text:list-item>
                      <text:p text:style-name="P6">UI [prompt:Thread Key][title:Thread Key][type:hidden][format:NNNNNNNNNN]</text:p>
                    </text:list-item>
                    <text:list-item>
                      <text:p text:style-name="P6">Validation [type: numeric][validate:true]</text:p>
                    </text:list-item>
                    <text:list-item>
                      <text:p text:style-name="P6">Instruction [text: ]</text:p>
                    </text:list-item>
                  </text:list>
                </text:list-item>
                <text:list-item>
                  <text:p text:style-name="P6">Control [name:cm_text] <text:s/>[visible: true] [width:50][height:10][showon:create,update,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6"/>
                    </text:list-item>
                    <text:list-item>
                      <text:p text:style-name="P22">Permission [name:(public)(registrant)(ER)][rights:create,read]</text:p>
                    </text:list-item>
                    <text:list-item>
                      <text:p text:style-name="P22">Permission [name:(public)(registrant)(NRHP)][rights:create,read]</text:p>
                    </text:list-item>
                    <text:list-item>
                      <text:p text:style-name="P6">Permission [name:(gov)(registrant)(NRHP)(help-desk)][rights:read,update]</text:p>
                    </text:list-item>
                    <text:list-item>
                      <text:p text:style-name="P6">Permission [name:(gov)(registrant)(ER)(help-desk)][rights:read,update]</text:p>
                    </text:list-item>
                    <text:list-item>
                      <text:p text:style-name="P6"/>
                    </text:list-item>
                    <text:list-item>
                      <text:p text:style-name="P6">UI[prompt: Comment][title:Comment] [type:textbox]</text:p>
                      <text:list>
                        <text:list-item>
                          <text:p text:style-name="P6">Sample [sample: What is up with Experience and Expertise] 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-Z,a-z,0-9]</text:p>
                    </text:list-item>
                  </text:list>
                </text:list-item>
                <text:list-item>
                  <text:p text:style-name="P6">Control [name:cm_rnno] [type:control][visible:false]</text:p>
                  <text:list>
                    <text:list-item>
                      <text:p text:style-name="P6">[definition: Registrant making the comment]</text:p>
                    </text:list-item>
                    <text:list-item>
                      <text:p text:style-name="P6"/>
                    </text:list-item>
                    <text:list-item>
                      <text:p text:style-name="P22">Permission [name:(public)(registrant)(ER)][rights:create,read]</text:p>
                    </text:list-item>
                    <text:list-item>
                      <text:p text:style-name="P22">Permission [name:(public)(registrant)(NRHP)][rights:create,read]</text:p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/>
                    </text:list-item>
                    <text:list-item>
                      <text:p text:style-name="P6">Column [type:numeric][size:10][fk:yes][format:NNNNNNNNNN]</text:p>
                    </text:list-item>
                    <text:list-item>
                      <text:p text:style-name="P6">UI [prompt: s][title:Registrant Number][type:hidden][format:NNNNNNNNNN]</text:p>
                    </text:list-item>
                    <text:list-item>
                      <text:p text:style-name="P6">Validation [type: User-Confirm][validate:true]</text:p>
                    </text:list-item>
                    <text:list-item>
                      <text:p text:style-name="P6">Instruction [text: ]</text:p>
                    </text:list-item>
                  </text:list>
                </text:list-item>
                <text:list-item>
                  <text:p text:style-name="P6">Control [name:cm_pgno] [type:control][visible:false]</text:p>
                  <text:list>
                    <text:list-item>
                      <text:p text:style-name="P6">[definition: Screen where comment was given.]</text:p>
                    </text:list-item>
                    <text:list-item>
                      <text:p text:style-name="P22">Permission [name:(public)(registrant)(ER)][rights:create,read]</text:p>
                    </text:list-item>
                    <text:list-item>
                      <text:p text:style-name="P22">Permission [name:(public)(registrant)(NRHP)][rights:create,read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/>
                    </text:list-item>
                    <text:list-item>
                      <text:p text:style-name="P6">Column [type:numeric][size:10][fk:yes][format:NNNNNNNNNN]</text:p>
                    </text:list-item>
                    <text:list-item>
                      <text:p text:style-name="P6">UI [prompt:foreing Key][title:foreign Key][type:hidden][format:NNNNNNNNNN]</text:p>
                    </text:list-item>
                    <text:list-item>
                      <text:p text:style-name="P6">Validation [type: numeric][validate:true]</text:p>
                    </text:list-item>
                    <text:list-item>
                      <text:p text:style-name="P6">Instruction [text: ]</text:p>
                    </text:list-item>
                  </text:list>
                </text:list-item>
                <text:list-item>
                  <text:p text:style-name="P6">Control [name:cm_prno] [type:control][visible:false]</text:p>
                  <text:list>
                    <text:list-item>
                      <text:p text:style-name="P6">[definition: Process .]</text:p>
                    </text:list-item>
                    <text:list-item>
                      <text:p text:style-name="P22">Permission [name:(public)(registrant)(ER)][rights:create,read]</text:p>
                    </text:list-item>
                    <text:list-item>
                      <text:p text:style-name="P22">Permission [name:(public)(registrant)(NRHP)][rights:create,read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Column [type:numeric][size:10][fk:yes][format:NNNNNNNNNN]</text:p>
                    </text:list-item>
                    <text:list-item>
                      <text:p text:style-name="P6">UI [prompt:foreing Key][title:foreign Key][type:hidden][format:NNNNNNNNNN]</text:p>
                    </text:list-item>
                    <text:list-item>
                      <text:p text:style-name="P6">Validation [type: numeric][validate:true]</text:p>
                    </text:list-item>
                    <text:list-item>
                      <text:p text:style-name="P6">Instruction [text: ]</text:p>
                    </text:list-item>
                  </text:list>
                </text:list-item>
                <text:list-item>
                  <text:p text:style-name="P6">Control [name:cm_insertdate] [type:control][visible:true][showon:read,update]</text:p>
                  <text:list>
                    <text:list-item>
                      <text:p text:style-name="P6">[definition: Date and time <text:s/>comment was submitted]</text:p>
                    </text:list-item>
                    <text:list-item>
                      <text:p text:style-name="P22">Permission [name:(public)(registrant)(ER)][rights:read]</text:p>
                    </text:list-item>
                    <text:list-item>
                      <text:p text:style-name="P22">Permission [name:(public)(registrant)(NRHP)][rights:read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10/30/2011]</text:p>
                        </text:list-item>
                      </text:list>
                    </text:list-item>
                    <text:list-item>
                      <text:p text:style-name="P6">Validation [type: numeric][validate:true]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list xml:id="list35549348" text:continue-numbering="true" text:style-name="L1">
        <text:list-item>
          <text:list>
            <text:list-item>
              <text:p text:style-name="P6"/>
            </text:list-item>
            <text:list-item>
              <text:p text:style-name="P5"><text:span text:style-name="T1">Table [title:</text:span><text:span text:style-name="T57">State and Federal Agency Certification</text:span><text:span text:style-name="T1">] [name:NRHP</text:span><text:span text:style-name="T57">-State-Federal-Agency-Certification]</text:span><text:span text:style-name="T1"> [relationship:many][minimum:1][limit:1][type:table]</text:span><text:span text:style-name="T95">[group:NRHP]</text:span></text:p>
              <text:list>
                <text:list-item>
                  <text:p text:style-name="P6">Definition [text: Statement of certification of documentation standards for NRHP property registration.]</text:p>
                </text:list-item>
                <text:list-item>
                  <text:p text:style-name="P6">Control [name:<text:span text:style-name="T44">cert_form_type]</text:span> [type:control][visible:true][showon:create,read,update]</text:p>
                  <text:list>
                    <text:list-item>
                      <text:p text:style-name="P6">Column [type:numeric][size:1][format:N]</text:p>
                    </text:list-item>
                    <text:list-item>
                      <text:p text:style-name="P6">UI [prompt:I hereby certify that this][title:Form Type][type:radio][format:NNNNNNNNNN]</text:p>
                      <text:list>
                        <text:list-item>
                          <text:p text:style-name="P6">Option [name:-Undefined-][value:0]</text:p>
                        </text:list-item>
                        <text:list-item>
                          <text:p text:style-name="P6">Option [name:Nomination][value:1]</text:p>
                        </text:list-item>
                        <text:list-item>
                          <text:p text:style-name="P6">Option [name:Request][value:2]</text:p>
                        </text:list-item>
                      </text:list>
                    </text:list-item>
                    <text:list-item>
                      <text:p text:style-name="P6"/>
                    </text:list-item>
                  </text:list>
                </text:list-item>
                <text:list-item>
                  <text:p text:style-name="P6">Control [name:<text:span text:style-name="T44">cert_meetsNationalLevel</text:span>] [type:control][visible:true][showon:create,read,update]</text:p>
                  <text:list>
                    <text:list-item>
                      <text:p text:style-name="P6">Column [type:numeric][size:1][format:yes/no]</text:p>
                    </text:list-item>
                    <text:list-item>
                      <text:p text:style-name="P6">UI [prompt:National Significance][title:National Significance][type:checkbox][format:NNNNNNNNNN]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6">Option [name:Yes][value:1]</text:p>
                          <text:p text:style-name="P6"/>
                        </text:list-item>
                      </text:list>
                    </text:list-item>
                  </text:list>
                </text:list-item>
                <text:list-item>
                  <text:p text:style-name="P6">Control [name:<text:span text:style-name="T44">cert_meetsStateLevel</text:span>] [type:control][visible:true][showon:create,read,update]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6">UI [prompt:State Significance][title:State Significance][type:checkbox][format:NNNNNNNNNN]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6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<text:span text:style-name="T44">cert_meetsLocalLevel</text:span>] [type:control][visible:true][showon:create,read,update]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6">UI [prompt:Local Significance][title:Local Significance][type:checkbox][format:NNNNNNNNNN]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6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Control [name:</text:span><text:span text:style-name="T2">cert_certifying_authority status</text:span><text:span text:style-name="T1">] [type:control][visible:true][showon:create,read,update]</text:span></text:p>
                  <text:list>
                    <text:list-item>
                      <text:p text:style-name="P6">Column [type:character][size:1][format:yes/no]</text:p>
                    </text:list-item>
                    <text:list-item>
                      <text:p text:style-name="P6">UI [prompt:I hereby cerify that this][title:Form Type][type:radio][format:NNNNNNNNNN]</text:p>
                      <text:list>
                        <text:list-item>
                          <text:p text:style-name="P6">Option [name:-Undefined-][value:0]</text:p>
                        </text:list-item>
                        <text:list-item>
                          <text:p text:style-name="P6">Option [name:Meets][value:1]</text:p>
                        </text:list-item>
                        <text:list-item>
                          <text:p text:style-name="P6">Option [name:Does Not Meet][value:2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<text:span text:style-name="T44">cert_certifying_authority_signature</text:span>] [type:control][visible:true][showon:create,read,update]</text:p>
                  <text:list>
                    <text:list-item>
                      <text:p text:style-name="P6">Column [type:image][size:1][format:picture]</text:p>
                    </text:list-item>
                    <text:list-item>
                      <text:p text:style-name="P5"><text:span text:style-name="T1">UI [prompt:</text:span><text:span text:style-name="T70">Signature of certifying official</text:span> <text:span text:style-name="T1">][title:</text:span><text:span text:style-name="T71">Signature of certifying official</text:span><text:span text:style-name="T1">][type:image][format:picture]</text:span></text:p>
                    </text:list-item>
                  </text:list>
                </text:list-item>
                <text:list-item>
                  <text:p text:style-name="P6">Control [name:<text:span text:style-name="T44">cert_certifying_authority_signature_date</text:span>] [type:control][visible:true][showon:create,read,update]</text:p>
                  <text:list>
                    <text:list-item>
                      <text:p text:style-name="P6">Column [type:date][size:1][format:date]</text:p>
                    </text:list-item>
                    <text:list-item>
                      <text:p text:style-name="P5"><text:span text:style-name="T1">UI [prompt:Authority Signature </text:span><text:span text:style-name="T71">Date</text:span> <text:span text:style-name="T1">][title:Authority Signature Date][type:date][format:MM/DD/YYYY]</text:span></text:p>
                    </text:list-item>
                  </text:list>
                </text:list-item>
                <text:list-item>
                  <text:p text:style-name="P6">Control [name:<text:span text:style-name="T44">cert_certifying_authority_title</text:span>] [type:control][visible:true][showon:create,read,update]</text:p>
                  <text:list>
                    <text:list-item>
                      <text:p text:style-name="P6">UI [prompt:<text:span text:style-name="T70">Title</text:span>][title:Title][type:text][format:AAAA]</text:p>
                    </text:list-item>
                    <text:list-item>
                      <text:p text:style-name="P6">Column [type:character][size:256][format:AAA]</text:p>
                    </text:list-item>
                  </text:list>
                </text:list-item>
                <text:list-item>
                  <text:p text:style-name="P6">Control [name:<text:span text:style-name="T44">cert_certifying_authority_organization</text:span>] [type:control][visible:true][showon:create,read,update]</text:p>
                  <text:list>
                    <text:list-item>
                      <text:p text:style-name="P6">Column [type:character][size:256][format:AAA]</text:p>
                    </text:list-item>
                    <text:list-item>
                      <text:p text:style-name="P5"><text:span text:style-name="T1">UI [prompt:</text:span><text:span text:style-name="T71">State or Federal agency/bureau or Tribal Government</text:span><text:span text:style-name="T1">][title:</text:span><text:span text:style-name="T70">State or Federal agency/bureau or Tribal Government</text:span> <text:span text:style-name="T1">][type:text][format:AAAA]</text:span></text:p>
                    </text:list-item>
                  </text:list>
                </text:list-item>
                <text:list-item>
                  <text:p text:style-name="P6">Control [name:<text:span text:style-name="T44">cert_commenting_official_status]</text:span> [type:control][visible:true][showon:create,read,update]</text:p>
                  <text:list>
                    <text:list-item>
                      <text:p text:style-name="P6">Column [type:character][size:1][format:yes/no]</text:p>
                    </text:list-item>
                    <text:list-item>
                      <text:p text:style-name="P6">UI [prompt:In my opinion, the property][title:Property Status][type:radio][format:NNNNNNNNNN]</text:p>
                      <text:list>
                        <text:list-item>
                          <text:p text:style-name="P6">Option [name:-Undefined-][value:0]</text:p>
                        </text:list-item>
                        <text:list-item>
                          <text:p text:style-name="P6">Option [name:Meets][value:1]</text:p>
                        </text:list-item>
                        <text:list-item>
                          <text:p text:style-name="P6">Option [name:Does Not Meet][value:2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Control [name:</text:span><text:span text:style-name="T2">cert_commenting_official_signature</text:span><text:span text:style-name="T1">] [type:control][visible:true][showon:create,read,update]</text:span></text:p>
                  <text:list>
                    <text:list-item>
                      <text:p text:style-name="P6">Column [type:image][size:1][format:picture]</text:p>
                    </text:list-item>
                    <text:list-item>
                      <text:p text:style-name="P5"><text:span text:style-name="T1">UI [prompt:</text:span><text:span text:style-name="T70">Signature of certifying official</text:span> <text:span text:style-name="T1">][title:</text:span><text:span text:style-name="T71">Signature of certifying official</text:span><text:span text:style-name="T1">][type:image][format:picture]</text:span>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2">cert_commenting_official_signature_date</text:span><text:span text:style-name="T1">] [type:control][visible:true][showon:create,read,update]</text:span></text:p>
                  <text:list>
                    <text:list-item>
                      <text:p text:style-name="P6">Column [type:date][size:1][format:date]</text:p>
                    </text:list-item>
                    <text:list-item>
                      <text:p text:style-name="P5"><text:span text:style-name="T1">UI [prompt:Signature </text:span><text:span text:style-name="T71">Date</text:span> <text:span text:style-name="T1">][title:Signature Date][type:date][format:MM/DD/YYYY]</text:span>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2">cert_commenting_official_title</text:span><text:span text:style-name="T1">] [type:control][visible:true][showon:create,read,update]</text:span></text:p>
                  <text:list>
                    <text:list-item>
                      <text:p text:style-name="P6">UI [prompt:<text:span text:style-name="T70">Title</text:span>][title:Title][type:text][format:AAAA]</text:p>
                    </text:list-item>
                    <text:list-item>
                      <text:p text:style-name="P6">Column [type:character][size:256][format:AAA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2">cert_commenting_official_organization</text:span><text:span text:style-name="T1">] [type:control][visible:true][showon:create,read,update]</text:span></text:p>
                  <text:list>
                    <text:list-item>
                      <text:p text:style-name="P6">Column [type:character][size:256][format:AAA]</text:p>
                    </text:list-item>
                    <text:list-item>
                      <text:p text:style-name="P6">UI [prompt:<text:span text:style-name="T70">State or Federal agency/bureau or Tribal Government</text:span>][title:<text:span text:style-name="T70">State or Federal agency/bureau or Tribal Government</text:span> ][type:text][format:AAAA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</text:span><text:span text:style-name="T57">Classification</text:span><text:span text:style-name="T1">] [name: </text:span><text:span text:style-name="T57">NRHP-Classification</text:span><text:span text:style-name="T60">]</text:span><text:span text:style-name="T1"> [relationship:many][minimum:1][limit:1][type:table]</text:span><text:span text:style-name="T95">[group:NRHP]</text:span></text:p>
              <text:list>
                <text:list-item>
                  <text:p text:style-name="P6">Definition [text: Property classification ownership type, category of property, resources within property .]</text:p>
                </text:list-item>
                <text:list-item>
                  <text:p text:style-name="P6">Control [name:class<text:span text:style-name="T44">_private_ownership</text:span>] [type:control][visible:true][showon:create,read,update]</text:p>
                  <text:list>
                    <text:list-item>
                      <text:p text:style-name="P6">Column [type:numeric][size:1][format:yes/no]</text:p>
                    </text:list-item>
                    <text:list-item>
                      <text:p text:style-name="P6">UI [prompt:Private ownership][title:Private ownership][type:radio][format:NNNNNNNNNN]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6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class<text:span text:style-name="T44">_public_local_ownership</text:span>] [type:control][visible:true][showon:create,read,update]</text:p>
                  <text:list>
                    <text:list-item>
                      <text:p text:style-name="P6">Column [type:numeric][size:1][format:yes/no]</text:p>
                    </text:list-item>
                    <text:list-item>
                      <text:p text:style-name="P6">UI [prompt:Public Local ownership][title:Public Local ownership][type:radio][format:NNNNNNNNNN]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6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class<text:span text:style-name="T44">_public_state_ownership</text:span>] [type:control][visible:true][showon:create,read,update]</text:p>
                  <text:list>
                    <text:list-item>
                      <text:p text:style-name="P6">Column [type:numeric][size:1][format:yes/no]</text:p>
                    </text:list-item>
                    <text:list-item>
                      <text:p text:style-name="P6">UI [prompt:Public State Ownership][title:Public State Ownership][type:radio][format:NNNNNNNNNN]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6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class<text:span text:style-name="T44">_public_federal_ownership</text:span>] [type:control][visible:true][showon:create,read,update]</text:p>
                  <text:list>
                    <text:list-item>
                      <text:p text:style-name="P6">Column [type:numeric][size:1][format:yes/no]</text:p>
                    </text:list-item>
                    <text:list-item>
                      <text:p text:style-name="P6">UI [prompt:Public Federal Ownership][title:Public Federal Ownership][type:radio][format:NNNNNNNNNN]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6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class<text:span text:style-name="T44">_property_category</text:span>] [type:control][visible:true][showon:create,read,update]</text:p>
                  <text:list>
                    <text:list-item>
                      <text:p text:style-name="P6">Column [type:numeric][size:10][format:]</text:p>
                    </text:list-item>
                    <text:list-item>
                      <text:p text:style-name="P7"><text:span text:style-name="T82">UI [prompt:</text:span><text:span text:style-name="T45">Category of Property</text:span><text:span text:style-name="T82">][title:</text:span><text:span text:style-name="T43">Category of Property</text:span><text:span text:style-name="T82">][type:radio][format:NNNNNNNNNN]</text:span></text:p>
                      <text:list>
                        <text:list-item>
                          <text:p text:style-name="P6">Option [name:-Undefined-][value:0]</text:p>
                        </text:list-item>
                        <text:list-item>
                          <text:p text:style-name="P6">Option [name:Building(s)][value:1]</text:p>
                        </text:list-item>
                        <text:list-item>
                          <text:p text:style-name="P6">Option [name:district][value:2]</text:p>
                        </text:list-item>
                        <text:list-item>
                          <text:p text:style-name="P6">Option [name:site][value:3]</text:p>
                        </text:list-item>
                        <text:list-item>
                          <text:p text:style-name="P6">Option [name:structure][value:4]</text:p>
                        </text:list-item>
                        <text:list-item>
                          <text:p text:style-name="P6">Option [name:object][value:5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class<text:span text:style-name="T44">_resource_contributing_building_count</text:span>] [type:control][visible:true][showon:create,read,update]</text:p>
                  <text:list>
                    <text:list-item>
                      <text:p text:style-name="P6">Column [type:numeric][size:10][format:NNN]</text:p>
                    </text:list-item>
                    <text:list-item>
                      <text:p text:style-name="P6">UI [prompt:Contibuting Building][title:Contibuting Building][type:text][format:NNNNNNNNNN]</text:p>
                    </text:list-item>
                  </text:list>
                </text:list-item>
                <text:list-item>
                  <text:p text:style-name="P6">Control [name:class<text:span text:style-name="T44">_resource_noncontributing_building_count</text:span>] [type:control][visible:true][showon:create,read,update]</text:p>
                  <text:list>
                    <text:list-item>
                      <text:p text:style-name="P6">Column [type:numeric][size:10][format:NNN]</text:p>
                    </text:list-item>
                    <text:list-item>
                      <text:p text:style-name="P6">UI [prompt:Noncontributing Buildings][title:Noncontributing Buildings][type:text][format:NNNNNNNNNN]</text:p>
                    </text:list-item>
                  </text:list>
                </text:list-item>
                <text:list-item>
                  <text:p text:style-name="P6">Control [name:class<text:span text:style-name="T44">_resource_contributing_sites_count</text:span>] [type:control][visible:true][showon:create,read,update]</text:p>
                  <text:list>
                    <text:list-item>
                      <text:p text:style-name="P6">Column [type:numeric][size:10][format:NNN]</text:p>
                    </text:list-item>
                    <text:list-item>
                      <text:p text:style-name="P6">UI [prompt:Contibuting Sites][title:Contibuting Sites][type:text][format:NNNNNNNNNN]</text:p>
                    </text:list-item>
                  </text:list>
                </text:list-item>
                <text:list-item>
                  <text:p text:style-name="P6">Control [name:class<text:span text:style-name="T44">_resource_noncontributing_sites_count</text:span>] [type:control][visible:true][showon:create,read,update]</text:p>
                  <text:list>
                    <text:list-item>
                      <text:p text:style-name="P6">Column [type:numeric][size:10][format:NNN]</text:p>
                    </text:list-item>
                    <text:list-item>
                      <text:p text:style-name="P6">UI [prompt:Noncontributing Sites][title:Noncontributing Sites][type:text][format:NNNNNNNNNN]</text:p>
                    </text:list-item>
                  </text:list>
                </text:list-item>
                <text:list-item>
                  <text:p text:style-name="P6">Control [name:class<text:span text:style-name="T44">_resource_contributing_structures_count</text:span>] [type:control][visible:true][showon:create,read,update]</text:p>
                  <text:list>
                    <text:list-item>
                      <text:p text:style-name="P6">Column [type:numeric][size:10][format:NNN]</text:p>
                    </text:list-item>
                    <text:list-item>
                      <text:p text:style-name="P6">UI [prompt:Contibuting Structures][title:Contibuting Structures][type:text][format:NNNNNNNNNN]</text:p>
                    </text:list-item>
                  </text:list>
                </text:list-item>
                <text:list-item>
                  <text:p text:style-name="P6">Control [name:class<text:span text:style-name="T44">_resource_noncontributing_structures_count</text:span>] [type:control][visible:true][showon:create,read,update]</text:p>
                  <text:list>
                    <text:list-item>
                      <text:p text:style-name="P6">Column [type:numeric][size:10][format:NNN]</text:p>
                    </text:list-item>
                    <text:list-item>
                      <text:p text:style-name="P6">UI [prompt:Noncontributing Structures][title:Noncontributing Structures][type:text][format:NNNNNNNNNN]</text:p>
                    </text:list-item>
                  </text:list>
                </text:list-item>
                <text:list-item>
                  <text:p text:style-name="P6">Control [name:class<text:span text:style-name="T44">_resource_contributing_object_count</text:span>] [type:control][visible:true][showon:create,read,update]</text:p>
                  <text:list>
                    <text:list-item>
                      <text:p text:style-name="P6">Column [type:numeric][size:10][format:NNN]</text:p>
                    </text:list-item>
                    <text:list-item>
                      <text:p text:style-name="P6">UI [prompt:Contibuting Objects][title:Contibuting Objects][type:text][format:NNNNNNNNNN]</text:p>
                    </text:list-item>
                  </text:list>
                </text:list-item>
                <text:list-item>
                  <text:p text:style-name="P6">Control [name:class<text:span text:style-name="T44">_resource_noncontributing_object_count</text:span>] [type:control][visible:true][showon:create,read,update]</text:p>
                  <text:list>
                    <text:list-item>
                      <text:p text:style-name="P6">Column [type:numeric][size:10][format:NNN]</text:p>
                    </text:list-item>
                    <text:list-item>
                      <text:p text:style-name="P6">UI [prompt:Noncontributing Object][title:Noncontributing Object][type:text][format:NNNNNNNNNN]</text:p>
                    </text:list-item>
                  </text:list>
                </text:list-item>
                <text:list-item>
                  <text:p text:style-name="P6">Control [name:class<text:span text:style-name="T44">_resource_contributing_total_count</text:span>] [type:control][visible:true][showon:create,read,update]</text:p>
                  <text:list>
                    <text:list-item>
                      <text:p text:style-name="P6">Column [type:numeric][size:10][format:NNN]</text:p>
                    </text:list-item>
                    <text:list-item>
                      <text:p text:style-name="P6">UI [prompt:Contibuting Total][title:Contibuting Total][type:text][format:NNNNNNNNNN]</text:p>
                    </text:list-item>
                  </text:list>
                </text:list-item>
                <text:list-item>
                  <text:p text:style-name="P6">Control [name:class<text:span text:style-name="T44">_resource_noncontributing_total_count</text:span>] [type:control][visible:true][showon:create,read,update]</text:p>
                  <text:list>
                    <text:list-item>
                      <text:p text:style-name="P6">Column [type:numeric][size:10][format:NNN]</text:p>
                    </text:list-item>
                    <text:list-item>
                      <text:p text:style-name="P6">UI [prompt:Noncontributing Total][title:Noncontributing Total][type:text][format:NNNNNNNNNN]</text:p>
                    </text:list-item>
                  </text:list>
                </text:list-item>
                <text:list-item>
                  <text:p text:style-name="P5"><text:span text:style-name="T1">Control [name:class</text:span><text:span text:style-name="T2">_name_related_multiple_property_listing</text:span><text:span text:style-name="T1">] [type:control][visible:true][showon:create,read,update]</text:span></text:p>
                  <text:list>
                    <text:list-item>
                      <text:p text:style-name="P12"><text:span text:style-name="T79">UI [pro</text:span><text:span text:style-name="T5">mpt:</text:span><text:span text:style-name="T3">Name of related multiple property listing</text:span><text:span text:style-name="T79">][title:</text:span><text:span text:style-name="T4">Name of related multiple property listing</text:span><text:span text:style-name="T79">][type:text][format:AAAA]</text:span></text:p>
                    </text:list-item>
                    <text:list-item>
                      <text:p text:style-name="P6">Column [type:character][size:256][format:AAA]</text:p>
                    </text:list-item>
                  </text:list>
                </text:list-item>
                <text:list-item>
                  <text:p text:style-name="P6">Control [name:class<text:span text:style-name="T44">_previously_listed_contributing_resources_count</text:span>] [type:control][visible:true][showon:create,read,update]</text:p>
                  <text:list>
                    <text:list-item>
                      <text:p text:style-name="P6">Column [type:numeric][size:10][format:NNN]</text:p>
                    </text:list-item>
                    <text:list-item>
                      <text:p text:style-name="P7"><text:span text:style-name="T82">UI [prompt:</text:span><text:span text:style-name="T45">Number of contributing resources previously listed in the National Register</text:span><text:span text:style-name="T82">][title:</text:span><text:span text:style-name="T43">Number of contributing resources previously listed in the National Register</text:span><text:span text:style-name="T82">][type:text][format:NNNNNNNNNN]</text:span>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126">Originating Member Identity</text:span><text:span text:style-name="T125"> </text:span><text:span text:style-name="T1">] [type:control][visible:true][showon:read,update]</text:span></text:p>
                  <text:list>
                    <text:list-item>
                      <text:p text:style-name="P6">[definition: ]</text:p>
                    </text:list-item>
                    <text:list-item>
                      <text:p text:style-name="P6">Column [type:integer][size:10][format:NNNNNNNNNN]</text:p>
                    </text:list-item>
                    <text:list-item>
                      <text:p text:style-name="P6">UI [prompt:Originator][title:Originator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126">Creation Date and Time</text:span><text:span text:style-name="T125"> </text:span><text:span text:style-name="T1">] [type:control][visible:true][showon:read, update]</text:span></text:p>
                  <text:list>
                    <text:list-item>
                      <text:p text:style-name="P6">[definition: date record was create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datetime][validate:true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NPS Certification] [name: </text:span><text:span text:style-name="T92">NRHP-</text:span><text:span text:style-name="T15">National-Park-Service-Certification</text:span><text:span text:style-name="T57">]</text:span><text:span text:style-name="T1"> [relationship:many][minimum:1][limit:1][type:table]</text:span><text:span text:style-name="T95">[group:NRHP]</text:span></text:p>
              <text:list>
                <text:list-item>
                  <text:p text:style-name="P6">Definition [text: Statement of certification of documentation standards for NRHP property registration.]</text:p>
                </text:list-item>
                <text:list-item>
                  <text:p text:style-name="P5"><text:span text:style-name="T1">Control [name:nps</text:span><text:span text:style-name="T2">_</text:span><text:span text:style-name="T101">entered in the National Register </text:span><text:span text:style-name="T1">] [type:control][visible:true][showon:create,read,update]</text:span>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5"><text:span text:style-name="T1">UI [prompt: </text:span><text:span text:style-name="T101">entered in the National Register </text:span><text:span text:style-name="T1">][title:</text:span><text:span text:style-name="T71">entered in the National Register</text:span><text:span text:style-name="T1"> 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15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Control [name:nps</text:span><text:span text:style-name="T2">_</text:span><text:span text:style-name="T72">determined not eligible for the National Register</text:span><text:span text:style-name="T2"> </text:span><text:span text:style-name="T1">] [type:control][visible:true][showon:create,read,update]</text:span>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5"><text:span text:style-name="T1">UI [prompt: </text:span><text:span text:style-name="T71">determined not eligible for the National Register</text:span><text:span text:style-name="T1"> ][title:</text:span><text:span text:style-name="T71">determined not eligible for the National Register</text:span><text:span text:style-name="T1"> 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15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Control [name:nps</text:span><text:span text:style-name="T2">_</text:span><text:span text:style-name="T44"> </text:span><text:span text:style-name="T2">determined eligible for the National Register</text:span><text:span text:style-name="T1">] [type:control][visible:true][showon:create,read,update]</text:span>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5"><text:span text:style-name="T1">UI [prompt: </text:span><text:span text:style-name="T2">determined eligible for the National Register</text:span><text:span text:style-name="T1"> ][title:</text:span><text:span text:style-name="T2">determined eligible for the National Register</text:span><text:span text:style-name="T1"> 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15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Control [name:nps</text:span><text:span text:style-name="T2">_removed from the National Register</text:span><text:span text:style-name="T1">] [type:control][visible:true][showon:create,read,update]</text:span>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6">UI [prompt: removed from the National Register][title:removed from the National Register][type:radio][format:NNNNNNNNNN]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15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Control [name:nps</text:span><text:span text:style-name="T2">_</text:span><text:span text:style-name="T72">other</text:span><text:span text:style-name="T1">] [type:control][visible:true][showon:create,read,update]</text:span></text:p>
                  <text:list>
                    <text:list-item>
                      <text:p text:style-name="P5"><text:span text:style-name="T1">UI [prompt:other][title:</text:span><text:span text:style-name="T71">other</text:span><text:span text:style-name="T1">][type:text][format:AAAA]</text:span></text:p>
                    </text:list-item>
                    <text:list-item>
                      <text:p text:style-name="P15">Column [type:character][size:256][format:AAA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Historic Function and Use] [name:</text:span><text:span text:style-name="T8">NRHP</text:span><text:span text:style-name="T57">-Historic-Functions</text:span><text:span text:style-name="T60">]</text:span><text:span text:style-name="T1"> [relationship:many][minimum:0][limit:100][type:table]</text:span><text:span text:style-name="T95">[group:NRHP]</text:span></text:p>
              <text:list>
                <text:list-item>
                  <text:p text:style-name="P6">Definition [text: Describes the function of the property.]</text:p>
                </text:list-item>
                <text:list-item>
                  <text:p text:style-name="P6">Control [name:func<text:span text:style-name="T44">_category</text:span>] [type:control][visible:true][showon:create,read,update]</text:p>
                  <text:list>
                    <text:list-item>
                      <text:p text:style-name="P6">Column [type:numeric][size:10][format:]</text:p>
                    </text:list-item>
                    <text:list-item>
                      <text:p text:style-name="P6">UI [prompt:Category][title:Category][type:radio][format:NNNNNNNNNN]</text:p>
                      <text:list>
                        <text:list-item>
                          <text:p text:style-name="P6">Option [name:-Undefined-][value:0]</text:p>
                        </text:list-item>
                        <text:list-item>
                          <text:p text:style-name="P6">Option [name:Domestic/Single dwelling][value:1]</text:p>
                        </text:list-item>
                        <text:list-item>
                          <text:p text:style-name="P6">Option [name:Domestic/Mutiple dwelling][value:2]</text:p>
                        </text:list-item>
                        <text:list-item>
                          <text:p text:style-name="P6">Option [name:Domestic/Secondary structure][value:3]</text:p>
                        </text:list-item>
                        <text:list-item>
                          <text:p text:style-name="P6">Option [name:Domestic/Hotel][value:4]</text:p>
                        </text:list-item>
                        <text:list-item>
                          <text:p text:style-name="P6">Option [name:Domestic/Institutional housing][value:5]</text:p>
                        </text:list-item>
                        <text:list-item>
                          <text:p text:style-name="P6">Option [name:Domestic/Camp][value:6]</text:p>
                        </text:list-item>
                        <text:list-item>
                          <text:p text:style-name="P6">Option [name:Domestic/Village site][value:7]</text:p>
                        </text:list-item>
                        <text:list-item>
                          <text:p text:style-name="P6">Option [name:Commerce/Trade/Business][value:8]</text:p>
                        </text:list-item>
                        <text:list-item>
                          <text:p text:style-name="P6">Option [name:TBD][value:9]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1">Table [title:Current Function and Use] [name:</text:span><text:span text:style-name="T8">NRHP</text:span><text:span text:style-name="T57">-Current-Functions</text:span><text:span text:style-name="T60">]</text:span><text:span text:style-name="T1"> [relationship:many][minimum:0][limit:100][type:table]</text:span><text:span text:style-name="T95">[group:NRHP]</text:span></text:p>
              <text:list>
                <text:list-item>
                  <text:p text:style-name="P6">Definition [text: Describes the function of the property.]</text:p>
                </text:list-item>
                <text:list-item>
                  <text:p text:style-name="P6">Control [name:func<text:span text:style-name="T44">_category</text:span>] [type:control][visible:true][showon:create,read,update]</text:p>
                  <text:list>
                    <text:list-item>
                      <text:p text:style-name="P6">Column [type:numeric][size:10][format:]</text:p>
                    </text:list-item>
                    <text:list-item>
                      <text:p text:style-name="P6">UI [prompt:Category][title:Category][type:radio][format:NNNNNNNNNN]</text:p>
                      <text:list>
                        <text:list-item>
                          <text:p text:style-name="P6">Option [name:-Undefined-][value:0]</text:p>
                        </text:list-item>
                        <text:list-item>
                          <text:p text:style-name="P6">Option [name:Domestic/Single dwelling][value:1]</text:p>
                        </text:list-item>
                        <text:list-item>
                          <text:p text:style-name="P6">Option [name:Domestic/Mutiple dwelling][value:2]</text:p>
                        </text:list-item>
                        <text:list-item>
                          <text:p text:style-name="P6">Option [name:Domestic/Secondary structure][value:3]</text:p>
                        </text:list-item>
                        <text:list-item>
                          <text:p text:style-name="P6">Option [name:Domestic/Hotel][value:4]</text:p>
                        </text:list-item>
                        <text:list-item>
                          <text:p text:style-name="P6">Option [name:Domestic/Institutional housing][value:5]</text:p>
                        </text:list-item>
                        <text:list-item>
                          <text:p text:style-name="P6">Option [name:Domestic/Camp][value:6]</text:p>
                        </text:list-item>
                        <text:list-item>
                          <text:p text:style-name="P6">Option [name:Domestic/Village site][value:7]</text:p>
                        </text:list-item>
                        <text:list-item>
                          <text:p text:style-name="P6">Option [name:Commerce/Trade/Business][value:8]</text:p>
                        </text:list-item>
                        <text:list-item>
                          <text:p text:style-name="P6">Option [name:TBD][value:9]</text:p>
                        </text:list-item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/>
            </text:list-item>
            <text:list-item>
              <text:p text:style-name="P5"><text:span text:style-name="T1">Table [title:Architectrual Classification] [name: </text:span><text:span text:style-name="T57">NRHP-</text:span><text:span text:style-name="T91">Description-</text:span><text:span text:style-name="T57">Architectural-Classification</text:span><text:span text:style-name="T60">]</text:span><text:span text:style-name="T1"> [relationship:many][minimum:0][limit:100][type:table]</text:span><text:span text:style-name="T95">[group:NRHP]</text:span></text:p>
              <text:list>
                <text:list-item>
                  <text:p text:style-name="P6">Definition [text: Architectural Classification]</text:p>
                </text:list-item>
                <text:list-item>
                  <text:p text:style-name="P6">Control [name:arch<text:span text:style-name="T44">_category</text:span>] [type:control][visible:true][showon:create,read,update]</text:p>
                  <text:list>
                    <text:list-item>
                      <text:p text:style-name="P6">Column [type:numeric][size:10][format:]</text:p>
                    </text:list-item>
                    <text:list-item>
                      <text:p text:style-name="P6">UI [prompt:Category][title:Category][type:radio][format:NNNNNNNNNN]</text:p>
                      <text:list>
                        <text:list-item>
                          <text:p text:style-name="P6">Option [name:No Style][value:0]</text:p>
                        </text:list-item>
                        <text:list-item>
                          <text:p text:style-name="P6">Option [name:Colonial/French Colonial][value:1]</text:p>
                        </text:list-item>
                        <text:list-item>
                          <text:p text:style-name="P6">Option [name:Colonial/Spanish Colonial][value:2]</text:p>
                        </text:list-item>
                        <text:list-item>
                          <text:p text:style-name="P6">Option [name:Colonial/Dutch Colonial][value:3]</text:p>
                        </text:list-item>
                        <text:list-item>
                          <text:p text:style-name="P6">Option [name:Colonial/Postmedieval English][value:4]</text:p>
                        </text:list-item>
                        <text:list-item>
                          <text:p text:style-name="P6">Option [name:Colonial/Georgian][value:5]</text:p>
                        </text:list-item>
                        <text:list-item>
                          <text:p text:style-name="P6">Option [name:Early Republic/Early Classical Revival][value:6]</text:p>
                        </text:list-item>
                        <text:list-item>
                          <text:p text:style-name="P6">Option [name:Early Republic/Federal][value:7]</text:p>
                        </text:list-item>
                        <text:list-item>
                          <text:p text:style-name="P6">Option [name:TBD][value:8]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1">Table [title:Materials] [name: </text:span><text:span text:style-name="T57">NRHP-</text:span><text:span text:style-name="T91">Description-</text:span><text:span text:style-name="T57">Materials</text:span><text:span text:style-name="T60">]</text:span><text:span text:style-name="T1"> [relationship:many][minimum:0][limit:100][type:table]</text:span><text:span text:style-name="T95">[group:NRHP]</text:span></text:p>
              <text:list>
                <text:list-item>
                  <text:p text:style-name="P6">Definition [text: Describes the basic exterior materials of the property.]</text:p>
                </text:list-item>
                <text:list-item>
                  <text:p text:style-name="P6">Control [name:mat<text:span text:style-name="T44">_exterior_part</text:span>] [type:control][visible:true][showon:create,read,update]</text:p>
                  <text:list>
                    <text:list-item>
                      <text:p text:style-name="P6">Column [type:numeric][size:10][format:]</text:p>
                    </text:list-item>
                    <text:list-item>
                      <text:p text:style-name="P7"><text:span text:style-name="T82">UI [prompt:Part of </text:span><text:span text:style-name="T45">Exterior</text:span><text:span text:style-name="T82">][title:</text:span><text:span text:style-name="T45">Exterior Part</text:span><text:span text:style-name="T82">][type:radio][format:NNNNNNNNNN]</text:span></text:p>
                      <text:list>
                        <text:list-item>
                          <text:p text:style-name="P6">Option [name:-Undefined-][value:0]</text:p>
                        </text:list-item>
                        <text:list-item>
                          <text:p text:style-name="P6">Option [name:Foundation][value:1]</text:p>
                        </text:list-item>
                        <text:list-item>
                          <text:p text:style-name="P6">Option [name:Wall][value:2]</text:p>
                        </text:list-item>
                        <text:list-item>
                          <text:p text:style-name="P6">Option [name:Roof][value:3]</text:p>
                        </text:list-item>
                        <text:list-item>
                          <text:p text:style-name="P6">Option [name:Other][value:4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mat<text:span text:style-name="T44">_type</text:span>] [type:control][visible:true][showon:create,read,update]</text:p>
                  <text:list>
                    <text:list-item>
                      <text:p text:style-name="P6">Column [type:numeric][size:10][format:]</text:p>
                    </text:list-item>
                    <text:list-item>
                      <text:p text:style-name="P6">UI [prompt:Material][title:Material][type:radio][format:NNNNNNNNNN]</text:p>
                      <text:list>
                        <text:list-item>
                          <text:p text:style-name="P6">Option [name:-Undefined-][value:0]</text:p>
                        </text:list-item>
                        <text:list-item>
                          <text:p text:style-name="P6">Option [name:Wood][value:1]</text:p>
                        </text:list-item>
                        <text:list-item>
                          <text:p text:style-name="P6">Option [name:Brick][value:2]</text:p>
                        </text:list-item>
                        <text:list-item>
                          <text:p text:style-name="P6">Option [name:Stone][value:3]</text:p>
                        </text:list-item>
                        <text:list-item>
                          <text:p text:style-name="P6">Option [name:Metal][value:5]</text:p>
                        </text:list-item>
                        <text:list-item>
                          <text:p text:style-name="P6">Option [name:Stucco][value:6]</text:p>
                        </text:list-item>
                        <text:list-item>
                          <text:p text:style-name="P6">Option [name:Terra Cotta][value:7]</text:p>
                        </text:list-item>
                        <text:list-item>
                          <text:p text:style-name="P6">Option [name:Asphalt][value:8]</text:p>
                        </text:list-item>
                        <text:list-item>
                          <text:p text:style-name="P6">Option [name:Asbestos][value:9]</text:p>
                        </text:list-item>
                        <text:list-item>
                          <text:p text:style-name="P6">Option [name:Concrete][value:10]</text:p>
                        </text:list-item>
                        <text:list-item>
                          <text:p text:style-name="P6">Option [name:Adobe][value:11]</text:p>
                        </text:list-item>
                        <text:list-item>
                          <text:p text:style-name="P6">Option [name:Glass][value:12]</text:p>
                        </text:list-item>
                        <text:list-item>
                          <text:p text:style-name="P6">Option [name:Cloth/Canvas][value:13]</text:p>
                        </text:list-item>
                        <text:list-item>
                          <text:p text:style-name="P6">Option [name:Synthetics][value:14]</text:p>
                        </text:list-item>
                        <text:list-item>
                          <text:p text:style-name="P6">Option [name:Other][value:15]</text:p>
                        </text:list-item>
                        <text:list-item>
                          <text:p text:style-name="P6">Option [name:TBD][value:16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mat_other_name] [type:control][visible:true][showon:create,read,update]</text:p>
                  <text:list>
                    <text:list-item>
                      <text:p text:style-name="P12"><text:span text:style-name="T79">UI [pro</text:span><text:span text:style-name="T5">mpt:Other</text:span><text:span text:style-name="T79">][title:Other][type:text][format:AAAA]</text:span></text:p>
                    </text:list-item>
                    <text:list-item>
                      <text:p text:style-name="P6">Column [type:character][size:256][format:AAA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Summary Paragraph] [name:</text:span><text:span text:style-name="T8">NRHP</text:span><text:span text:style-name="T57">-</text:span><text:span text:style-name="T91">Description-Summary</text:span><text:span text:style-name="T57">-Paragraph</text:span><text:span text:style-name="T60">]</text:span><text:span text:style-name="T1"> [relationship:many][minimum:1][limit:1][type:table]</text:span><text:span text:style-name="T95">[group:NRHP]</text:span></text:p>
              <text:list>
                <text:list-item>
                  <text:p text:style-name="P10"><text:span text:style-name="T51">Definition [text: </text:span>(Describe the historic and current physical appearance of the property.  Explain contributing and noncontributing resources if necessary. Begin with <text:span text:style-name="T43">a summary paragraph</text:span> that briefly describes the general characteristics of the property, such as its location, setting, size, and significant features.)<text:span text:style-name="T51">]</text:span></text:p>
                </text:list-item>
                <text:list-item>
                  <text:p text:style-name="P5"><text:span text:style-name="T1">Control [name:</text:span><text:span text:style-name="T2">narra_summary_paragraph</text:span><text:span text:style-name="T1">] [type:control][visible:true][showon:create,read,update]</text:span></text:p>
                  <text:list>
                    <text:list-item>
                      <text:p text:style-name="P12"><text:span text:style-name="T79">UI [pro</text:span><text:span text:style-name="T5">mpt:Summary Paragraph</text:span><text:span text:style-name="T79">][title:Summary Paragraph][type:text][format:AAAA]</text:span></text:p>
                    </text:list-item>
                    <text:list-item>
                      <text:p text:style-name="P6">Column [type:character][size:8000][format:AAA]</text:p>
                    </text:list-item>
                  </text:list>
                </text:list-item>
                <text:list-item>
                  <text:p text:style-name="P6"/>
                </text:list-item>
              </text:list>
            </text:list-item>
            <text:list-item>
              <text:p text:style-name="P5"><text:span text:style-name="T1">Table [title:Narrative Description] [name:</text:span><text:span text:style-name="T8">NRHP</text:span><text:span text:style-name="T57">-</text:span><text:span text:style-name="T91">Description-</text:span><text:span text:style-name="T57">Narrative-Description</text:span><text:span text:style-name="T60">]</text:span><text:span text:style-name="T1"> [relationship:many][minimum:1][limit:1][type:table]</text:span><text:span text:style-name="T95">[group:NRHP]</text:span></text:p>
              <text:list>
                <text:list-item>
                  <text:p text:style-name="P10"><text:span text:style-name="T51">Definition [text: </text:span>(Describe the historic and current physical appearance of the property.  Explain contributing and noncontributing resources if necessary. Begin with <text:span text:style-name="T43">a summary paragraph</text:span> that briefly describes the general characteristics of the property, such as its location, setting, size, and significant features.)<text:span text:style-name="T51">]</text:span></text:p>
                </text:list-item>
                <text:list-item>
                  <text:p text:style-name="P5"><text:span text:style-name="T1">Control [name:</text:span><text:span text:style-name="T2">narra_description</text:span><text:span text:style-name="T1">] [type:control][visible:true][showon:create,read,update]</text:span></text:p>
                  <text:list>
                    <text:list-item>
                      <text:p text:style-name="P6">UI [prompt:Narrative Description][title:Narrative Description][type:text][format:AAAA]</text:p>
                    </text:list-item>
                    <text:list-item>
                      <text:p text:style-name="P6">Column [type:character][size:8000][format:AAA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Areas of Significance] [name:</text:span><text:span text:style-name="T8">NRHP</text:span><text:span text:style-name="T57">-</text:span><text:span text:style-name="T91">Statement-of-Significance-</text:span><text:span text:style-name="T57">Areas-of-Significance</text:span><text:span text:style-name="T60">]</text:span><text:span text:style-name="T1"> [relationship:many][minimum:1][limit:1][type:table]</text:span><text:span text:style-name="T95">[group:NRHP]</text:span></text:p>
              <text:list>
                <text:list-item>
                  <text:p text:style-name="P10"><text:span text:style-name="T51">Definition [text: Historic or prehistoric </text:span><text:span text:style-name="T83">areas/topics of interest. </text:span><text:span text:style-name="T51">]</text:span></text:p>
                </text:list-item>
                <text:list-item>
                  <text:p text:style-name="P6">Control [name:as<text:span text:style-name="T44">_type</text:span>] [type:control][visible:true][showon:create,read,update]</text:p>
                  <text:list>
                    <text:list-item>
                      <text:p text:style-name="P6">Column [type:numeric][size:10][format:]</text:p>
                    </text:list-item>
                    <text:list-item>
                      <text:p text:style-name="P6">UI [prompt:Category][title:Category][type:radio][format:NNNNNNNNNN]</text:p>
                      <text:list>
                        <text:list-item>
                          <text:p text:style-name="P6">Option [name:-Undefined-][value:0]</text:p>
                        </text:list-item>
                        <text:list-item>
                          <text:p text:style-name="P6">Option [name:Agriculture][value:1]</text:p>
                        </text:list-item>
                        <text:list-item>
                          <text:p text:style-name="P6">Option [name:Architecture][value:2]</text:p>
                        </text:list-item>
                        <text:list-item>
                          <text:p text:style-name="P6">Option [name:Archeology][value:3]</text:p>
                        </text:list-item>
                        <text:list-item>
                          <text:p text:style-name="P6">Option [name:Art][value:4]</text:p>
                        </text:list-item>
                        <text:list-item>
                          <text:p text:style-name="P6">Option [name:Commerce][value:5]</text:p>
                        </text:list-item>
                        <text:list-item>
                          <text:p text:style-name="P6">Option [name:Communications][value:6]</text:p>
                        </text:list-item>
                        <text:list-item>
                          <text:p text:style-name="P6">Option [name:Community Planning and Development][value:7]</text:p>
                        </text:list-item>
                        <text:list-item>
                          <text:p text:style-name="P6">Option [name:Conservation][value:8]</text:p>
                        </text:list-item>
                        <text:list-item>
                          <text:p text:style-name="P6">Option [name:TBD][value:9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as_other_name] [type:control][visible:true][showon:create,read,update]</text:p>
                  <text:list>
                    <text:list-item>
                      <text:p text:style-name="P12"><text:span text:style-name="T79">UI [pro</text:span><text:span text:style-name="T5">mpt:Other</text:span><text:span text:style-name="T79">][title:Other][type:text][format:AAAA]</text:span></text:p>
                    </text:list-item>
                    <text:list-item>
                      <text:p text:style-name="P6">Column [type:character][size:256][format:AAA]</text:p>
                    </text:list-item>
                  </text:list>
                </text:list-item>
                <text:list-item>
                  <text:p text:style-name="P6">Control [name:as<text:span text:style-name="T44">_importance</text:span>] [type:control][visible:true][showon:create,read,update]</text:p>
                  <text:list>
                    <text:list-item>
                      <text:p text:style-name="P6">Column [type:numeric][size:10][format:YYYY]</text:p>
                    </text:list-item>
                    <text:list-item>
                      <text:p text:style-name="P6">UI [prompt:][title:End][type:radio][format:NNNNNNNNNN]</text:p>
                      <text:list>
                        <text:list-item>
                          <text:p text:style-name="P6">Option [name:Most Important][value:1]</text:p>
                        </text:list-item>
                        <text:list-item>
                          <text:p text:style-name="P6">Option [name:Less Important][value:2]</text:p>
                        </text:list-item>
                        <text:list-item>
                          <text:p text:style-name="P6">Option [name:Least Important][value:3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as<text:span text:style-name="T44">_Significance</text:span>] <text:s/>[visible: true] [width:50][height:10][showon:create,update,read]</text:p>
                  <text:list>
                    <text:list-item>
                      <text:p text:style-name="P6">[definition: <text:s/>]</text:p>
                    </text:list-item>
                    <text:list-item>
                      <text:p text:style-name="P10"><text:span text:style-name="T51">UI[prompt: </text:span><text:span text:style-name="T45">Narrative Statement of Significance </text:span><text:span text:style-name="T51">(Provide at least </text:span><text:span text:style-name="T45">one</text:span><text:span text:style-name="T51"> paragraph for each area of significance.)][title:</text:span><text:span text:style-name="T45">Narrative Statement of Significance </text:span><text:span text:style-name="T51">(Provide at least </text:span><text:span text:style-name="T45">one</text:span><text:span text:style-name="T51"> paragraph for each area of significance.)] [type:textbox]</text:span></text:p>
                    </text:list-item>
                    <text:list-item>
                      <text:p text:style-name="P6">Validation [type: character][required:false][validate:yes]</text:p>
                    </text:list-item>
                    <text:list-item>
                      <text:p text:style-name="P15">Column [type:character][size:8000][format:A-Z,a-z,0-9]</text:p>
                    </text:list-item>
                  </text:list>
                </text:list-item>
              </text:list>
            </text:list-item>
            <text:list-item>
              <text:p text:style-name="P30"/>
            </text:list-item>
            <text:list-item>
              <text:p text:style-name="P5"><text:span text:style-name="T1">Table [title:Period of Significance] [name:</text:span><text:span text:style-name="T8">NRHP</text:span><text:span text:style-name="T57">-</text:span><text:span text:style-name="T91">Statement-of-Significance-</text:span><text:span text:style-name="T57">Period-of-Significance</text:span><text:span text:style-name="T60">]</text:span><text:span text:style-name="T1"> [relationship:many][minimum:1][limit:1][type:table]</text:span><text:span text:style-name="T95">[group:NRHP]</text:span></text:p>
              <text:list>
                <text:list-item>
                  <text:p text:style-name="P10"><text:span text:style-name="T51">Definition [text: </text:span><text:span text:style-name="T46">Period of significance </text:span><text:span text:style-name="T52">is the length </text:span><text:span text:style-name="T83">of time when a property was associated with important events, activities, or persons, or attained the characteristics which qualify it for National Register listing.</text:span><text:span text:style-name="T51">]</text:span></text:p>
                </text:list-item>
                <text:list-item>
                  <text:p text:style-name="P6">Control [name:ps<text:span text:style-name="T44">_begin_year</text:span>] [type:control][visible:true][showon:create,read,update]</text:p>
                  <text:list>
                    <text:list-item>
                      <text:p text:style-name="P6">Column [type:numeric][size:10][format:YYYY]</text:p>
                    </text:list-item>
                    <text:list-item>
                      <text:p text:style-name="P6">UI [prompt:Begining][title:Began][type:text][format:NNNNNNNNNN]</text:p>
                    </text:list-item>
                  </text:list>
                </text:list-item>
                <text:list-item>
                  <text:p text:style-name="P6">Control [name:ps<text:span text:style-name="T44">_end_year</text:span>] [type:control][visible:true][showon:create,read,update]</text:p>
                  <text:list>
                    <text:list-item>
                      <text:p text:style-name="P6">Column [type:numeric][size:10][format:YYYY]</text:p>
                    </text:list-item>
                    <text:list-item>
                      <text:p text:style-name="P6">UI [prompt:Ending][title:End][type:text][format:NNNNNNNNNN]</text:p>
                    </text:list-item>
                  </text:list>
                </text:list-item>
                <text:list-item>
                  <text:p text:style-name="P6">Control [name:ps<text:span text:style-name="T44">_year_type</text:span>] [type:control][visible:true][showon:create,read,update]</text:p>
                  <text:list>
                    <text:list-item>
                      <text:p text:style-name="P6">Column [type:numeric][size:10][format:YYYY]</text:p>
                    </text:list-item>
                    <text:list-item>
                      <text:p text:style-name="P6">UI [prompt:][title:End][type:radio][format:NNNNNNNNNN]</text:p>
                      <text:list>
                        <text:list-item>
                          <text:p text:style-name="P6">Option [name:AC][value:1]</text:p>
                        </text:list-item>
                        <text:list-item>
                          <text:p text:style-name="P6">Option [name:BC][value:2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Control [name:ps</text:span><text:span text:style-name="T2">_period_name</text:span><text:span text:style-name="T1">] [type:control][visible:true][showon:create,read,update]</text:span></text:p>
                  <text:list>
                    <text:list-item>
                      <text:p text:style-name="P12"><text:span text:style-name="T79">UI [pro</text:span><text:span text:style-name="T5">mpt:Narrative Description</text:span><text:span text:style-name="T79">][title:Narrative Description][type:text][format:AAAA]</text:span></text:p>
                    </text:list-item>
                    <text:list-item>
                      <text:p text:style-name="P6">Column [type:character][size:256][format:AAA]</text:p>
                    </text:list-item>
                  </text:list>
                </text:list-item>
                <text:list-item>
                  <text:p text:style-name="P6">Control [name:ps<text:span text:style-name="T44">_importance</text:span>] [type:control][visible:true][showon:create,read,update]</text:p>
                  <text:list>
                    <text:list-item>
                      <text:p text:style-name="P6">Column [type:numeric][size:10][format:YYYY]</text:p>
                    </text:list-item>
                    <text:list-item>
                      <text:p text:style-name="P6">UI [prompt:][title:End][type:radio][format:NNNNNNNNNN]</text:p>
                      <text:list>
                        <text:list-item>
                          <text:p text:style-name="P6">Option [name:Most Important][value:1]</text:p>
                        </text:list-item>
                        <text:list-item>
                          <text:p text:style-name="P6">Option [name:Less Important][value:2]</text:p>
                        </text:list-item>
                        <text:list-item>
                          <text:p text:style-name="P6">Option [name:Least Important][value:3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ps_<text:span text:style-name="T44">justification</text:span>] <text:s/>[visible: true] [width:50][height:10][showon:create,update,read]</text:p>
                  <text:list>
                    <text:list-item>
                      <text:p text:style-name="P6">[definition: <text:s/>]</text:p>
                    </text:list-item>
                    <text:list-item>
                      <text:p text:style-name="P6">UI[prompt: Justify Period][title:Justify Period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8000][format:A-Z,a-z,0-9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Significant Dates] [name:</text:span><text:span text:style-name="T8">NRHP</text:span><text:span text:style-name="T57">-</text:span><text:span text:style-name="T91">Statement-of-Significance-</text:span><text:span text:style-name="T57">Significant-Dates</text:span><text:span text:style-name="T60">]</text:span><text:span text:style-name="T1"> [relationship:many][minimum:1][limit:25][type:table]</text:span><text:span text:style-name="T95">[group:NRHP]</text:span></text:p>
              <text:list>
                <text:list-item>
                  <text:p text:style-name="P15">Definition [text: <text:span text:style-name="T46">Significant dates]</text:span></text:p>
                </text:list-item>
                <text:list-item>
                  <text:p text:style-name="P5"><text:span text:style-name="T1">Control [name:sd</text:span><text:span text:style-name="T2">_date</text:span><text:span text:style-name="T1">] [type:control][visible:true][showon:read,update]</text:span></text:p>
                  <text:list>
                    <text:list-item>
                      <text:p text:style-name="P6">[definition: date of event]</text:p>
                    </text:list-item>
                    <text:list-item>
                      <text:p text:style-name="P20">Permission [name:(public)(registrant)(NRHP)][rights:create,read]</text:p>
                    </text:list-item>
                    <text:list-item>
                      <text:p text:style-name="P20">Permission [name:(public)(registrant)(NRHP)(editor)][rights:read]</text:p>
                    </text:list-item>
                    <text:list-item>
                      <text:p text:style-name="P6">Column [type:date][size:8][format:NNNNNNNNNN]</text:p>
                    </text:list-item>
                    <text:list-item>
                      <text:p text:style-name="P6">UI [prompt:Date of Event][title:Event Date][type:label][format:NNNNNNNNNN]</text:p>
                    </text:list-item>
                    <text:list-item>
                      <text:p text:style-name="P15">Validation [type: numeric][validate:true]</text:p>
                    </text:list-item>
                    <text:list-item>
                      <text:p text:style-name="P15">Instruction [text:Date of the event.]</text:p>
                    </text:list-item>
                  </text:list>
                </text:list-item>
                <text:list-item>
                  <text:p text:style-name="P5"><text:span text:style-name="T1">Control [name:sd</text:span><text:span text:style-name="T2">_event</text:span><text:span text:style-name="T1">] <text:s/>[visible: true] [width:50][height:10][showon:create,update,read]</text:span></text:p>
                  <text:list>
                    <text:list-item>
                      <text:p text:style-name="P6">[definition: description of the event. ]</text:p>
                    </text:list-item>
                    <text:list-item>
                      <text:p text:style-name="P20">Permission [name:(public)(registrant)(NRHP)][rights:read]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6">UI[prompt: Explain][title:Explain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500][format:A-Z,a-z,0-9]</text:p>
                    </text:list-item>
                    <text:list-item>
                      <text:p text:style-name="P15">Instruction [text:Explaination of the significance of the event.]</text:p>
                    </text:list-item>
                  </text:list>
                </text:list-item>
                <text:list-item>
                  <text:p text:style-name="P5"><text:span text:style-name="T1">Control [name:sd</text:span><text:span text:style-name="T2">_insertdate</text:span><text:span text:style-name="T1">] [type:control][visible:true][showon:read,update]</text:span></text:p>
                  <text:list>
                    <text:list-item>
                      <text:p text:style-name="P6">[definition: date record was inserted]</text:p>
                    </text:list-item>
                    <text:list-item>
                      <text:p text:style-name="P20">Permission [name:(public)(registrant)(NRHP)][rights:read]</text:p>
                    </text:list-item>
                    <text:list-item>
                      <text:p text:style-name="P20">Permission [name:(public)(registrant)(NRHP)(editor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</text:list-item>
                    <text:list-item>
                      <text:p text:style-name="P19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Significant Persons] [name: </text:span><text:span text:style-name="T8">NRHP</text:span><text:span text:style-name="T57">-</text:span><text:span text:style-name="T93">Statement-of-Significance-</text:span><text:span text:style-name="T18">Significant-Persons</text:span><text:span text:style-name="T1">] [relationship:many][limit:50][minimum:0][type:table]</text:span><text:span text:style-name="T95">[group:NRHP]</text:span></text:p>
              <text:list>
                <text:list-item>
                  <text:p text:style-name="P6">Definition [text: .]</text:p>
                </text:list-item>
                <text:list-item>
                  <text:p text:style-name="P6">[description:]</text:p>
                </text:list-item>
                <text:list-item>
                  <text:p text:style-name="P5"><text:span text:style-name="T1">Control [name:</text:span><text:span text:style-name="T2">hsp_name</text:span><text:span text:style-name="T1">] [type:control][visible:true][showon:read,update]</text:span></text:p>
                  <text:list>
                    <text:list-item>
                      <text:p text:style-name="P6">[definition: person of significance]</text:p>
                    </text:list-item>
                    <text:list-item>
                      <text:p text:style-name="P20">Permission [name:(public)(registrant)(NRHP)][rights:create,read]</text:p>
                    </text:list-item>
                    <text:list-item>
                      <text:p text:style-name="P20">Permission [name:(public)(registrant)(NRHP)(editor)][rights:create,read,update]</text:p>
                    </text:list-item>
                    <text:list-item>
                      <text:p text:style-name="P6">Column [type:character][size:26][format:NNNNNNNNNN]</text:p>
                    </text:list-item>
                    <text:list-item>
                      <text:p text:style-name="P6">UI [prompt:Full Name][title:Name][type:label][format:NNNNNNNNNN]</text:p>
                    </text:list-item>
                    <text:list-item>
                      <text:p text:style-name="P15">Validation [type: character][validate:true]</text:p>
                    </text:list-item>
                    <text:list-item>
                      <text:p text:style-name="P15">Instruction [text:Last Name First.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2">hsp_significance</text:span><text:span text:style-name="T1">] <text:s/>[visible: true] [width:50][height:10][showon:create,update,read]</text:span></text:p>
                  <text:list>
                    <text:list-item>
                      <text:p text:style-name="P6">[definition: description of the event. ]</text:p>
                    </text:list-item>
                    <text:list-item>
                      <text:p text:style-name="P21">Permission [name:(public)(registrant)(NRHP)][rights:create,read]</text:p>
                    </text:list-item>
                    <text:list-item>
                      <text:p text:style-name="P20"><text:span text:style-name="T68">Permission [name: (public)(registrant)(NRHP)(editor) ] [rights: create, read, update</text:span> ]</text:p>
                    </text:list-item>
                    <text:list-item>
                      <text:p text:style-name="P6">UI[prompt: Explain][title:Explain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500][format:A-Z,a-z,0-9]</text:p>
                    </text:list-item>
                    <text:list-item>
                      <text:p text:style-name="P15">Instruction [text:Describe the significance of this person with regards to the property.]</text:p>
                    </text:list-item>
                  </text:list>
                </text:list-item>
                <text:list-item>
                  <text:p text:style-name="P6">Control [name:hsp<text:span text:style-name="T44">_importance</text:span>] [type:control][visible:true][showon:create,read,update]</text:p>
                  <text:list>
                    <text:list-item>
                      <text:p text:style-name="P6">Column [type:numeric][size:10][format:YYYY]</text:p>
                    </text:list-item>
                    <text:list-item>
                      <text:p text:style-name="P6">UI [prompt:][title:End][type:radio][format:NNNNNNNNNN]</text:p>
                      <text:list>
                        <text:list-item>
                          <text:p text:style-name="P6">Option [name:Most Important][value:1]</text:p>
                        </text:list-item>
                        <text:list-item>
                          <text:p text:style-name="P6">Option [name:Less Important][value:2]</text:p>
                        </text:list-item>
                        <text:list-item>
                          <text:p text:style-name="P15">Option [name:Least Important][value:3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Control [name:</text:span><text:span text:style-name="T2">hsp_insertdate</text:span><text:span text:style-name="T1">] [type:control][visible:true][showon:read,update]</text:span></text:p>
                  <text:list>
                    <text:list-item>
                      <text:p text:style-name="P6">[definition: date record was inserted]</text:p>
                    </text:list-item>
                    <text:list-item>
                      <text:p text:style-name="P21">Permission [name:(public)(registrant)(NRHP)][rights:read]</text:p>
                    </text:list-item>
                    <text:list-item>
                      <text:p text:style-name="P20"><text:span text:style-name="T68">Permission [name: (public)(registrant)(NRHP)(editor) ] [rights: read</text:span>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7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Cultural Affiliation] [name:</text:span><text:span text:style-name="T8">NRHP</text:span><text:span text:style-name="T57">-</text:span><text:span text:style-name="T93">Statement-of-Significance-</text:span><text:span text:style-name="T57">Cultural-Affiliation</text:span><text:span text:style-name="T60">]</text:span><text:span text:style-name="T1"> [relationship:many][limit:1][minimum:1][type:table]</text:span><text:span text:style-name="T95">[group:NRHP]</text:span></text:p>
              <text:list>
                <text:list-item>
                  <text:p text:style-name="P10"><text:span text:style-name="T51">Definition [text: </text:span><text:span text:style-name="T83">Cultural </text:span><text:span text:style-name="T46">affiliation </text:span><text:span text:style-name="T83">is the archeological or ethnographic culture to which a collection of artifacts or resources belongs.</text:span><text:span text:style-name="T51">]</text:span></text:p>
                </text:list-item>
                <text:list-item>
                  <text:p text:style-name="P5"><text:span text:style-name="T1">Control [name:ca</text:span><text:span text:style-name="T2">_name</text:span><text:span text:style-name="T1">] [type:control][visible:true][showon:create,read,update]</text:span></text:p>
                  <text:list>
                    <text:list-item>
                      <text:p text:style-name="P6">UI [prompt:Cultural Affiliation][title:Cultural Affiliation][type:text][format:AAAA]</text:p>
                    </text:list-item>
                    <text:list-item>
                      <text:p text:style-name="P6">Column [type:character][size:256][format:AAA]</text:p>
                    </text:list-item>
                  </text:list>
                </text:list-item>
                <text:list-item>
                  <text:p text:style-name="P6">Control [name:ca<text:span text:style-name="T44">_type</text:span>] [type:control][visible:true][showon:create,read,update]</text:p>
                  <text:list>
                    <text:list-item>
                      <text:p text:style-name="P6">Column [type:numeric][size:10][format:YYYY]</text:p>
                    </text:list-item>
                    <text:list-item>
                      <text:p text:style-name="P5"><text:span text:style-name="T1">UI [prompt:Cultrual Affiliation][title:Cultrual Affiliation][type:radio][format:NNNNNNNNNN]</text:span></text:p>
                      <text:list>
                        <text:list-item>
                          <text:p text:style-name="P6">Option [name:aboriginal prehistoric culture][value:1]</text:p>
                        </text:list-item>
                        <text:list-item>
                          <text:p text:style-name="P6">Option [name:non-aboriginal histoic culture][value:2]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1">Table [title:Architects and Builders ] [name: </text:span><text:span text:style-name="T57">NRHP-</text:span><text:span text:style-name="T91">Statement-of-Significance-</text:span><text:span text:style-name="T57">Architects-Builders</text:span><text:span text:style-name="T60">]</text:span><text:span text:style-name="T1"> [relationship:many][minimum:1][limit:25][type:table]</text:span><text:span text:style-name="T95">[group:NRHP]</text:span></text:p>
              <text:list>
                <text:list-item>
                  <text:p text:style-name="P10"><text:span text:style-name="T51">Definition [text: </text:span><text:span text:style-name="T46">Enter the full name of the </text:span><text:span text:style-name="T83">person(s) responsible for the design or construction of the property. This includes architects, artists, builders, craftsmen, designers, engineers, and andscape architects.</text:span><text:span text:style-name="T51">]</text:span></text:p>
                </text:list-item>
                <text:list-item>
                  <text:p text:style-name="P5"><text:span text:style-name="T1">Control [name:ab</text:span><text:span text:style-name="T2">_name</text:span><text:span text:style-name="T1">] [type:control][visible:true][showon:create,read,update]</text:span></text:p>
                  <text:list>
                    <text:list-item>
                      <text:p text:style-name="P6">UI [prompt:Full Name][title:Name][type:text][format:AAAA]</text:p>
                    </text:list-item>
                    <text:list-item>
                      <text:p text:style-name="P6">Column [type:character][size:256][format:AAA]</text:p>
                    </text:list-item>
                  </text:list>
                </text:list-item>
                <text:list-item>
                  <text:p text:style-name="P6">Control [name:ab<text:span text:style-name="T44">_importance</text:span>] [type:control][visible:true][showon:create,read,update]</text:p>
                  <text:list>
                    <text:list-item>
                      <text:p text:style-name="P6">Column [type:numeric][size:10][format:YYYY]</text:p>
                    </text:list-item>
                    <text:list-item>
                      <text:p text:style-name="P5"><text:span text:style-name="T1">UI [prompt:importance][title:</text:span><text:span text:style-name="T2">importance</text:span><text:span text:style-name="T1">][type:radio][format:NNNNNNNNNN]</text:span></text:p>
                      <text:list>
                        <text:list-item>
                          <text:p text:style-name="P6">Option [name:Most Important][value:1]</text:p>
                        </text:list-item>
                        <text:list-item>
                          <text:p text:style-name="P6">Option [name:Less Important][value:2]</text:p>
                        </text:list-item>
                        <text:list-item>
                          <text:p text:style-name="P6">Option [name:Least Important][value:3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ca<text:span text:style-name="T44">_type</text:span>] [type:control][visible:true][showon:create,read,update]</text:p>
                  <text:list>
                    <text:list-item>
                      <text:p text:style-name="P6">Column [type:numeric][size:10][format:YYYY]</text:p>
                    </text:list-item>
                    <text:list-item>
                      <text:p text:style-name="P6">UI [prompt:Type][title:Type][type:radio][format:NNNNNNNNNN]</text:p>
                      <text:list>
                        <text:list-item>
                          <text:p text:style-name="P6">Option [name:Architect][value:1]</text:p>
                        </text:list-item>
                        <text:list-item>
                          <text:p text:style-name="P6">Option [name:Artist][value:2]</text:p>
                        </text:list-item>
                        <text:list-item>
                          <text:p text:style-name="P6">Option [name:Builder][value:3]</text:p>
                        </text:list-item>
                        <text:list-item>
                          <text:p text:style-name="P6">Option [name:Craftsman][value:4]</text:p>
                        </text:list-item>
                        <text:list-item>
                          <text:p text:style-name="P6">Option [name:Designer][value:5]</text:p>
                        </text:list-item>
                        <text:list-item>
                          <text:p text:style-name="P6">Option [name:Engineer][value:6]</text:p>
                        </text:list-item>
                        <text:list-item>
                          <text:p text:style-name="P6">Option [name:Landscape Architect][value:7]</text:p>
                        </text:list-item>
                        <text:list-item>
                          <text:p text:style-name="P6">Option [name:Architectural or Engineering Firm][value:8]</text:p>
                        </text:list-item>
                        <text:list-item>
                          <text:p text:style-name="P6">Option [name:Unknown][value:9]</text:p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1">Table [title:Statement of Significance] [name: </text:span><text:span text:style-name="T57">NRHP-</text:span><text:span text:style-name="T66">Statement-of-Significance</text:span><text:span text:style-name="T60"> ]</text:span><text:span text:style-name="T1"> [relationship:many][minimum:1][limit:1][type:table]</text:span><text:span text:style-name="T95">[group:NRHP]</text:span></text:p>
              <text:list>
                <text:list-item>
                  <text:p text:style-name="P6">Definition [text: ]</text:p>
                </text:list-item>
                <text:list-item>
                  <text:p text:style-name="P6">Control [name:crit<text:span text:style-name="T44">_contrib</text:span>] [type:control][visible:true][showon:create,read,update]</text:p>
                  <text:list>
                    <text:list-item>
                      <text:p text:style-name="P6">Column [type:numeric][size:10][format:]</text:p>
                    </text:list-item>
                    <text:list-item>
                      <text:p text:style-name="P5"><text:span text:style-name="T1">UI [prompt:A. </text:span><text:span text:style-name="T84">Property is associated with events that have made a significant contribution to the broad patterns of our history</text:span><text:span text:style-name="T82"> </text:span><text:span text:style-name="T1">][title:Significant Contributions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6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crit<text:span text:style-name="T44">_persons</text:span>] [type:control][visible:true][showon:create,read,update]</text:p>
                  <text:list>
                    <text:list-item>
                      <text:p text:style-name="P6">Column [type:numeric][size:10][format:]</text:p>
                    </text:list-item>
                    <text:list-item>
                      <text:p text:style-name="P9"><text:span text:style-name="T53">UI [prompt:B. </text:span><text:span text:style-name="T84">Property is associated with the lives of persons significant in our past.</text:span><text:span text:style-name="T53">][title:Has Significant Persons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6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crit<text:span text:style-name="T44">_distinctive</text:span>] [type:control][visible:true][showon:create,read,update]</text:p>
                  <text:list>
                    <text:list-item>
                      <text:p text:style-name="P6">Column [type:numeric][size:10][format:]</text:p>
                    </text:list-item>
                    <text:list-item>
                      <text:p text:style-name="P5"><text:span text:style-name="T1">UI [prompt:C. </text:span><text:span text:style-name="T74">Property embodies the distinctive characteristics of a type, period, or method of construction or represents the work of a master, or possesses high artistic values, or represents a significant </text:span><text:span text:style-name="T73">and distinguishable entity whose components lack individual distinction.</text:span><text:span text:style-name="T1">][title:Has Distictive Character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6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crit<text:span text:style-name="T44">_likely-yield</text:span>] [type:control][visible:true][showon:create,read,update]</text:p>
                  <text:list>
                    <text:list-item>
                      <text:p text:style-name="P6">Column [type:numeric][size:10][format:]</text:p>
                    </text:list-item>
                    <text:list-item>
                      <text:p text:style-name="P5"><text:span text:style-name="T1">UI [prompt:D. </text:span><text:span text:style-name="T74">Property has yielded, or is likely to yield, information important in prehistory or history.</text:span><text:span text:style-name="T1">][title:May yield information.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6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crit<text:span text:style-name="T44">_religion</text:span>] [type:control][visible:true][showon:create,read,update]</text:p>
                  <text:list>
                    <text:list-item>
                      <text:p text:style-name="P6">Column [type:numeric][size:10][format:]</text:p>
                    </text:list-item>
                    <text:list-item>
                      <text:p text:style-name="P5"><text:span text:style-name="T1">UI [prompt: </text:span><text:span text:style-name="T85">Property is </text:span><text:span text:style-name="T75">Owned by a religious institution or used for religious purposes.</text:span><text:span text:style-name="T1">][title:</text:span><text:span text:style-name="T75">Owned by a religious institution or used for religious purposes.</text:span><text:span text:style-name="T1">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6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crit<text:span text:style-name="T44">_relocated</text:span>] [type:control][visible:true][showon:create,read,update]</text:p>
                  <text:list>
                    <text:list-item>
                      <text:p text:style-name="P6">Column [type:numeric][size:10][format:]</text:p>
                    </text:list-item>
                    <text:list-item>
                      <text:p text:style-name="P5"><text:span text:style-name="T1">UI [prompt: </text:span><text:span text:style-name="T85">Property is </text:span><text:span text:style-name="T75">removed from its original location.</text:span><text:span text:style-name="T1"> ][title:</text:span><text:span text:style-name="T75">Property Moved</text:span><text:span text:style-name="T1">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6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crit<text:span text:style-name="T44">_birthplace_grave</text:span>] [type:control][visible:true][showon:create,read,update]</text:p>
                  <text:list>
                    <text:list-item>
                      <text:p text:style-name="P6">Column [type:numeric][size:10][format:]</text:p>
                    </text:list-item>
                    <text:list-item>
                      <text:p text:style-name="P5"><text:span text:style-name="T1">UI [prompt: <text:s/></text:span><text:span text:style-name="T85">Property is </text:span><text:span text:style-name="T75">a cemetery.</text:span><text:span text:style-name="T1"> ][title:</text:span><text:span text:style-name="T85">Property is </text:span><text:span text:style-name="T75">a cemetery. </text:span><text:span text:style-name="T1">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6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crit<text:span text:style-name="T44">_reconstructed</text:span>] [type:control][visible:true][showon:create,read,update]</text:p>
                  <text:list>
                    <text:list-item>
                      <text:p text:style-name="P6">Column [type:numeric][size:10][format:]</text:p>
                    </text:list-item>
                    <text:list-item>
                      <text:p text:style-name="P5"><text:span text:style-name="T1">UI [prompt: <text:s/></text:span><text:span text:style-name="T85">Property is </text:span><text:span text:style-name="T75">a reconstructed building, object, or structure.</text:span><text:span text:style-name="T1"> ][title:</text:span><text:span text:style-name="T85">Property is </text:span><text:span text:style-name="T75">a reconstructed building, object, or structure. </text:span><text:span text:style-name="T1">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6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crit<text:span text:style-name="T44">_commemorative-property</text:span>] [type:control][visible:true][showon:create,read,update]</text:p>
                  <text:list>
                    <text:list-item>
                      <text:p text:style-name="P6">Column [type:numeric][size:10][format:]</text:p>
                    </text:list-item>
                    <text:list-item>
                      <text:p text:style-name="P5"><text:span text:style-name="T1">UI [prompt: <text:s/></text:span><text:span text:style-name="T85">Property is </text:span><text:span text:style-name="T75">a commemorative property.</text:span><text:span text:style-name="T1"> ][title:</text:span><text:span text:style-name="T85">Property is </text:span><text:span text:style-name="T75">a commemorative property. </text:span><text:span text:style-name="T1">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6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crit<text:span text:style-name="T44">_lessthan50</text:span>] [type:control][visible:true][showon:create,read,update]</text:p>
                  <text:list>
                    <text:list-item>
                      <text:p text:style-name="P6">Column [type:numeric][size:10][format:]</text:p>
                    </text:list-item>
                    <text:list-item>
                      <text:p text:style-name="P5"><text:span text:style-name="T1">UI [prompt: <text:s/></text:span><text:span text:style-name="T85">Property is </text:span><text:span text:style-name="T75">less than 50 years old or achieving significance within the past 50 years. </text:span><text:span text:style-name="T1">][title:</text:span><text:span text:style-name="T85">Property is </text:span><text:span text:style-name="T75">less than 50 years old or achieving significance within the past 50 years. </text:span><text:span text:style-name="T1">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6">Option [name:Yes][value:1]</text:p>
                        </text:list-item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/>
            </text:list-item>
            <text:list-item>
              <text:p text:style-name="P5"><text:span text:style-name="T1">Table [title:Criteria Considerations] [name: </text:span><text:span text:style-name="T57">NRHP-</text:span><text:span text:style-name="T91">Statement-of-Significance-</text:span><text:span text:style-name="T97">Criteria</text:span><text:span text:style-name="T91">-</text:span><text:span text:style-name="T97">Considerations</text:span><text:span text:style-name="T104"> </text:span><text:span text:style-name="T57">]</text:span><text:span text:style-name="T1"> [relationship:many][minimum:1][limit:1][type:table]</text:span><text:span text:style-name="T95">[group:NRHP]</text:span></text:p>
              <text:list>
                <text:list-item>
                  <text:p text:style-name="P16"><text:span text:style-name="T82">Definition [text: </text:span><text:span text:style-name="T82">]</text:span></text:p>
                </text:list-item>
                <text:list-item>
                  <text:p text:style-name="P8"><text:span text:style-name="T116">Control [name:</text:span><text:span text:style-name="T47">crit_</text:span><text:span text:style-name="T107">Criteria_Considerations </text:span><text:span text:style-name="T116">] <text:s/>[visible: true] [width:50][height:10][showon:create,update,read]</text:span></text:p>
                  <text:list>
                    <text:list-item>
                      <text:p text:style-name="P6">[definition: <text:s/>]</text:p>
                    </text:list-item>
                    <text:list-item>
                      <text:p text:style-name="P5"><text:span text:style-name="T1">UI[prompt: </text:span><text:span text:style-name="T104">Criteria Considerations (explanation, if necessary)</text:span><text:span text:style-name="T1">][title:</text:span><text:span text:style-name="T104"> Criteria Considerations (explanation, if necessary)</text:span><text:span text:style-name="T1">] [type:textbox]</text:span></text:p>
                    </text:list-item>
                    <text:list-item>
                      <text:p text:style-name="P6">Validation [type: character][required:false][validate:yes]</text:p>
                    </text:list-item>
                    <text:list-item>
                      <text:p text:style-name="P15">Column [type:character][size:8000][format:A-Z,a-z,0-9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Summary Paragraph] [name: </text:span><text:span text:style-name="T57">NRHP-</text:span><text:span text:style-name="T58">Statement</text:span><text:span text:style-name="T91">-</text:span><text:span text:style-name="T58">of</text:span><text:span text:style-name="T91">-</text:span><text:span text:style-name="T58">Significance</text:span><text:span text:style-name="T91">-</text:span><text:span text:style-name="T58">Summary</text:span><text:span text:style-name="T91">-</text:span><text:span text:style-name="T58">Paragraph</text:span><text:span text:style-name="T57">]</text:span><text:span text:style-name="T1"> [relationship:many][minimum:1][limit:1][type:table]</text:span><text:span text:style-name="T95">[group:NRHP]</text:span></text:p>
              <text:list>
                <text:list-item>
                  <text:p text:style-name="P15">Definition [text: ]</text:p>
                </text:list-item>
                <text:list-item>
                  <text:p text:style-name="P6">Control [name:<text:span text:style-name="T44">crit_Significance_Summary_Paragraph</text:span>] <text:s/>[visible: true] [width:50][height:10][showon:create,update,read]</text:p>
                  <text:list>
                    <text:list-item>
                      <text:p text:style-name="P6">[definition: <text:s/>]</text:p>
                    </text:list-item>
                    <text:list-item>
                      <text:p text:style-name="P13"><text:span text:style-name="T81">UI[prompt: </text:span><text:span text:style-name="T49">Statement of Significance Summary Paragraph </text:span><text:span text:style-name="T81">(Provide a summary paragraph that includes level of significance and applicable criteria.)][title:</text:span><text:span text:style-name="T80">Statement of Significance Summary Paragraph </text:span><text:span text:style-name="T81">(Provide a summary paragraph that includes level of significance and applicable criteria.)] [type:textbox]</text:span></text:p>
                    </text:list-item>
                    <text:list-item>
                      <text:p text:style-name="P6">Validation [type: character][required:false][validate:yes]</text:p>
                    </text:list-item>
                    <text:list-item>
                      <text:p text:style-name="P15">Column [type:character][size:8000][format:A-Z,a-z,0-9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Statement of Significance] [name: </text:span><text:span text:style-name="T57">NRHP-</text:span><text:span text:style-name="T91">Statement-of-Significance-</text:span><text:span text:style-name="T59">Narrative</text:span><text:span text:style-name="T91">-</text:span><text:span text:style-name="T58">Statement</text:span><text:span text:style-name="T91">-</text:span><text:span text:style-name="T58">of</text:span><text:span text:style-name="T91">-</text:span><text:span text:style-name="T58">Significance</text:span><text:span text:style-name="T57">]</text:span><text:span text:style-name="T1"> [relationship:many][minimum:1][limit:1][type:table]</text:span><text:span text:style-name="T95">[group:NRHP]</text:span></text:p>
              <text:list>
                <text:list-item>
                  <text:p text:style-name="P6"><text:span text:style-name="T23">Definition [text: </text:span><text:span text:style-name="T43">Cite the books, articles, and other sources used in preparing this form.)</text:span><text:span text:style-name="T23">]</text:span></text:p>
                </text:list-item>
                <text:list-item>
                  <text:p text:style-name="P6">Control [name:<text:span text:style-name="T44">crit_Narrative_Statement_of_Significance</text:span>] <text:s/>[visible: true] [width:50][height:10][showon:create,update,read]</text:p>
                  <text:list>
                    <text:list-item>
                      <text:p text:style-name="P6">[definition: <text:s/>]</text:p>
                    </text:list-item>
                    <text:list-item>
                      <text:p text:style-name="P5"><text:span text:style-name="T1">UI[prompt: </text:span><text:span text:style-name="T10">Narrative</text:span><text:span text:style-name="T1"> </text:span><text:span text:style-name="T9">Statement of Significance </text:span><text:span text:style-name="T99">(</text:span><text:span text:style-name="T104">Provide at least one paragraph for each area of significance.)  </text:span><text:span text:style-name="T1">][title:</text:span><text:span text:style-name="T10">Narrative</text:span><text:span text:style-name="T1"> </text:span><text:span text:style-name="T9">Statement of Significance </text:span><text:span text:style-name="T99">(</text:span><text:span text:style-name="T104">Provide at least one paragraph for each area of significance.) </text:span><text:span text:style-name="T1">] [type:textbox]</text:span></text:p>
                    </text:list-item>
                    <text:list-item>
                      <text:p text:style-name="P6">Validation [type: character][required:false][validate:yes]</text:p>
                    </text:list-item>
                    <text:list-item>
                      <text:p text:style-name="P15">Column [type:character][size:8000][format:A-Z,a-z,0-9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Justify Criteria Considerations] [name: </text:span><text:span text:style-name="T57">NRHP-</text:span><text:span text:style-name="T59">Justify</text:span><text:span text:style-name="T91">-</text:span><text:span text:style-name="T59">Criteria</text:span><text:span text:style-name="T91">-</text:span><text:span text:style-name="T59">Considerations</text:span><text:span text:style-name="T57">]</text:span><text:span text:style-name="T1"> [relationship:many][minimum:1][limit:][type:table]</text:span><text:span text:style-name="T95">[group:NRHP]</text:span></text:p>
              <text:list>
                <text:list-item>
                  <text:p text:style-name="P6"><text:span text:style-name="T23">Definition [text: </text:span><text:span text:style-name="T43">Cite the books, articles, and other sources used in preparing this form.)</text:span><text:span text:style-name="T23">]</text:span></text:p>
                </text:list-item>
                <text:list-item>
                  <text:p text:style-name="P6">Control [name:<text:span text:style-name="T44">crit_justification</text:span>] <text:s/>[visible: true] [width:50][height:10][showon:create,update,read]</text:p>
                  <text:list>
                    <text:list-item>
                      <text:p text:style-name="P6">[definition: <text:s/>]</text:p>
                    </text:list-item>
                    <text:list-item>
                      <text:p text:style-name="P6">UI[prompt: <text:span text:style-name="T50">Justify Criteria Considerations</text:span><text:span text:style-name="T48"> </text:span>(explanation, if necessary)][title:Justify Criteria Considerations (explanation, if necessary)] [type:textbox]</text:p>
                    </text:list-item>
                    <text:list-item>
                      <text:p text:style-name="P6">Validation [type: character][required:false][validate:yes]</text:p>
                    </text:list-item>
                    <text:list-item>
                      <text:p text:style-name="P15">Column [type:character][size:8000][format:A-Z,a-z,0-9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Developmental History] [name: </text:span><text:span text:style-name="T57">NRHP-</text:span><text:span text:style-name="T58">Developmental</text:span><text:span text:style-name="T91">-</text:span><text:span text:style-name="T58">history</text:span><text:span text:style-name="T57">]</text:span><text:span text:style-name="T1"> [relationship:many][minimum:1][limit:][type:table]</text:span><text:span text:style-name="T95">[group:NRHP]</text:span></text:p>
              <text:list>
                <text:list-item>
                  <text:p text:style-name="P6"><text:span text:style-name="T23">Definition [text: </text:span><text:span text:style-name="T43">Cite the books, articles, and other sources used in preparing this form.)</text:span><text:span text:style-name="T23">]</text:span></text:p>
                </text:list-item>
                <text:list-item>
                  <text:p text:style-name="P6">Control [name:<text:span text:style-name="T44">crit_dev_history</text:span>] <text:s/>[visible: true] [width:50][height:10][showon:create,update,read]</text:p>
                  <text:list>
                    <text:list-item>
                      <text:p text:style-name="P6">[definition: <text:s/>]</text:p>
                    </text:list-item>
                    <text:list-item>
                      <text:p text:style-name="P13"><text:span text:style-name="T81">UI[prompt:</text:span><text:span text:style-name="T49">Developmental history/additional historic context information</text:span><text:span text:style-name="T80"> </text:span><text:span text:style-name="T81">(if appropriate)] [title:</text:span><text:span text:style-name="T80">Developmental history/additional historic context information </text:span><text:span text:style-name="T81">(if appropriate)] [type:textbox]</text:span></text:p>
                    </text:list-item>
                    <text:list-item>
                      <text:p text:style-name="P6">Validation [type: character][required:false][validate:yes]</text:p>
                    </text:list-item>
                    <text:list-item>
                      <text:p text:style-name="P15">Column [type:character][size:8000][format:A-Z,a-z,0-9]</text:p>
                    </text:list-item>
                    <text:list-item>
                      <text:p text:style-name="P15"/>
                    </text:list-item>
                  </text:list>
                </text:list-item>
              </text:list>
            </text:list-item>
            <text:list-item>
              <text:p text:style-name="P5"><text:span text:style-name="T1">Table [title:Major Bibliographical References] [name: </text:span><text:span text:style-name="T57">NRHP-Major-Bibliographical-References]</text:span><text:span text:style-name="T1"> [relationship:many][minimum:1][limit:100][type:table]</text:span><text:span text:style-name="T95">[group:NRHP]</text:span></text:p>
              <text:list>
                <text:list-item>
                  <text:p text:style-name="P15">Definition [text: <text:span text:style-name="T43">Cite the books, articles, and other sources used in preparing this form.)</text:span>]</text:p>
                </text:list-item>
                <text:list-item>
                  <text:p text:style-name="P9"><text:span text:style-name="T53">Control [name:</text:span><text:span text:style-name="T47">mbiblio_</text:span><text:span text:style-name="T100">preliminary determination </text:span><text:span text:style-name="T53">] [type:control][visible:true][showon:create,read,update]</text:span>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5"><text:span text:style-name="T1">UI [prompt: </text:span><text:span text:style-name="T108">preliminary determination </text:span><text:span text:style-name="T1">][title:</text:span><text:span text:style-name="T108">preliminary determination</text:span><text:span text:style-name="T1">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15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53">Control [name:</text:span><text:span text:style-name="T47">mbiblio_</text:span><text:span text:style-name="T100">previously listed </text:span><text:span text:style-name="T53">] [type:control][visible:true][showon:create,read,update]</text:span>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5"><text:span text:style-name="T1">UI [prompt: </text:span><text:span text:style-name="T108">previously listed</text:span><text:span text:style-name="T1">][title:</text:span><text:span text:style-name="T108">previously listed</text:span><text:span text:style-name="T1">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15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53">Control [name:</text:span><text:span text:style-name="T47">mbiblio_</text:span><text:span text:style-name="T100">previously determined eligible </text:span><text:span text:style-name="T53">] [type:control][visible:true][showon:create,read,update]</text:span>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5"><text:span text:style-name="T1">UI [prompt: </text:span><text:span text:style-name="T108">previously determined eligible</text:span><text:span text:style-name="T1">][title:</text:span><text:span text:style-name="T108">previously determined eligible</text:span><text:span text:style-name="T1"> 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15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Control [name:</text:span><text:span text:style-name="T2">mbiblio_</text:span><text:span text:style-name="T100">designated a National Historic Landmark</text:span><text:span text:style-name="T44"> </text:span><text:span text:style-name="T1">] [type:control][visible:true][showon:create,read,update]</text:span>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5"><text:span text:style-name="T1">UI [prompt: </text:span><text:span text:style-name="T108">designated a National Historic Landmark</text:span><text:span text:style-name="T1">][title:</text:span><text:span text:style-name="T108">designated a National Historic Landmark</text:span><text:span text:style-name="T1">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15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53">Control [name:</text:span><text:span text:style-name="T47">mbiblio_</text:span><text:span text:style-name="T100">recorded by Historic American Buildings Survey</text:span><text:span text:style-name="T53">] [type:control][visible:true][showon:create,read,update]</text:span>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5"><text:span text:style-name="T1">UI [prompt: <text:s/></text:span><text:span text:style-name="T108">recorded by Historic American Buildings Survey</text:span><text:span text:style-name="T1">][title:</text:span><text:span text:style-name="T101">recorded by Historic American Buildings Survey</text:span><text:span text:style-name="T1">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15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53">Control [name:</text:span><text:span text:style-name="T47">mbiblio_</text:span><text:span text:style-name="T100">recorded by Historic American Engineering Record </text:span><text:span text:style-name="T53">] [type:control][visible:true][showon:create,read,update]</text:span>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5"><text:span text:style-name="T1">UI [prompt: </text:span><text:span text:style-name="T108">recorded by Historic American Engineering Record</text:span><text:span text:style-name="T1">][title:</text:span><text:span text:style-name="T108">recorded by Historic American Engineering Record</text:span><text:span text:style-name="T1">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15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53">Control [name:</text:span><text:span text:style-name="T47">mbiblio_</text:span><text:span text:style-name="T100">recorded by Historic American Landscape Survey </text:span><text:span text:style-name="T53">] [type:control][visible:true][showon:create,read,update]</text:span>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5"><text:span text:style-name="T1">UI [prompt:</text:span><text:span text:style-name="T108">recorded by Historic American Landscape Survey </text:span><text:span text:style-name="T1">][title:</text:span><text:span text:style-name="T108">recorded by Historic American Landscape Survey</text:span><text:span text:style-name="T1">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15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Control [name:</text:span><text:span text:style-name="T2">mbiblio_</text:span><text:span text:style-name="T100">State Historic Preservation Office</text:span><text:span text:style-name="T44"> </text:span><text:span text:style-name="T1">] [type:control][visible:true][showon:create,read,update]</text:span>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5"><text:span text:style-name="T1">UI [prompt: </text:span><text:span text:style-name="T101">State Historic Preservation Office</text:span><text:span text:style-name="T1">][title:</text:span><text:span text:style-name="T101">State Historic Preservation Office</text:span><text:span text:style-name="T1">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15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Control [name:</text:span><text:span text:style-name="T2">mbiblio_</text:span><text:span text:style-name="T100">Other State agency</text:span><text:span text:style-name="T44"> </text:span><text:span text:style-name="T1">] [type:control][visible:true][showon:create,read,update]</text:span>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5"><text:span text:style-name="T1">UI [prompt: </text:span><text:span text:style-name="T101">Other State agency</text:span><text:span text:style-name="T1">][title:</text:span><text:span text:style-name="T101">agency State Other</text:span><text:span text:style-name="T1">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15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Control [name:</text:span><text:span text:style-name="T2">mbiblio_</text:span><text:span text:style-name="T101">Federal agency </text:span><text:span text:style-name="T44"><text:s/></text:span><text:span text:style-name="T1">] [type:control][visible:true][showon:create,read,update]</text:span>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5"><text:span text:style-name="T1">UI [prompt: </text:span><text:span text:style-name="T101">Federal agency</text:span><text:span text:style-name="T109"> </text:span><text:span text:style-name="T1">][title:</text:span><text:span text:style-name="T101">Federal agency</text:span><text:span text:style-name="T109"> </text:span><text:span text:style-name="T1">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15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Control [name:</text:span><text:span text:style-name="T2">mbiblio_</text:span><text:span text:style-name="T100">Local government</text:span><text:span text:style-name="T44"> </text:span><text:span text:style-name="T1">] [type:control][visible:true][showon:create,read,update]</text:span>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5"><text:span text:style-name="T1">UI [prompt: </text:span><text:span text:style-name="T108">Local government</text:span><text:span text:style-name="T1"> ][title:</text:span><text:span text:style-name="T108">Local government</text:span><text:span text:style-name="T1"> 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15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Control [name:</text:span><text:span text:style-name="T2">mbiblio_</text:span><text:span text:style-name="T100">University</text:span><text:span text:style-name="T44"> </text:span><text:span text:style-name="T1">] [type:control][visible:true][showon:create,read,update]</text:span>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5"><text:span text:style-name="T1">UI [prompt: </text:span><text:span text:style-name="T108">University</text:span><text:span text:style-name="T1">][title:</text:span><text:span text:style-name="T108">University</text:span><text:span text:style-name="T1">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15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Control [name:</text:span><text:span text:style-name="T2">mbiblio_</text:span><text:span text:style-name="T100">Other</text:span><text:span text:style-name="T44"> </text:span><text:span text:style-name="T1">] [type:control][visible:true][showon:create,read,update]</text:span></text:p>
                  <text:list>
                    <text:list-item>
                      <text:p text:style-name="P6">Column [type:bit][size:1][format:yes/no]</text:p>
                    </text:list-item>
                    <text:list-item>
                      <text:p text:style-name="P5"><text:span text:style-name="T1">UI [prompt: </text:span><text:span text:style-name="T108">Other</text:span><text:span text:style-name="T1">[title:</text:span><text:span text:style-name="T108">Other</text:span><text:span text:style-name="T1">][type:radio][format:NNNNNNNNNN]</text:span></text:p>
                      <text:list>
                        <text:list-item>
                          <text:p text:style-name="P6">Option [name:No][value:0]</text:p>
                        </text:list-item>
                        <text:list-item>
                          <text:p text:style-name="P15">Option [name:Yes][value:1]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Control [name:mbiblio</text:span><text:span text:style-name="T2">_</text:span><text:span text:style-name="T109">Historic American Buildings Survey # </text:span><text:span text:style-name="T1">] [type:control][visible:true][showon:create,read,update]</text:span></text:p>
                  <text:list>
                    <text:list-item>
                      <text:p text:style-name="P9"><text:span text:style-name="T53">UI [prompt:</text:span><text:span text:style-name="T102">Historic American Buildings Survey # </text:span><text:span text:style-name="T53">][title:</text:span><text:span text:style-name="T98">Historic American Buildings Survey # </text:span><text:span text:style-name="T53">][type:text][format:AAAA]</text:span></text:p>
                    </text:list-item>
                    <text:list-item>
                      <text:p text:style-name="P15">Column [type:character][size:256][format:AAA]</text:p>
                    </text:list-item>
                  </text:list>
                </text:list-item>
                <text:list-item>
                  <text:p text:style-name="P5"><text:span text:style-name="T1">Control [name:mbiblio</text:span><text:span text:style-name="T2">_</text:span><text:span text:style-name="T109">Historic American Engineering Record # </text:span><text:span text:style-name="T1">] [type:control][visible:true][showon:create,read,update]</text:span></text:p>
                  <text:list>
                    <text:list-item>
                      <text:p text:style-name="P9"><text:span text:style-name="T53">UI [prompt:</text:span><text:span text:style-name="T102">Historic American Engineering Record # </text:span><text:span text:style-name="T53">][title:</text:span><text:span text:style-name="T98">Historic American Engineering Record # </text:span><text:span text:style-name="T53">][type:text][format:AAAA]</text:span></text:p>
                    </text:list-item>
                    <text:list-item>
                      <text:p text:style-name="P15">Column [type:character][size:256][format:AAA]</text:p>
                    </text:list-item>
                  </text:list>
                </text:list-item>
                <text:list-item>
                  <text:p text:style-name="P5"><text:span text:style-name="T1">Control [name:mbiblio</text:span><text:span text:style-name="T2">_</text:span><text:span text:style-name="T109">Historic American Landscape Survey # </text:span><text:span text:style-name="T1">] [type:control][visible:true][showon:create,read,update]</text:span></text:p>
                  <text:list>
                    <text:list-item>
                      <text:p text:style-name="P9"><text:span text:style-name="T53">UI [prompt:</text:span><text:span text:style-name="T98">Historic American Landscape Survey # </text:span><text:span text:style-name="T53">][title:</text:span><text:span text:style-name="T102">Historic American Landscape Survey # </text:span><text:span text:style-name="T53">][type:text][format:AAAA]</text:span></text:p>
                    </text:list-item>
                    <text:list-item>
                      <text:p text:style-name="P15">Column [type:character][size:256][format:AAA]</text:p>
                    </text:list-item>
                  </text:list>
                </text:list-item>
                <text:list-item>
                  <text:p text:style-name="P5"><text:span text:style-name="T1">Control [name:mbiblio</text:span><text:span text:style-name="T2">_</text:span><text:span text:style-name="T101">Name of repository</text:span><text:span text:style-name="T2"> </text:span><text:span text:style-name="T1">] [type:control][visible:true][showon:create,read,update]</text:span></text:p>
                  <text:list>
                    <text:list-item>
                      <text:p text:style-name="P5"><text:span text:style-name="T1">UI [prompt:</text:span><text:span text:style-name="T102">Name of repository </text:span><text:span text:style-name="T1">][title:</text:span><text:span text:style-name="T98">Name of repository</text:span> <text:span text:style-name="T1">][type:text][format:AAAA]</text:span></text:p>
                    </text:list-item>
                    <text:list-item>
                      <text:p text:style-name="P15">Column [type:character][size:256][format:AAA]</text:p>
                    </text:list-item>
                  </text:list>
                </text:list-item>
                <text:list-item>
                  <text:p text:style-name="P5"><text:span text:style-name="T1">Control [name:mbiblio</text:span><text:span text:style-name="T2">_</text:span><text:span text:style-name="T105">Historic Resources Survey Number</text:span><text:span text:style-name="T1">] [type:control][visible:true][showon:create,read,update]</text:span></text:p>
                  <text:list>
                    <text:list-item>
                      <text:p text:style-name="P5"><text:span text:style-name="T1">UI [prompt:</text:span><text:span text:style-name="T106">Historic Resources Survey Number (if assigned):</text:span><text:span text:style-name="T1"> ][title:</text:span><text:span text:style-name="T103">Historic Resources Survey Number (if assigned):</text:span> <text:span text:style-name="T1">][type:text][format:AAAA]</text:span></text:p>
                    </text:list-item>
                    <text:list-item>
                      <text:p text:style-name="P15">Column [type:character][size:256][format:AAA]</text:p>
                    </text:list-item>
                    <text:list-item>
                      <text:p text:style-name="P15"/>
                    </text:list-item>
                  </text:list>
                </text:list-item>
              </text:list>
            </text:list-item>
            <text:list-item>
              <text:p text:style-name="P5"><text:span text:style-name="T1">Table [title:Bibliography] [name: </text:span><text:span text:style-name="T57">NRHP-Major-Bibliographical-References-Bibliography]</text:span><text:span text:style-name="T1"> [relationship:many][minimum:1][limit:100][type:table]</text:span><text:span text:style-name="T95">[group:NRHP]</text:span></text:p>
              <text:list>
                <text:list-item>
                  <text:p text:style-name="P7"><text:span text:style-name="T32">Definition [text: </text:span><text:span text:style-name="T43">Cite the books, articles, and other sources used in preparing this form</text:span><text:span text:style-name="T43">.</text:span><text:span text:style-name="T43">)</text:span><text:span text:style-name="T32">]</text:span></text:p>
                </text:list-item>
                <text:list-item>
                  <text:p text:style-name="P5"><text:span text:style-name="T1">Control [name:biblio</text:span><text:span text:style-name="T2">_author</text:span><text:span text:style-name="T1">] [type:control][visible:true][showon:create,read,update]</text:span></text:p>
                  <text:list>
                    <text:list-item>
                      <text:p text:style-name="P6">UI [prompt:Author][title:Author][type:text][format:AAAA]</text:p>
                    </text:list-item>
                    <text:list-item>
                      <text:p text:style-name="P15">Column [type:character][size:256][format:AAA]</text:p>
                    </text:list-item>
                  </text:list>
                </text:list-item>
                <text:list-item>
                  <text:p text:style-name="P5"><text:span text:style-name="T1">Control [name:biblio</text:span><text:span text:style-name="T2">_Title</text:span><text:span text:style-name="T1">] [type:control][visible:true][showon:create,read,update]</text:span></text:p>
                  <text:list>
                    <text:list-item>
                      <text:p text:style-name="P6">UI [prompt:Article Title][title:Article Title][type:text][format:AAAA]</text:p>
                    </text:list-item>
                    <text:list-item>
                      <text:p text:style-name="P15">Column [type:character][size:256][format:AAA]</text:p>
                    </text:list-item>
                  </text:list>
                </text:list-item>
                <text:list-item>
                  <text:p text:style-name="P5"><text:span text:style-name="T1">Control [name:biblio</text:span><text:span text:style-name="T2">_Periodical_Title</text:span><text:span text:style-name="T1">] [type:control][visible:true][showon:create,read,update]</text:span></text:p>
                  <text:list>
                    <text:list-item>
                      <text:p text:style-name="P6">UI [prompt:Periodical Title][title:Periodical Title][type:text][format:AAAA]</text:p>
                    </text:list-item>
                    <text:list-item>
                      <text:p text:style-name="P15">Column [type:character][size:256][format:AAA]</text:p>
                    </text:list-item>
                  </text:list>
                </text:list-item>
                <text:list-item>
                  <text:p text:style-name="P5"><text:span text:style-name="T1">Control [name:biblio</text:span><text:span text:style-name="T2">_Year_Published</text:span><text:span text:style-name="T1">] [type:control][visible:true][showon:create,read,update]</text:span></text:p>
                  <text:list>
                    <text:list-item>
                      <text:p text:style-name="P5"><text:span text:style-name="T1">UI [prompt:Year</text:span><text:span text:style-name="T24"> of publication</text:span><text:span text:style-name="T1">][title:Year</text:span><text:span text:style-name="T24"> of publication</text:span><text:span text:style-name="T1">][type:text][format:AAAA]</text:span></text:p>
                    </text:list-item>
                    <text:list-item>
                      <text:p text:style-name="P15">Column [type:character][size:4][format:AAA]</text:p>
                    </text:list-item>
                  </text:list>
                </text:list-item>
                <text:list-item>
                  <text:p text:style-name="P5"><text:span text:style-name="T1">Control [name:biblio</text:span><text:span text:style-name="T2">_Month_Published</text:span><text:span text:style-name="T1">] [type:control][visible:true][showon:create,read,update]</text:span></text:p>
                  <text:list>
                    <text:list-item>
                      <text:p text:style-name="P5"><text:span text:style-name="T1">UI [prompt:Month</text:span><text:span text:style-name="T24"> of publication</text:span><text:span text:style-name="T1">][title:Month</text:span><text:span text:style-name="T24"> of publication</text:span><text:span text:style-name="T1">][type:text][format:AAAA]</text:span></text:p>
                    </text:list-item>
                    <text:list-item>
                      <text:p text:style-name="P15">Column [type:character][size:2][format:AAA]</text:p>
                    </text:list-item>
                  </text:list>
                </text:list-item>
                <text:list-item>
                  <text:p text:style-name="P5"><text:span text:style-name="T1">Control [name:biblio</text:span><text:span text:style-name="T2">_pages</text:span><text:span text:style-name="T1">] [type:control][visible:true][showon:create,read,update]</text:span></text:p>
                  <text:list>
                    <text:list-item>
                      <text:p text:style-name="P5"><text:span text:style-name="T1">UI [prompt:pages][title:</text:span><text:span text:style-name="T24">pages</text:span><text:span text:style-name="T1">][type:text][format:AAAA]</text:span></text:p>
                    </text:list-item>
                    <text:list-item>
                      <text:p text:style-name="P15">Column [type:character][size:50][format:AAA]</text:p>
                    </text:list-item>
                  </text:list>
                </text:list-item>
                <text:list-item>
                  <text:p text:style-name="P5"><text:span text:style-name="T1">Control [name:biblio</text:span><text:span text:style-name="T2">_reprint</text:span><text:span text:style-name="T1">] [type:control][visible:true][showon:create,read,update]</text:span></text:p>
                  <text:list>
                    <text:list-item>
                      <text:p text:style-name="P5"><text:span text:style-name="T1">UI [prompt:pages][title:</text:span><text:span text:style-name="T24">pages</text:span><text:span text:style-name="T1">][type:text][format:AAAA]</text:span></text:p>
                    </text:list-item>
                    <text:list-item>
                      <text:p text:style-name="P15">Column [type:character][size:256][format:AAA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Geographical Data] [name:NRHP-</text:span><text:span text:style-name="T65">Geographical</text:span><text:span text:style-name="T91">-</text:span><text:span text:style-name="T65">Data</text:span><text:span text:style-name="T57">]</text:span><text:span text:style-name="T1"> [relationship:many][minimum:1][limit:100][type:table]</text:span><text:span text:style-name="T95">[group:NRHP]</text:span></text:p>
              <text:list>
                <text:list-item>
                  <text:p text:style-name="P15">Definition [text: ]</text:p>
                </text:list-item>
                <text:list-item>
                  <text:p text:style-name="P5"><text:span text:style-name="T1">Control [name:geo</text:span><text:span text:style-name="T2">_</text:span><text:span text:style-name="T76">Acreage of Property</text:span><text:span text:style-name="T2"> </text:span><text:span text:style-name="T1">] [type:control][visible:true][showon:create,read,update]</text:span></text:p>
                  <text:list>
                    <text:list-item>
                      <text:p text:style-name="P5"><text:span text:style-name="T1">UI [prompt:</text:span><text:span text:style-name="T77">Acreage of Property</text:span><text:span text:style-name="T1"> ][title:</text:span><text:span text:style-name="T37">Acreage of Property</text:span><text:span text:style-name="T24"> </text:span><text:span text:style-name="T1">][type:text][format:AAAA]</text:span></text:p>
                    </text:list-item>
                    <text:list-item>
                      <text:p text:style-name="P15">Column [type:double][size:12,3][format:NNN.NNN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UTM References] [name:</text:span><text:span text:style-name="T65">N</text:span><text:span text:style-name="T16">RHP</text:span><text:span text:style-name="T91">-</text:span><text:span text:style-name="T65">Geographical</text:span><text:span text:style-name="T91">-</text:span><text:span text:style-name="T65">Data</text:span><text:span text:style-name="T91">-</text:span><text:span text:style-name="T16">UTM</text:span><text:span text:style-name="T91">-</text:span><text:span text:style-name="T16">References</text:span><text:span text:style-name="T57">]</text:span><text:span text:style-name="T1"> [relationship:many][minimum:1][limit:100][type:table]</text:span><text:span text:style-name="T95">[group:NRHP]</text:span></text:p>
              <text:list>
                <text:list-item>
                  <text:p text:style-name="P15">Definition [text: UTM References]</text:p>
                </text:list-item>
                <text:list-item>
                  <text:p text:style-name="P5"><text:span text:style-name="T1">Control [name:geo</text:span><text:span text:style-name="T2">_</text:span><text:span text:style-name="T76">Zone</text:span><text:span text:style-name="T2"> </text:span><text:span text:style-name="T1">] [type:control][visible:true][showon:create,read,update]</text:span></text:p>
                  <text:list>
                    <text:list-item>
                      <text:p text:style-name="P5"><text:span text:style-name="T1">UI [prompt: </text:span><text:span text:style-name="T78">Zone</text:span><text:span text:style-name="T1"> ][title:</text:span><text:span text:style-name="T36">Zone</text:span><text:span text:style-name="T24"> </text:span><text:span text:style-name="T1">][type:text][format:AAAA]</text:span></text:p>
                    </text:list-item>
                    <text:list-item>
                      <text:p text:style-name="P15">Column [type:double][size:12,3][format:NNN.NNN]</text:p>
                    </text:list-item>
                  </text:list>
                </text:list-item>
                <text:list-item>
                  <text:p text:style-name="P5"><text:span text:style-name="T1">Control [name:geo</text:span><text:span text:style-name="T2">_Easting</text:span><text:span text:style-name="T1">] [type:control][visible:true][showon:create,read,update]</text:span></text:p>
                  <text:list>
                    <text:list-item>
                      <text:p text:style-name="P5"><text:span text:style-name="T1">UI [prompt:Easting ][title:</text:span><text:span text:style-name="T24">Easting </text:span><text:span text:style-name="T1">][type:text][format:AAAA]</text:span></text:p>
                    </text:list-item>
                    <text:list-item>
                      <text:p text:style-name="P15">Column [type:double][size:12,3][format:NNN.NNN]</text:p>
                    </text:list-item>
                  </text:list>
                </text:list-item>
                <text:list-item>
                  <text:p text:style-name="P5"><text:span text:style-name="T1">Control [name:geo</text:span><text:span text:style-name="T2">_Northing</text:span><text:span text:style-name="T1">] [type:control][visible:true][showon:create,read,update]</text:span></text:p>
                  <text:list>
                    <text:list-item>
                      <text:p text:style-name="P5"><text:span text:style-name="T1">UI [prompt: </text:span><text:span text:style-name="T2">Northing</text:span><text:span text:style-name="T1">][title:</text:span><text:span text:style-name="T25">Northing</text:span><text:span text:style-name="T1">][type:text][format:AAAA]</text:span></text:p>
                    </text:list-item>
                    <text:list-item>
                      <text:p text:style-name="P15">Column [type:double][size:12,3][format:NNN.NNN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Verbal Boundary Description] [name:</text:span><text:span text:style-name="T65">N</text:span><text:span text:style-name="T16">RHP</text:span><text:span text:style-name="T91">-</text:span><text:span text:style-name="T65">Geographical</text:span><text:span text:style-name="T91">-</text:span><text:span text:style-name="T65">Data</text:span><text:span text:style-name="T91">-</text:span><text:span text:style-name="T14">Verbal</text:span><text:span text:style-name="T91">-</text:span><text:span text:style-name="T14">Boundary</text:span><text:span text:style-name="T91">-</text:span><text:span text:style-name="T14">Description</text:span><text:span text:style-name="T57">]</text:span><text:span text:style-name="T1"> [relationship:many][minimum:1][limit:1][type:table]</text:span><text:span text:style-name="T95">[group:NRHP]</text:span></text:p>
              <text:list>
                <text:list-item>
                  <text:p text:style-name="P15">Definition [text: ]</text:p>
                </text:list-item>
                <text:list-item>
                  <text:p text:style-name="P5"><text:span text:style-name="T1">Control [name:geo_</text:span><text:span text:style-name="T11">Verbal Boundary Description</text:span><text:span text:style-name="T1">] <text:s/>[visible: true] [width:50][height:10][showon:create,update,read]</text:span></text:p>
                  <text:list>
                    <text:list-item>
                      <text:p text:style-name="P6">[definition: <text:s/>]</text:p>
                    </text:list-item>
                    <text:list-item>
                      <text:p text:style-name="P5"><text:span text:style-name="T1">UI[prompt:</text:span><text:span text:style-name="T12">Verbal Boundary Description</text:span><text:span text:style-name="T1">] [title:</text:span><text:span text:style-name="T14">Verbal Boundary Description</text:span><text:span text:style-name="T1">] [type:textbox]</text:span></text:p>
                    </text:list-item>
                    <text:list-item>
                      <text:p text:style-name="P6">Validation [type: character][required:false][validate:yes]</text:p>
                    </text:list-item>
                    <text:list-item>
                      <text:p text:style-name="P15">Column [type:character][size:8000][format:A-Z,a-z,0-9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Boundary Justification] [name:</text:span><text:span text:style-name="T65">N</text:span><text:span text:style-name="T16">RHP</text:span><text:span text:style-name="T91">-</text:span><text:span text:style-name="T65">Geographical</text:span><text:span text:style-name="T91">-</text:span><text:span text:style-name="T65">Data</text:span><text:span text:style-name="T91">-</text:span><text:span text:style-name="T14">Boundary</text:span><text:span text:style-name="T91">-</text:span><text:span text:style-name="T14">Justification</text:span><text:span text:style-name="T57">]</text:span><text:span text:style-name="T1"> [relationship:many][minimum:1][limit:1][type:table]</text:span><text:span text:style-name="T95">[group:NRHP]</text:span></text:p>
              <text:list>
                <text:list-item>
                  <text:p text:style-name="P15">Definition [text: ]</text:p>
                </text:list-item>
                <text:list-item>
                  <text:p text:style-name="P5"><text:span text:style-name="T1">Control [name:geo_</text:span><text:span text:style-name="T14">Boundary Justification</text:span><text:span text:style-name="T1">] <text:s/>[visible: true] [width:50][height:10][showon:create,update,read]</text:span></text:p>
                  <text:list>
                    <text:list-item>
                      <text:p text:style-name="P6">[definition: <text:s/>]</text:p>
                    </text:list-item>
                    <text:list-item>
                      <text:p text:style-name="P5"><text:span text:style-name="T1">UI[prompt:</text:span><text:span text:style-name="T14">Boundary Justification</text:span><text:span text:style-name="T1">] [title:</text:span><text:span text:style-name="T14">Boundary Justification</text:span><text:span text:style-name="T1">] [type:textbox]</text:span></text:p>
                    </text:list-item>
                    <text:list-item>
                      <text:p text:style-name="P6">Validation [type: character][required:false][validate:yes]</text:p>
                    </text:list-item>
                    <text:list-item>
                      <text:p text:style-name="P15">Column [type:character][size:8000][format:A-Z,a-z,0-9]</text:p>
                    </text:list-item>
                  </text:list>
                </text:list-item>
              </text:list>
            </text:list-item>
            <text:list-item>
              <text:p text:style-name="P25"/>
            </text:list-item>
            <text:list-item>
              <text:p text:style-name="P5"><text:span text:style-name="T1">Table [title:Form Prepared By] [name: </text:span><text:span text:style-name="T57">NRHP-Form-Prepared-By]</text:span><text:span text:style-name="T1"> [relationship:many][minimum:1][limit:1][type:table]</text:span><text:span text:style-name="T95">[group:NRHP]</text:span></text:p>
              <text:list>
                <text:list-item>
                  <text:p text:style-name="P10"><text:span text:style-name="T34">Definition [text: I</text:span><text:span text:style-name="T38">dentifies the person </text:span><text:span text:style-name="T83">who prepared the form and his or her affiliation.</text:span><text:span text:style-name="T34">]</text:span></text:p>
                </text:list-item>
                <text:list-item>
                  <text:p text:style-name="P5"><text:span text:style-name="T1">Control [name:prep</text:span><text:span text:style-name="T2">_organization</text:span><text:span text:style-name="T1">] [type:control][visible:true][showon:create,read,update]</text:span></text:p>
                  <text:list>
                    <text:list-item>
                      <text:p text:style-name="P6">UI [prompt:Organization Name][title:Organization Name][type:text][format:AAAA]</text:p>
                    </text:list-item>
                    <text:list-item>
                      <text:p text:style-name="P15">Column [type:character][size:256][format:AAA]</text:p>
                    </text:list-item>
                  </text:list>
                </text:list-item>
                <text:list-item>
                  <text:p text:style-name="P6">Control [name:prep_name] <text:s/>[visible: true] [width:25][height:1][showon:create,update,read]</text:p>
                  <text:list>
                    <text:list-item>
                      <text:p text:style-name="P6">[definition: the complete full name of the individual]</text:p>
                    </text:list-item>
                    <text:list-item>
                      <text:p text:style-name="P6">UI[prompt: Your Legal Name][title:Name] [type:textbox]</text:p>
                      <text:list>
                        <text:list-item>
                          <text:p text:style-name="P6">Sample [sample: James Tiberius Smyth II] 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-Z,a-z,0-9]</text:p>
                    </text:list-item>
                  </text:list>
                </text:list-item>
                <text:list-item>
                  <text:p text:style-name="P6">Control [name:prep_title] <text:s/>[visible: true] [width:25][height:1][showon:create,update,read]</text:p>
                  <text:list>
                    <text:list-item>
                      <text:p text:style-name="P6">[definition: title]</text:p>
                    </text:list-item>
                    <text:list-item>
                      <text:p text:style-name="P6">UI[prompt: Title][title:Title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-Z,a-z,0-9]</text:p>
                    </text:list-item>
                    <text:list-item>
                      <text:p text:style-name="P6"/>
                    </text:list-item>
                  </text:list>
                </text:list-item>
                <text:list-item>
                  <text:p text:style-name="P6">Control [name:prep_email] <text:s/>[visible:yes][width:25][height:1][showon:create,update,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6">UI[prompt: Your Email][title:Email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<text:span text:style-name="T23">Column [type:character][size:256][format:</text:span><text:a xlink:type="simple" xlink:href="mailto:AAA@AAA.AAA">AAA@AAA.AAA</text:a><text:span text:style-name="T23">]</text:span></text:p>
                    </text:list-item>
                  </text:list>
                </text:list-item>
                <text:list-item>
                  <text:p text:style-name="P28"><text:span text:style-name="T1">Control [name:prep</text:span><text:span text:style-name="T1">_street</text:span><text:span text:style-name="T1">] <text:s/>[visible: true] [width:25][height:1][showon:create,update,read][access:(public)(registrant),(review-commenter)]</text:span></text:p>
                  <text:list>
                    <text:list-item>
                      <text:p text:style-name="P27">[definition: the complet street number and name.]</text:p>
                    </text:list-item>
                    <text:list-item>
                      <text:p text:style-name="P27">Instruction [text: Complete street name]</text:p>
                    </text:list-item>
                    <text:list-item>
                      <text:p text:style-name="P27">UI[prompt: Street][title:Street] [type:textbox]</text:p>
                    </text:list-item>
                    <text:list-item>
                      <text:p text:style-name="P27">Validation [type: character][required:true][validate:yes]</text:p>
                    </text:list-item>
                    <text:list-item>
                      <text:p text:style-name="P27">Column [type:character][size:256][format:A-Z,a-z,0-9]</text:p>
                    </text:list-item>
                  </text:list>
                </text:list-item>
                <text:list-item>
                  <text:p text:style-name="P6">Control [name:prep_municipality] <text:s/>[visible: true] [width:25][height:1][showon:create,update,read]</text:p>
                  <text:list>
                    <text:list-item>
                      <text:p text:style-name="P6">[definition: the current municipality ]</text:p>
                    </text:list-item>
                    <text:list-item>
                      <text:p text:style-name="P6">UI[prompt: <text:span text:style-name="T19">Municiple Unit</text:span>][title:Municipality] [type:textbox]</text:p>
                    </text:list-item>
                    <text:list-item>
                      <text:p text:style-name="P6">Instruction [text: Complete municipality name. <text:s/>No abbreviations]</text:p>
                    </text:list-item>
                    <text:list-item>
                      <text:p text:style-name="P6">Validation [type: character][required:true][validate:yes]</text:p>
                    </text:list-item>
                  </text:list>
                </text:list-item>
                <text:list-item>
                  <text:p text:style-name="P6">Control [name:prep_state] <text:s/>[visible: true] [width:25][height:1][showon:create,update,read][access:(public)(registrant),(review-commenter)]</text:p>
                  <text:list>
                    <text:list-item>
                      <text:p text:style-name="P6">[definition: the state. ]</text:p>
                    </text:list-item>
                    <text:list-item>
                      <text:p text:style-name="P6">UI[prompt: <text:span text:style-name="T20">State</text:span>][title:State] [type:textbox]</text:p>
                    </text:list-item>
                    <text:list-item>
                      <text:p text:style-name="P6">Instruction [text: State Abbreviation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][format:A-Z,a-z,0-9]</text:p>
                    </text:list-item>
                  </text:list>
                </text:list-item>
                <text:list-item>
                  <text:p text:style-name="P6">Control [name:prep_postalcode] <text:s/>[visible: true] [width:10][height:1][showon:create,update,read]</text:p>
                  <text:list>
                    <text:list-item>
                      <text:p text:style-name="P6">[definition: Postal code for the property. ]</text:p>
                    </text:list-item>
                    <text:list-item>
                      <text:p text:style-name="P6">UI[prompt: <text:span text:style-name="T21">Postal Code</text:span>][title:Postal Code] [type:textbox]</text:p>
                    </text:list-item>
                    <text:list-item>
                      <text:p text:style-name="P6">Instruction [text: Postal code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10][format:]</text:p>
                    </text:list-item>
                  </text:list>
                </text:list-item>
              </text:list>
            </text:list-item>
            <text:list-item>
              <text:p text:style-name="P5"><text:span text:style-name="T1">Table [title:Photographs] [name:</text:span><text:span text:style-name="T8"> NRHP-</text:span><text:span text:style-name="T18">Photographs</text:span><text:span text:style-name="T8">]</text:span><text:span text:style-name="T1"> [relationship:many][limit:50][minimum:0][type:table]</text:span><text:span text:style-name="T95">[group:NRHP]</text:span></text:p>
              <text:list>
                <text:list-item>
                  <text:p text:style-name="P6">Definition [text: ]</text:p>
                </text:list-item>
                <text:list-item>
                  <text:p text:style-name="P6">[description:]</text:p>
                </text:list-item>
                <text:list-item>
                  <text:p text:style-name="P5"><text:span text:style-name="T1">Control [name:photo</text:span><text:span text:style-name="T2">_Property_Name</text:span><text:span text:style-name="T1">] <text:s/>[visible: true] [width:50][height:10][showon:create,update,read]</text:span></text:p>
                  <text:list>
                    <text:list-item>
                      <text:p text:style-name="P6">[definition: Property name 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6">UI[prompt: Explain][title:Explain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256][format:A-Z,a-z,0-9]</text:p>
                    </text:list-item>
                    <text:list-item>
                      <text:p text:style-name="P15">Instruction [text:]</text:p>
                    </text:list-item>
                  </text:list>
                </text:list-item>
                <text:list-item>
                  <text:p text:style-name="P5"><text:span text:style-name="T1">Control [name:photo</text:span><text:span text:style-name="T2">_description</text:span><text:span text:style-name="T1">] <text:s/>[visible: true] [width:50][height:10][showon:create,update,read]</text:span></text:p>
                  <text:list>
                    <text:list-item>
                      <text:p text:style-name="P6">[definition: Simple short description of the photograph. 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6">UI[prompt: Explain][title:Explain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500][format:A-Z,a-z,0-9]</text:p>
                    </text:list-item>
                    <text:list-item>
                      <text:p text:style-name="P15">Instruction [text:Short descriptive title of photograph.]</text:p>
                    </text:list-item>
                  </text:list>
                </text:list-item>
                <text:list-item>
                  <text:p text:style-name="P6">Control [name:<text:span text:style-name="T44">photo_type</text:span>] <text:s/>[visible: true] [width:10][height:1][showon:create,update, read]</text:p>
                  <text:list>
                    <text:list-item>
                      <text:p text:style-name="P6">[definition: What are we looking at?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create,read,update]</text:p>
                    </text:list-item>
                    <text:list-item>
                      <text:p text:style-name="P6">UI[prompt: Theme Type][title:Type] [type:radio]</text:p>
                      <text:list>
                        <text:list-item>
                          <text:p text:style-name="P6">Option [name:-Pick Photograph Type-][value:0]</text:p>
                        </text:list-item>
                        <text:list-item>
                          <text:p text:style-name="P6">Option [name:Facade][value:1]</text:p>
                        </text:list-item>
                        <text:list-item>
                          <text:p text:style-name="P6">Option [name:Detail Exterior] [value:2]</text:p>
                        </text:list-item>
                        <text:list-item>
                          <text:p text:style-name="P6">Option [name:Primary Interior Space][value:3]</text:p>
                        </text:list-item>
                        <text:list-item>
                          <text:p text:style-name="P6">Option [name:Detail Interior] [value:4]</text:p>
                        </text:list-item>
                        <text:list-item>
                          <text:p text:style-name="P6">Option [name:Immediate Neighborhood ][value:5]</text:p>
                        </text:list-item>
                        <text:list-item>
                          <text:p text:style-name="P6"/>
                        </text:list-item>
                      </text:list>
                    </text:list-item>
                    <text:list-item>
                      <text:p text:style-name="P6">Instruction [text: Format or type of digital image]</text:p>
                    </text:list-item>
                    <text:list-item>
                      <text:p text:style-name="P6">Validation [type: character][required:false][validate:yes]</text:p>
                    </text:list-item>
                    <text:list-item>
                      <text:p text:style-name="P15">Column [type:numeric][size:10][format:NNNN]</text:p>
                    </text:list-item>
                  </text:list>
                </text:list-item>
                <text:list-item>
                  <text:p text:style-name="P5"><text:span text:style-name="T1">Control [name:photo</text:span><text:span text:style-name="T2">_image</text:span><text:span text:style-name="T1">] <text:s/>[visible: true] [width:50][height:10][showon:create,update,read]</text:span></text:p>
                  <text:list>
                    <text:list-item>
                      <text:p text:style-name="P6">[definition: Photograph binary. 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6">UI[prompt: Upload Image][title:Image] [type:textbox]</text:p>
                    </text:list-item>
                    <text:list-item>
                      <text:p text:style-name="P6">Validation [type: image][required:true][validate:yes]</text:p>
                    </text:list-item>
                    <text:list-item>
                      <text:p text:style-name="P15">Column [type:image][size:][format:]</text:p>
                    </text:list-item>
                    <text:list-item>
                      <text:p text:style-name="P15">Instruction [text:Digital image.]</text:p>
                    </text:list-item>
                  </text:list>
                </text:list-item>
                <text:list-item>
                  <text:p text:style-name="P5"><text:span text:style-name="T1">Control [name:photo</text:span><text:span text:style-name="T2">_insertdate</text:span><text:span text:style-name="T1">] [type:control][visible:true][showon:read,update]</text:span></text:p>
                  <text:list>
                    <text:list-item>
                      <text:p text:style-name="P6">[definition: date record was inserted]</text:p>
                    </text:list-item>
                    <text:list-item>
                      <text:p text:style-name="P20">Permission [name:(public)(registrant)(NRHP)][rights:read]</text:p>
                    </text:list-item>
                    <text:list-item>
                      <text:p text:style-name="P20">Permission [name:(public)(registrant)(NRHP)(editor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YYYY/MM/DD]</text:p>
                        </text:list-item>
                      </text:list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  <text:list-item>
                  <text:p text:style-name="P6">Control [name:photo_orientation] <text:s/>[visible: true] [width:10][height:1][showon:create,update, 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create,read,update]</text:p>
                    </text:list-item>
                    <text:list-item>
                      <text:p text:style-name="P6">UI[prompt: Theme Type][title:Type] [type:radio]</text:p>
                      <text:list>
                        <text:list-item>
                          <text:p text:style-name="P6">Option [name:-Not Oriented-][value:0]</text:p>
                        </text:list-item>
                        <text:list-item>
                          <text:p text:style-name="P6">Option [name:North][value:0]</text:p>
                        </text:list-item>
                        <text:list-item>
                          <text:p text:style-name="P6">Option [name:North East] [value:45.0]</text:p>
                        </text:list-item>
                        <text:list-item>
                          <text:p text:style-name="P6">Option [name:East][value:90.0]</text:p>
                        </text:list-item>
                        <text:list-item>
                          <text:p text:style-name="P6">Option [name:South East] [value:135.0]</text:p>
                        </text:list-item>
                        <text:list-item>
                          <text:p text:style-name="P15">Option [name: South][value:180]</text:p>
                        </text:list-item>
                        <text:list-item>
                          <text:p text:style-name="P15">Option [name: South West][value:]</text:p>
                        </text:list-item>
                        <text:list-item>
                          <text:p text:style-name="P15">Option [name: West][value:]</text:p>
                        </text:list-item>
                        <text:list-item>
                          <text:p text:style-name="P15">Option [name: North West][value:]</text:p>
                        </text:list-item>
                      </text:list>
                    </text:list-item>
                    <text:list-item>
                      <text:p text:style-name="P15">Column [type:numeric][size:8,4][format:NNNNNNNNNN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2">photo_municipality</text:span><text:span text:style-name="T1">] <text:s/>[visible: true] [width:25][height:1][showon:create,update,read]</text:span></text:p>
                  <text:list>
                    <text:list-item>
                      <text:p text:style-name="P6">[definition: the current municipality ]</text:p>
                    </text:list-item>
                    <text:list-item>
                      <text:p text:style-name="P6">UI[prompt: <text:span text:style-name="T19">Municiple Unit</text:span>][title:Municipality] [type:textbox]</text:p>
                    </text:list-item>
                    <text:list-item>
                      <text:p text:style-name="P6">Column [type:character][size:256][format:AA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2">photo_county</text:span><text:span text:style-name="T1">] <text:s/>[visible: true] [width:25][height:1][showon:create,update,read]</text:span></text:p>
                  <text:list>
                    <text:list-item>
                      <text:p text:style-name="P6">[definition: the primary county ]</text:p>
                    </text:list-item>
                    <text:list-item>
                      <text:p text:style-name="P23"><text:span text:style-name="T67">Permission [name: (public)(registrant)(NRHP) ] [rights: create, read]</text:span> </text:p>
                    </text:list-item>
                    <text:list-item>
                      <text:p text:style-name="P24">Permission [name:(public)(registrant)(NRHP)(editor)] [rights:create,read,update]</text:p>
                    </text:list-item>
                    <text:list-item>
                      <text:p text:style-name="P24">Permission [name:(public)(registrant)(ER)(editor)] <text:s/>[rights:create,read,update]</text:p>
                    </text:list-item>
                    <text:list-item>
                      <text:p text:style-name="P6">UI[prompt: <text:span text:style-name="T19">County </text:span>][title:County] [type:list]</text:p>
                    </text:list-item>
                    <text:list-item>
                      <text:p text:style-name="P6">Instruction [text: Complete county name. <text:s/>No abbreviations and no punctuation.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A]</text:p>
                    </text:list-item>
                  </text:list>
                </text:list-item>
                <text:list-item>
                  <text:p text:style-name="P5"><text:span text:style-name="T1">Control [name:</text:span><text:span text:style-name="T2">photo_state</text:span><text:span text:style-name="T1">] <text:s/>[visible: true] [width:25][height:1][showon:create,update,read][access:(public)(registrant),(review-commenter)]</text:span></text:p>
                  <text:list>
                    <text:list-item>
                      <text:p text:style-name="P6">[definition: the state. ]</text:p>
                    </text:list-item>
                    <text:list-item>
                      <text:p text:style-name="P6">UI[prompt: <text:span text:style-name="T20">State</text:span>][title:State] [type:textbox]</text:p>
                    </text:list-item>
                    <text:list-item>
                      <text:p text:style-name="P6">Instruction [text: State Abbreviation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2][format:A-Z,a-z,0-9]</text:p>
                    </text:list-item>
                  </text:list>
                </text:list-item>
                <text:list-item>
                  <text:p text:style-name="P5"><text:span text:style-name="T1">Control [name:photo</text:span><text:span text:style-name="T2">_Photographer</text:span><text:span text:style-name="T1">] <text:s/>[visible: true] [width:50][height:10][showon:create,update,read]</text:span></text:p>
                  <text:list>
                    <text:list-item>
                      <text:p text:style-name="P6">[definition: the name of the photographer. ]</text:p>
                    </text:list-item>
                    <text:list-item>
                      <text:p text:style-name="P20">Permission [name:(public)(registrant)(NRHP)][rights: create,read]</text:p>
                    </text:list-item>
                    <text:list-item>
                      <text:p text:style-name="P20">Permission [name:(public)(registrant)(NRHP)(editor)][rights: create,read,update]</text:p>
                    </text:list-item>
                    <text:list-item>
                      <text:p text:style-name="P6">UI[prompt: <text:span text:style-name="T44">Photographer Name</text:span>][title:Photographer] [type:textbox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15">Column [type:character][size:256][format:A-Z,a-z,0-9]</text:p>
                    </text:list-item>
                    <text:list-item>
                      <text:p text:style-name="P15">Instruction [text:]</text:p>
                    </text:list-item>
                  </text:list>
                </text:list-item>
                <text:list-item>
                  <text:p text:style-name="P6">Control [name:<text:span text:style-name="T44">photo_date</text:span>] [type:control][visible:true][showon:read,update]</text:p>
                  <text:list>
                    <text:list-item>
                      <text:p text:style-name="P6">[definition: Date photograph was takent]</text:p>
                    </text:list-item>
                    <text:list-item>
                      <text:p text:style-name="P20">Permission [name:(public)(registrant)(NRHP)][rights:read]</text:p>
                    </text:list-item>
                    <text:list-item>
                      <text:p text:style-name="P20">Permission [name:(public)(registrant)(NRHP)(editor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</text:list-item>
                    <text:list-item>
                      <text:p text:style-name="P15">Validation [type: numeric][validate:true]</text:p>
                    </text:list-item>
                  </text:list>
                </text:list-item>
                <text:list-item>
                  <text:p text:style-name="P15">Control [name:<text:span text:style-name="T44">photo_latitude</text:span>] [type:control][visible:true][showon:read,update]</text:p>
                  <text:list>
                    <text:list-item>
                      <text:p text:style-name="P15">UI[prompt: Latitude][title:Latitude] [type:textbox]</text:p>
                    </text:list-item>
                    <text:list-item>
                      <text:p text:style-name="P15">Column [type:numeric][size:14,6][format:0-9 . -]</text:p>
                    </text:list-item>
                  </text:list>
                </text:list-item>
                <text:list-item>
                  <text:p text:style-name="P15">Control [name:<text:span text:style-name="T44">photo_longitude</text:span>] [type:control][visible:true][showon:read,update]</text:p>
                  <text:list>
                    <text:list-item>
                      <text:p text:style-name="P15">UI[prompt: Longitude][title:Longitude] [type:textbox]</text:p>
                    </text:list-item>
                    <text:list-item>
                      <text:p text:style-name="P15">Column [type:numeric][size:14,6][format:0-9 . -]</text:p>
                    </text:list-item>
                  </text:list>
                </text:list-item>
                <text:list-item>
                  <text:p text:style-name="P15">Control [name:<text:span text:style-name="T44">photo_elevation</text:span>] [type:control][visible:true][showon:read,update]</text:p>
                  <text:list>
                    <text:list-item>
                      <text:p text:style-name="P15">UI[prompt: Elevation][title:Elevation] [type:textbox]</text:p>
                    </text:list-item>
                    <text:list-item>
                      <text:p text:style-name="P15">Column [type:numeric][size:14,6][format:0-9 . -]</text:p>
                    </text:list-item>
                  </text:list>
                </text:list-item>
                <text:list-item>
                  <text:p text:style-name="P15">Control [name:<text:span text:style-name="T44">photo_elevation_units</text:span>] [type:control][visible:true][showon:read,update]</text:p>
                  <text:list>
                    <text:list-item>
                      <text:p text:style-name="P15">UI[prompt: Elevation][title:Elevation] [type:radio]</text:p>
                      <text:list>
                        <text:list-item>
                          <text:p text:style-name="P6">Option [name:-units undefined-][value:0]</text:p>
                        </text:list-item>
                        <text:list-item>
                          <text:p text:style-name="P15">Option [name:Meters][value:1]</text:p>
                        </text:list-item>
                        <text:list-item>
                          <text:p text:style-name="P15">Option [name:Feet][value:2]</text:p>
                        </text:list-item>
                      </text:list>
                    </text:list-item>
                    <text:list-item>
                      <text:p text:style-name="P15">Column [type:numeric][size:14,2][format:0-9 . -]</text:p>
                    </text:list-item>
                  </text:list>
                </text:list-item>
              </text:list>
            </text:list-item>
            <text:list-item>
              <text:p text:style-name="P5"><text:span text:style-name="T24">Table [title:Property Owner] [name: </text:span><text:span text:style-name="T57">NRHP-Property-Owners</text:span><text:span text:style-name="T24">] [relationship:many][limit:10][minimum:1][type:table]</text:span><text:span text:style-name="T95">[group:NRHP]</text:span></text:p>
              <text:list>
                <text:list-item>
                  <text:p text:style-name="P6">Control [name:own_name] <text:s/>[visible: true] [width:254][height:1][showon:create,update,read]</text:p>
                  <text:list>
                    <text:list-item>
                      <text:p text:style-name="P6">[definition: <text:s/>]</text:p>
                    </text:list-item>
                    <text:list-item>
                      <text:p text:style-name="P6">UI[prompt: <text:span text:style-name="T19">Name</text:span>][title:Name] [type:textbox]</text:p>
                    </text:list-item>
                    <text:list-item>
                      <text:p text:style-name="P6">Instruction [text: ]</text:p>
                    </text:list-item>
                    <text:list-item>
                      <text:p text:style-name="P15">Validation [type: character][required:true][validate:yes]</text:p>
                    </text:list-item>
                  </text:list>
                </text:list-item>
                <text:list-item>
                  <text:p text:style-name="P6">Control [name:own_street] <text:s/>[visible: true] [width:254][height:1][showon:create,update,read]</text:p>
                  <text:list>
                    <text:list-item>
                      <text:p text:style-name="P6">[definition: <text:s/>]</text:p>
                    </text:list-item>
                    <text:list-item>
                      <text:p text:style-name="P6">UI[prompt: <text:span text:style-name="T19">Street</text:span>][title:Street] [type:textbox]</text:p>
                    </text:list-item>
                    <text:list-item>
                      <text:p text:style-name="P6">Instruction [text: ]</text:p>
                    </text:list-item>
                    <text:list-item>
                      <text:p text:style-name="P15">Validation [type: character][required:true][validate:yes]</text:p>
                    </text:list-item>
                  </text:list>
                </text:list-item>
                <text:list-item>
                  <text:p text:style-name="P6">Control [name:own_street] <text:s/>[visible: true] [width:254][height:1][showon:create,update,read]</text:p>
                  <text:list>
                    <text:list-item>
                      <text:p text:style-name="P6">[definition: <text:s/>]</text:p>
                    </text:list-item>
                    <text:list-item>
                      <text:p text:style-name="P6">UI[prompt: <text:span text:style-name="T19">Telephone</text:span>][title:Telephone] [type:textbox]</text:p>
                    </text:list-item>
                    <text:list-item>
                      <text:p text:style-name="P6">Instruction [text: ]</text:p>
                    </text:list-item>
                    <text:list-item>
                      <text:p text:style-name="P15">Validation [type: character][required:true][validate:yes]</text:p>
                    </text:list-item>
                  </text:list>
                </text:list-item>
                <text:list-item>
                  <text:p text:style-name="P6">Control [name:own_city] <text:s/>[visible: true] [width:254][height:1][showon:create,update,read]</text:p>
                  <text:list>
                    <text:list-item>
                      <text:p text:style-name="P6">[definition: <text:s/>]</text:p>
                    </text:list-item>
                    <text:list-item>
                      <text:p text:style-name="P6">UI[prompt: <text:span text:style-name="T19">City</text:span>][title:City] [type:textbox]</text:p>
                    </text:list-item>
                    <text:list-item>
                      <text:p text:style-name="P6">Instruction [text: ]</text:p>
                    </text:list-item>
                    <text:list-item>
                      <text:p text:style-name="P15">Validation [type: character][required:true][validate:yes]</text:p>
                    </text:list-item>
                  </text:list>
                </text:list-item>
                <text:list-item>
                  <text:p text:style-name="P6">Control [name:own_state] <text:s/>[visible: true] [width:2][height:1][showon:create,update,read]</text:p>
                  <text:list>
                    <text:list-item>
                      <text:p text:style-name="P6">[definition: <text:s/>]</text:p>
                    </text:list-item>
                    <text:list-item>
                      <text:p text:style-name="P6">UI[prompt: <text:span text:style-name="T19">State</text:span>][title:State] [type:textbox]</text:p>
                    </text:list-item>
                    <text:list-item>
                      <text:p text:style-name="P6">Instruction [text: ]</text:p>
                    </text:list-item>
                    <text:list-item>
                      <text:p text:style-name="P15">Validation [type: character][required:true][validate:yes]</text:p>
                    </text:list-item>
                  </text:list>
                </text:list-item>
                <text:list-item>
                  <text:p text:style-name="P6">Control [name:own_zipcode] <text:s/>[visible: true] [width:5][height:1][showon:create,update,read]</text:p>
                  <text:list>
                    <text:list-item>
                      <text:p text:style-name="P6">[definition: <text:s/>]</text:p>
                    </text:list-item>
                    <text:list-item>
                      <text:p text:style-name="P6">UI[prompt: <text:span text:style-name="T19">Zipcode</text:span>][title:Zipcode] [type:textbox]</text:p>
                    </text:list-item>
                    <text:list-item>
                      <text:p text:style-name="P6">Instruction [text: ]</text:p>
                    </text:list-item>
                    <text:list-item>
                      <text:p text:style-name="P15">Validation [type: character][required:true][validate:yes]</text:p>
                    </text:list-item>
                  </text:list>
                </text:list-item>
              </text:list>
            </text:list-item>
            <text:list-item>
              <text:p text:style-name="P5"><text:span text:style-name="T24">Table [title:Additonal Documentation] [name:</text:span><text:span text:style-name="T62">NRHP-Additional-Documentation </text:span><text:span text:style-name="T61">]</text:span><text:span text:style-name="T24"> [relationship:many][minimum:0][limit:100][type:table]</text:span><text:span text:style-name="T95">[group:NRHP]</text:span></text:p>
              <text:list>
                <text:list-item>
                  <text:p text:style-name="P15">[description: date, and source]</text:p>
                  <text:list>
                    <text:list-item>
                      <text:p text:style-name="P5"><text:span text:style-name="T1">Control [name: </text:span><text:span text:style-name="T122">Document Name</text:span><text:span text:style-name="T1">] <text:s/>[visible: true] [width:25][height:1][showon:create,update,read][access:]</text:span></text:p>
                      <text:list>
                        <text:list-item>
                          <text:p text:style-name="P6">[definition: ]</text:p>
                        </text:list-item>
                        <text:list-item>
                          <text:p text:style-name="P5"><text:span text:style-name="T1">UI[prompt: </text:span><text:span text:style-name="T122">Document Name</text:span><text:span text:style-name="T1"> ][title:</text:span><text:span text:style-name="T122">Document Name</text:span><text:span text:style-name="T1"> ] [type:textbox]</text:span></text:p>
                          <text:list>
                            <text:list-item>
                              <text:p text:style-name="P6">Sample [sample:]</text:p>
                            </text:list-item>
                          </text:list>
                        </text:list-item>
                        <text:list-item>
                          <text:p text:style-name="P6">Instruction [text: 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6">Column [type:character][size:256][format:A-Z,a-z,0-9]</text:p>
                        </text:list-item>
                      </text:list>
                    </text:list-item>
                    <text:list-item>
                      <text:p text:style-name="P5"><text:span text:style-name="T1">Control [name:</text:span><text:span text:style-name="T122">Link to Document</text:span><text:span text:style-name="T1"> ] <text:s/>[visible: true] [width:25][height:1][showon:create,update,read][access:]</text:span></text:p>
                      <text:list>
                        <text:list-item>
                          <text:p text:style-name="P6">[definition: ]</text:p>
                        </text:list-item>
                        <text:list-item>
                          <text:p text:style-name="P5"><text:span text:style-name="T1">UI[prompt: </text:span><text:span text:style-name="T122">Link to Document</text:span><text:span text:style-name="T1"> ][title:</text:span><text:span text:style-name="T122">Link to Document</text:span> <text:span text:style-name="T1">] [type:textbox]</text:span></text:p>
                          <text:list>
                            <text:list-item>
                              <text:p text:style-name="P6">Sample [sample:]</text:p>
                            </text:list-item>
                          </text:list>
                        </text:list-item>
                        <text:list-item>
                          <text:p text:style-name="P6">Instruction [text: 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15">Column [type:character][size:256][format:A-Z,a-z,0-9]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24">Table [title:Project Contacts] [name: Project-Contacts] [relationship:many][limit:][type:table]</text:span></text:p>
              <text:list>
                <text:list-item>
                  <text:p text:style-name="P15">[description: date, and source]</text:p>
                </text:list-item>
              </text:list>
            </text:list-item>
            <text:list-item>
              <text:p text:style-name="P5"><text:span text:style-name="T24">Table [title:Construction Dates] [name: Construction Dates] [relationship:many][limit:][type:table]</text:span></text:p>
              <text:list>
                <text:list-item>
                  <text:p text:style-name="P15">[description: date, and source]</text:p>
                </text:list-item>
              </text:list>
            </text:list-item>
            <text:list-item>
              <text:p text:style-name="P15">Table [title:] [name: <text:span text:style-name="T63">Restoration Dates]</text:span> [relationship:many][limit:][type:table]</text:p>
              <text:list>
                <text:list-item>
                  <text:p text:style-name="P15">[description: date, and source]</text:p>
                </text:list-item>
              </text:list>
            </text:list-item>
            <text:list-item>
              <text:p text:style-name="P15">Table [title:] [name: <text:span text:style-name="T63">Nature of request]</text:span> [relationship:many][limit:][type:table]</text:p>
              <text:list>
                <text:list-item>
                  <text:p text:style-name="P15">[description: see Historic Preservation Certification application Part 1]</text:p>
                </text:list-item>
              </text:list>
            </text:list-item>
            <text:list-item>
              <text:p text:style-name="P15">Table [title:] [name: <text:span text:style-name="T64">Social Security or Tax Id</text:span><text:span text:style-name="T63">]</text:span> [relationship:many][limit:][type:table]</text:p>
              <text:list>
                <text:list-item>
                  <text:p text:style-name="P15">[description: SSN]</text:p>
                </text:list-item>
              </text:list>
            </text:list-item>
            <text:list-item>
              <text:p text:style-name="P15">Table [title:] [name: <text:span text:style-name="T64">Rehabilitation</text:span><text:span text:style-name="T63">]</text:span> [relationship:many][limit:][type:table]</text:p>
              <text:list>
                <text:list-item>
                  <text:p text:style-name="P10"><text:span text:style-name="T34">[description: number, Features, Date of Feature, Description of Feature, </text:span><text:span text:style-name="T90">Estimated costs attributed solely to rehabilitation of the historic structure</text:span><text:span text:style-name="T34">, Descripiton of Feature Condition, Describe Work, Describe impact on feature]</text:span></text:p>
                </text:list-item>
              </text:list>
            </text:list-item>
            <text:list-item>
              <text:p text:style-name="P15">Table [title:] [name: <text:span text:style-name="T64">Project Data</text:span><text:span text:style-name="T63">]</text:span> [relationship:many][limit:][type:table]</text:p>
              <text:list>
                <text:list-item>
                  <text:p text:style-name="P10"><text:span text:style-name="T34">[description: Start-dat</text:span><text:span text:style-name="T28">e, Project completed date, building put in service date, <text:s/>,</text:span><text:span text:style-name="T7">Estimated costs attributed to other work associated with the rehabilitation, including additions, site work, parking lots, landscaping</text:span><text:span text:style-name="T28">]</text:span></text:p>
                </text:list-item>
              </text:list>
            </text:list-item>
            <text:list-item>
              <text:p text:style-name="P5"><text:span text:style-name="T1">Table [title:] [name: </text:span><text:span text:style-name="T41">Process</text:span><text:span text:style-name="T1">] [type:table]</text:span></text:p>
              <text:list>
                <text:list-item>
                  <text:p text:style-name="P6">[description:Process]</text:p>
                </text:list-item>
                <text:list-item>
                  <text:p text:style-name="P6">Control [name:pr_no] [type:control][visible:false][showon:read,update]</text:p>
                  <text:list>
                    <text:list-item>
                      <text:list>
                        <text:list-item>
                          <text:p text:style-name="P6">[definition: ]</text:p>
                        </text:list-item>
                        <text:list-item>
                          <text:p text:style-name="P6">Permission [name:(workflow-designer)][rights:create, read, update, delete]</text:p>
                        </text:list-item>
                        <text:list-item>
                          <text:p text:style-name="P6">Permission [name:(public)(guest)][rights:read]</text:p>
                        </text:list-item>
                        <text:list-item>
                          <text:p text:style-name="P6">Permission [name:(gov)(guest)][rights:create]</text:p>
                        </text:list-item>
                        <text:list-item>
                          <text:p text:style-name="P6">Permission [name:(public)(registrant)][rights:read]</text:p>
                        </text:list-item>
                        <text:list-item>
                          <text:p text:style-name="P6">Permission [name:(gov)(registrant)][rights:read]</text:p>
                        </text:list-item>
                        <text:list-item>
                          <text:p text:style-name="P6">Permission [name:(gov)(registrant)(NRHP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Column [type:numeric][size:10][pk:yes][format:NNNNNNNNNN]</text:p>
                        </text:list-item>
                        <text:list-item>
                          <text:p text:style-name="P6">UI [prompt:Primary Key][title:Primary Key][type:hidden][format:NNNNNNNNNN]</text:p>
                        </text:list-item>
                        <text:list-item>
                          <text:p text:style-name="P6">Validation [type: numeric][validate: 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pr_insertdate] [type:control][visible:true][showon:read,update]</text:p>
                  <text:list>
                    <text:list-item>
                      <text:p text:style-name="P6">[definition: Date and time <text:s/>comment was submitted]</text:p>
                    </text:list-item>
                    <text:list-item>
                      <text:p text:style-name="P6">Permission [name:(public)(guest)][rights:read]</text:p>
                    </text:list-item>
                    <text:list-item>
                      <text:p text:style-name="P6">Permission [name:(public)(registrant)][rights:read,update]</text:p>
                    </text:list-item>
                    <text:list-item>
                      <text:p text:style-name="P6">Permission [name:(gov)(registrant)][rights:read,update]</text:p>
                    </text:list-item>
                    <text:list-item>
                      <text:p text:style-name="P6">Permission [name:(gov)(registrant)(NRHP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Column [type:datetime][size:8][format:NNNNNNNNNN]</text:p>
                    </text:list-item>
                    <text:list-item>
                      <text:p text:style-name="P6">UI [prompt:Creation Date][title:Creation Date][type:label][format:NNNNNNNNNN]</text:p>
                      <text:list>
                        <text:list-item>
                          <text:p text:style-name="P6">Sample [sample:10/30/2011]</text:p>
                        </text:list-item>
                      </text:list>
                    </text:list-item>
                    <text:list-item>
                      <text:p text:style-name="P6">Validation [type: numeric][validate:true]</text:p>
                      <text:p text:style-name="P6"/>
                    </text:list-item>
                  </text:list>
                </text:list-item>
                <text:list-item>
                  <text:p text:style-name="P5"><text:span text:style-name="T1">Table [title:] [name: </text:span><text:span text:style-name="T41">Screens</text:span><text:span text:style-name="T1">] [type:table]</text:span></text:p>
                  <text:list>
                    <text:list-item>
                      <text:p text:style-name="P6">[description:Screens]</text:p>
                    </text:list-item>
                    <text:list-item>
                      <text:p text:style-name="P6">Control [name:<text:span text:style-name="T44">pg_no</text:span>] [type:control][visible:false]</text:p>
                      <text:list>
                        <text:list-item>
                          <text:p text:style-name="P6">[definition: Primary Key is a]</text:p>
                        </text:list-item>
                        <text:list-item>
                          <text:p text:style-name="P6">Permission [name:(workflow-designer)][rights:create, read, update, delete]</text:p>
                        </text:list-item>
                        <text:list-item>
                          <text:p text:style-name="P6">Permission [name:(public)(guest)][rights:read]</text:p>
                        </text:list-item>
                        <text:list-item>
                          <text:p text:style-name="P6">Permission [name:(gov)(guest)][rights:create]</text:p>
                        </text:list-item>
                        <text:list-item>
                          <text:p text:style-name="P6">Permission [name:(public)(registrant)][rights:read,update]</text:p>
                        </text:list-item>
                        <text:list-item>
                          <text:p text:style-name="P6">Permission [name:(gov)(registrant)][rights:read,update]</text:p>
                        </text:list-item>
                        <text:list-item>
                          <text:p text:style-name="P6">Permission [name:(gov)(registrant)(NRHP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Column [type:numeric][size:10][pk:yes][format:NNNNNNNNNN]</text:p>
                        </text:list-item>
                        <text:list-item>
                          <text:p text:style-name="P6">UI [prompt:Primary Key][title:Primary Key][type:hidden][format:NNNNNNNNNN]</text:p>
                        </text:list-item>
                        <text:list-item>
                          <text:p text:style-name="P6">Validation [type: numeric][validate: ]</text:p>
                          <text:p text:style-name="P6"/>
                        </text:list-item>
                      </text:list>
                    </text:list-item>
                    <text:list-item>
                      <text:p text:style-name="P6">Control [name:<text:span text:style-name="T44">pg_name</text:span>] <text:s/>[visible: true] [width:25][height:1][showon:read]</text:p>
                      <text:list>
                        <text:list-item>
                          <text:p text:style-name="P6">[definition: name of Screen]</text:p>
                        </text:list-item>
                        <text:list-item>
                          <text:p text:style-name="P6">Permission [name:(public)(guest)][rights:read][default:0]</text:p>
                        </text:list-item>
                        <text:list-item>
                          <text:p text:style-name="P6">Permission [name:(gov)(guest)][rights:create]</text:p>
                        </text:list-item>
                        <text:list-item>
                          <text:p text:style-name="P6">Permission [name:(public)(registrant)][rights:read][default:0]</text:p>
                        </text:list-item>
                        <text:list-item>
                          <text:p text:style-name="P6">Permission [name:(gov)(registrant)][rights:read][default:0]</text:p>
                        </text:list-item>
                        <text:list-item>
                          <text:p text:style-name="P6">Permission [name:(gov)(registrant)(NRHP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Permission [name:(workflow-designer)][rights:create, read, update, delete][default:0]</text:p>
                        </text:list-item>
                        <text:list-item>
                          <text:p text:style-name="P6">UI[prompt: Screen Name ][title:Screen Name] [type:textbox]</text:p>
                          <text:list>
                            <text:list-item>
                              <text:p text:style-name="P6">Sample [sample: 1]</text:p>
                            </text:list-item>
                          </text:list>
                        </text:list-item>
                        <text:list-item>
                          <text:p text:style-name="P6">Instruction [text: ]</text:p>
                        </text:list-item>
                        <text:list-item>
                          <text:p text:style-name="P6">Validation [type: character][required:true][validate:no]</text:p>
                        </text:list-item>
                        <text:list-item>
                          <text:p text:style-name="P6">Column [type:character][size:256][format:]</text:p>
                        </text:list-item>
                      </text:list>
                    </text:list-item>
                    <text:list-item>
                      <text:p text:style-name="P6">Control [name:pg_insertdate] [type:control][visible:true][showon:read,update]</text:p>
                      <text:list>
                        <text:list-item>
                          <text:p text:style-name="P6">[definition: Date and time <text:s/>comment was submitted]</text:p>
                        </text:list-item>
                        <text:list-item>
                          <text:p text:style-name="P6">Permission [name:(public)(guest)][rights:create]</text:p>
                        </text:list-item>
                        <text:list-item>
                          <text:p text:style-name="P6">Permission [name:(gov)(guest)][rights:create]</text:p>
                        </text:list-item>
                        <text:list-item>
                          <text:p text:style-name="P6">Permission [name:(public)(registrant)][rights:read]</text:p>
                        </text:list-item>
                        <text:list-item>
                          <text:p text:style-name="P6">Permission [name:(gov)(registrant)][rights:read]</text:p>
                        </text:list-item>
                        <text:list-item>
                          <text:p text:style-name="P6">Permission [name:(gov)(registrant)(NRHP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Column [type:datetime][size:8][format:NNNNNNNNNN]</text:p>
                        </text:list-item>
                        <text:list-item>
                          <text:p text:style-name="P6">UI [prompt:Creation Date][title:Creation Date][type:label][format:NNNNNNNNNN]</text:p>
                          <text:list>
                            <text:list-item>
                              <text:p text:style-name="P6">Sample [sample:10/30/2011]</text:p>
                            </text:list-item>
                          </text:list>
                        </text:list-item>
                        <text:list-item>
                          <text:p text:style-name="P6">Validation [type: numeric][validate:true]</text:p>
                          <text:p text:style-name="P6"/>
                          <text:p text:style-name="P6"/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Table [title:] [name: </text:span><text:span text:style-name="T41">Screen_Labels</text:span><text:span text:style-name="T1">] [type:table][relationship:many][limit:10]</text:span></text:p>
                  <text:list>
                    <text:list-item>
                      <text:p text:style-name="P6">[description:Screen_Labels]</text:p>
                    </text:list-item>
                    <text:list-item>
                      <text:p text:style-name="P6">[definition: Screen_Labels table stores a small amount of text that ]</text:p>
                    </text:list-item>
                    <text:list-item>
                      <text:p text:style-name="P6">Control [name:<text:span text:style-name="T44">pd_no</text:span>] [type:control][visible:false]</text:p>
                      <text:list>
                        <text:list-item>
                          <text:p text:style-name="P23">Permission [name:(public)(guest)][rights:read]</text:p>
                        </text:list-item>
                        <text:list-item>
                          <text:p text:style-name="P23">Permission [name:(public)(account)][rights:read]</text:p>
                        </text:list-item>
                        <text:list-item>
                          <text:p text:style-name="P23">Permission [name:(public)(registrant)][rights:read]</text:p>
                        </text:list-item>
                        <text:list-item>
                          <text:p text:style-name="P23">Permission [name:(public)(registrant)(NRHP)][rights:read]</text:p>
                        </text:list-item>
                        <text:list-item>
                          <text:p text:style-name="P23">Permission [name:(public)(registrant)(NRHP)(editor)][rights:read] </text:p>
                        </text:list-item>
                        <text:list-item>
                          <text:p text:style-name="P23">Permission [name:(public)(registrant)(NRHP)(editor-proxy)][rights:read] </text:p>
                        </text:list-item>
                        <text:list-item>
                          <text:p text:style-name="P23">Permission [name:(public)(registrant)(ER)][rights:read]</text:p>
                        </text:list-item>
                        <text:list-item>
                          <text:p text:style-name="P23"/>
                        </text:list-item>
                        <text:list-item>
                          <text:p text:style-name="P23">Permission [name:(gov)(guest)][rights:read]</text:p>
                        </text:list-item>
                        <text:list-item>
                          <text:p text:style-name="P23">Permission [name:(gov)(account)][rights:read]</text:p>
                        </text:list-item>
                        <text:list-item>
                          <text:p text:style-name="P23">Permission [name:(gov)(registrant)][rights:read]</text:p>
                        </text:list-item>
                        <text:list-item>
                          <text:p text:style-name="P23">Permission [name:(gov)(registrant)(NRHP)][rights:read]</text:p>
                        </text:list-item>
                        <text:list-item>
                          <text:p text:style-name="P23">Permission [name:(gov)(registrant)(NRHP)(reviewer)][rights:read]</text:p>
                        </text:list-item>
                        <text:list-item>
                          <text:p text:style-name="P23">Permission [name:(gov)(registrant)(NRHP)(approver)][rights:read]</text:p>
                        </text:list-item>
                        <text:list-item>
                          <text:p text:style-name="P23">Permission [name:(gov)(registrant)(NRHP)(help-desk)][rights:read]</text:p>
                        </text:list-item>
                        <text:list-item>
                          <text:p text:style-name="P23">Permission [name:(gov)(registrant)(ER)][rights:read]</text:p>
                        </text:list-item>
                        <text:list-item>
                          <text:p text:style-name="P23">Permission [name:(gov)(registrant)(ER)(help-desk)][rights:read]</text:p>
                        </text:list-item>
                        <text:list-item>
                          <text:p text:style-name="P23"/>
                        </text:list-item>
                        <text:list-item>
                          <text:p text:style-name="P6">Permission [name:(workflow-designer)][rights:create, read, update, delete]</text:p>
                        </text:list-item>
                        <text:list-item>
                          <text:p text:style-name="P6"/>
                        </text:list-item>
                        <text:list-item>
                          <text:p text:style-name="P6">[definition: Primary Key is a]</text:p>
                        </text:list-item>
                        <text:list-item>
                          <text:p text:style-name="P6">Column [type:numeric][size:10][pk:yes][format:NNNNNNNNNN]</text:p>
                        </text:list-item>
                        <text:list-item>
                          <text:p text:style-name="P6">UI [prompt:Primary Key][title:Primary Key][type:hidden][format:NNNNNNNNNN]</text:p>
                        </text:list-item>
                        <text:list-item>
                          <text:p text:style-name="P6">Validation [type: numeric][validate: ]</text:p>
                        </text:list-item>
                      </text:list>
                    </text:list-item>
                    <text:list-item>
                      <text:p text:style-name="P6">Control [name:<text:span text:style-name="T44">pd_pgno</text:span>] [type:control][width:25][visible:false]</text:p>
                      <text:list>
                        <text:list-item>
                          <text:p text:style-name="P6">[definition: Foreign Key is a]</text:p>
                        </text:list-item>
                        <text:list-item>
                          <text:p text:style-name="P23">Permission [name:(public)(guest)][rights:read]</text:p>
                        </text:list-item>
                        <text:list-item>
                          <text:p text:style-name="P23">Permission [name:(public)(account)][rights:read]</text:p>
                        </text:list-item>
                        <text:list-item>
                          <text:p text:style-name="P23">Permission [name:(public)(registrant)][rights:read]</text:p>
                        </text:list-item>
                        <text:list-item>
                          <text:p text:style-name="P23">Permission [name:(public)(registrant)(NRHP)][rights:read]</text:p>
                        </text:list-item>
                        <text:list-item>
                          <text:p text:style-name="P23">Permission [name:(public)(registrant)(NRHP)(editor)][rights:read] </text:p>
                        </text:list-item>
                        <text:list-item>
                          <text:p text:style-name="P23">Permission [name:(public)(registrant)(NRHP)(editor-proxy)][rights:read]</text:p>
                        </text:list-item>
                        <text:list-item>
                          <text:p text:style-name="P23">Permission [name:(public)(registrant)(ER)][rights:read]</text:p>
                        </text:list-item>
                        <text:list-item>
                          <text:p text:style-name="P23"/>
                        </text:list-item>
                        <text:list-item>
                          <text:p text:style-name="P23">Permission [name:(gov)(guest)][rights:read]</text:p>
                        </text:list-item>
                        <text:list-item>
                          <text:p text:style-name="P23">Permission [name:(gov)(account)][rights:read]</text:p>
                        </text:list-item>
                        <text:list-item>
                          <text:p text:style-name="P23">Permission [name:(gov)(registrant)][rights:read]</text:p>
                        </text:list-item>
                        <text:list-item>
                          <text:p text:style-name="P23">Permission [name:(gov)(registrant)(NRHP)][rights:read]</text:p>
                        </text:list-item>
                        <text:list-item>
                          <text:p text:style-name="P23">Permission [name:(gov)(registrant)(NRHP)(reviewer)][rights:read]</text:p>
                        </text:list-item>
                        <text:list-item>
                          <text:p text:style-name="P23">Permission [name:(gov)(registrant)(NRHP)(approver)][rights:read]</text:p>
                        </text:list-item>
                        <text:list-item>
                          <text:p text:style-name="P6">Permission [name:(gov)(registrant)(NRHP)(help-desk)][rights:read]</text:p>
                        </text:list-item>
                        <text:list-item>
                          <text:p text:style-name="P23">Permission [name:(gov)(registrant)(ER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Permission [name:(workflow-designer)][rights:create, read, update, delete]</text:p>
                        </text:list-item>
                        <text:list-item>
                          <text:p text:style-name="P6">Column [type:numeric][size:10][fk:yes][format:NNNNNNNNNN]</text:p>
                        </text:list-item>
                        <text:list-item>
                          <text:p text:style-name="P6">UI [prompt:<text:span text:style-name="T22">Foreign Key</text:span>][title:Foreign Key][type:hidden][format:NNNNNNNNNN]</text:p>
                        </text:list-item>
                        <text:list-item>
                          <text:p text:style-name="P6">Validation [type: numeric][validate:true]</text:p>
                        </text:list-item>
                        <text:list-item>
                          <text:p text:style-name="P6">Instruction [text: ]</text:p>
                        </text:list-item>
                      </text:list>
                    </text:list-item>
                    <text:list-item>
                      <text:p text:style-name="P6">Control [name:<text:span text:style-name="T44">pd_label</text:span>] [width:25][visible:false]</text:p>
                      <text:list>
                        <text:list-item>
                          <text:p text:style-name="P6">[definition: <text:s/>]</text:p>
                        </text:list-item>
                        <text:list-item>
                          <text:p text:style-name="P23">Permission [name:(public)(guest)][rights:read]</text:p>
                        </text:list-item>
                        <text:list-item>
                          <text:p text:style-name="P23">Permission [name:(public)(account)][rights:read]</text:p>
                        </text:list-item>
                        <text:list-item>
                          <text:p text:style-name="P23">Permission [name:(public)(registrant)][rights:read]</text:p>
                        </text:list-item>
                        <text:list-item>
                          <text:p text:style-name="P23">Permission [name:(public)(registrant)(NRHP)][rights:read]</text:p>
                        </text:list-item>
                        <text:list-item>
                          <text:p text:style-name="P23">Permission [name:(public)(registrant)(NRHP)(editor)][rights:read] </text:p>
                        </text:list-item>
                        <text:list-item>
                          <text:p text:style-name="P23">Permission [name:(public)(registrant)(NRHP)(editor-proxy)][rights:read]</text:p>
                        </text:list-item>
                        <text:list-item>
                          <text:p text:style-name="P23">Permission [name:(public)(registrant)(ER)][rights:read]</text:p>
                        </text:list-item>
                        <text:list-item>
                          <text:p text:style-name="P23"/>
                        </text:list-item>
                        <text:list-item>
                          <text:p text:style-name="P23">Permission [name:(gov)(guest)][rights:read]</text:p>
                        </text:list-item>
                        <text:list-item>
                          <text:p text:style-name="P23">Permission [name:(gov)(account)][rights:read]</text:p>
                        </text:list-item>
                        <text:list-item>
                          <text:p text:style-name="P23">Permission [name:(gov)(registrant)][rights:read]</text:p>
                        </text:list-item>
                        <text:list-item>
                          <text:p text:style-name="P23">Permission [name:(gov)(registrant)(NRHP)][rights:read]</text:p>
                        </text:list-item>
                        <text:list-item>
                          <text:p text:style-name="P23">Permission [name:(gov)(registrant)(NRHP)(reviewer)][rights:read]</text:p>
                        </text:list-item>
                        <text:list-item>
                          <text:p text:style-name="P23">Permission [name:(gov)(registrant)(NRHP)(approver)][rights:read]</text:p>
                        </text:list-item>
                        <text:list-item>
                          <text:p text:style-name="P6">Permission [name:(gov)(registrant)(NRHP)(help-desk)][rights:read]</text:p>
                        </text:list-item>
                        <text:list-item>
                          <text:p text:style-name="P23">Permission [name:(gov)(registrant)(ER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Permission [name:(workflow-designer)][rights:create, read, update, delete]</text:p>
                        </text:list-item>
                        <text:list-item>
                          <text:p text:style-name="P6">Column [type:character][size:10][format:A]</text:p>
                        </text:list-item>
                        <text:list-item>
                          <text:p text:style-name="P6">UI [prompt:][title:][type:label][format:A]</text:p>
                        </text:list-item>
                        <text:list-item>
                          <text:p text:style-name="P6">Validation [type: character][validate:false]</text:p>
                          <text:list>
                            <text:list-item>
                              <text:p text:style-name="P6">Instruction [text: <text:s/>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Control [name:pd_insertdate] [type:control][visible:true][showon:read,update]</text:p>
                      <text:list>
                        <text:list-item>
                          <text:p text:style-name="P6">[definition: Date and time <text:s/>comment was submitted]</text:p>
                        </text:list-item>
                        <text:list-item>
                          <text:p text:style-name="P23">Permission [name:(public)(guest)][rights:read]</text:p>
                        </text:list-item>
                        <text:list-item>
                          <text:p text:style-name="P23">Permission [name:(public)(account)][rights:read]</text:p>
                        </text:list-item>
                        <text:list-item>
                          <text:p text:style-name="P23">Permission [name:(public)(registrant)][rights:read]</text:p>
                        </text:list-item>
                        <text:list-item>
                          <text:p text:style-name="P23">Permission [name:(public)(registrant)(NRHP)][rights:read]</text:p>
                        </text:list-item>
                        <text:list-item>
                          <text:p text:style-name="P23">Permission [name:(public)(registrant)(NRHP)(editor)][rights:read] </text:p>
                        </text:list-item>
                        <text:list-item>
                          <text:p text:style-name="P23"/>
                        </text:list-item>
                        <text:list-item>
                          <text:p text:style-name="P23">Permission [name:(public)(registrant)(NRHP)(editor-proxy)][rights:read]</text:p>
                        </text:list-item>
                        <text:list-item>
                          <text:p text:style-name="P23">Permission [name:(public)(registrant)(ER)][rights:read]</text:p>
                        </text:list-item>
                        <text:list-item>
                          <text:p text:style-name="P23"/>
                        </text:list-item>
                        <text:list-item>
                          <text:p text:style-name="P23">Permission [name:(gov)(guest)][rights:read]</text:p>
                        </text:list-item>
                        <text:list-item>
                          <text:p text:style-name="P23">Permission [name:(gov)(account)][rights:read]</text:p>
                        </text:list-item>
                        <text:list-item>
                          <text:p text:style-name="P23">Permission [name:(gov)(registrant)][rights:read]</text:p>
                        </text:list-item>
                        <text:list-item>
                          <text:p text:style-name="P23">Permission [name:(gov)(registrant)(NRHP)][rights:read]</text:p>
                        </text:list-item>
                        <text:list-item>
                          <text:p text:style-name="P23">Permission [name:(gov)(registrant)(NRHP)(reviewer)][rights:read]</text:p>
                        </text:list-item>
                        <text:list-item>
                          <text:p text:style-name="P23">Permission [name:(gov)(registrant)(NRHP)(approver)][rights:read]</text:p>
                        </text:list-item>
                        <text:list-item>
                          <text:p text:style-name="P6">Permission [name:(gov)(registrant)(NRHP)(help-desk)][rights:read]</text:p>
                        </text:list-item>
                        <text:list-item>
                          <text:p text:style-name="P23">Permission [name:(gov)(registrant)(ER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Column [type:datetime][size:8][format:NNNNNNNNNN]</text:p>
                        </text:list-item>
                        <text:list-item>
                          <text:p text:style-name="P6">UI [prompt:Creation Date][title:Creation Date][type:label][format:NNNNNNNNNN]</text:p>
                          <text:list>
                            <text:list-item>
                              <text:p text:style-name="P6">Sample [sample:10/30/2011]</text:p>
                            </text:list-item>
                          </text:list>
                        </text:list-item>
                        <text:list-item>
                          <text:p text:style-name="P6">Validation [type: numeric][validate:true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/>
          <text:list>
            <text:list-item>
              <text:list>
                <text:list-item>
                  <text:p text:style-name="P5"><text:span text:style-name="T1">Table [title:] [name: </text:span><text:span text:style-name="T41">Screen_Controls</text:span><text:span text:style-name="T1">] [type:table][relationship:many][limit:10]</text:span></text:p>
                  <text:list>
                    <text:list-item>
                      <text:p text:style-name="P6">[description:Screen_Controls]</text:p>
                    </text:list-item>
                    <text:list-item>
                      <text:p text:style-name="P6">[definition: Screen_Labels table stores a small amount of text that ]</text:p>
                    </text:list-item>
                    <text:list-item>
                      <text:p text:style-name="P6">Control [name:<text:span text:style-name="T44">pc_no</text:span>] [type:control][visible:false]</text:p>
                      <text:list>
                        <text:list-item>
                          <text:p text:style-name="P6">Permission [name:(public)(guest)][rights:read]</text:p>
                        </text:list-item>
                        <text:list-item>
                          <text:p text:style-name="P6">Permission [name:(gov)(guest)][rights:create]</text:p>
                        </text:list-item>
                        <text:list-item>
                          <text:p text:style-name="P6">Permission [name:(public)(registrant)][rights:read]</text:p>
                        </text:list-item>
                        <text:list-item>
                          <text:p text:style-name="P6">Permission [name:(gov)(registrant)][rights:read]</text:p>
                        </text:list-item>
                        <text:list-item>
                          <text:p text:style-name="P6">Permission [name:(gov)(registrant)(NRHP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Permission [name:(workflow-designer)][rights:create, read, update, delete]</text:p>
                        </text:list-item>
                        <text:list-item>
                          <text:p text:style-name="P6">[definition: Primary Key is a]</text:p>
                        </text:list-item>
                        <text:list-item>
                          <text:p text:style-name="P6">Column [type:numeric][size:10][pk:yes][format:NNNNNNNNNN]</text:p>
                        </text:list-item>
                        <text:list-item>
                          <text:p text:style-name="P6">UI [prompt:Primary Key][title:Primary Key][type:hidden][format:NNNNNNNNNN]</text:p>
                        </text:list-item>
                        <text:list-item>
                          <text:p text:style-name="P6">Validation [type: numeric][validate: ]</text:p>
                        </text:list-item>
                      </text:list>
                    </text:list-item>
                    <text:list-item>
                      <text:p text:style-name="P6">Control [name:<text:span text:style-name="T44">pc_pgno</text:span>] [type:control][width:25][visible:false]</text:p>
                      <text:list>
                        <text:list-item>
                          <text:p text:style-name="P6">[definition: Foreign Key is a]</text:p>
                        </text:list-item>
                        <text:list-item>
                          <text:p text:style-name="P6">Permission [name:(public)(guest)][rights:read]</text:p>
                        </text:list-item>
                        <text:list-item>
                          <text:p text:style-name="P6">Permission [name:(gov)(guest)][rights:create]</text:p>
                        </text:list-item>
                        <text:list-item>
                          <text:p text:style-name="P6">Permission [name:(public)(registrant)][rights:read]</text:p>
                        </text:list-item>
                        <text:list-item>
                          <text:p text:style-name="P6">Permission [name:(gov)(registrant)][rights:read]</text:p>
                        </text:list-item>
                        <text:list-item>
                          <text:p text:style-name="P6">Permission [name:(gov)(registrant)(NRHP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Permission [name:(workflow-designer)][rights:create, read, update, delete]</text:p>
                        </text:list-item>
                        <text:list-item>
                          <text:p text:style-name="P6">Column [type:numeric][size:10][fk:yes][format:NNNNNNNNNN]</text:p>
                        </text:list-item>
                        <text:list-item>
                          <text:p text:style-name="P6">UI [prompt:<text:span text:style-name="T22">Foreign Key</text:span>][title:Foreign Key][type:hidden][format:NNNNNNNNNN]</text:p>
                        </text:list-item>
                        <text:list-item>
                          <text:p text:style-name="P6">Validation [type: numeric][validate:true]</text:p>
                        </text:list-item>
                        <text:list-item>
                          <text:p text:style-name="P6">Instruction [text: <text:s/>]</text:p>
                        </text:list-item>
                      </text:list>
                    </text:list-item>
                    <text:list-item>
                      <text:p text:style-name="P6">Control [name:<text:span text:style-name="T44">pc_Name</text:span>] [width:25][visible:false]</text:p>
                      <text:list>
                        <text:list-item>
                          <text:p text:style-name="P6">[definition: <text:s/>]</text:p>
                        </text:list-item>
                        <text:list-item>
                          <text:p text:style-name="P6">Permission [name:(public)(guest)][rights:read]</text:p>
                        </text:list-item>
                        <text:list-item>
                          <text:p text:style-name="P6">Permission [name:(gov)(guest)][rights:create]</text:p>
                        </text:list-item>
                        <text:list-item>
                          <text:p text:style-name="P6">Permission [name:(public)(registrant)][rights:read]</text:p>
                        </text:list-item>
                        <text:list-item>
                          <text:p text:style-name="P6">Permission [name:(gov)(registrant)][rights:read]</text:p>
                        </text:list-item>
                        <text:list-item>
                          <text:p text:style-name="P6">Permission [name:(gov)(registrant)(NRHP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Permission [name:(workflow-designer)][rights:create, read, update, delete]</text:p>
                        </text:list-item>
                        <text:list-item>
                          <text:p text:style-name="P6">Column [type:character][size:10][format:A]</text:p>
                        </text:list-item>
                        <text:list-item>
                          <text:p text:style-name="P6">UI [prompt:][title:][type:label][format:A]</text:p>
                        </text:list-item>
                        <text:list-item>
                          <text:p text:style-name="P6">Validation [type: character][validate:false]</text:p>
                        </text:list-item>
                        <text:list-item>
                          <text:p text:style-name="P6">Instruction [text: <text:s/>]</text:p>
                        </text:list-item>
                      </text:list>
                    </text:list-item>
                    <text:list-item>
                      <text:p text:style-name="P6">Control [name:<text:span text:style-name="T44">pc_width</text:span>] [width:25][visible:false]</text:p>
                      <text:list>
                        <text:list-item>
                          <text:p text:style-name="P6">[definition: <text:s/>Specifies the width of the the Control]</text:p>
                        </text:list-item>
                        <text:list-item>
                          <text:p text:style-name="P6">Permission [name:(public)(guest)][rights:read]</text:p>
                        </text:list-item>
                        <text:list-item>
                          <text:p text:style-name="P6">Permission [name:(gov)(guest)][rights:create]</text:p>
                        </text:list-item>
                        <text:list-item>
                          <text:p text:style-name="P6">Permission [name:(public)(registrant)][rights:read]</text:p>
                        </text:list-item>
                        <text:list-item>
                          <text:p text:style-name="P6">Permission [name:(gov)(registrant)][rights:read]</text:p>
                        </text:list-item>
                        <text:list-item>
                          <text:p text:style-name="P6">Permission [name:(gov)(registrant)(NRHP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Permission [name:(workflow-designer)][rights:create, read, update, delete]</text:p>
                        </text:list-item>
                        <text:list-item>
                          <text:p text:style-name="P6">Column [type:character][size:10][format:A]</text:p>
                        </text:list-item>
                        <text:list-item>
                          <text:p text:style-name="P6">UI [prompt:Control Width][title:Control Width][type:label][format:A]</text:p>
                        </text:list-item>
                        <text:list-item>
                          <text:p text:style-name="P6">Validation [type: character][validate:false]</text:p>
                        </text:list-item>
                        <text:list-item>
                          <text:p text:style-name="P6">Instruction [text: <text:s/>]</text:p>
                        </text:list-item>
                      </text:list>
                    </text:list-item>
                    <text:list-item>
                      <text:p text:style-name="P6">Control [name:<text:span text:style-name="T44">pc_height</text:span>] [width:25][visible:false]</text:p>
                      <text:list>
                        <text:list-item>
                          <text:p text:style-name="P6">[definition: <text:s/>Specifies the height of the the Control]</text:p>
                        </text:list-item>
                        <text:list-item>
                          <text:p text:style-name="P6">Permission [name:(public)(guest)][rights:read]</text:p>
                        </text:list-item>
                        <text:list-item>
                          <text:p text:style-name="P6">Permission [name:(gov)(guest)][rights:create]</text:p>
                        </text:list-item>
                        <text:list-item>
                          <text:p text:style-name="P6">Permission [name:(public)(registrant)][rights:read]</text:p>
                        </text:list-item>
                        <text:list-item>
                          <text:p text:style-name="P6">Permission [name:(gov)(registrant)][rights:read]</text:p>
                        </text:list-item>
                        <text:list-item>
                          <text:p text:style-name="P6">Permission [name:(gov)(registrant)(NRHP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Permission [name:(workflow-designer)][rights:create, read, update, delete]</text:p>
                        </text:list-item>
                        <text:list-item>
                          <text:p text:style-name="P6">Column [type:character][size:10][format:A]</text:p>
                        </text:list-item>
                        <text:list-item>
                          <text:p text:style-name="P6">UI [prompt:Control Width][title:Control Width][type:label][format:A]</text:p>
                        </text:list-item>
                        <text:list-item>
                          <text:p text:style-name="P6">Validation [type: character][validate:false]</text:p>
                        </text:list-item>
                        <text:list-item>
                          <text:p text:style-name="P6">Instruction [text: <text:s/>]</text:p>
                        </text:list-item>
                      </text:list>
                    </text:list-item>
                    <text:list-item>
                      <text:p text:style-name="P6">Control [name:<text:span text:style-name="T44">pc_visible</text:span>] [width:25][visible:false]</text:p>
                      <text:list>
                        <text:list-item>
                          <text:p text:style-name="P6">[definition: <text:s/>Specifies the visibility of the control, on or off]</text:p>
                        </text:list-item>
                        <text:list-item>
                          <text:p text:style-name="P6">Permission [name:(public)(guest)][rights:read]</text:p>
                        </text:list-item>
                        <text:list-item>
                          <text:p text:style-name="P6">Permission [name:(gov)(guest)][rights:create]</text:p>
                        </text:list-item>
                        <text:list-item>
                          <text:p text:style-name="P6">Permission [name:(public)(registrant)][rights:read]</text:p>
                        </text:list-item>
                        <text:list-item>
                          <text:p text:style-name="P6">Permission [name:(gov)(registrant)][rights:read]</text:p>
                        </text:list-item>
                        <text:list-item>
                          <text:p text:style-name="P6">Permission [name:(gov)(registrant)(NRHP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Permission [name:(workflow-designer)][rights:create, read, update, delete]</text:p>
                        </text:list-item>
                        <text:list-item>
                          <text:p text:style-name="P6">Column [type:character][size:10][format:A]</text:p>
                        </text:list-item>
                        <text:list-item>
                          <text:p text:style-name="P6">UI [prompt:Control Width][title:Control Width][type:label][format:A]</text:p>
                        </text:list-item>
                        <text:list-item>
                          <text:p text:style-name="P6">Validation [type: character][validate:false]</text:p>
                        </text:list-item>
                        <text:list-item>
                          <text:p text:style-name="P6">Instruction [text: <text:s/>]</text:p>
                        </text:list-item>
                      </text:list>
                    </text:list-item>
                    <text:list-item>
                      <text:p text:style-name="P6">Control [name:<text:span text:style-name="T44">pc_sample</text:span>] [width:25][visible:false]</text:p>
                      <text:list>
                        <text:list-item>
                          <text:p text:style-name="P6">[definition: <text:s/>Specifies a sample of exepected value i.e., text]</text:p>
                        </text:list-item>
                        <text:list-item>
                          <text:p text:style-name="P6">Permission [name:(public)(guest)][rights:read]</text:p>
                        </text:list-item>
                        <text:list-item>
                          <text:p text:style-name="P6">Permission [name:(gov)(guest)][rights:create]</text:p>
                        </text:list-item>
                        <text:list-item>
                          <text:p text:style-name="P6">Permission [name:(public)(registrant)][rights:read]</text:p>
                        </text:list-item>
                        <text:list-item>
                          <text:p text:style-name="P6">Permission [name:(gov)(registrant)][rights:read]</text:p>
                        </text:list-item>
                        <text:list-item>
                          <text:p text:style-name="P6">Permission [name:(gov)(registrant)(NRHP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Permission [name:(workflow-designer)][rights:create, read, update, delete]</text:p>
                        </text:list-item>
                        <text:list-item>
                          <text:p text:style-name="P6">Column [type:character][size:256][format:A]</text:p>
                        </text:list-item>
                        <text:list-item>
                          <text:p text:style-name="P6">UI [prompt:Control Width][title:Control Width][type:label][format:A]</text:p>
                        </text:list-item>
                        <text:list-item>
                          <text:p text:style-name="P6">Validation [type: character][validate:false]</text:p>
                        </text:list-item>
                        <text:list-item>
                          <text:p text:style-name="P6">Instruction [text: <text:s/>]</text:p>
                        </text:list-item>
                      </text:list>
                    </text:list-item>
                    <text:list-item>
                      <text:p text:style-name="P6">Control [name:pc_insertdate] [type:control][visible:true][showon:read,update]</text:p>
                      <text:list>
                        <text:list-item>
                          <text:p text:style-name="P6">[definition: Date and time <text:s/>comment was submitted]</text:p>
                        </text:list-item>
                        <text:list-item>
                          <text:p text:style-name="P6">Permission [name:(public)(guest)][rights:create]</text:p>
                        </text:list-item>
                        <text:list-item>
                          <text:p text:style-name="P6">Permission [name:(gov)(guest)][rights:create]</text:p>
                        </text:list-item>
                        <text:list-item>
                          <text:p text:style-name="P6">Permission [name:(public)(registrant)][rights:read]</text:p>
                        </text:list-item>
                        <text:list-item>
                          <text:p text:style-name="P6">Permission [name:(gov)(registrant)][rights:read]</text:p>
                        </text:list-item>
                        <text:list-item>
                          <text:p text:style-name="P6">Permission [name:(gov)(registrant)(NRHP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Column [type:datetime][size:8][format:NNNNNNNNNN]</text:p>
                        </text:list-item>
                        <text:list-item>
                          <text:p text:style-name="P6">UI [prompt:Creation Date][title:Creation Date][type:label][format:NNNNNNNNNN]</text:p>
                          <text:list>
                            <text:list-item>
                              <text:p text:style-name="P6">Sample [sample:10/30/2011]</text:p>
                            </text:list-item>
                          </text:list>
                        </text:list-item>
                        <text:list-item>
                          <text:p text:style-name="P15">Validation [type: numeric][validate:true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1"/>
      <text:list xml:id="list35529011" text:continue-numbering="true" text:style-name="L1">
        <text:list-item>
          <text:list>
            <text:list-item>
              <text:list>
                <text:list-header>
                  <text:p text:style-name="P6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Calibri1" svg:font-family="Calibri, sans-serif"/>
    <style:font-face style:name="Helvetica" svg:font-family="Helvetica, sans-serif"/>
    <style:font-face style:name="Tahoma1" svg:font-family="Tahoma"/>
    <style:font-face style:name="calibri" svg:font-family="calibri"/>
    <style:font-face style:name="Times New Roman1" svg:font-family="'Times New Roman'" style:font-family-generic="roman"/>
    <style:font-face style:name="Arial2" svg:font-family="Arial, Arial" style:font-family-generic="swiss"/>
    <style:font-face style:name="ArialMT" svg:font-family="ArialMT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49DT9H45M27S</meta:editing-duration>
    <meta:editing-cycles>1658</meta:editing-cycles>
    <meta:generator>OpenOffice.org/3.3$Win32 OpenOffice.org_project/330m20$Build-9567</meta:generator>
    <dc:date>2012-06-29T15:40:16.12</dc:date>
    <dc:creator>James Wilfong</dc:creator>
    <meta:document-statistic meta:table-count="0" meta:image-count="0" meta:object-count="0" meta:page-count="2" meta:paragraph-count="3549" meta:word-count="16100" meta:character-count="249157"/>
    <meta:user-defined meta:name="Info 1"/>
    <meta:user-defined meta:name="Info 2"/>
    <meta:user-defined meta:name="Info 3"/>
    <meta:user-defined meta:name="Info 4"/>
  </office:meta>
</office:document-meta>
</file>